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70DD954D.svm" manifest:media-type="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9.765cm" svg:height="12.956cm" svg:x="9.317cm" svg:y="93.576cm">
            <draw:object draw:notify-on-update-of-ranges="Hoja1.A3:Hoja1.A202 Hoja1.G3:Hoja1.G202 Hoja1.A3:Hoja1.A202 Hoja1.H3:Hoja1.H202 Hoja1.A3:Hoja1.A202 Hoja1.I3:Hoja1.I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.704cm" svg:height="14.699cm" svg:x="33.637cm" svg:y="93.021cm">
            <draw:object draw:notify-on-update-of-ranges="Hoja1.A20:Hoja1.A202 Hoja1.M20:Hoja1.M202 Hoja1.A20:Hoja1.A202 Hoja1.N20:Hoja1.N202 Hoja1.A20:Hoja1.A202 Hoja1.O20:Hoja1.O2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4.34cm" svg:height="15.128cm" svg:x="10.563cm" svg:y="109.457cm">
            <draw:object draw:notify-on-update-of-ranges="Hoja1.A3:Hoja1.A202 Hoja1.J3:Hoja1.J202 Hoja1.A3:Hoja1.A202 Hoja1.K3:Hoja1.K202 Hoja1.A3:Hoja1.A202 Hoja1.L3:Hoja1.L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9"/>
          <table:table-cell office:value-type="string" calcext:value-type="string">
            <text:p>sobre n</text:p>
          </table:table-cell>
          <table:table-cell table:number-columns-repeated="2"/>
          <table:table-cell office:value-type="string" calcext:value-type="string">
            <text:p>sobre n.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empo minimo</text:p>
          </table:table-cell>
          <table:table-cell office:value-type="string" calcext:value-type="string">
            <text:p>tiempo promedio</text:p>
          </table:table-cell>
          <table:table-cell office:value-type="string" calcext:value-type="string">
            <text:p>tiempo maximo</text:p>
          </table:table-cell>
          <table:table-cell office:value-type="string" calcext:value-type="string">
            <text:p>tiempo minimo</text:p>
          </table:table-cell>
          <table:table-cell office:value-type="string" calcext:value-type="string">
            <text:p>tiempo promedio</text:p>
          </table:table-cell>
          <table:table-cell office:value-type="string" calcext:value-type="string">
            <text:p>tiempo maximo</text:p>
          </table:table-cell>
          <table:table-cell office:value-type="string" calcext:value-type="string">
            <text:p>tiempo minimo</text:p>
          </table:table-cell>
          <table:table-cell office:value-type="string" calcext:value-type="string">
            <text:p>tiempo promedio</text:p>
          </table:table-cell>
          <table:table-cell office:value-type="string" calcext:value-type="string">
            <text:p>tiempo maxi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8" calcext:value-type="float">
            <text:p>0,28</text:p>
          </table:table-cell>
          <table:table-cell table:formula="of:=MIN([.B3];[.F3])" office:value-type="float" office:value="0.28" calcext:value-type="float">
            <text:p>0,28</text:p>
          </table:table-cell>
          <table:table-cell table:formula="of:=AVERAGE([.B3];[.F3])" office:value-type="float" office:value="0.28" calcext:value-type="float">
            <text:p>0,28</text:p>
          </table:table-cell>
          <table:table-cell table:formula="of:=MAX([.B3];[.F3])" office:value-type="float" office:value="0.28" calcext:value-type="float">
            <text:p>0,28</text:p>
          </table:table-cell>
          <table:table-cell table:formula="of:=[.G3]/[.A3]" office:value-type="float" office:value="0.28" calcext:value-type="float">
            <text:p>0,28</text:p>
          </table:table-cell>
          <table:table-cell table:formula="of:=[.H3]/[.A3]" office:value-type="float" office:value="0.28" calcext:value-type="float">
            <text:p>0,28</text:p>
          </table:table-cell>
          <table:table-cell table:formula="of:=[.I3]/[.A3]" office:value-type="float" office:value="0.28" calcext:value-type="float">
            <text:p>0,28</text:p>
          </table:table-cell>
          <table:table-cell table:formula="of:=[.G3]/([.A3]*[.A3])" office:value-type="float" office:value="0.28" calcext:value-type="float">
            <text:p>0,28</text:p>
          </table:table-cell>
          <table:table-cell table:formula="of:=[.H3]/([.A3]*[.A3])" office:value-type="float" office:value="0.28" calcext:value-type="float">
            <text:p>0,28</text:p>
          </table:table-cell>
          <table:table-cell table:formula="of:=[.I3]/([.A3]*[.A3])" office:value-type="float" office:value="0.28" calcext:value-type="float">
            <text:p>0,28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table:formula="of:=MIN([.B4];[.F4])" office:value-type="float" office:value="0.18" calcext:value-type="float">
            <text:p>0,18</text:p>
          </table:table-cell>
          <table:table-cell table:formula="of:=AVERAGE([.B4];[.F4])" office:value-type="float" office:value="0.18" calcext:value-type="float">
            <text:p>0,18</text:p>
          </table:table-cell>
          <table:table-cell table:formula="of:=MAX([.B4];[.F4])" office:value-type="float" office:value="0.18" calcext:value-type="float">
            <text:p>0,18</text:p>
          </table:table-cell>
          <table:table-cell table:formula="of:=[.G4]/[.A4]" office:value-type="float" office:value="0.09" calcext:value-type="float">
            <text:p>0,09</text:p>
          </table:table-cell>
          <table:table-cell table:formula="of:=[.H4]/[.A4]" office:value-type="float" office:value="0.09" calcext:value-type="float">
            <text:p>0,09</text:p>
          </table:table-cell>
          <table:table-cell table:formula="of:=[.I4]/[.A4]" office:value-type="float" office:value="0.09" calcext:value-type="float">
            <text:p>0,09</text:p>
          </table:table-cell>
          <table:table-cell table:formula="of:=[.G4]/([.A4]*[.A4])" office:value-type="float" office:value="0.045" calcext:value-type="float">
            <text:p>0,045</text:p>
          </table:table-cell>
          <table:table-cell table:formula="of:=[.H4]/([.A4]*[.A4])" office:value-type="float" office:value="0.045" calcext:value-type="float">
            <text:p>0,045</text:p>
          </table:table-cell>
          <table:table-cell table:formula="of:=[.I4]/([.A4]*[.A4])" office:value-type="float" office:value="0.045" calcext:value-type="float">
            <text:p>0,045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table:formula="of:=MIN([.B5];[.F5])" office:value-type="float" office:value="0.18" calcext:value-type="float">
            <text:p>0,18</text:p>
          </table:table-cell>
          <table:table-cell table:formula="of:=AVERAGE([.B5];[.F5])" office:value-type="float" office:value="0.18" calcext:value-type="float">
            <text:p>0,18</text:p>
          </table:table-cell>
          <table:table-cell table:formula="of:=MAX([.B5];[.F5])" office:value-type="float" office:value="0.18" calcext:value-type="float">
            <text:p>0,18</text:p>
          </table:table-cell>
          <table:table-cell table:formula="of:=[.G5]/[.A5]" office:value-type="float" office:value="0.06" calcext:value-type="float">
            <text:p>0,06</text:p>
          </table:table-cell>
          <table:table-cell table:formula="of:=[.H5]/[.A5]" office:value-type="float" office:value="0.06" calcext:value-type="float">
            <text:p>0,06</text:p>
          </table:table-cell>
          <table:table-cell table:formula="of:=[.I5]/[.A5]" office:value-type="float" office:value="0.06" calcext:value-type="float">
            <text:p>0,06</text:p>
          </table:table-cell>
          <table:table-cell table:formula="of:=[.G5]/([.A5]*[.A5])" office:value-type="float" office:value="0.02" calcext:value-type="float">
            <text:p>0,02</text:p>
          </table:table-cell>
          <table:table-cell table:formula="of:=[.H5]/([.A5]*[.A5])" office:value-type="float" office:value="0.02" calcext:value-type="float">
            <text:p>0,02</text:p>
          </table:table-cell>
          <table:table-cell table:formula="of:=[.I5]/([.A5]*[.A5])" office:value-type="float" office:value="0.02" calcext:value-type="float">
            <text:p>0,02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formula="of:=MIN([.B6];[.F6])" office:value-type="float" office:value="0.2" calcext:value-type="float">
            <text:p>0,2</text:p>
          </table:table-cell>
          <table:table-cell table:formula="of:=AVERAGE([.B6];[.F6])" office:value-type="float" office:value="0.2" calcext:value-type="float">
            <text:p>0,2</text:p>
          </table:table-cell>
          <table:table-cell table:formula="of:=MAX([.B6];[.F6])" office:value-type="float" office:value="0.2" calcext:value-type="float">
            <text:p>0,2</text:p>
          </table:table-cell>
          <table:table-cell table:formula="of:=[.G6]/[.A6]" office:value-type="float" office:value="0.05" calcext:value-type="float">
            <text:p>0,05</text:p>
          </table:table-cell>
          <table:table-cell table:formula="of:=[.H6]/[.A6]" office:value-type="float" office:value="0.05" calcext:value-type="float">
            <text:p>0,05</text:p>
          </table:table-cell>
          <table:table-cell table:formula="of:=[.I6]/[.A6]" office:value-type="float" office:value="0.05" calcext:value-type="float">
            <text:p>0,05</text:p>
          </table:table-cell>
          <table:table-cell table:formula="of:=[.G6]/([.A6]*[.A6])" office:value-type="float" office:value="0.0125" calcext:value-type="float">
            <text:p>0,0125</text:p>
          </table:table-cell>
          <table:table-cell table:formula="of:=[.H6]/([.A6]*[.A6])" office:value-type="float" office:value="0.0125" calcext:value-type="float">
            <text:p>0,0125</text:p>
          </table:table-cell>
          <table:table-cell table:formula="of:=[.I6]/([.A6]*[.A6])" office:value-type="float" office:value="0.0125" calcext:value-type="float">
            <text:p>0,0125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5" office:value-type="float" office:value="0.24" calcext:value-type="float">
            <text:p>0,24</text:p>
          </table:table-cell>
          <table:table-cell table:formula="of:=MIN([.B7];[.F7])" office:value-type="float" office:value="0.24" calcext:value-type="float">
            <text:p>0,24</text:p>
          </table:table-cell>
          <table:table-cell table:formula="of:=AVERAGE([.B7];[.F7])" office:value-type="float" office:value="0.24" calcext:value-type="float">
            <text:p>0,24</text:p>
          </table:table-cell>
          <table:table-cell table:formula="of:=MAX([.B7];[.F7])" office:value-type="float" office:value="0.24" calcext:value-type="float">
            <text:p>0,24</text:p>
          </table:table-cell>
          <table:table-cell table:formula="of:=[.G7]/[.A7]" office:value-type="float" office:value="0.048" calcext:value-type="float">
            <text:p>0,048</text:p>
          </table:table-cell>
          <table:table-cell table:formula="of:=[.H7]/[.A7]" office:value-type="float" office:value="0.048" calcext:value-type="float">
            <text:p>0,048</text:p>
          </table:table-cell>
          <table:table-cell table:formula="of:=[.I7]/[.A7]" office:value-type="float" office:value="0.048" calcext:value-type="float">
            <text:p>0,048</text:p>
          </table:table-cell>
          <table:table-cell table:formula="of:=[.G7]/([.A7]*[.A7])" office:value-type="float" office:value="0.0096" calcext:value-type="float">
            <text:p>0,0096</text:p>
          </table:table-cell>
          <table:table-cell table:formula="of:=[.H7]/([.A7]*[.A7])" office:value-type="float" office:value="0.0096" calcext:value-type="float">
            <text:p>0,0096</text:p>
          </table:table-cell>
          <table:table-cell table:formula="of:=[.I7]/([.A7]*[.A7])" office:value-type="float" office:value="0.0096" calcext:value-type="float">
            <text:p>0,009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3"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table:formula="of:=MIN([.B8];[.F8])" office:value-type="float" office:value="0.26" calcext:value-type="float">
            <text:p>0,26</text:p>
          </table:table-cell>
          <table:table-cell table:formula="of:=AVERAGE([.B8];[.F8])" office:value-type="float" office:value="0.26" calcext:value-type="float">
            <text:p>0,26</text:p>
          </table:table-cell>
          <table:table-cell table:formula="of:=MAX([.B8];[.F8])" office:value-type="float" office:value="0.26" calcext:value-type="float">
            <text:p>0,26</text:p>
          </table:table-cell>
          <table:table-cell table:formula="of:=[.G8]/[.A8]" office:value-type="float" office:value="0.0433333333333333" calcext:value-type="float">
            <text:p>0,0433333333</text:p>
          </table:table-cell>
          <table:table-cell table:formula="of:=[.H8]/[.A8]" office:value-type="float" office:value="0.0433333333333333" calcext:value-type="float">
            <text:p>0,0433333333</text:p>
          </table:table-cell>
          <table:table-cell table:formula="of:=[.I8]/[.A8]" office:value-type="float" office:value="0.0433333333333333" calcext:value-type="float">
            <text:p>0,0433333333</text:p>
          </table:table-cell>
          <table:table-cell table:formula="of:=[.G8]/([.A8]*[.A8])" office:value-type="float" office:value="0.00722222222222222" calcext:value-type="float">
            <text:p>0,0072222222</text:p>
          </table:table-cell>
          <table:table-cell table:formula="of:=[.H8]/([.A8]*[.A8])" office:value-type="float" office:value="0.00722222222222222" calcext:value-type="float">
            <text:p>0,0072222222</text:p>
          </table:table-cell>
          <table:table-cell table:formula="of:=[.I8]/([.A8]*[.A8])" office:value-type="float" office:value="0.00722222222222222" calcext:value-type="float">
            <text:p>0,00722222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formula="of:=MIN([.B9];[.F9])" office:value-type="float" office:value="0.28" calcext:value-type="float">
            <text:p>0,28</text:p>
          </table:table-cell>
          <table:table-cell table:formula="of:=AVERAGE([.B9];[.F9])" office:value-type="float" office:value="0.38" calcext:value-type="float">
            <text:p>0,38</text:p>
          </table:table-cell>
          <table:table-cell table:formula="of:=MAX([.B9];[.F9])" office:value-type="float" office:value="0.48" calcext:value-type="float">
            <text:p>0,48</text:p>
          </table:table-cell>
          <table:table-cell table:formula="of:=[.G9]/[.A9]" office:value-type="float" office:value="0.04" calcext:value-type="float">
            <text:p>0,04</text:p>
          </table:table-cell>
          <table:table-cell table:formula="of:=[.H9]/[.A9]" office:value-type="float" office:value="0.0542857142857143" calcext:value-type="float">
            <text:p>0,0542857143</text:p>
          </table:table-cell>
          <table:table-cell table:formula="of:=[.I9]/[.A9]" office:value-type="float" office:value="0.0685714285714286" calcext:value-type="float">
            <text:p>0,0685714286</text:p>
          </table:table-cell>
          <table:table-cell table:formula="of:=[.G9]/([.A9]*[.A9])" office:value-type="float" office:value="0.00571428571428572" calcext:value-type="float">
            <text:p>0,0057142857</text:p>
          </table:table-cell>
          <table:table-cell table:formula="of:=[.H9]/([.A9]*[.A9])" office:value-type="float" office:value="0.00775510204081633" calcext:value-type="float">
            <text:p>0,007755102</text:p>
          </table:table-cell>
          <table:table-cell table:formula="of:=[.I9]/([.A9]*[.A9])" office:value-type="float" office:value="0.00979591836734694" calcext:value-type="float">
            <text:p>0,0097959184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table:formula="of:=MIN([.B10];[.F10])" office:value-type="float" office:value="0.34" calcext:value-type="float">
            <text:p>0,34</text:p>
          </table:table-cell>
          <table:table-cell table:formula="of:=AVERAGE([.B10];[.F10])" office:value-type="float" office:value="0.34" calcext:value-type="float">
            <text:p>0,34</text:p>
          </table:table-cell>
          <table:table-cell table:formula="of:=MAX([.B10];[.F10])" office:value-type="float" office:value="0.34" calcext:value-type="float">
            <text:p>0,34</text:p>
          </table:table-cell>
          <table:table-cell table:formula="of:=[.G10]/[.A10]" office:value-type="float" office:value="0.0425" calcext:value-type="float">
            <text:p>0,0425</text:p>
          </table:table-cell>
          <table:table-cell table:formula="of:=[.H10]/[.A10]" office:value-type="float" office:value="0.0425" calcext:value-type="float">
            <text:p>0,0425</text:p>
          </table:table-cell>
          <table:table-cell table:formula="of:=[.I10]/[.A10]" office:value-type="float" office:value="0.0425" calcext:value-type="float">
            <text:p>0,0425</text:p>
          </table:table-cell>
          <table:table-cell table:formula="of:=[.G10]/([.A10]*[.A10])" office:value-type="float" office:value="0.0053125" calcext:value-type="float">
            <text:p>0,0053125</text:p>
          </table:table-cell>
          <table:table-cell table:formula="of:=[.H10]/([.A10]*[.A10])" office:value-type="float" office:value="0.0053125" calcext:value-type="float">
            <text:p>0,0053125</text:p>
          </table:table-cell>
          <table:table-cell table:formula="of:=[.I10]/([.A10]*[.A10])" office:value-type="float" office:value="0.0053125" calcext:value-type="float">
            <text:p>0,0053125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</text:p>
          </table:table-cell>
          <table:table-cell office:value-type="float" office:value="0.36" calcext:value-type="float">
            <text:p>0,36</text:p>
          </table:table-cell>
          <table:table-cell table:formula="of:=MIN([.B11];[.F11])" office:value-type="float" office:value="0.36" calcext:value-type="float">
            <text:p>0,36</text:p>
          </table:table-cell>
          <table:table-cell table:formula="of:=AVERAGE([.B11];[.F11])" office:value-type="float" office:value="0.37" calcext:value-type="float">
            <text:p>0,37</text:p>
          </table:table-cell>
          <table:table-cell table:formula="of:=MAX([.B11];[.F11])" office:value-type="float" office:value="0.38" calcext:value-type="float">
            <text:p>0,38</text:p>
          </table:table-cell>
          <table:table-cell table:formula="of:=[.G11]/[.A11]" office:value-type="float" office:value="0.04" calcext:value-type="float">
            <text:p>0,04</text:p>
          </table:table-cell>
          <table:table-cell table:formula="of:=[.H11]/[.A11]" office:value-type="float" office:value="0.0411111111111111" calcext:value-type="float">
            <text:p>0,0411111111</text:p>
          </table:table-cell>
          <table:table-cell table:formula="of:=[.I11]/[.A11]" office:value-type="float" office:value="0.0422222222222222" calcext:value-type="float">
            <text:p>0,0422222222</text:p>
          </table:table-cell>
          <table:table-cell table:formula="of:=[.G11]/([.A11]*[.A11])" office:value-type="float" office:value="0.00444444444444445" calcext:value-type="float">
            <text:p>0,0044444444</text:p>
          </table:table-cell>
          <table:table-cell table:formula="of:=[.H11]/([.A11]*[.A11])" office:value-type="float" office:value="0.0045679012345679" calcext:value-type="float">
            <text:p>0,0045679012</text:p>
          </table:table-cell>
          <table:table-cell table:formula="of:=[.I11]/([.A11]*[.A11])" office:value-type="float" office:value="0.00469135802469136" calcext:value-type="float">
            <text:p>0,004691358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table:number-columns-repeated="3" office:value-type="float" office:value="0.42" calcext:value-type="float">
            <text:p>0,42</text:p>
          </table:table-cell>
          <table:table-cell table:formula="of:=MIN([.B12];[.F12])" office:value-type="float" office:value="0.42" calcext:value-type="float">
            <text:p>0,42</text:p>
          </table:table-cell>
          <table:table-cell table:formula="of:=AVERAGE([.B12];[.F12])" office:value-type="float" office:value="0.42" calcext:value-type="float">
            <text:p>0,42</text:p>
          </table:table-cell>
          <table:table-cell table:formula="of:=MAX([.B12];[.F12])" office:value-type="float" office:value="0.42" calcext:value-type="float">
            <text:p>0,42</text:p>
          </table:table-cell>
          <table:table-cell table:formula="of:=[.G12]/[.A12]" office:value-type="float" office:value="0.042" calcext:value-type="float">
            <text:p>0,042</text:p>
          </table:table-cell>
          <table:table-cell table:formula="of:=[.H12]/[.A12]" office:value-type="float" office:value="0.042" calcext:value-type="float">
            <text:p>0,042</text:p>
          </table:table-cell>
          <table:table-cell table:formula="of:=[.I12]/[.A12]" office:value-type="float" office:value="0.042" calcext:value-type="float">
            <text:p>0,042</text:p>
          </table:table-cell>
          <table:table-cell table:formula="of:=[.G12]/([.A12]*[.A12])" office:value-type="float" office:value="0.0042" calcext:value-type="float">
            <text:p>0,0042</text:p>
          </table:table-cell>
          <table:table-cell table:formula="of:=[.H12]/([.A12]*[.A12])" office:value-type="float" office:value="0.0042" calcext:value-type="float">
            <text:p>0,0042</text:p>
          </table:table-cell>
          <table:table-cell table:formula="of:=[.I12]/([.A12]*[.A12])" office:value-type="float" office:value="0.0042" calcext:value-type="float">
            <text:p>0,0042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4" office:value-type="float" office:value="0.46" calcext:value-type="float">
            <text:p>0,46</text:p>
          </table:table-cell>
          <table:table-cell office:value-type="float" office:value="0.44" calcext:value-type="float">
            <text:p>0,44</text:p>
          </table:table-cell>
          <table:table-cell table:formula="of:=MIN([.B13];[.F13])" office:value-type="float" office:value="0.44" calcext:value-type="float">
            <text:p>0,44</text:p>
          </table:table-cell>
          <table:table-cell table:formula="of:=AVERAGE([.B13];[.F13])" office:value-type="float" office:value="0.45" calcext:value-type="float">
            <text:p>0,45</text:p>
          </table:table-cell>
          <table:table-cell table:formula="of:=MAX([.B13];[.F13])" office:value-type="float" office:value="0.46" calcext:value-type="float">
            <text:p>0,46</text:p>
          </table:table-cell>
          <table:table-cell table:formula="of:=[.G13]/[.A13]" office:value-type="float" office:value="0.04" calcext:value-type="float">
            <text:p>0,04</text:p>
          </table:table-cell>
          <table:table-cell table:formula="of:=[.H13]/[.A13]" office:value-type="float" office:value="0.0409090909090909" calcext:value-type="float">
            <text:p>0,0409090909</text:p>
          </table:table-cell>
          <table:table-cell table:formula="of:=[.I13]/[.A13]" office:value-type="float" office:value="0.0418181818181818" calcext:value-type="float">
            <text:p>0,0418181818</text:p>
          </table:table-cell>
          <table:table-cell table:formula="of:=[.G13]/([.A13]*[.A13])" office:value-type="float" office:value="0.00363636363636364" calcext:value-type="float">
            <text:p>0,0036363636</text:p>
          </table:table-cell>
          <table:table-cell table:formula="of:=[.H13]/([.A13]*[.A13])" office:value-type="float" office:value="0.00371900826446281" calcext:value-type="float">
            <text:p>0,0037190083</text:p>
          </table:table-cell>
          <table:table-cell table:formula="of:=[.I13]/([.A13]*[.A13])" office:value-type="float" office:value="0.00380165289256198" calcext:value-type="float">
            <text:p>0,0038016529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0.48" calcext:value-type="float">
            <text:p>0,48</text:p>
          </table:table-cell>
          <table:table-cell table:number-columns-repeated="4" office:value-type="float" office:value="0.5" calcext:value-type="float">
            <text:p>0,5</text:p>
          </table:table-cell>
          <table:table-cell table:formula="of:=MIN([.B14];[.F14])" office:value-type="float" office:value="0.48" calcext:value-type="float">
            <text:p>0,48</text:p>
          </table:table-cell>
          <table:table-cell table:formula="of:=AVERAGE([.B14];[.F14])" office:value-type="float" office:value="0.49" calcext:value-type="float">
            <text:p>0,49</text:p>
          </table:table-cell>
          <table:table-cell table:formula="of:=MAX([.B14];[.F14])" office:value-type="float" office:value="0.5" calcext:value-type="float">
            <text:p>0,5</text:p>
          </table:table-cell>
          <table:table-cell table:formula="of:=[.G14]/[.A14]" office:value-type="float" office:value="0.04" calcext:value-type="float">
            <text:p>0,04</text:p>
          </table:table-cell>
          <table:table-cell table:formula="of:=[.H14]/[.A14]" office:value-type="float" office:value="0.0408333333333333" calcext:value-type="float">
            <text:p>0,0408333333</text:p>
          </table:table-cell>
          <table:table-cell table:formula="of:=[.I14]/[.A14]" office:value-type="float" office:value="0.0416666666666667" calcext:value-type="float">
            <text:p>0,0416666667</text:p>
          </table:table-cell>
          <table:table-cell table:formula="of:=[.G14]/([.A14]*[.A14])" office:value-type="float" office:value="0.00333333333333333" calcext:value-type="float">
            <text:p>0,0033333333</text:p>
          </table:table-cell>
          <table:table-cell table:formula="of:=[.H14]/([.A14]*[.A14])" office:value-type="float" office:value="0.00340277777777778" calcext:value-type="float">
            <text:p>0,0034027778</text:p>
          </table:table-cell>
          <table:table-cell table:formula="of:=[.I14]/([.A14]*[.A14])" office:value-type="float" office:value="0.00347222222222222" calcext:value-type="float">
            <text:p>0,003472222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table:formula="of:=MIN([.B15];[.F15])" office:value-type="float" office:value="0.52" calcext:value-type="float">
            <text:p>0,52</text:p>
          </table:table-cell>
          <table:table-cell table:formula="of:=AVERAGE([.B15];[.F15])" office:value-type="float" office:value="0.53" calcext:value-type="float">
            <text:p>0,53</text:p>
          </table:table-cell>
          <table:table-cell table:formula="of:=MAX([.B15];[.F15])" office:value-type="float" office:value="0.54" calcext:value-type="float">
            <text:p>0,54</text:p>
          </table:table-cell>
          <table:table-cell table:formula="of:=[.G15]/[.A15]" office:value-type="float" office:value="0.04" calcext:value-type="float">
            <text:p>0,04</text:p>
          </table:table-cell>
          <table:table-cell table:formula="of:=[.H15]/[.A15]" office:value-type="float" office:value="0.0407692307692308" calcext:value-type="float">
            <text:p>0,0407692308</text:p>
          </table:table-cell>
          <table:table-cell table:formula="of:=[.I15]/[.A15]" office:value-type="float" office:value="0.0415384615384615" calcext:value-type="float">
            <text:p>0,0415384615</text:p>
          </table:table-cell>
          <table:table-cell table:formula="of:=[.G15]/([.A15]*[.A15])" office:value-type="float" office:value="0.00307692307692308" calcext:value-type="float">
            <text:p>0,0030769231</text:p>
          </table:table-cell>
          <table:table-cell table:formula="of:=[.H15]/([.A15]*[.A15])" office:value-type="float" office:value="0.00313609467455621" calcext:value-type="float">
            <text:p>0,0031360947</text:p>
          </table:table-cell>
          <table:table-cell table:formula="of:=[.I15]/([.A15]*[.A15])" office:value-type="float" office:value="0.00319526627218935" calcext:value-type="float">
            <text:p>0,003195266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5" office:value-type="float" office:value="0.58" calcext:value-type="float">
            <text:p>0,58</text:p>
          </table:table-cell>
          <table:table-cell table:formula="of:=MIN([.B16];[.F16])" office:value-type="float" office:value="0.58" calcext:value-type="float">
            <text:p>0,58</text:p>
          </table:table-cell>
          <table:table-cell table:formula="of:=AVERAGE([.B16];[.F16])" office:value-type="float" office:value="0.58" calcext:value-type="float">
            <text:p>0,58</text:p>
          </table:table-cell>
          <table:table-cell table:formula="of:=MAX([.B16];[.F16])" office:value-type="float" office:value="0.58" calcext:value-type="float">
            <text:p>0,58</text:p>
          </table:table-cell>
          <table:table-cell table:formula="of:=[.G16]/[.A16]" office:value-type="float" office:value="0.0414285714285714" calcext:value-type="float">
            <text:p>0,0414285714</text:p>
          </table:table-cell>
          <table:table-cell table:formula="of:=[.H16]/[.A16]" office:value-type="float" office:value="0.0414285714285714" calcext:value-type="float">
            <text:p>0,0414285714</text:p>
          </table:table-cell>
          <table:table-cell table:formula="of:=[.I16]/[.A16]" office:value-type="float" office:value="0.0414285714285714" calcext:value-type="float">
            <text:p>0,0414285714</text:p>
          </table:table-cell>
          <table:table-cell table:formula="of:=[.G16]/([.A16]*[.A16])" office:value-type="float" office:value="0.00295918367346939" calcext:value-type="float">
            <text:p>0,0029591837</text:p>
          </table:table-cell>
          <table:table-cell table:formula="of:=[.H16]/([.A16]*[.A16])" office:value-type="float" office:value="0.00295918367346939" calcext:value-type="float">
            <text:p>0,0029591837</text:p>
          </table:table-cell>
          <table:table-cell table:formula="of:=[.I16]/([.A16]*[.A16])" office:value-type="float" office:value="0.00295918367346939" calcext:value-type="float">
            <text:p>0,0029591837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64" calcext:value-type="float">
            <text:p>0,64</text:p>
          </table:table-cell>
          <table:table-cell office:value-type="float" office:value="0.8" calcext:value-type="float">
            <text:p>0,8</text:p>
          </table:table-cell>
          <table:table-cell table:formula="of:=MIN([.B17];[.F17])" office:value-type="float" office:value="0.64" calcext:value-type="float">
            <text:p>0,64</text:p>
          </table:table-cell>
          <table:table-cell table:formula="of:=AVERAGE([.B17];[.F17])" office:value-type="float" office:value="0.72" calcext:value-type="float">
            <text:p>0,72</text:p>
          </table:table-cell>
          <table:table-cell table:formula="of:=MAX([.B17];[.F17])" office:value-type="float" office:value="0.8" calcext:value-type="float">
            <text:p>0,8</text:p>
          </table:table-cell>
          <table:table-cell table:formula="of:=[.G17]/[.A17]" office:value-type="float" office:value="0.0426666666666667" calcext:value-type="float">
            <text:p>0,0426666667</text:p>
          </table:table-cell>
          <table:table-cell table:formula="of:=[.H17]/[.A17]" office:value-type="float" office:value="0.048" calcext:value-type="float">
            <text:p>0,048</text:p>
          </table:table-cell>
          <table:table-cell table:formula="of:=[.I17]/[.A17]" office:value-type="float" office:value="0.0533333333333333" calcext:value-type="float">
            <text:p>0,0533333333</text:p>
          </table:table-cell>
          <table:table-cell table:formula="of:=[.G17]/([.A17]*[.A17])" office:value-type="float" office:value="0.00284444444444444" calcext:value-type="float">
            <text:p>0,0028444444</text:p>
          </table:table-cell>
          <table:table-cell table:formula="of:=[.H17]/([.A17]*[.A17])" office:value-type="float" office:value="0.0032" calcext:value-type="float">
            <text:p>0,0032</text:p>
          </table:table-cell>
          <table:table-cell table:formula="of:=[.I17]/([.A17]*[.A17])" office:value-type="float" office:value="0.00355555555555556" calcext:value-type="float">
            <text:p>0,0035555556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0.66" calcext:value-type="float">
            <text:p>0,66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  <table:table-cell table:formula="of:=MIN([.B18];[.F18])" office:value-type="float" office:value="0.66" calcext:value-type="float">
            <text:p>0,66</text:p>
          </table:table-cell>
          <table:table-cell table:formula="of:=AVERAGE([.B18];[.F18])" office:value-type="float" office:value="0.78" calcext:value-type="float">
            <text:p>0,78</text:p>
          </table:table-cell>
          <table:table-cell table:formula="of:=MAX([.B18];[.F18])" office:value-type="float" office:value="0.9" calcext:value-type="float">
            <text:p>0,9</text:p>
          </table:table-cell>
          <table:table-cell table:formula="of:=[.G18]/[.A18]" office:value-type="float" office:value="0.04125" calcext:value-type="float">
            <text:p>0,04125</text:p>
          </table:table-cell>
          <table:table-cell table:formula="of:=[.H18]/[.A18]" office:value-type="float" office:value="0.04875" calcext:value-type="float">
            <text:p>0,04875</text:p>
          </table:table-cell>
          <table:table-cell table:formula="of:=[.I18]/[.A18]" office:value-type="float" office:value="0.05625" calcext:value-type="float">
            <text:p>0,05625</text:p>
          </table:table-cell>
          <table:table-cell table:formula="of:=[.G18]/([.A18]*[.A18])" office:value-type="float" office:value="0.002578125" calcext:value-type="float">
            <text:p>0,002578125</text:p>
          </table:table-cell>
          <table:table-cell table:formula="of:=[.H18]/([.A18]*[.A18])" office:value-type="float" office:value="0.003046875" calcext:value-type="float">
            <text:p>0,003046875</text:p>
          </table:table-cell>
          <table:table-cell table:formula="of:=[.I18]/([.A18]*[.A18])" office:value-type="float" office:value="0.003515625" calcext:value-type="float">
            <text:p>0,003515625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3"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table:formula="of:=MIN([.B19];[.F19])" office:value-type="float" office:value="0.74" calcext:value-type="float">
            <text:p>0,74</text:p>
          </table:table-cell>
          <table:table-cell table:formula="of:=AVERAGE([.B19];[.F19])" office:value-type="float" office:value="0.76" calcext:value-type="float">
            <text:p>0,76</text:p>
          </table:table-cell>
          <table:table-cell table:formula="of:=MAX([.B19];[.F19])" office:value-type="float" office:value="0.78" calcext:value-type="float">
            <text:p>0,78</text:p>
          </table:table-cell>
          <table:table-cell table:formula="of:=[.G19]/[.A19]" office:value-type="float" office:value="0.0435294117647059" calcext:value-type="float">
            <text:p>0,0435294118</text:p>
          </table:table-cell>
          <table:table-cell table:formula="of:=[.H19]/[.A19]" office:value-type="float" office:value="0.0447058823529412" calcext:value-type="float">
            <text:p>0,0447058824</text:p>
          </table:table-cell>
          <table:table-cell table:formula="of:=[.I19]/[.A19]" office:value-type="float" office:value="0.0458823529411765" calcext:value-type="float">
            <text:p>0,0458823529</text:p>
          </table:table-cell>
          <table:table-cell table:formula="of:=[.G19]/([.A19]*[.A19])" office:value-type="float" office:value="0.00256055363321799" calcext:value-type="float">
            <text:p>0,0025605536</text:p>
          </table:table-cell>
          <table:table-cell table:formula="of:=[.H19]/([.A19]*[.A19])" office:value-type="float" office:value="0.00262975778546713" calcext:value-type="float">
            <text:p>0,0026297578</text:p>
          </table:table-cell>
          <table:table-cell table:formula="of:=[.I19]/([.A19]*[.A19])" office:value-type="float" office:value="0.00269896193771626" calcext:value-type="float">
            <text:p>0,0026989619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3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formula="of:=MIN([.B20];[.F20])" office:value-type="float" office:value="0.78" calcext:value-type="float">
            <text:p>0,78</text:p>
          </table:table-cell>
          <table:table-cell table:formula="of:=AVERAGE([.B20];[.F20])" office:value-type="float" office:value="0.78" calcext:value-type="float">
            <text:p>0,78</text:p>
          </table:table-cell>
          <table:table-cell table:formula="of:=MAX([.B20];[.F20])" office:value-type="float" office:value="0.78" calcext:value-type="float">
            <text:p>0,78</text:p>
          </table:table-cell>
          <table:table-cell table:formula="of:=[.G20]/[.A20]" office:value-type="float" office:value="0.0433333333333333" calcext:value-type="float">
            <text:p>0,0433333333</text:p>
          </table:table-cell>
          <table:table-cell table:formula="of:=[.H20]/[.A20]" office:value-type="float" office:value="0.0433333333333333" calcext:value-type="float">
            <text:p>0,0433333333</text:p>
          </table:table-cell>
          <table:table-cell table:formula="of:=[.I20]/[.A20]" office:value-type="float" office:value="0.0433333333333333" calcext:value-type="float">
            <text:p>0,0433333333</text:p>
          </table:table-cell>
          <table:table-cell table:formula="of:=[.G20]/([.A20]*[.A20])" office:value-type="float" office:value="0.00240740740740741" calcext:value-type="float">
            <text:p>0,0024074074</text:p>
          </table:table-cell>
          <table:table-cell table:formula="of:=[.H20]/([.A20]*[.A20])" office:value-type="float" office:value="0.00240740740740741" calcext:value-type="float">
            <text:p>0,0024074074</text:p>
          </table:table-cell>
          <table:table-cell table:formula="of:=[.I20]/([.A20]*[.A20])" office:value-type="float" office:value="0.00240740740740741" calcext:value-type="float">
            <text:p>0,0024074074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table:formula="of:=MIN([.B21];[.F21])" office:value-type="float" office:value="0.84" calcext:value-type="float">
            <text:p>0,84</text:p>
          </table:table-cell>
          <table:table-cell table:formula="of:=AVERAGE([.B21];[.F21])" office:value-type="float" office:value="0.84" calcext:value-type="float">
            <text:p>0,84</text:p>
          </table:table-cell>
          <table:table-cell table:formula="of:=MAX([.B21];[.F21])" office:value-type="float" office:value="0.84" calcext:value-type="float">
            <text:p>0,84</text:p>
          </table:table-cell>
          <table:table-cell table:formula="of:=[.G21]/[.A21]" office:value-type="float" office:value="0.0442105263157895" calcext:value-type="float">
            <text:p>0,0442105263</text:p>
          </table:table-cell>
          <table:table-cell table:formula="of:=[.H21]/[.A21]" office:value-type="float" office:value="0.0442105263157895" calcext:value-type="float">
            <text:p>0,0442105263</text:p>
          </table:table-cell>
          <table:table-cell table:formula="of:=[.I21]/[.A21]" office:value-type="float" office:value="0.0442105263157895" calcext:value-type="float">
            <text:p>0,0442105263</text:p>
          </table:table-cell>
          <table:table-cell table:formula="of:=[.G21]/([.A21]*[.A21])" office:value-type="float" office:value="0.00232686980609418" calcext:value-type="float">
            <text:p>0,0023268698</text:p>
          </table:table-cell>
          <table:table-cell table:formula="of:=[.H21]/([.A21]*[.A21])" office:value-type="float" office:value="0.00232686980609418" calcext:value-type="float">
            <text:p>0,0023268698</text:p>
          </table:table-cell>
          <table:table-cell table:formula="of:=[.I21]/([.A21]*[.A21])" office:value-type="float" office:value="0.00232686980609418" calcext:value-type="float">
            <text:p>0,0023268698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0.88" calcext:value-type="float">
            <text:p>0,88</text:p>
          </table:table-cell>
          <table:table-cell table:number-columns-repeated="4" office:value-type="float" office:value="0.9" calcext:value-type="float">
            <text:p>0,9</text:p>
          </table:table-cell>
          <table:table-cell table:formula="of:=MIN([.B22];[.F22])" office:value-type="float" office:value="0.88" calcext:value-type="float">
            <text:p>0,88</text:p>
          </table:table-cell>
          <table:table-cell table:formula="of:=AVERAGE([.B22];[.F22])" office:value-type="float" office:value="0.89" calcext:value-type="float">
            <text:p>0,89</text:p>
          </table:table-cell>
          <table:table-cell table:formula="of:=MAX([.B22];[.F22])" office:value-type="float" office:value="0.9" calcext:value-type="float">
            <text:p>0,9</text:p>
          </table:table-cell>
          <table:table-cell table:formula="of:=[.G22]/[.A22]" office:value-type="float" office:value="0.044" calcext:value-type="float">
            <text:p>0,044</text:p>
          </table:table-cell>
          <table:table-cell table:formula="of:=[.H22]/[.A22]" office:value-type="float" office:value="0.0445" calcext:value-type="float">
            <text:p>0,0445</text:p>
          </table:table-cell>
          <table:table-cell table:formula="of:=[.I22]/[.A22]" office:value-type="float" office:value="0.045" calcext:value-type="float">
            <text:p>0,045</text:p>
          </table:table-cell>
          <table:table-cell table:formula="of:=[.G22]/([.A22]*[.A22])" office:value-type="float" office:value="0.0022" calcext:value-type="float">
            <text:p>0,0022</text:p>
          </table:table-cell>
          <table:table-cell table:formula="of:=[.H22]/([.A22]*[.A22])" office:value-type="float" office:value="0.002225" calcext:value-type="float">
            <text:p>0,002225</text:p>
          </table:table-cell>
          <table:table-cell table:formula="of:=[.I22]/([.A22]*[.A22])" office:value-type="float" office:value="0.00225" calcext:value-type="float">
            <text:p>0,00225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table:formula="of:=MIN([.B23];[.F23])" office:value-type="float" office:value="0.94" calcext:value-type="float">
            <text:p>0,94</text:p>
          </table:table-cell>
          <table:table-cell table:formula="of:=AVERAGE([.B23];[.F23])" office:value-type="float" office:value="0.94" calcext:value-type="float">
            <text:p>0,94</text:p>
          </table:table-cell>
          <table:table-cell table:formula="of:=MAX([.B23];[.F23])" office:value-type="float" office:value="0.94" calcext:value-type="float">
            <text:p>0,94</text:p>
          </table:table-cell>
          <table:table-cell table:formula="of:=[.G23]/[.A23]" office:value-type="float" office:value="0.0447619047619048" calcext:value-type="float">
            <text:p>0,0447619048</text:p>
          </table:table-cell>
          <table:table-cell table:formula="of:=[.H23]/[.A23]" office:value-type="float" office:value="0.0447619047619048" calcext:value-type="float">
            <text:p>0,0447619048</text:p>
          </table:table-cell>
          <table:table-cell table:formula="of:=[.I23]/[.A23]" office:value-type="float" office:value="0.0447619047619048" calcext:value-type="float">
            <text:p>0,0447619048</text:p>
          </table:table-cell>
          <table:table-cell table:formula="of:=[.G23]/([.A23]*[.A23])" office:value-type="float" office:value="0.00213151927437642" calcext:value-type="float">
            <text:p>0,0021315193</text:p>
          </table:table-cell>
          <table:table-cell table:formula="of:=[.H23]/([.A23]*[.A23])" office:value-type="float" office:value="0.00213151927437642" calcext:value-type="float">
            <text:p>0,0021315193</text:p>
          </table:table-cell>
          <table:table-cell table:formula="of:=[.I23]/([.A23]*[.A23])" office:value-type="float" office:value="0.00213151927437642" calcext:value-type="float">
            <text:p>0,0021315193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table:formula="of:=MIN([.B24];[.F24])" office:value-type="float" office:value="1" calcext:value-type="float">
            <text:p>1</text:p>
          </table:table-cell>
          <table:table-cell table:formula="of:=AVERAGE([.B24];[.F24])" office:value-type="float" office:value="1" calcext:value-type="float">
            <text:p>1</text:p>
          </table:table-cell>
          <table:table-cell table:formula="of:=MAX([.B24];[.F24])" office:value-type="float" office:value="1" calcext:value-type="float">
            <text:p>1</text:p>
          </table:table-cell>
          <table:table-cell table:formula="of:=[.G24]/[.A24]" office:value-type="float" office:value="0.0454545454545455" calcext:value-type="float">
            <text:p>0,0454545455</text:p>
          </table:table-cell>
          <table:table-cell table:formula="of:=[.H24]/[.A24]" office:value-type="float" office:value="0.0454545454545455" calcext:value-type="float">
            <text:p>0,0454545455</text:p>
          </table:table-cell>
          <table:table-cell table:formula="of:=[.I24]/[.A24]" office:value-type="float" office:value="0.0454545454545455" calcext:value-type="float">
            <text:p>0,0454545455</text:p>
          </table:table-cell>
          <table:table-cell table:formula="of:=[.G24]/([.A24]*[.A24])" office:value-type="float" office:value="0.00206611570247934" calcext:value-type="float">
            <text:p>0,0020661157</text:p>
          </table:table-cell>
          <table:table-cell table:formula="of:=[.H24]/([.A24]*[.A24])" office:value-type="float" office:value="0.00206611570247934" calcext:value-type="float">
            <text:p>0,0020661157</text:p>
          </table:table-cell>
          <table:table-cell table:formula="of:=[.I24]/([.A24]*[.A24])" office:value-type="float" office:value="0.00206611570247934" calcext:value-type="float">
            <text:p>0,0020661157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table:formula="of:=MIN([.B25];[.F25])" office:value-type="float" office:value="1.06" calcext:value-type="float">
            <text:p>1,06</text:p>
          </table:table-cell>
          <table:table-cell table:formula="of:=AVERAGE([.B25];[.F25])" office:value-type="float" office:value="1.07" calcext:value-type="float">
            <text:p>1,07</text:p>
          </table:table-cell>
          <table:table-cell table:formula="of:=MAX([.B25];[.F25])" office:value-type="float" office:value="1.08" calcext:value-type="float">
            <text:p>1,08</text:p>
          </table:table-cell>
          <table:table-cell table:formula="of:=[.G25]/[.A25]" office:value-type="float" office:value="0.0460869565217391" calcext:value-type="float">
            <text:p>0,0460869565</text:p>
          </table:table-cell>
          <table:table-cell table:formula="of:=[.H25]/[.A25]" office:value-type="float" office:value="0.0465217391304348" calcext:value-type="float">
            <text:p>0,0465217391</text:p>
          </table:table-cell>
          <table:table-cell table:formula="of:=[.I25]/[.A25]" office:value-type="float" office:value="0.0469565217391304" calcext:value-type="float">
            <text:p>0,0469565217</text:p>
          </table:table-cell>
          <table:table-cell table:formula="of:=[.G25]/([.A25]*[.A25])" office:value-type="float" office:value="0.00200378071833648" calcext:value-type="float">
            <text:p>0,0020037807</text:p>
          </table:table-cell>
          <table:table-cell table:formula="of:=[.H25]/([.A25]*[.A25])" office:value-type="float" office:value="0.0020226843100189" calcext:value-type="float">
            <text:p>0,0020226843</text:p>
          </table:table-cell>
          <table:table-cell table:formula="of:=[.I25]/([.A25]*[.A25])" office:value-type="float" office:value="0.00204158790170132" calcext:value-type="float">
            <text:p>0,0020415879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table:formula="of:=MIN([.B26];[.F26])" office:value-type="float" office:value="1.1" calcext:value-type="float">
            <text:p>1,1</text:p>
          </table:table-cell>
          <table:table-cell table:formula="of:=AVERAGE([.B26];[.F26])" office:value-type="float" office:value="1.11" calcext:value-type="float">
            <text:p>1,11</text:p>
          </table:table-cell>
          <table:table-cell table:formula="of:=MAX([.B26];[.F26])" office:value-type="float" office:value="1.12" calcext:value-type="float">
            <text:p>1,12</text:p>
          </table:table-cell>
          <table:table-cell table:formula="of:=[.G26]/[.A26]" office:value-type="float" office:value="0.0458333333333333" calcext:value-type="float">
            <text:p>0,0458333333</text:p>
          </table:table-cell>
          <table:table-cell table:formula="of:=[.H26]/[.A26]" office:value-type="float" office:value="0.04625" calcext:value-type="float">
            <text:p>0,04625</text:p>
          </table:table-cell>
          <table:table-cell table:formula="of:=[.I26]/[.A26]" office:value-type="float" office:value="0.0466666666666667" calcext:value-type="float">
            <text:p>0,0466666667</text:p>
          </table:table-cell>
          <table:table-cell table:formula="of:=[.G26]/([.A26]*[.A26])" office:value-type="float" office:value="0.00190972222222222" calcext:value-type="float">
            <text:p>0,0019097222</text:p>
          </table:table-cell>
          <table:table-cell table:formula="of:=[.H26]/([.A26]*[.A26])" office:value-type="float" office:value="0.00192708333333333" calcext:value-type="float">
            <text:p>0,0019270833</text:p>
          </table:table-cell>
          <table:table-cell table:formula="of:=[.I26]/([.A26]*[.A26])" office:value-type="float" office:value="0.00194444444444444" calcext:value-type="float">
            <text:p>0,0019444444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2" office:value-type="float" office:value="1.18" calcext:value-type="float">
            <text:p>1,18</text:p>
          </table:table-cell>
          <table:table-cell office:value-type="float" office:value="1.16" calcext:value-type="float">
            <text:p>1,16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table:formula="of:=MIN([.B27];[.F27])" office:value-type="float" office:value="1.18" calcext:value-type="float">
            <text:p>1,18</text:p>
          </table:table-cell>
          <table:table-cell table:formula="of:=AVERAGE([.B27];[.F27])" office:value-type="float" office:value="1.18" calcext:value-type="float">
            <text:p>1,18</text:p>
          </table:table-cell>
          <table:table-cell table:formula="of:=MAX([.B27];[.F27])" office:value-type="float" office:value="1.18" calcext:value-type="float">
            <text:p>1,18</text:p>
          </table:table-cell>
          <table:table-cell table:formula="of:=[.G27]/[.A27]" office:value-type="float" office:value="0.0472" calcext:value-type="float">
            <text:p>0,0472</text:p>
          </table:table-cell>
          <table:table-cell table:formula="of:=[.H27]/[.A27]" office:value-type="float" office:value="0.0472" calcext:value-type="float">
            <text:p>0,0472</text:p>
          </table:table-cell>
          <table:table-cell table:formula="of:=[.I27]/[.A27]" office:value-type="float" office:value="0.0472" calcext:value-type="float">
            <text:p>0,0472</text:p>
          </table:table-cell>
          <table:table-cell table:formula="of:=[.G27]/([.A27]*[.A27])" office:value-type="float" office:value="0.001888" calcext:value-type="float">
            <text:p>0,001888</text:p>
          </table:table-cell>
          <table:table-cell table:formula="of:=[.H27]/([.A27]*[.A27])" office:value-type="float" office:value="0.001888" calcext:value-type="float">
            <text:p>0,001888</text:p>
          </table:table-cell>
          <table:table-cell table:formula="of:=[.I27]/([.A27]*[.A27])" office:value-type="float" office:value="0.001888" calcext:value-type="float">
            <text:p>0,001888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1.24" calcext:value-type="float">
            <text:p>1,24</text:p>
          </table:table-cell>
          <table:table-cell office:value-type="float" office:value="1.26" calcext:value-type="float">
            <text:p>1,26</text:p>
          </table:table-cell>
          <table:table-cell office:value-type="float" office:value="1.24" calcext:value-type="float">
            <text:p>1,24</text:p>
          </table:table-cell>
          <table:table-cell table:formula="of:=MIN([.B28];[.F28])" office:value-type="float" office:value="1.22" calcext:value-type="float">
            <text:p>1,22</text:p>
          </table:table-cell>
          <table:table-cell table:formula="of:=AVERAGE([.B28];[.F28])" office:value-type="float" office:value="1.23" calcext:value-type="float">
            <text:p>1,23</text:p>
          </table:table-cell>
          <table:table-cell table:formula="of:=MAX([.B28];[.F28])" office:value-type="float" office:value="1.24" calcext:value-type="float">
            <text:p>1,24</text:p>
          </table:table-cell>
          <table:table-cell table:formula="of:=[.G28]/[.A28]" office:value-type="float" office:value="0.0469230769230769" calcext:value-type="float">
            <text:p>0,0469230769</text:p>
          </table:table-cell>
          <table:table-cell table:formula="of:=[.H28]/[.A28]" office:value-type="float" office:value="0.0473076923076923" calcext:value-type="float">
            <text:p>0,0473076923</text:p>
          </table:table-cell>
          <table:table-cell table:formula="of:=[.I28]/[.A28]" office:value-type="float" office:value="0.0476923076923077" calcext:value-type="float">
            <text:p>0,0476923077</text:p>
          </table:table-cell>
          <table:table-cell table:formula="of:=[.G28]/([.A28]*[.A28])" office:value-type="float" office:value="0.00180473372781065" calcext:value-type="float">
            <text:p>0,0018047337</text:p>
          </table:table-cell>
          <table:table-cell table:formula="of:=[.H28]/([.A28]*[.A28])" office:value-type="float" office:value="0.00181952662721893" calcext:value-type="float">
            <text:p>0,0018195266</text:p>
          </table:table-cell>
          <table:table-cell table:formula="of:=[.I28]/([.A28]*[.A28])" office:value-type="float" office:value="0.00183431952662722" calcext:value-type="float">
            <text:p>0,0018343195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3" office:value-type="float" office:value="1.3" calcext:value-type="float">
            <text:p>1,3</text:p>
          </table:table-cell>
          <table:table-cell office:value-type="float" office:value="1.34" calcext:value-type="float">
            <text:p>1,34</text:p>
          </table:table-cell>
          <table:table-cell office:value-type="float" office:value="1.32" calcext:value-type="float">
            <text:p>1,32</text:p>
          </table:table-cell>
          <table:table-cell table:formula="of:=MIN([.B29];[.F29])" office:value-type="float" office:value="1.3" calcext:value-type="float">
            <text:p>1,3</text:p>
          </table:table-cell>
          <table:table-cell table:formula="of:=AVERAGE([.B29];[.F29])" office:value-type="float" office:value="1.31" calcext:value-type="float">
            <text:p>1,31</text:p>
          </table:table-cell>
          <table:table-cell table:formula="of:=MAX([.B29];[.F29])" office:value-type="float" office:value="1.32" calcext:value-type="float">
            <text:p>1,32</text:p>
          </table:table-cell>
          <table:table-cell table:formula="of:=[.G29]/[.A29]" office:value-type="float" office:value="0.0481481481481482" calcext:value-type="float">
            <text:p>0,0481481481</text:p>
          </table:table-cell>
          <table:table-cell table:formula="of:=[.H29]/[.A29]" office:value-type="float" office:value="0.0485185185185185" calcext:value-type="float">
            <text:p>0,0485185185</text:p>
          </table:table-cell>
          <table:table-cell table:formula="of:=[.I29]/[.A29]" office:value-type="float" office:value="0.0488888888888889" calcext:value-type="float">
            <text:p>0,0488888889</text:p>
          </table:table-cell>
          <table:table-cell table:formula="of:=[.G29]/([.A29]*[.A29])" office:value-type="float" office:value="0.00178326474622771" calcext:value-type="float">
            <text:p>0,0017832647</text:p>
          </table:table-cell>
          <table:table-cell table:formula="of:=[.H29]/([.A29]*[.A29])" office:value-type="float" office:value="0.00179698216735254" calcext:value-type="float">
            <text:p>0,0017969822</text:p>
          </table:table-cell>
          <table:table-cell table:formula="of:=[.I29]/([.A29]*[.A29])" office:value-type="float" office:value="0.00181069958847737" calcext:value-type="float">
            <text:p>0,0018106996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1.36" calcext:value-type="float">
            <text:p>1,36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table:formula="of:=MIN([.B30];[.F30])" office:value-type="float" office:value="1.36" calcext:value-type="float">
            <text:p>1,36</text:p>
          </table:table-cell>
          <table:table-cell table:formula="of:=AVERAGE([.B30];[.F30])" office:value-type="float" office:value="1.37" calcext:value-type="float">
            <text:p>1,37</text:p>
          </table:table-cell>
          <table:table-cell table:formula="of:=MAX([.B30];[.F30])" office:value-type="float" office:value="1.38" calcext:value-type="float">
            <text:p>1,38</text:p>
          </table:table-cell>
          <table:table-cell table:formula="of:=[.G30]/[.A30]" office:value-type="float" office:value="0.0485714285714286" calcext:value-type="float">
            <text:p>0,0485714286</text:p>
          </table:table-cell>
          <table:table-cell table:formula="of:=[.H30]/[.A30]" office:value-type="float" office:value="0.0489285714285714" calcext:value-type="float">
            <text:p>0,0489285714</text:p>
          </table:table-cell>
          <table:table-cell table:formula="of:=[.I30]/[.A30]" office:value-type="float" office:value="0.0492857142857143" calcext:value-type="float">
            <text:p>0,0492857143</text:p>
          </table:table-cell>
          <table:table-cell table:formula="of:=[.G30]/([.A30]*[.A30])" office:value-type="float" office:value="0.00173469387755102" calcext:value-type="float">
            <text:p>0,0017346939</text:p>
          </table:table-cell>
          <table:table-cell table:formula="of:=[.H30]/([.A30]*[.A30])" office:value-type="float" office:value="0.00174744897959184" calcext:value-type="float">
            <text:p>0,001747449</text:p>
          </table:table-cell>
          <table:table-cell table:formula="of:=[.I30]/([.A30]*[.A30])" office:value-type="float" office:value="0.00176020408163265" calcext:value-type="float">
            <text:p>0,0017602041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2" calcext:value-type="float">
            <text:p>1,42</text:p>
          </table:table-cell>
          <table:table-cell office:value-type="float" office:value="1.46" calcext:value-type="float">
            <text:p>1,46</text:p>
          </table:table-cell>
          <table:table-cell office:value-type="float" office:value="1.42" calcext:value-type="float">
            <text:p>1,42</text:p>
          </table:table-cell>
          <table:table-cell table:formula="of:=MIN([.B31];[.F31])" office:value-type="float" office:value="1.42" calcext:value-type="float">
            <text:p>1,42</text:p>
          </table:table-cell>
          <table:table-cell table:formula="of:=AVERAGE([.B31];[.F31])" office:value-type="float" office:value="1.44" calcext:value-type="float">
            <text:p>1,44</text:p>
          </table:table-cell>
          <table:table-cell table:formula="of:=MAX([.B31];[.F31])" office:value-type="float" office:value="1.46" calcext:value-type="float">
            <text:p>1,46</text:p>
          </table:table-cell>
          <table:table-cell table:formula="of:=[.G31]/[.A31]" office:value-type="float" office:value="0.0489655172413793" calcext:value-type="float">
            <text:p>0,0489655172</text:p>
          </table:table-cell>
          <table:table-cell table:formula="of:=[.H31]/[.A31]" office:value-type="float" office:value="0.0496551724137931" calcext:value-type="float">
            <text:p>0,0496551724</text:p>
          </table:table-cell>
          <table:table-cell table:formula="of:=[.I31]/[.A31]" office:value-type="float" office:value="0.0503448275862069" calcext:value-type="float">
            <text:p>0,0503448276</text:p>
          </table:table-cell>
          <table:table-cell table:formula="of:=[.G31]/([.A31]*[.A31])" office:value-type="float" office:value="0.0016884661117717" calcext:value-type="float">
            <text:p>0,0016884661</text:p>
          </table:table-cell>
          <table:table-cell table:formula="of:=[.H31]/([.A31]*[.A31])" office:value-type="float" office:value="0.00171224732461356" calcext:value-type="float">
            <text:p>0,0017122473</text:p>
          </table:table-cell>
          <table:table-cell table:formula="of:=[.I31]/([.A31]*[.A31])" office:value-type="float" office:value="0.00173602853745541" calcext:value-type="float">
            <text:p>0,0017360285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1.52" calcext:value-type="float">
            <text:p>1,52</text:p>
          </table:table-cell>
          <table:table-cell table:number-columns-repeated="3" office:value-type="float" office:value="1.54" calcext:value-type="float">
            <text:p>1,54</text:p>
          </table:table-cell>
          <table:table-cell table:formula="of:=MIN([.B32];[.F32])" office:value-type="float" office:value="1.5" calcext:value-type="float">
            <text:p>1,5</text:p>
          </table:table-cell>
          <table:table-cell table:formula="of:=AVERAGE([.B32];[.F32])" office:value-type="float" office:value="1.52" calcext:value-type="float">
            <text:p>1,52</text:p>
          </table:table-cell>
          <table:table-cell table:formula="of:=MAX([.B32];[.F32])" office:value-type="float" office:value="1.54" calcext:value-type="float">
            <text:p>1,54</text:p>
          </table:table-cell>
          <table:table-cell table:formula="of:=[.G32]/[.A32]" office:value-type="float" office:value="0.05" calcext:value-type="float">
            <text:p>0,05</text:p>
          </table:table-cell>
          <table:table-cell table:formula="of:=[.H32]/[.A32]" office:value-type="float" office:value="0.0506666666666667" calcext:value-type="float">
            <text:p>0,0506666667</text:p>
          </table:table-cell>
          <table:table-cell table:formula="of:=[.I32]/[.A32]" office:value-type="float" office:value="0.0513333333333333" calcext:value-type="float">
            <text:p>0,0513333333</text:p>
          </table:table-cell>
          <table:table-cell table:formula="of:=[.G32]/([.A32]*[.A32])" office:value-type="float" office:value="0.00166666666666667" calcext:value-type="float">
            <text:p>0,0016666667</text:p>
          </table:table-cell>
          <table:table-cell table:formula="of:=[.H32]/([.A32]*[.A32])" office:value-type="float" office:value="0.00168888888888889" calcext:value-type="float">
            <text:p>0,0016888889</text:p>
          </table:table-cell>
          <table:table-cell table:formula="of:=[.I32]/([.A32]*[.A32])" office:value-type="float" office:value="0.00171111111111111" calcext:value-type="float">
            <text:p>0,0017111111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.58" calcext:value-type="float">
            <text:p>1,58</text:p>
          </table:table-cell>
          <table:table-cell office:value-type="float" office:value="1.64" calcext:value-type="float">
            <text:p>1,64</text:p>
          </table:table-cell>
          <table:table-cell office:value-type="float" office:value="1.6" calcext:value-type="float">
            <text:p>1,6</text:p>
          </table:table-cell>
          <table:table-cell table:formula="of:=MIN([.B33];[.F33])" office:value-type="float" office:value="1.6" calcext:value-type="float">
            <text:p>1,6</text:p>
          </table:table-cell>
          <table:table-cell table:formula="of:=AVERAGE([.B33];[.F33])" office:value-type="float" office:value="1.6" calcext:value-type="float">
            <text:p>1,6</text:p>
          </table:table-cell>
          <table:table-cell table:formula="of:=MAX([.B33];[.F33])" office:value-type="float" office:value="1.6" calcext:value-type="float">
            <text:p>1,6</text:p>
          </table:table-cell>
          <table:table-cell table:formula="of:=[.G33]/[.A33]" office:value-type="float" office:value="0.0516129032258065" calcext:value-type="float">
            <text:p>0,0516129032</text:p>
          </table:table-cell>
          <table:table-cell table:formula="of:=[.H33]/[.A33]" office:value-type="float" office:value="0.0516129032258065" calcext:value-type="float">
            <text:p>0,0516129032</text:p>
          </table:table-cell>
          <table:table-cell table:formula="of:=[.I33]/[.A33]" office:value-type="float" office:value="0.0516129032258065" calcext:value-type="float">
            <text:p>0,0516129032</text:p>
          </table:table-cell>
          <table:table-cell table:formula="of:=[.G33]/([.A33]*[.A33])" office:value-type="float" office:value="0.00166493236212279" calcext:value-type="float">
            <text:p>0,0016649324</text:p>
          </table:table-cell>
          <table:table-cell table:formula="of:=[.H33]/([.A33]*[.A33])" office:value-type="float" office:value="0.00166493236212279" calcext:value-type="float">
            <text:p>0,0016649324</text:p>
          </table:table-cell>
          <table:table-cell table:formula="of:=[.I33]/([.A33]*[.A33])" office:value-type="float" office:value="0.00166493236212279" calcext:value-type="float">
            <text:p>0,0016649324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1.66" calcext:value-type="float">
            <text:p>1,66</text:p>
          </table:table-cell>
          <table:table-cell office:value-type="float" office:value="1.64" calcext:value-type="float">
            <text:p>1,64</text:p>
          </table:table-cell>
          <table:table-cell office:value-type="float" office:value="1.66" calcext:value-type="float">
            <text:p>1,66</text:p>
          </table:table-cell>
          <table:table-cell table:number-columns-repeated="2" office:value-type="float" office:value="1.68" calcext:value-type="float">
            <text:p>1,68</text:p>
          </table:table-cell>
          <table:table-cell table:formula="of:=MIN([.B34];[.F34])" office:value-type="float" office:value="1.66" calcext:value-type="float">
            <text:p>1,66</text:p>
          </table:table-cell>
          <table:table-cell table:formula="of:=AVERAGE([.B34];[.F34])" office:value-type="float" office:value="1.67" calcext:value-type="float">
            <text:p>1,67</text:p>
          </table:table-cell>
          <table:table-cell table:formula="of:=MAX([.B34];[.F34])" office:value-type="float" office:value="1.68" calcext:value-type="float">
            <text:p>1,68</text:p>
          </table:table-cell>
          <table:table-cell table:formula="of:=[.G34]/[.A34]" office:value-type="float" office:value="0.051875" calcext:value-type="float">
            <text:p>0,051875</text:p>
          </table:table-cell>
          <table:table-cell table:formula="of:=[.H34]/[.A34]" office:value-type="float" office:value="0.0521875" calcext:value-type="float">
            <text:p>0,0521875</text:p>
          </table:table-cell>
          <table:table-cell table:formula="of:=[.I34]/[.A34]" office:value-type="float" office:value="0.0525" calcext:value-type="float">
            <text:p>0,0525</text:p>
          </table:table-cell>
          <table:table-cell table:formula="of:=[.G34]/([.A34]*[.A34])" office:value-type="float" office:value="0.00162109375" calcext:value-type="float">
            <text:p>0,0016210938</text:p>
          </table:table-cell>
          <table:table-cell table:formula="of:=[.H34]/([.A34]*[.A34])" office:value-type="float" office:value="0.001630859375" calcext:value-type="float">
            <text:p>0,0016308594</text:p>
          </table:table-cell>
          <table:table-cell table:formula="of:=[.I34]/([.A34]*[.A34])" office:value-type="float" office:value="0.001640625" calcext:value-type="float">
            <text:p>0,001640625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1.72" calcext:value-type="float">
            <text:p>1,72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1.76" calcext:value-type="float">
            <text:p>1,76</text:p>
          </table:table-cell>
          <table:table-cell office:value-type="float" office:value="1.72" calcext:value-type="float">
            <text:p>1,72</text:p>
          </table:table-cell>
          <table:table-cell table:formula="of:=MIN([.B35];[.F35])" office:value-type="float" office:value="1.72" calcext:value-type="float">
            <text:p>1,72</text:p>
          </table:table-cell>
          <table:table-cell table:formula="of:=AVERAGE([.B35];[.F35])" office:value-type="float" office:value="1.72" calcext:value-type="float">
            <text:p>1,72</text:p>
          </table:table-cell>
          <table:table-cell table:formula="of:=MAX([.B35];[.F35])" office:value-type="float" office:value="1.72" calcext:value-type="float">
            <text:p>1,72</text:p>
          </table:table-cell>
          <table:table-cell table:formula="of:=[.G35]/[.A35]" office:value-type="float" office:value="0.0521212121212121" calcext:value-type="float">
            <text:p>0,0521212121</text:p>
          </table:table-cell>
          <table:table-cell table:formula="of:=[.H35]/[.A35]" office:value-type="float" office:value="0.0521212121212121" calcext:value-type="float">
            <text:p>0,0521212121</text:p>
          </table:table-cell>
          <table:table-cell table:formula="of:=[.I35]/[.A35]" office:value-type="float" office:value="0.0521212121212121" calcext:value-type="float">
            <text:p>0,0521212121</text:p>
          </table:table-cell>
          <table:table-cell table:formula="of:=[.G35]/([.A35]*[.A35])" office:value-type="float" office:value="0.00157943067033976" calcext:value-type="float">
            <text:p>0,0015794307</text:p>
          </table:table-cell>
          <table:table-cell table:formula="of:=[.H35]/([.A35]*[.A35])" office:value-type="float" office:value="0.00157943067033976" calcext:value-type="float">
            <text:p>0,0015794307</text:p>
          </table:table-cell>
          <table:table-cell table:formula="of:=[.I35]/([.A35]*[.A35])" office:value-type="float" office:value="0.00157943067033976" calcext:value-type="float">
            <text:p>0,0015794307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1.8" calcext:value-type="float">
            <text:p>1,8</text:p>
          </table:table-cell>
          <table:table-cell office:value-type="float" office:value="1.82" calcext:value-type="float">
            <text:p>1,82</text:p>
          </table:table-cell>
          <table:table-cell office:value-type="float" office:value="1.88" calcext:value-type="float">
            <text:p>1,88</text:p>
          </table:table-cell>
          <table:table-cell office:value-type="float" office:value="1.8" calcext:value-type="float">
            <text:p>1,8</text:p>
          </table:table-cell>
          <table:table-cell table:formula="of:=MIN([.B36];[.F36])" office:value-type="float" office:value="1.8" calcext:value-type="float">
            <text:p>1,8</text:p>
          </table:table-cell>
          <table:table-cell table:formula="of:=AVERAGE([.B36];[.F36])" office:value-type="float" office:value="1.8" calcext:value-type="float">
            <text:p>1,8</text:p>
          </table:table-cell>
          <table:table-cell table:formula="of:=MAX([.B36];[.F36])" office:value-type="float" office:value="1.8" calcext:value-type="float">
            <text:p>1,8</text:p>
          </table:table-cell>
          <table:table-cell table:formula="of:=[.G36]/[.A36]" office:value-type="float" office:value="0.0529411764705882" calcext:value-type="float">
            <text:p>0,0529411765</text:p>
          </table:table-cell>
          <table:table-cell table:formula="of:=[.H36]/[.A36]" office:value-type="float" office:value="0.0529411764705882" calcext:value-type="float">
            <text:p>0,0529411765</text:p>
          </table:table-cell>
          <table:table-cell table:formula="of:=[.I36]/[.A36]" office:value-type="float" office:value="0.0529411764705882" calcext:value-type="float">
            <text:p>0,0529411765</text:p>
          </table:table-cell>
          <table:table-cell table:formula="of:=[.G36]/([.A36]*[.A36])" office:value-type="float" office:value="0.00155709342560554" calcext:value-type="float">
            <text:p>0,0015570934</text:p>
          </table:table-cell>
          <table:table-cell table:formula="of:=[.H36]/([.A36]*[.A36])" office:value-type="float" office:value="0.00155709342560554" calcext:value-type="float">
            <text:p>0,0015570934</text:p>
          </table:table-cell>
          <table:table-cell table:formula="of:=[.I36]/([.A36]*[.A36])" office:value-type="float" office:value="0.00155709342560554" calcext:value-type="float">
            <text:p>0,0015570934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3" office:value-type="float" office:value="1.88" calcext:value-type="float">
            <text:p>1,88</text:p>
          </table:table-cell>
          <table:table-cell office:value-type="float" office:value="1.92" calcext:value-type="float">
            <text:p>1,92</text:p>
          </table:table-cell>
          <table:table-cell office:value-type="float" office:value="1.88" calcext:value-type="float">
            <text:p>1,88</text:p>
          </table:table-cell>
          <table:table-cell table:formula="of:=MIN([.B37];[.F37])" office:value-type="float" office:value="1.88" calcext:value-type="float">
            <text:p>1,88</text:p>
          </table:table-cell>
          <table:table-cell table:formula="of:=AVERAGE([.B37];[.F37])" office:value-type="float" office:value="1.88" calcext:value-type="float">
            <text:p>1,88</text:p>
          </table:table-cell>
          <table:table-cell table:formula="of:=MAX([.B37];[.F37])" office:value-type="float" office:value="1.88" calcext:value-type="float">
            <text:p>1,88</text:p>
          </table:table-cell>
          <table:table-cell table:formula="of:=[.G37]/[.A37]" office:value-type="float" office:value="0.0537142857142857" calcext:value-type="float">
            <text:p>0,0537142857</text:p>
          </table:table-cell>
          <table:table-cell table:formula="of:=[.H37]/[.A37]" office:value-type="float" office:value="0.0537142857142857" calcext:value-type="float">
            <text:p>0,0537142857</text:p>
          </table:table-cell>
          <table:table-cell table:formula="of:=[.I37]/[.A37]" office:value-type="float" office:value="0.0537142857142857" calcext:value-type="float">
            <text:p>0,0537142857</text:p>
          </table:table-cell>
          <table:table-cell table:formula="of:=[.G37]/([.A37]*[.A37])" office:value-type="float" office:value="0.00153469387755102" calcext:value-type="float">
            <text:p>0,0015346939</text:p>
          </table:table-cell>
          <table:table-cell table:formula="of:=[.H37]/([.A37]*[.A37])" office:value-type="float" office:value="0.00153469387755102" calcext:value-type="float">
            <text:p>0,0015346939</text:p>
          </table:table-cell>
          <table:table-cell table:formula="of:=[.I37]/([.A37]*[.A37])" office:value-type="float" office:value="0.00153469387755102" calcext:value-type="float">
            <text:p>0,0015346939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1.98" calcext:value-type="float">
            <text:p>1,98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,96</text:p>
          </table:table-cell>
          <table:table-cell office:value-type="float" office:value="1.98" calcext:value-type="float">
            <text:p>1,98</text:p>
          </table:table-cell>
          <table:table-cell office:value-type="float" office:value="1.96" calcext:value-type="float">
            <text:p>1,96</text:p>
          </table:table-cell>
          <table:table-cell table:formula="of:=MIN([.B38];[.F38])" office:value-type="float" office:value="1.96" calcext:value-type="float">
            <text:p>1,96</text:p>
          </table:table-cell>
          <table:table-cell table:formula="of:=AVERAGE([.B38];[.F38])" office:value-type="float" office:value="1.97" calcext:value-type="float">
            <text:p>1,97</text:p>
          </table:table-cell>
          <table:table-cell table:formula="of:=MAX([.B38];[.F38])" office:value-type="float" office:value="1.98" calcext:value-type="float">
            <text:p>1,98</text:p>
          </table:table-cell>
          <table:table-cell table:formula="of:=[.G38]/[.A38]" office:value-type="float" office:value="0.0544444444444444" calcext:value-type="float">
            <text:p>0,0544444444</text:p>
          </table:table-cell>
          <table:table-cell table:formula="of:=[.H38]/[.A38]" office:value-type="float" office:value="0.0547222222222222" calcext:value-type="float">
            <text:p>0,0547222222</text:p>
          </table:table-cell>
          <table:table-cell table:formula="of:=[.I38]/[.A38]" office:value-type="float" office:value="0.055" calcext:value-type="float">
            <text:p>0,055</text:p>
          </table:table-cell>
          <table:table-cell table:formula="of:=[.G38]/([.A38]*[.A38])" office:value-type="float" office:value="0.00151234567901235" calcext:value-type="float">
            <text:p>0,0015123457</text:p>
          </table:table-cell>
          <table:table-cell table:formula="of:=[.H38]/([.A38]*[.A38])" office:value-type="float" office:value="0.00152006172839506" calcext:value-type="float">
            <text:p>0,0015200617</text:p>
          </table:table-cell>
          <table:table-cell table:formula="of:=[.I38]/([.A38]*[.A38])" office:value-type="float" office:value="0.00152777777777778" calcext:value-type="float">
            <text:p>0,0015277778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table:number-columns-repeated="2" office:value-type="float" office:value="2.06" calcext:value-type="float">
            <text:p>2,06</text:p>
          </table:table-cell>
          <table:table-cell office:value-type="float" office:value="2.08" calcext:value-type="float">
            <text:p>2,08</text:p>
          </table:table-cell>
          <table:table-cell office:value-type="float" office:value="2.04" calcext:value-type="float">
            <text:p>2,04</text:p>
          </table:table-cell>
          <table:table-cell table:formula="of:=MIN([.B39];[.F39])" office:value-type="float" office:value="2.04" calcext:value-type="float">
            <text:p>2,04</text:p>
          </table:table-cell>
          <table:table-cell table:formula="of:=AVERAGE([.B39];[.F39])" office:value-type="float" office:value="2.04" calcext:value-type="float">
            <text:p>2,04</text:p>
          </table:table-cell>
          <table:table-cell table:formula="of:=MAX([.B39];[.F39])" office:value-type="float" office:value="2.04" calcext:value-type="float">
            <text:p>2,04</text:p>
          </table:table-cell>
          <table:table-cell table:formula="of:=[.G39]/[.A39]" office:value-type="float" office:value="0.0551351351351351" calcext:value-type="float">
            <text:p>0,0551351351</text:p>
          </table:table-cell>
          <table:table-cell table:formula="of:=[.H39]/[.A39]" office:value-type="float" office:value="0.0551351351351351" calcext:value-type="float">
            <text:p>0,0551351351</text:p>
          </table:table-cell>
          <table:table-cell table:formula="of:=[.I39]/[.A39]" office:value-type="float" office:value="0.0551351351351351" calcext:value-type="float">
            <text:p>0,0551351351</text:p>
          </table:table-cell>
          <table:table-cell table:formula="of:=[.G39]/([.A39]*[.A39])" office:value-type="float" office:value="0.00149013878743608" calcext:value-type="float">
            <text:p>0,0014901388</text:p>
          </table:table-cell>
          <table:table-cell table:formula="of:=[.H39]/([.A39]*[.A39])" office:value-type="float" office:value="0.00149013878743608" calcext:value-type="float">
            <text:p>0,0014901388</text:p>
          </table:table-cell>
          <table:table-cell table:formula="of:=[.I39]/([.A39]*[.A39])" office:value-type="float" office:value="0.00149013878743608" calcext:value-type="float">
            <text:p>0,0014901388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2" office:value-type="float" office:value="2.12" calcext:value-type="float">
            <text:p>2,12</text:p>
          </table:table-cell>
          <table:table-cell table:number-columns-repeated="2" office:value-type="float" office:value="2.14" calcext:value-type="float">
            <text:p>2,14</text:p>
          </table:table-cell>
          <table:table-cell office:value-type="float" office:value="2.16" calcext:value-type="float">
            <text:p>2,16</text:p>
          </table:table-cell>
          <table:table-cell table:formula="of:=MIN([.B40];[.F40])" office:value-type="float" office:value="2.12" calcext:value-type="float">
            <text:p>2,12</text:p>
          </table:table-cell>
          <table:table-cell table:formula="of:=AVERAGE([.B40];[.F40])" office:value-type="float" office:value="2.14" calcext:value-type="float">
            <text:p>2,14</text:p>
          </table:table-cell>
          <table:table-cell table:formula="of:=MAX([.B40];[.F40])" office:value-type="float" office:value="2.16" calcext:value-type="float">
            <text:p>2,16</text:p>
          </table:table-cell>
          <table:table-cell table:formula="of:=[.G40]/[.A40]" office:value-type="float" office:value="0.0557894736842105" calcext:value-type="float">
            <text:p>0,0557894737</text:p>
          </table:table-cell>
          <table:table-cell table:formula="of:=[.H40]/[.A40]" office:value-type="float" office:value="0.0563157894736842" calcext:value-type="float">
            <text:p>0,0563157895</text:p>
          </table:table-cell>
          <table:table-cell table:formula="of:=[.I40]/[.A40]" office:value-type="float" office:value="0.0568421052631579" calcext:value-type="float">
            <text:p>0,0568421053</text:p>
          </table:table-cell>
          <table:table-cell table:formula="of:=[.G40]/([.A40]*[.A40])" office:value-type="float" office:value="0.00146814404432133" calcext:value-type="float">
            <text:p>0,001468144</text:p>
          </table:table-cell>
          <table:table-cell table:formula="of:=[.H40]/([.A40]*[.A40])" office:value-type="float" office:value="0.0014819944598338" calcext:value-type="float">
            <text:p>0,0014819945</text:p>
          </table:table-cell>
          <table:table-cell table:formula="of:=[.I40]/([.A40]*[.A40])" office:value-type="float" office:value="0.00149584487534626" calcext:value-type="float">
            <text:p>0,0014958449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float" office:value="2.2" calcext:value-type="float">
            <text:p>2,2</text:p>
          </table:table-cell>
          <table:table-cell office:value-type="float" office:value="2.44" calcext:value-type="float">
            <text:p>2,44</text:p>
          </table:table-cell>
          <table:table-cell office:value-type="float" office:value="2.2" calcext:value-type="float">
            <text:p>2,2</text:p>
          </table:table-cell>
          <table:table-cell table:formula="of:=MIN([.B41];[.F41])" office:value-type="float" office:value="2.2" calcext:value-type="float">
            <text:p>2,2</text:p>
          </table:table-cell>
          <table:table-cell table:formula="of:=AVERAGE([.B41];[.F41])" office:value-type="float" office:value="2.21" calcext:value-type="float">
            <text:p>2,21</text:p>
          </table:table-cell>
          <table:table-cell table:formula="of:=MAX([.B41];[.F41])" office:value-type="float" office:value="2.22" calcext:value-type="float">
            <text:p>2,22</text:p>
          </table:table-cell>
          <table:table-cell table:formula="of:=[.G41]/[.A41]" office:value-type="float" office:value="0.0564102564102564" calcext:value-type="float">
            <text:p>0,0564102564</text:p>
          </table:table-cell>
          <table:table-cell table:formula="of:=[.H41]/[.A41]" office:value-type="float" office:value="0.0566666666666667" calcext:value-type="float">
            <text:p>0,0566666667</text:p>
          </table:table-cell>
          <table:table-cell table:formula="of:=[.I41]/[.A41]" office:value-type="float" office:value="0.0569230769230769" calcext:value-type="float">
            <text:p>0,0569230769</text:p>
          </table:table-cell>
          <table:table-cell table:formula="of:=[.G41]/([.A41]*[.A41])" office:value-type="float" office:value="0.00144641683103222" calcext:value-type="float">
            <text:p>0,0014464168</text:p>
          </table:table-cell>
          <table:table-cell table:formula="of:=[.H41]/([.A41]*[.A41])" office:value-type="float" office:value="0.00145299145299145" calcext:value-type="float">
            <text:p>0,0014529915</text:p>
          </table:table-cell>
          <table:table-cell table:formula="of:=[.I41]/([.A41]*[.A41])" office:value-type="float" office:value="0.00145956607495069" calcext:value-type="float">
            <text:p>0,0014595661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2.44" calcext:value-type="float">
            <text:p>2,44</text:p>
          </table:table-cell>
          <table:table-cell office:value-type="float" office:value="2.32" calcext:value-type="float">
            <text:p>2,32</text:p>
          </table:table-cell>
          <table:table-cell office:value-type="float" office:value="2.3" calcext:value-type="float">
            <text:p>2,3</text:p>
          </table:table-cell>
          <table:table-cell office:value-type="float" office:value="2.32" calcext:value-type="float">
            <text:p>2,32</text:p>
          </table:table-cell>
          <table:table-cell office:value-type="float" office:value="2.3" calcext:value-type="float">
            <text:p>2,3</text:p>
          </table:table-cell>
          <table:table-cell table:formula="of:=MIN([.B42];[.F42])" office:value-type="float" office:value="2.3" calcext:value-type="float">
            <text:p>2,3</text:p>
          </table:table-cell>
          <table:table-cell table:formula="of:=AVERAGE([.B42];[.F42])" office:value-type="float" office:value="2.37" calcext:value-type="float">
            <text:p>2,37</text:p>
          </table:table-cell>
          <table:table-cell table:formula="of:=MAX([.B42];[.F42])" office:value-type="float" office:value="2.44" calcext:value-type="float">
            <text:p>2,44</text:p>
          </table:table-cell>
          <table:table-cell table:formula="of:=[.G42]/[.A42]" office:value-type="float" office:value="0.0575" calcext:value-type="float">
            <text:p>0,0575</text:p>
          </table:table-cell>
          <table:table-cell table:formula="of:=[.H42]/[.A42]" office:value-type="float" office:value="0.05925" calcext:value-type="float">
            <text:p>0,05925</text:p>
          </table:table-cell>
          <table:table-cell table:formula="of:=[.I42]/[.A42]" office:value-type="float" office:value="0.061" calcext:value-type="float">
            <text:p>0,061</text:p>
          </table:table-cell>
          <table:table-cell table:formula="of:=[.G42]/([.A42]*[.A42])" office:value-type="float" office:value="0.0014375" calcext:value-type="float">
            <text:p>0,0014375</text:p>
          </table:table-cell>
          <table:table-cell table:formula="of:=[.H42]/([.A42]*[.A42])" office:value-type="float" office:value="0.00148125" calcext:value-type="float">
            <text:p>0,00148125</text:p>
          </table:table-cell>
          <table:table-cell table:formula="of:=[.I42]/([.A42]*[.A42])" office:value-type="float" office:value="0.001525" calcext:value-type="float">
            <text:p>0,001525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2.36" calcext:value-type="float">
            <text:p>2,36</text:p>
          </table:table-cell>
          <table:table-cell office:value-type="float" office:value="2.62" calcext:value-type="float">
            <text:p>2,62</text:p>
          </table:table-cell>
          <table:table-cell office:value-type="float" office:value="2.38" calcext:value-type="float">
            <text:p>2,38</text:p>
          </table:table-cell>
          <table:table-cell office:value-type="float" office:value="2.42" calcext:value-type="float">
            <text:p>2,42</text:p>
          </table:table-cell>
          <table:table-cell office:value-type="float" office:value="2.38" calcext:value-type="float">
            <text:p>2,38</text:p>
          </table:table-cell>
          <table:table-cell table:formula="of:=MIN([.B43];[.F43])" office:value-type="float" office:value="2.36" calcext:value-type="float">
            <text:p>2,36</text:p>
          </table:table-cell>
          <table:table-cell table:formula="of:=AVERAGE([.B43];[.F43])" office:value-type="float" office:value="2.37" calcext:value-type="float">
            <text:p>2,37</text:p>
          </table:table-cell>
          <table:table-cell table:formula="of:=MAX([.B43];[.F43])" office:value-type="float" office:value="2.38" calcext:value-type="float">
            <text:p>2,38</text:p>
          </table:table-cell>
          <table:table-cell table:formula="of:=[.G43]/[.A43]" office:value-type="float" office:value="0.0575609756097561" calcext:value-type="float">
            <text:p>0,0575609756</text:p>
          </table:table-cell>
          <table:table-cell table:formula="of:=[.H43]/[.A43]" office:value-type="float" office:value="0.0578048780487805" calcext:value-type="float">
            <text:p>0,057804878</text:p>
          </table:table-cell>
          <table:table-cell table:formula="of:=[.I43]/[.A43]" office:value-type="float" office:value="0.0580487804878049" calcext:value-type="float">
            <text:p>0,0580487805</text:p>
          </table:table-cell>
          <table:table-cell table:formula="of:=[.G43]/([.A43]*[.A43])" office:value-type="float" office:value="0.0014039262343843" calcext:value-type="float">
            <text:p>0,0014039262</text:p>
          </table:table-cell>
          <table:table-cell table:formula="of:=[.H43]/([.A43]*[.A43])" office:value-type="float" office:value="0.0014098750743605" calcext:value-type="float">
            <text:p>0,0014098751</text:p>
          </table:table-cell>
          <table:table-cell table:formula="of:=[.I43]/([.A43]*[.A43])" office:value-type="float" office:value="0.0014158239143367" calcext:value-type="float">
            <text:p>0,0014158239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2.46" calcext:value-type="float">
            <text:p>2,46</text:p>
          </table:table-cell>
          <table:table-cell office:value-type="float" office:value="2.5" calcext:value-type="float">
            <text:p>2,5</text:p>
          </table:table-cell>
          <table:table-cell office:value-type="float" office:value="2.48" calcext:value-type="float">
            <text:p>2,48</text:p>
          </table:table-cell>
          <table:table-cell office:value-type="float" office:value="2.5" calcext:value-type="float">
            <text:p>2,5</text:p>
          </table:table-cell>
          <table:table-cell office:value-type="float" office:value="2.48" calcext:value-type="float">
            <text:p>2,48</text:p>
          </table:table-cell>
          <table:table-cell table:formula="of:=MIN([.B44];[.F44])" office:value-type="float" office:value="2.46" calcext:value-type="float">
            <text:p>2,46</text:p>
          </table:table-cell>
          <table:table-cell table:formula="of:=AVERAGE([.B44];[.F44])" office:value-type="float" office:value="2.47" calcext:value-type="float">
            <text:p>2,47</text:p>
          </table:table-cell>
          <table:table-cell table:formula="of:=MAX([.B44];[.F44])" office:value-type="float" office:value="2.48" calcext:value-type="float">
            <text:p>2,48</text:p>
          </table:table-cell>
          <table:table-cell table:formula="of:=[.G44]/[.A44]" office:value-type="float" office:value="0.0585714285714286" calcext:value-type="float">
            <text:p>0,0585714286</text:p>
          </table:table-cell>
          <table:table-cell table:formula="of:=[.H44]/[.A44]" office:value-type="float" office:value="0.0588095238095238" calcext:value-type="float">
            <text:p>0,0588095238</text:p>
          </table:table-cell>
          <table:table-cell table:formula="of:=[.I44]/[.A44]" office:value-type="float" office:value="0.0590476190476191" calcext:value-type="float">
            <text:p>0,059047619</text:p>
          </table:table-cell>
          <table:table-cell table:formula="of:=[.G44]/([.A44]*[.A44])" office:value-type="float" office:value="0.00139455782312925" calcext:value-type="float">
            <text:p>0,0013945578</text:p>
          </table:table-cell>
          <table:table-cell table:formula="of:=[.H44]/([.A44]*[.A44])" office:value-type="float" office:value="0.00140022675736961" calcext:value-type="float">
            <text:p>0,0014002268</text:p>
          </table:table-cell>
          <table:table-cell table:formula="of:=[.I44]/([.A44]*[.A44])" office:value-type="float" office:value="0.00140589569160998" calcext:value-type="float">
            <text:p>0,0014058957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2.54" calcext:value-type="float">
            <text:p>2,54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office:value-type="float" office:value="2.6" calcext:value-type="float">
            <text:p>2,6</text:p>
          </table:table-cell>
          <table:table-cell office:value-type="float" office:value="2.56" calcext:value-type="float">
            <text:p>2,56</text:p>
          </table:table-cell>
          <table:table-cell table:formula="of:=MIN([.B45];[.F45])" office:value-type="float" office:value="2.54" calcext:value-type="float">
            <text:p>2,54</text:p>
          </table:table-cell>
          <table:table-cell table:formula="of:=AVERAGE([.B45];[.F45])" office:value-type="float" office:value="2.55" calcext:value-type="float">
            <text:p>2,55</text:p>
          </table:table-cell>
          <table:table-cell table:formula="of:=MAX([.B45];[.F45])" office:value-type="float" office:value="2.56" calcext:value-type="float">
            <text:p>2,56</text:p>
          </table:table-cell>
          <table:table-cell table:formula="of:=[.G45]/[.A45]" office:value-type="float" office:value="0.0590697674418605" calcext:value-type="float">
            <text:p>0,0590697674</text:p>
          </table:table-cell>
          <table:table-cell table:formula="of:=[.H45]/[.A45]" office:value-type="float" office:value="0.0593023255813954" calcext:value-type="float">
            <text:p>0,0593023256</text:p>
          </table:table-cell>
          <table:table-cell table:formula="of:=[.I45]/[.A45]" office:value-type="float" office:value="0.0595348837209302" calcext:value-type="float">
            <text:p>0,0595348837</text:p>
          </table:table-cell>
          <table:table-cell table:formula="of:=[.G45]/([.A45]*[.A45])" office:value-type="float" office:value="0.00137371552190373" calcext:value-type="float">
            <text:p>0,0013737155</text:p>
          </table:table-cell>
          <table:table-cell table:formula="of:=[.H45]/([.A45]*[.A45])" office:value-type="float" office:value="0.00137912385073012" calcext:value-type="float">
            <text:p>0,0013791239</text:p>
          </table:table-cell>
          <table:table-cell table:formula="of:=[.I45]/([.A45]*[.A45])" office:value-type="float" office:value="0.00138453217955652" calcext:value-type="float">
            <text:p>0,0013845322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2.68" calcext:value-type="float">
            <text:p>2,68</text:p>
          </table:table-cell>
          <table:table-cell office:value-type="float" office:value="2.66" calcext:value-type="float">
            <text:p>2,66</text:p>
          </table:table-cell>
          <table:table-cell office:value-type="float" office:value="2.64" calcext:value-type="float">
            <text:p>2,64</text:p>
          </table:table-cell>
          <table:table-cell office:value-type="float" office:value="2.68" calcext:value-type="float">
            <text:p>2,68</text:p>
          </table:table-cell>
          <table:table-cell office:value-type="float" office:value="2.66" calcext:value-type="float">
            <text:p>2,66</text:p>
          </table:table-cell>
          <table:table-cell table:formula="of:=MIN([.B46];[.F46])" office:value-type="float" office:value="2.66" calcext:value-type="float">
            <text:p>2,66</text:p>
          </table:table-cell>
          <table:table-cell table:formula="of:=AVERAGE([.B46];[.F46])" office:value-type="float" office:value="2.67" calcext:value-type="float">
            <text:p>2,67</text:p>
          </table:table-cell>
          <table:table-cell table:formula="of:=MAX([.B46];[.F46])" office:value-type="float" office:value="2.68" calcext:value-type="float">
            <text:p>2,68</text:p>
          </table:table-cell>
          <table:table-cell table:formula="of:=[.G46]/[.A46]" office:value-type="float" office:value="0.0604545454545455" calcext:value-type="float">
            <text:p>0,0604545455</text:p>
          </table:table-cell>
          <table:table-cell table:formula="of:=[.H46]/[.A46]" office:value-type="float" office:value="0.0606818181818182" calcext:value-type="float">
            <text:p>0,0606818182</text:p>
          </table:table-cell>
          <table:table-cell table:formula="of:=[.I46]/[.A46]" office:value-type="float" office:value="0.0609090909090909" calcext:value-type="float">
            <text:p>0,0609090909</text:p>
          </table:table-cell>
          <table:table-cell table:formula="of:=[.G46]/([.A46]*[.A46])" office:value-type="float" office:value="0.00137396694214876" calcext:value-type="float">
            <text:p>0,0013739669</text:p>
          </table:table-cell>
          <table:table-cell table:formula="of:=[.H46]/([.A46]*[.A46])" office:value-type="float" office:value="0.00137913223140496" calcext:value-type="float">
            <text:p>0,0013791322</text:p>
          </table:table-cell>
          <table:table-cell table:formula="of:=[.I46]/([.A46]*[.A46])" office:value-type="float" office:value="0.00138429752066116" calcext:value-type="float">
            <text:p>0,0013842975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2.74" calcext:value-type="float">
            <text:p>2,74</text:p>
          </table:table-cell>
          <table:table-cell table:number-columns-repeated="3" office:value-type="float" office:value="2.76" calcext:value-type="float">
            <text:p>2,76</text:p>
          </table:table-cell>
          <table:table-cell office:value-type="float" office:value="2.78" calcext:value-type="float">
            <text:p>2,78</text:p>
          </table:table-cell>
          <table:table-cell table:formula="of:=MIN([.B47];[.F47])" office:value-type="float" office:value="2.74" calcext:value-type="float">
            <text:p>2,74</text:p>
          </table:table-cell>
          <table:table-cell table:formula="of:=AVERAGE([.B47];[.F47])" office:value-type="float" office:value="2.76" calcext:value-type="float">
            <text:p>2,76</text:p>
          </table:table-cell>
          <table:table-cell table:formula="of:=MAX([.B47];[.F47])" office:value-type="float" office:value="2.78" calcext:value-type="float">
            <text:p>2,78</text:p>
          </table:table-cell>
          <table:table-cell table:formula="of:=[.G47]/[.A47]" office:value-type="float" office:value="0.0608888888888889" calcext:value-type="float">
            <text:p>0,0608888889</text:p>
          </table:table-cell>
          <table:table-cell table:formula="of:=[.H47]/[.A47]" office:value-type="float" office:value="0.0613333333333333" calcext:value-type="float">
            <text:p>0,0613333333</text:p>
          </table:table-cell>
          <table:table-cell table:formula="of:=[.I47]/[.A47]" office:value-type="float" office:value="0.0617777777777778" calcext:value-type="float">
            <text:p>0,0617777778</text:p>
          </table:table-cell>
          <table:table-cell table:formula="of:=[.G47]/([.A47]*[.A47])" office:value-type="float" office:value="0.00135308641975309" calcext:value-type="float">
            <text:p>0,0013530864</text:p>
          </table:table-cell>
          <table:table-cell table:formula="of:=[.H47]/([.A47]*[.A47])" office:value-type="float" office:value="0.00136296296296296" calcext:value-type="float">
            <text:p>0,001362963</text:p>
          </table:table-cell>
          <table:table-cell table:formula="of:=[.I47]/([.A47]*[.A47])" office:value-type="float" office:value="0.00137283950617284" calcext:value-type="float">
            <text:p>0,0013728395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2.84" calcext:value-type="float">
            <text:p>2,84</text:p>
          </table:table-cell>
          <table:table-cell office:value-type="float" office:value="2.86" calcext:value-type="float">
            <text:p>2,86</text:p>
          </table:table-cell>
          <table:table-cell office:value-type="float" office:value="2.9" calcext:value-type="float">
            <text:p>2,9</text:p>
          </table:table-cell>
          <table:table-cell office:value-type="float" office:value="2.88" calcext:value-type="float">
            <text:p>2,88</text:p>
          </table:table-cell>
          <table:table-cell office:value-type="float" office:value="2.86" calcext:value-type="float">
            <text:p>2,86</text:p>
          </table:table-cell>
          <table:table-cell table:formula="of:=MIN([.B48];[.F48])" office:value-type="float" office:value="2.84" calcext:value-type="float">
            <text:p>2,84</text:p>
          </table:table-cell>
          <table:table-cell table:formula="of:=AVERAGE([.B48];[.F48])" office:value-type="float" office:value="2.85" calcext:value-type="float">
            <text:p>2,85</text:p>
          </table:table-cell>
          <table:table-cell table:formula="of:=MAX([.B48];[.F48])" office:value-type="float" office:value="2.86" calcext:value-type="float">
            <text:p>2,86</text:p>
          </table:table-cell>
          <table:table-cell table:formula="of:=[.G48]/[.A48]" office:value-type="float" office:value="0.0617391304347826" calcext:value-type="float">
            <text:p>0,0617391304</text:p>
          </table:table-cell>
          <table:table-cell table:formula="of:=[.H48]/[.A48]" office:value-type="float" office:value="0.0619565217391305" calcext:value-type="float">
            <text:p>0,0619565217</text:p>
          </table:table-cell>
          <table:table-cell table:formula="of:=[.I48]/[.A48]" office:value-type="float" office:value="0.0621739130434783" calcext:value-type="float">
            <text:p>0,062173913</text:p>
          </table:table-cell>
          <table:table-cell table:formula="of:=[.G48]/([.A48]*[.A48])" office:value-type="float" office:value="0.0013421550094518" calcext:value-type="float">
            <text:p>0,001342155</text:p>
          </table:table-cell>
          <table:table-cell table:formula="of:=[.H48]/([.A48]*[.A48])" office:value-type="float" office:value="0.0013468809073724" calcext:value-type="float">
            <text:p>0,0013468809</text:p>
          </table:table-cell>
          <table:table-cell table:formula="of:=[.I48]/([.A48]*[.A48])" office:value-type="float" office:value="0.00135160680529301" calcext:value-type="float">
            <text:p>0,0013516068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2" office:value-type="float" office:value="2.94" calcext:value-type="float">
            <text:p>2,94</text:p>
          </table:table-cell>
          <table:table-cell office:value-type="float" office:value="2.96" calcext:value-type="float">
            <text:p>2,96</text:p>
          </table:table-cell>
          <table:table-cell office:value-type="float" office:value="2.98" calcext:value-type="float">
            <text:p>2,98</text:p>
          </table:table-cell>
          <table:table-cell office:value-type="float" office:value="2.94" calcext:value-type="float">
            <text:p>2,94</text:p>
          </table:table-cell>
          <table:table-cell table:formula="of:=MIN([.B49];[.F49])" office:value-type="float" office:value="2.94" calcext:value-type="float">
            <text:p>2,94</text:p>
          </table:table-cell>
          <table:table-cell table:formula="of:=AVERAGE([.B49];[.F49])" office:value-type="float" office:value="2.94" calcext:value-type="float">
            <text:p>2,94</text:p>
          </table:table-cell>
          <table:table-cell table:formula="of:=MAX([.B49];[.F49])" office:value-type="float" office:value="2.94" calcext:value-type="float">
            <text:p>2,94</text:p>
          </table:table-cell>
          <table:table-cell table:formula="of:=[.G49]/[.A49]" office:value-type="float" office:value="0.0625531914893617" calcext:value-type="float">
            <text:p>0,0625531915</text:p>
          </table:table-cell>
          <table:table-cell table:formula="of:=[.H49]/[.A49]" office:value-type="float" office:value="0.0625531914893617" calcext:value-type="float">
            <text:p>0,0625531915</text:p>
          </table:table-cell>
          <table:table-cell table:formula="of:=[.I49]/[.A49]" office:value-type="float" office:value="0.0625531914893617" calcext:value-type="float">
            <text:p>0,0625531915</text:p>
          </table:table-cell>
          <table:table-cell table:formula="of:=[.G49]/([.A49]*[.A49])" office:value-type="float" office:value="0.00133091896785876" calcext:value-type="float">
            <text:p>0,001330919</text:p>
          </table:table-cell>
          <table:table-cell table:formula="of:=[.H49]/([.A49]*[.A49])" office:value-type="float" office:value="0.00133091896785876" calcext:value-type="float">
            <text:p>0,001330919</text:p>
          </table:table-cell>
          <table:table-cell table:formula="of:=[.I49]/([.A49]*[.A49])" office:value-type="float" office:value="0.00133091896785876" calcext:value-type="float">
            <text:p>0,001330919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3" office:value-type="float" office:value="3.04" calcext:value-type="float">
            <text:p>3,04</text:p>
          </table:table-cell>
          <table:table-cell office:value-type="float" office:value="3.08" calcext:value-type="float">
            <text:p>3,08</text:p>
          </table:table-cell>
          <table:table-cell office:value-type="float" office:value="3.02" calcext:value-type="float">
            <text:p>3,02</text:p>
          </table:table-cell>
          <table:table-cell table:formula="of:=MIN([.B50];[.F50])" office:value-type="float" office:value="3.02" calcext:value-type="float">
            <text:p>3,02</text:p>
          </table:table-cell>
          <table:table-cell table:formula="of:=AVERAGE([.B50];[.F50])" office:value-type="float" office:value="3.03" calcext:value-type="float">
            <text:p>3,03</text:p>
          </table:table-cell>
          <table:table-cell table:formula="of:=MAX([.B50];[.F50])" office:value-type="float" office:value="3.04" calcext:value-type="float">
            <text:p>3,04</text:p>
          </table:table-cell>
          <table:table-cell table:formula="of:=[.G50]/[.A50]" office:value-type="float" office:value="0.0629166666666667" calcext:value-type="float">
            <text:p>0,0629166667</text:p>
          </table:table-cell>
          <table:table-cell table:formula="of:=[.H50]/[.A50]" office:value-type="float" office:value="0.063125" calcext:value-type="float">
            <text:p>0,063125</text:p>
          </table:table-cell>
          <table:table-cell table:formula="of:=[.I50]/[.A50]" office:value-type="float" office:value="0.0633333333333333" calcext:value-type="float">
            <text:p>0,0633333333</text:p>
          </table:table-cell>
          <table:table-cell table:formula="of:=[.G50]/([.A50]*[.A50])" office:value-type="float" office:value="0.00131076388888889" calcext:value-type="float">
            <text:p>0,0013107639</text:p>
          </table:table-cell>
          <table:table-cell table:formula="of:=[.H50]/([.A50]*[.A50])" office:value-type="float" office:value="0.00131510416666667" calcext:value-type="float">
            <text:p>0,0013151042</text:p>
          </table:table-cell>
          <table:table-cell table:formula="of:=[.I50]/([.A50]*[.A50])" office:value-type="float" office:value="0.00131944444444444" calcext:value-type="float">
            <text:p>0,0013194444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2" office:value-type="float" office:value="3.14" calcext:value-type="float">
            <text:p>3,14</text:p>
          </table:table-cell>
          <table:table-cell office:value-type="float" office:value="3.12" calcext:value-type="float">
            <text:p>3,12</text:p>
          </table:table-cell>
          <table:table-cell office:value-type="float" office:value="3.16" calcext:value-type="float">
            <text:p>3,16</text:p>
          </table:table-cell>
          <table:table-cell office:value-type="float" office:value="3.14" calcext:value-type="float">
            <text:p>3,14</text:p>
          </table:table-cell>
          <table:table-cell table:formula="of:=MIN([.B51];[.F51])" office:value-type="float" office:value="3.14" calcext:value-type="float">
            <text:p>3,14</text:p>
          </table:table-cell>
          <table:table-cell table:formula="of:=AVERAGE([.B51];[.F51])" office:value-type="float" office:value="3.14" calcext:value-type="float">
            <text:p>3,14</text:p>
          </table:table-cell>
          <table:table-cell table:formula="of:=MAX([.B51];[.F51])" office:value-type="float" office:value="3.14" calcext:value-type="float">
            <text:p>3,14</text:p>
          </table:table-cell>
          <table:table-cell table:formula="of:=[.G51]/[.A51]" office:value-type="float" office:value="0.0640816326530612" calcext:value-type="float">
            <text:p>0,0640816327</text:p>
          </table:table-cell>
          <table:table-cell table:formula="of:=[.H51]/[.A51]" office:value-type="float" office:value="0.0640816326530612" calcext:value-type="float">
            <text:p>0,0640816327</text:p>
          </table:table-cell>
          <table:table-cell table:formula="of:=[.I51]/[.A51]" office:value-type="float" office:value="0.0640816326530612" calcext:value-type="float">
            <text:p>0,0640816327</text:p>
          </table:table-cell>
          <table:table-cell table:formula="of:=[.G51]/([.A51]*[.A51])" office:value-type="float" office:value="0.00130778842149105" calcext:value-type="float">
            <text:p>0,0013077884</text:p>
          </table:table-cell>
          <table:table-cell table:formula="of:=[.H51]/([.A51]*[.A51])" office:value-type="float" office:value="0.00130778842149105" calcext:value-type="float">
            <text:p>0,0013077884</text:p>
          </table:table-cell>
          <table:table-cell table:formula="of:=[.I51]/([.A51]*[.A51])" office:value-type="float" office:value="0.00130778842149105" calcext:value-type="float">
            <text:p>0,0013077884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2" office:value-type="float" office:value="3.24" calcext:value-type="float">
            <text:p>3,24</text:p>
          </table:table-cell>
          <table:table-cell office:value-type="float" office:value="3.22" calcext:value-type="float">
            <text:p>3,22</text:p>
          </table:table-cell>
          <table:table-cell office:value-type="float" office:value="3.26" calcext:value-type="float">
            <text:p>3,26</text:p>
          </table:table-cell>
          <table:table-cell office:value-type="float" office:value="3.28" calcext:value-type="float">
            <text:p>3,28</text:p>
          </table:table-cell>
          <table:table-cell table:formula="of:=MIN([.B52];[.F52])" office:value-type="float" office:value="3.24" calcext:value-type="float">
            <text:p>3,24</text:p>
          </table:table-cell>
          <table:table-cell table:formula="of:=AVERAGE([.B52];[.F52])" office:value-type="float" office:value="3.26" calcext:value-type="float">
            <text:p>3,26</text:p>
          </table:table-cell>
          <table:table-cell table:formula="of:=MAX([.B52];[.F52])" office:value-type="float" office:value="3.28" calcext:value-type="float">
            <text:p>3,28</text:p>
          </table:table-cell>
          <table:table-cell table:formula="of:=[.G52]/[.A52]" office:value-type="float" office:value="0.0648" calcext:value-type="float">
            <text:p>0,0648</text:p>
          </table:table-cell>
          <table:table-cell table:formula="of:=[.H52]/[.A52]" office:value-type="float" office:value="0.0652" calcext:value-type="float">
            <text:p>0,0652</text:p>
          </table:table-cell>
          <table:table-cell table:formula="of:=[.I52]/[.A52]" office:value-type="float" office:value="0.0656" calcext:value-type="float">
            <text:p>0,0656</text:p>
          </table:table-cell>
          <table:table-cell table:formula="of:=[.G52]/([.A52]*[.A52])" office:value-type="float" office:value="0.001296" calcext:value-type="float">
            <text:p>0,001296</text:p>
          </table:table-cell>
          <table:table-cell table:formula="of:=[.H52]/([.A52]*[.A52])" office:value-type="float" office:value="0.001304" calcext:value-type="float">
            <text:p>0,001304</text:p>
          </table:table-cell>
          <table:table-cell table:formula="of:=[.I52]/([.A52]*[.A52])" office:value-type="float" office:value="0.001312" calcext:value-type="float">
            <text:p>0,001312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number-columns-repeated="3" office:value-type="float" office:value="3.36" calcext:value-type="float">
            <text:p>3,36</text:p>
          </table:table-cell>
          <table:table-cell office:value-type="float" office:value="3.4" calcext:value-type="float">
            <text:p>3,4</text:p>
          </table:table-cell>
          <table:table-cell office:value-type="float" office:value="3.36" calcext:value-type="float">
            <text:p>3,36</text:p>
          </table:table-cell>
          <table:table-cell table:formula="of:=MIN([.B53];[.F53])" office:value-type="float" office:value="3.36" calcext:value-type="float">
            <text:p>3,36</text:p>
          </table:table-cell>
          <table:table-cell table:formula="of:=AVERAGE([.B53];[.F53])" office:value-type="float" office:value="3.36" calcext:value-type="float">
            <text:p>3,36</text:p>
          </table:table-cell>
          <table:table-cell table:formula="of:=MAX([.B53];[.F53])" office:value-type="float" office:value="3.36" calcext:value-type="float">
            <text:p>3,36</text:p>
          </table:table-cell>
          <table:table-cell table:formula="of:=[.G53]/[.A53]" office:value-type="float" office:value="0.0658823529411765" calcext:value-type="float">
            <text:p>0,0658823529</text:p>
          </table:table-cell>
          <table:table-cell table:formula="of:=[.H53]/[.A53]" office:value-type="float" office:value="0.0658823529411765" calcext:value-type="float">
            <text:p>0,0658823529</text:p>
          </table:table-cell>
          <table:table-cell table:formula="of:=[.I53]/[.A53]" office:value-type="float" office:value="0.0658823529411765" calcext:value-type="float">
            <text:p>0,0658823529</text:p>
          </table:table-cell>
          <table:table-cell table:formula="of:=[.G53]/([.A53]*[.A53])" office:value-type="float" office:value="0.00129181084198385" calcext:value-type="float">
            <text:p>0,0012918108</text:p>
          </table:table-cell>
          <table:table-cell table:formula="of:=[.H53]/([.A53]*[.A53])" office:value-type="float" office:value="0.00129181084198385" calcext:value-type="float">
            <text:p>0,0012918108</text:p>
          </table:table-cell>
          <table:table-cell table:formula="of:=[.I53]/([.A53]*[.A53])" office:value-type="float" office:value="0.00129181084198385" calcext:value-type="float">
            <text:p>0,0012918108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3.46" calcext:value-type="float">
            <text:p>3,46</text:p>
          </table:table-cell>
          <table:table-cell table:number-columns-repeated="2" office:value-type="float" office:value="3.48" calcext:value-type="float">
            <text:p>3,48</text:p>
          </table:table-cell>
          <table:table-cell office:value-type="float" office:value="3.46" calcext:value-type="float">
            <text:p>3,46</text:p>
          </table:table-cell>
          <table:table-cell office:value-type="float" office:value="3.48" calcext:value-type="float">
            <text:p>3,48</text:p>
          </table:table-cell>
          <table:table-cell table:formula="of:=MIN([.B54];[.F54])" office:value-type="float" office:value="3.46" calcext:value-type="float">
            <text:p>3,46</text:p>
          </table:table-cell>
          <table:table-cell table:formula="of:=AVERAGE([.B54];[.F54])" office:value-type="float" office:value="3.47" calcext:value-type="float">
            <text:p>3,47</text:p>
          </table:table-cell>
          <table:table-cell table:formula="of:=MAX([.B54];[.F54])" office:value-type="float" office:value="3.48" calcext:value-type="float">
            <text:p>3,48</text:p>
          </table:table-cell>
          <table:table-cell table:formula="of:=[.G54]/[.A54]" office:value-type="float" office:value="0.0665384615384615" calcext:value-type="float">
            <text:p>0,0665384615</text:p>
          </table:table-cell>
          <table:table-cell table:formula="of:=[.H54]/[.A54]" office:value-type="float" office:value="0.0667307692307692" calcext:value-type="float">
            <text:p>0,0667307692</text:p>
          </table:table-cell>
          <table:table-cell table:formula="of:=[.I54]/[.A54]" office:value-type="float" office:value="0.0669230769230769" calcext:value-type="float">
            <text:p>0,0669230769</text:p>
          </table:table-cell>
          <table:table-cell table:formula="of:=[.G54]/([.A54]*[.A54])" office:value-type="float" office:value="0.00127958579881657" calcext:value-type="float">
            <text:p>0,0012795858</text:p>
          </table:table-cell>
          <table:table-cell table:formula="of:=[.H54]/([.A54]*[.A54])" office:value-type="float" office:value="0.00128328402366864" calcext:value-type="float">
            <text:p>0,001283284</text:p>
          </table:table-cell>
          <table:table-cell table:formula="of:=[.I54]/([.A54]*[.A54])" office:value-type="float" office:value="0.00128698224852071" calcext:value-type="float">
            <text:p>0,0012869822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number-columns-repeated="3" office:value-type="float" office:value="3.56" calcext:value-type="float">
            <text:p>3,56</text:p>
          </table:table-cell>
          <table:table-cell table:number-columns-repeated="2" office:value-type="float" office:value="3.58" calcext:value-type="float">
            <text:p>3,58</text:p>
          </table:table-cell>
          <table:table-cell table:formula="of:=MIN([.B55];[.F55])" office:value-type="float" office:value="3.56" calcext:value-type="float">
            <text:p>3,56</text:p>
          </table:table-cell>
          <table:table-cell table:formula="of:=AVERAGE([.B55];[.F55])" office:value-type="float" office:value="3.57" calcext:value-type="float">
            <text:p>3,57</text:p>
          </table:table-cell>
          <table:table-cell table:formula="of:=MAX([.B55];[.F55])" office:value-type="float" office:value="3.58" calcext:value-type="float">
            <text:p>3,58</text:p>
          </table:table-cell>
          <table:table-cell table:formula="of:=[.G55]/[.A55]" office:value-type="float" office:value="0.0671698113207547" calcext:value-type="float">
            <text:p>0,0671698113</text:p>
          </table:table-cell>
          <table:table-cell table:formula="of:=[.H55]/[.A55]" office:value-type="float" office:value="0.0673584905660377" calcext:value-type="float">
            <text:p>0,0673584906</text:p>
          </table:table-cell>
          <table:table-cell table:formula="of:=[.I55]/[.A55]" office:value-type="float" office:value="0.0675471698113208" calcext:value-type="float">
            <text:p>0,0675471698</text:p>
          </table:table-cell>
          <table:table-cell table:formula="of:=[.G55]/([.A55]*[.A55])" office:value-type="float" office:value="0.00126735493058028" calcext:value-type="float">
            <text:p>0,0012673549</text:p>
          </table:table-cell>
          <table:table-cell table:formula="of:=[.H55]/([.A55]*[.A55])" office:value-type="float" office:value="0.00127091491634033" calcext:value-type="float">
            <text:p>0,0012709149</text:p>
          </table:table-cell>
          <table:table-cell table:formula="of:=[.I55]/([.A55]*[.A55])" office:value-type="float" office:value="0.00127447490210039" calcext:value-type="float">
            <text:p>0,0012744749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number-columns-repeated="2" office:value-type="float" office:value="3.68" calcext:value-type="float">
            <text:p>3,68</text:p>
          </table:table-cell>
          <table:table-cell office:value-type="float" office:value="3.72" calcext:value-type="float">
            <text:p>3,72</text:p>
          </table:table-cell>
          <table:table-cell office:value-type="float" office:value="3.7" calcext:value-type="float">
            <text:p>3,7</text:p>
          </table:table-cell>
          <table:table-cell office:value-type="float" office:value="3.68" calcext:value-type="float">
            <text:p>3,68</text:p>
          </table:table-cell>
          <table:table-cell table:formula="of:=MIN([.B56];[.F56])" office:value-type="float" office:value="3.68" calcext:value-type="float">
            <text:p>3,68</text:p>
          </table:table-cell>
          <table:table-cell table:formula="of:=AVERAGE([.B56];[.F56])" office:value-type="float" office:value="3.68" calcext:value-type="float">
            <text:p>3,68</text:p>
          </table:table-cell>
          <table:table-cell table:formula="of:=MAX([.B56];[.F56])" office:value-type="float" office:value="3.68" calcext:value-type="float">
            <text:p>3,68</text:p>
          </table:table-cell>
          <table:table-cell table:formula="of:=[.G56]/[.A56]" office:value-type="float" office:value="0.0681481481481481" calcext:value-type="float">
            <text:p>0,0681481481</text:p>
          </table:table-cell>
          <table:table-cell table:formula="of:=[.H56]/[.A56]" office:value-type="float" office:value="0.0681481481481481" calcext:value-type="float">
            <text:p>0,0681481481</text:p>
          </table:table-cell>
          <table:table-cell table:formula="of:=[.I56]/[.A56]" office:value-type="float" office:value="0.0681481481481481" calcext:value-type="float">
            <text:p>0,0681481481</text:p>
          </table:table-cell>
          <table:table-cell table:formula="of:=[.G56]/([.A56]*[.A56])" office:value-type="float" office:value="0.00126200274348423" calcext:value-type="float">
            <text:p>0,0012620027</text:p>
          </table:table-cell>
          <table:table-cell table:formula="of:=[.H56]/([.A56]*[.A56])" office:value-type="float" office:value="0.00126200274348423" calcext:value-type="float">
            <text:p>0,0012620027</text:p>
          </table:table-cell>
          <table:table-cell table:formula="of:=[.I56]/([.A56]*[.A56])" office:value-type="float" office:value="0.00126200274348423" calcext:value-type="float">
            <text:p>0,0012620027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number-columns-repeated="3" office:value-type="float" office:value="3.78" calcext:value-type="float">
            <text:p>3,78</text:p>
          </table:table-cell>
          <table:table-cell office:value-type="float" office:value="3.8" calcext:value-type="float">
            <text:p>3,8</text:p>
          </table:table-cell>
          <table:table-cell office:value-type="float" office:value="3.82" calcext:value-type="float">
            <text:p>3,82</text:p>
          </table:table-cell>
          <table:table-cell table:formula="of:=MIN([.B57];[.F57])" office:value-type="float" office:value="3.78" calcext:value-type="float">
            <text:p>3,78</text:p>
          </table:table-cell>
          <table:table-cell table:formula="of:=AVERAGE([.B57];[.F57])" office:value-type="float" office:value="3.8" calcext:value-type="float">
            <text:p>3,8</text:p>
          </table:table-cell>
          <table:table-cell table:formula="of:=MAX([.B57];[.F57])" office:value-type="float" office:value="3.82" calcext:value-type="float">
            <text:p>3,82</text:p>
          </table:table-cell>
          <table:table-cell table:formula="of:=[.G57]/[.A57]" office:value-type="float" office:value="0.0687272727272727" calcext:value-type="float">
            <text:p>0,0687272727</text:p>
          </table:table-cell>
          <table:table-cell table:formula="of:=[.H57]/[.A57]" office:value-type="float" office:value="0.0690909090909091" calcext:value-type="float">
            <text:p>0,0690909091</text:p>
          </table:table-cell>
          <table:table-cell table:formula="of:=[.I57]/[.A57]" office:value-type="float" office:value="0.0694545454545455" calcext:value-type="float">
            <text:p>0,0694545455</text:p>
          </table:table-cell>
          <table:table-cell table:formula="of:=[.G57]/([.A57]*[.A57])" office:value-type="float" office:value="0.0012495867768595" calcext:value-type="float">
            <text:p>0,0012495868</text:p>
          </table:table-cell>
          <table:table-cell table:formula="of:=[.H57]/([.A57]*[.A57])" office:value-type="float" office:value="0.00125619834710744" calcext:value-type="float">
            <text:p>0,0012561983</text:p>
          </table:table-cell>
          <table:table-cell table:formula="of:=[.I57]/([.A57]*[.A57])" office:value-type="float" office:value="0.00126280991735537" calcext:value-type="float">
            <text:p>0,0012628099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number-columns-repeated="2" office:value-type="float" office:value="3.9" calcext:value-type="float">
            <text:p>3,9</text:p>
          </table:table-cell>
          <table:table-cell office:value-type="float" office:value="3.94" calcext:value-type="float">
            <text:p>3,94</text:p>
          </table:table-cell>
          <table:table-cell table:number-columns-repeated="2" office:value-type="float" office:value="3.9" calcext:value-type="float">
            <text:p>3,9</text:p>
          </table:table-cell>
          <table:table-cell table:formula="of:=MIN([.B58];[.F58])" office:value-type="float" office:value="3.9" calcext:value-type="float">
            <text:p>3,9</text:p>
          </table:table-cell>
          <table:table-cell table:formula="of:=AVERAGE([.B58];[.F58])" office:value-type="float" office:value="3.9" calcext:value-type="float">
            <text:p>3,9</text:p>
          </table:table-cell>
          <table:table-cell table:formula="of:=MAX([.B58];[.F58])" office:value-type="float" office:value="3.9" calcext:value-type="float">
            <text:p>3,9</text:p>
          </table:table-cell>
          <table:table-cell table:formula="of:=[.G58]/[.A58]" office:value-type="float" office:value="0.0696428571428571" calcext:value-type="float">
            <text:p>0,0696428571</text:p>
          </table:table-cell>
          <table:table-cell table:formula="of:=[.H58]/[.A58]" office:value-type="float" office:value="0.0696428571428571" calcext:value-type="float">
            <text:p>0,0696428571</text:p>
          </table:table-cell>
          <table:table-cell table:formula="of:=[.I58]/[.A58]" office:value-type="float" office:value="0.0696428571428571" calcext:value-type="float">
            <text:p>0,0696428571</text:p>
          </table:table-cell>
          <table:table-cell table:formula="of:=[.G58]/([.A58]*[.A58])" office:value-type="float" office:value="0.00124362244897959" calcext:value-type="float">
            <text:p>0,0012436224</text:p>
          </table:table-cell>
          <table:table-cell table:formula="of:=[.H58]/([.A58]*[.A58])" office:value-type="float" office:value="0.00124362244897959" calcext:value-type="float">
            <text:p>0,0012436224</text:p>
          </table:table-cell>
          <table:table-cell table:formula="of:=[.I58]/([.A58]*[.A58])" office:value-type="float" office:value="0.00124362244897959" calcext:value-type="float">
            <text:p>0,0012436224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4.2" calcext:value-type="float">
            <text:p>4,2</text:p>
          </table:table-cell>
          <table:table-cell table:number-columns-repeated="3" office:value-type="float" office:value="4.02" calcext:value-type="float">
            <text:p>4,02</text:p>
          </table:table-cell>
          <table:table-cell office:value-type="float" office:value="4" calcext:value-type="float">
            <text:p>4</text:p>
          </table:table-cell>
          <table:table-cell table:formula="of:=MIN([.B59];[.F59])" office:value-type="float" office:value="4" calcext:value-type="float">
            <text:p>4</text:p>
          </table:table-cell>
          <table:table-cell table:formula="of:=AVERAGE([.B59];[.F59])" office:value-type="float" office:value="4.1" calcext:value-type="float">
            <text:p>4,1</text:p>
          </table:table-cell>
          <table:table-cell table:formula="of:=MAX([.B59];[.F59])" office:value-type="float" office:value="4.2" calcext:value-type="float">
            <text:p>4,2</text:p>
          </table:table-cell>
          <table:table-cell table:formula="of:=[.G59]/[.A59]" office:value-type="float" office:value="0.0701754385964912" calcext:value-type="float">
            <text:p>0,0701754386</text:p>
          </table:table-cell>
          <table:table-cell table:formula="of:=[.H59]/[.A59]" office:value-type="float" office:value="0.0719298245614035" calcext:value-type="float">
            <text:p>0,0719298246</text:p>
          </table:table-cell>
          <table:table-cell table:formula="of:=[.I59]/[.A59]" office:value-type="float" office:value="0.0736842105263158" calcext:value-type="float">
            <text:p>0,0736842105</text:p>
          </table:table-cell>
          <table:table-cell table:formula="of:=[.G59]/([.A59]*[.A59])" office:value-type="float" office:value="0.00123114804555248" calcext:value-type="float">
            <text:p>0,001231148</text:p>
          </table:table-cell>
          <table:table-cell table:formula="of:=[.H59]/([.A59]*[.A59])" office:value-type="float" office:value="0.00126192674669129" calcext:value-type="float">
            <text:p>0,0012619267</text:p>
          </table:table-cell>
          <table:table-cell table:formula="of:=[.I59]/([.A59]*[.A59])" office:value-type="float" office:value="0.0012927054478301" calcext:value-type="float">
            <text:p>0,0012927054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4.14" calcext:value-type="float">
            <text:p>4,14</text:p>
          </table:table-cell>
          <table:table-cell office:value-type="float" office:value="4.12" calcext:value-type="float">
            <text:p>4,12</text:p>
          </table:table-cell>
          <table:table-cell office:value-type="float" office:value="4.32" calcext:value-type="float">
            <text:p>4,32</text:p>
          </table:table-cell>
          <table:table-cell office:value-type="float" office:value="4.18" calcext:value-type="float">
            <text:p>4,18</text:p>
          </table:table-cell>
          <table:table-cell office:value-type="float" office:value="4.14" calcext:value-type="float">
            <text:p>4,14</text:p>
          </table:table-cell>
          <table:table-cell table:formula="of:=MIN([.B60];[.F60])" office:value-type="float" office:value="4.14" calcext:value-type="float">
            <text:p>4,14</text:p>
          </table:table-cell>
          <table:table-cell table:formula="of:=AVERAGE([.B60];[.F60])" office:value-type="float" office:value="4.14" calcext:value-type="float">
            <text:p>4,14</text:p>
          </table:table-cell>
          <table:table-cell table:formula="of:=MAX([.B60];[.F60])" office:value-type="float" office:value="4.14" calcext:value-type="float">
            <text:p>4,14</text:p>
          </table:table-cell>
          <table:table-cell table:formula="of:=[.G60]/[.A60]" office:value-type="float" office:value="0.0713793103448276" calcext:value-type="float">
            <text:p>0,0713793103</text:p>
          </table:table-cell>
          <table:table-cell table:formula="of:=[.H60]/[.A60]" office:value-type="float" office:value="0.0713793103448276" calcext:value-type="float">
            <text:p>0,0713793103</text:p>
          </table:table-cell>
          <table:table-cell table:formula="of:=[.I60]/[.A60]" office:value-type="float" office:value="0.0713793103448276" calcext:value-type="float">
            <text:p>0,0713793103</text:p>
          </table:table-cell>
          <table:table-cell table:formula="of:=[.G60]/([.A60]*[.A60])" office:value-type="float" office:value="0.00123067776456599" calcext:value-type="float">
            <text:p>0,0012306778</text:p>
          </table:table-cell>
          <table:table-cell table:formula="of:=[.H60]/([.A60]*[.A60])" office:value-type="float" office:value="0.00123067776456599" calcext:value-type="float">
            <text:p>0,0012306778</text:p>
          </table:table-cell>
          <table:table-cell table:formula="of:=[.I60]/([.A60]*[.A60])" office:value-type="float" office:value="0.00123067776456599" calcext:value-type="float">
            <text:p>0,0012306778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number-columns-repeated="2" office:value-type="float" office:value="4.22" calcext:value-type="float">
            <text:p>4,22</text:p>
          </table:table-cell>
          <table:table-cell office:value-type="float" office:value="4.26" calcext:value-type="float">
            <text:p>4,26</text:p>
          </table:table-cell>
          <table:table-cell table:number-columns-repeated="2" office:value-type="float" office:value="4.3" calcext:value-type="float">
            <text:p>4,3</text:p>
          </table:table-cell>
          <table:table-cell table:formula="of:=MIN([.B61];[.F61])" office:value-type="float" office:value="4.22" calcext:value-type="float">
            <text:p>4,22</text:p>
          </table:table-cell>
          <table:table-cell table:formula="of:=AVERAGE([.B61];[.F61])" office:value-type="float" office:value="4.26" calcext:value-type="float">
            <text:p>4,26</text:p>
          </table:table-cell>
          <table:table-cell table:formula="of:=MAX([.B61];[.F61])" office:value-type="float" office:value="4.3" calcext:value-type="float">
            <text:p>4,3</text:p>
          </table:table-cell>
          <table:table-cell table:formula="of:=[.G61]/[.A61]" office:value-type="float" office:value="0.0715254237288136" calcext:value-type="float">
            <text:p>0,0715254237</text:p>
          </table:table-cell>
          <table:table-cell table:formula="of:=[.H61]/[.A61]" office:value-type="float" office:value="0.0722033898305085" calcext:value-type="float">
            <text:p>0,0722033898</text:p>
          </table:table-cell>
          <table:table-cell table:formula="of:=[.I61]/[.A61]" office:value-type="float" office:value="0.0728813559322034" calcext:value-type="float">
            <text:p>0,0728813559</text:p>
          </table:table-cell>
          <table:table-cell table:formula="of:=[.G61]/([.A61]*[.A61])" office:value-type="float" office:value="0.00121229531743752" calcext:value-type="float">
            <text:p>0,0012122953</text:p>
          </table:table-cell>
          <table:table-cell table:formula="of:=[.H61]/([.A61]*[.A61])" office:value-type="float" office:value="0.0012237862683137" calcext:value-type="float">
            <text:p>0,0012237863</text:p>
          </table:table-cell>
          <table:table-cell table:formula="of:=[.I61]/([.A61]*[.A61])" office:value-type="float" office:value="0.00123527721918989" calcext:value-type="float">
            <text:p>0,0012352772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2" office:value-type="float" office:value="4.34" calcext:value-type="float">
            <text:p>4,34</text:p>
          </table:table-cell>
          <table:table-cell office:value-type="float" office:value="4.36" calcext:value-type="float">
            <text:p>4,36</text:p>
          </table:table-cell>
          <table:table-cell office:value-type="float" office:value="4.42" calcext:value-type="float">
            <text:p>4,42</text:p>
          </table:table-cell>
          <table:table-cell office:value-type="float" office:value="4.36" calcext:value-type="float">
            <text:p>4,36</text:p>
          </table:table-cell>
          <table:table-cell table:formula="of:=MIN([.B62];[.F62])" office:value-type="float" office:value="4.34" calcext:value-type="float">
            <text:p>4,34</text:p>
          </table:table-cell>
          <table:table-cell table:formula="of:=AVERAGE([.B62];[.F62])" office:value-type="float" office:value="4.35" calcext:value-type="float">
            <text:p>4,35</text:p>
          </table:table-cell>
          <table:table-cell table:formula="of:=MAX([.B62];[.F62])" office:value-type="float" office:value="4.36" calcext:value-type="float">
            <text:p>4,36</text:p>
          </table:table-cell>
          <table:table-cell table:formula="of:=[.G62]/[.A62]" office:value-type="float" office:value="0.0723333333333333" calcext:value-type="float">
            <text:p>0,0723333333</text:p>
          </table:table-cell>
          <table:table-cell table:formula="of:=[.H62]/[.A62]" office:value-type="float" office:value="0.0725" calcext:value-type="float">
            <text:p>0,0725</text:p>
          </table:table-cell>
          <table:table-cell table:formula="of:=[.I62]/[.A62]" office:value-type="float" office:value="0.0726666666666667" calcext:value-type="float">
            <text:p>0,0726666667</text:p>
          </table:table-cell>
          <table:table-cell table:formula="of:=[.G62]/([.A62]*[.A62])" office:value-type="float" office:value="0.00120555555555556" calcext:value-type="float">
            <text:p>0,0012055556</text:p>
          </table:table-cell>
          <table:table-cell table:formula="of:=[.H62]/([.A62]*[.A62])" office:value-type="float" office:value="0.00120833333333333" calcext:value-type="float">
            <text:p>0,0012083333</text:p>
          </table:table-cell>
          <table:table-cell table:formula="of:=[.I62]/([.A62]*[.A62])" office:value-type="float" office:value="0.00121111111111111" calcext:value-type="float">
            <text:p>0,0012111111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4.48" calcext:value-type="float">
            <text:p>4,48</text:p>
          </table:table-cell>
          <table:table-cell office:value-type="float" office:value="4.46" calcext:value-type="float">
            <text:p>4,46</text:p>
          </table:table-cell>
          <table:table-cell office:value-type="float" office:value="4.52" calcext:value-type="float">
            <text:p>4,52</text:p>
          </table:table-cell>
          <table:table-cell office:value-type="float" office:value="4.8" calcext:value-type="float">
            <text:p>4,8</text:p>
          </table:table-cell>
          <table:table-cell office:value-type="float" office:value="4.94" calcext:value-type="float">
            <text:p>4,94</text:p>
          </table:table-cell>
          <table:table-cell table:formula="of:=MIN([.B63];[.F63])" office:value-type="float" office:value="4.48" calcext:value-type="float">
            <text:p>4,48</text:p>
          </table:table-cell>
          <table:table-cell table:formula="of:=AVERAGE([.B63];[.F63])" office:value-type="float" office:value="4.71" calcext:value-type="float">
            <text:p>4,71</text:p>
          </table:table-cell>
          <table:table-cell table:formula="of:=MAX([.B63];[.F63])" office:value-type="float" office:value="4.94" calcext:value-type="float">
            <text:p>4,94</text:p>
          </table:table-cell>
          <table:table-cell table:formula="of:=[.G63]/[.A63]" office:value-type="float" office:value="0.0734426229508197" calcext:value-type="float">
            <text:p>0,073442623</text:p>
          </table:table-cell>
          <table:table-cell table:formula="of:=[.H63]/[.A63]" office:value-type="float" office:value="0.0772131147540984" calcext:value-type="float">
            <text:p>0,0772131148</text:p>
          </table:table-cell>
          <table:table-cell table:formula="of:=[.I63]/[.A63]" office:value-type="float" office:value="0.080983606557377" calcext:value-type="float">
            <text:p>0,0809836066</text:p>
          </table:table-cell>
          <table:table-cell table:formula="of:=[.G63]/([.A63]*[.A63])" office:value-type="float" office:value="0.00120397742542327" calcext:value-type="float">
            <text:p>0,0012039774</text:p>
          </table:table-cell>
          <table:table-cell table:formula="of:=[.H63]/([.A63]*[.A63])" office:value-type="float" office:value="0.00126578876646063" calcext:value-type="float">
            <text:p>0,0012657888</text:p>
          </table:table-cell>
          <table:table-cell table:formula="of:=[.I63]/([.A63]*[.A63])" office:value-type="float" office:value="0.00132760010749798" calcext:value-type="float">
            <text:p>0,0013276001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4.56" calcext:value-type="float">
            <text:p>4,56</text:p>
          </table:table-cell>
          <table:table-cell office:value-type="float" office:value="4.6" calcext:value-type="float">
            <text:p>4,6</text:p>
          </table:table-cell>
          <table:table-cell office:value-type="float" office:value="4.42" calcext:value-type="float">
            <text:p>4,42</text:p>
          </table:table-cell>
          <table:table-cell office:value-type="float" office:value="4.62" calcext:value-type="float">
            <text:p>4,62</text:p>
          </table:table-cell>
          <table:table-cell office:value-type="float" office:value="4.6" calcext:value-type="float">
            <text:p>4,6</text:p>
          </table:table-cell>
          <table:table-cell table:formula="of:=MIN([.B64];[.F64])" office:value-type="float" office:value="4.56" calcext:value-type="float">
            <text:p>4,56</text:p>
          </table:table-cell>
          <table:table-cell table:formula="of:=AVERAGE([.B64];[.F64])" office:value-type="float" office:value="4.58" calcext:value-type="float">
            <text:p>4,58</text:p>
          </table:table-cell>
          <table:table-cell table:formula="of:=MAX([.B64];[.F64])" office:value-type="float" office:value="4.6" calcext:value-type="float">
            <text:p>4,6</text:p>
          </table:table-cell>
          <table:table-cell table:formula="of:=[.G64]/[.A64]" office:value-type="float" office:value="0.0735483870967742" calcext:value-type="float">
            <text:p>0,0735483871</text:p>
          </table:table-cell>
          <table:table-cell table:formula="of:=[.H64]/[.A64]" office:value-type="float" office:value="0.0738709677419355" calcext:value-type="float">
            <text:p>0,0738709677</text:p>
          </table:table-cell>
          <table:table-cell table:formula="of:=[.I64]/[.A64]" office:value-type="float" office:value="0.0741935483870968" calcext:value-type="float">
            <text:p>0,0741935484</text:p>
          </table:table-cell>
          <table:table-cell table:formula="of:=[.G64]/([.A64]*[.A64])" office:value-type="float" office:value="0.00118626430801249" calcext:value-type="float">
            <text:p>0,0011862643</text:p>
          </table:table-cell>
          <table:table-cell table:formula="of:=[.H64]/([.A64]*[.A64])" office:value-type="float" office:value="0.00119146722164412" calcext:value-type="float">
            <text:p>0,0011914672</text:p>
          </table:table-cell>
          <table:table-cell table:formula="of:=[.I64]/([.A64]*[.A64])" office:value-type="float" office:value="0.00119667013527575" calcext:value-type="float">
            <text:p>0,0011966701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4.56" calcext:value-type="float">
            <text:p>4,56</text:p>
          </table:table-cell>
          <table:table-cell office:value-type="float" office:value="4.68" calcext:value-type="float">
            <text:p>4,68</text:p>
          </table:table-cell>
          <table:table-cell office:value-type="float" office:value="5.64" calcext:value-type="float">
            <text:p>5,64</text:p>
          </table:table-cell>
          <table:table-cell office:value-type="float" office:value="4.74" calcext:value-type="float">
            <text:p>4,74</text:p>
          </table:table-cell>
          <table:table-cell office:value-type="float" office:value="4.72" calcext:value-type="float">
            <text:p>4,72</text:p>
          </table:table-cell>
          <table:table-cell table:formula="of:=MIN([.B65];[.F65])" office:value-type="float" office:value="4.56" calcext:value-type="float">
            <text:p>4,56</text:p>
          </table:table-cell>
          <table:table-cell table:formula="of:=AVERAGE([.B65];[.F65])" office:value-type="float" office:value="4.64" calcext:value-type="float">
            <text:p>4,64</text:p>
          </table:table-cell>
          <table:table-cell table:formula="of:=MAX([.B65];[.F65])" office:value-type="float" office:value="4.72" calcext:value-type="float">
            <text:p>4,72</text:p>
          </table:table-cell>
          <table:table-cell table:formula="of:=[.G65]/[.A65]" office:value-type="float" office:value="0.0723809523809524" calcext:value-type="float">
            <text:p>0,0723809524</text:p>
          </table:table-cell>
          <table:table-cell table:formula="of:=[.H65]/[.A65]" office:value-type="float" office:value="0.0736507936507937" calcext:value-type="float">
            <text:p>0,0736507937</text:p>
          </table:table-cell>
          <table:table-cell table:formula="of:=[.I65]/[.A65]" office:value-type="float" office:value="0.0749206349206349" calcext:value-type="float">
            <text:p>0,0749206349</text:p>
          </table:table-cell>
          <table:table-cell table:formula="of:=[.G65]/([.A65]*[.A65])" office:value-type="float" office:value="0.00114890400604686" calcext:value-type="float">
            <text:p>0,001148904</text:p>
          </table:table-cell>
          <table:table-cell table:formula="of:=[.H65]/([.A65]*[.A65])" office:value-type="float" office:value="0.00116906021667926" calcext:value-type="float">
            <text:p>0,0011690602</text:p>
          </table:table-cell>
          <table:table-cell table:formula="of:=[.I65]/([.A65]*[.A65])" office:value-type="float" office:value="0.00118921642731167" calcext:value-type="float">
            <text:p>0,0011892164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4.88" calcext:value-type="float">
            <text:p>4,88</text:p>
          </table:table-cell>
          <table:table-cell office:value-type="float" office:value="4.8" calcext:value-type="float">
            <text:p>4,8</text:p>
          </table:table-cell>
          <table:table-cell office:value-type="float" office:value="4.9" calcext:value-type="float">
            <text:p>4,9</text:p>
          </table:table-cell>
          <table:table-cell office:value-type="float" office:value="4.88" calcext:value-type="float">
            <text:p>4,88</text:p>
          </table:table-cell>
          <table:table-cell office:value-type="float" office:value="4.82" calcext:value-type="float">
            <text:p>4,82</text:p>
          </table:table-cell>
          <table:table-cell table:formula="of:=MIN([.B66];[.F66])" office:value-type="float" office:value="4.82" calcext:value-type="float">
            <text:p>4,82</text:p>
          </table:table-cell>
          <table:table-cell table:formula="of:=AVERAGE([.B66];[.F66])" office:value-type="float" office:value="4.85" calcext:value-type="float">
            <text:p>4,85</text:p>
          </table:table-cell>
          <table:table-cell table:formula="of:=MAX([.B66];[.F66])" office:value-type="float" office:value="4.88" calcext:value-type="float">
            <text:p>4,88</text:p>
          </table:table-cell>
          <table:table-cell table:formula="of:=[.G66]/[.A66]" office:value-type="float" office:value="0.0753125" calcext:value-type="float">
            <text:p>0,0753125</text:p>
          </table:table-cell>
          <table:table-cell table:formula="of:=[.H66]/[.A66]" office:value-type="float" office:value="0.07578125" calcext:value-type="float">
            <text:p>0,07578125</text:p>
          </table:table-cell>
          <table:table-cell table:formula="of:=[.I66]/[.A66]" office:value-type="float" office:value="0.07625" calcext:value-type="float">
            <text:p>0,07625</text:p>
          </table:table-cell>
          <table:table-cell table:formula="of:=[.G66]/([.A66]*[.A66])" office:value-type="float" office:value="0.0011767578125" calcext:value-type="float">
            <text:p>0,0011767578</text:p>
          </table:table-cell>
          <table:table-cell table:formula="of:=[.H66]/([.A66]*[.A66])" office:value-type="float" office:value="0.00118408203125" calcext:value-type="float">
            <text:p>0,001184082</text:p>
          </table:table-cell>
          <table:table-cell table:formula="of:=[.I66]/([.A66]*[.A66])" office:value-type="float" office:value="0.00119140625" calcext:value-type="float">
            <text:p>0,0011914063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4.98" calcext:value-type="float">
            <text:p>4,98</text:p>
          </table:table-cell>
          <table:table-cell office:value-type="float" office:value="5.2" calcext:value-type="float">
            <text:p>5,2</text:p>
          </table:table-cell>
          <table:table-cell office:value-type="float" office:value="4.98" calcext:value-type="float">
            <text:p>4,9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MIN([.B67];[.F67])" office:value-type="float" office:value="4.98" calcext:value-type="float">
            <text:p>4,98</text:p>
          </table:table-cell>
          <table:table-cell table:formula="of:=AVERAGE([.B67];[.F67])" office:value-type="float" office:value="4.99" calcext:value-type="float">
            <text:p>4,99</text:p>
          </table:table-cell>
          <table:table-cell table:formula="of:=MAX([.B67];[.F67])" office:value-type="float" office:value="5" calcext:value-type="float">
            <text:p>5</text:p>
          </table:table-cell>
          <table:table-cell table:formula="of:=[.G67]/[.A67]" office:value-type="float" office:value="0.0766153846153846" calcext:value-type="float">
            <text:p>0,0766153846</text:p>
          </table:table-cell>
          <table:table-cell table:formula="of:=[.H67]/[.A67]" office:value-type="float" office:value="0.0767692307692308" calcext:value-type="float">
            <text:p>0,0767692308</text:p>
          </table:table-cell>
          <table:table-cell table:formula="of:=[.I67]/[.A67]" office:value-type="float" office:value="0.0769230769230769" calcext:value-type="float">
            <text:p>0,0769230769</text:p>
          </table:table-cell>
          <table:table-cell table:formula="of:=[.G67]/([.A67]*[.A67])" office:value-type="float" office:value="0.00117869822485207" calcext:value-type="float">
            <text:p>0,0011786982</text:p>
          </table:table-cell>
          <table:table-cell table:formula="of:=[.H67]/([.A67]*[.A67])" office:value-type="float" office:value="0.0011810650887574" calcext:value-type="float">
            <text:p>0,0011810651</text:p>
          </table:table-cell>
          <table:table-cell table:formula="of:=[.I67]/([.A67]*[.A67])" office:value-type="float" office:value="0.00118343195266272" calcext:value-type="float">
            <text:p>0,001183432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5.12" calcext:value-type="float">
            <text:p>5,12</text:p>
          </table:table-cell>
          <table:table-cell office:value-type="float" office:value="5.14" calcext:value-type="float">
            <text:p>5,14</text:p>
          </table:table-cell>
          <table:table-cell table:number-columns-repeated="3" office:value-type="float" office:value="5.12" calcext:value-type="float">
            <text:p>5,12</text:p>
          </table:table-cell>
          <table:table-cell table:formula="of:=MIN([.B68];[.F68])" office:value-type="float" office:value="5.12" calcext:value-type="float">
            <text:p>5,12</text:p>
          </table:table-cell>
          <table:table-cell table:formula="of:=AVERAGE([.B68];[.F68])" office:value-type="float" office:value="5.12" calcext:value-type="float">
            <text:p>5,12</text:p>
          </table:table-cell>
          <table:table-cell table:formula="of:=MAX([.B68];[.F68])" office:value-type="float" office:value="5.12" calcext:value-type="float">
            <text:p>5,12</text:p>
          </table:table-cell>
          <table:table-cell table:formula="of:=[.G68]/[.A68]" office:value-type="float" office:value="0.0775757575757576" calcext:value-type="float">
            <text:p>0,0775757576</text:p>
          </table:table-cell>
          <table:table-cell table:formula="of:=[.H68]/[.A68]" office:value-type="float" office:value="0.0775757575757576" calcext:value-type="float">
            <text:p>0,0775757576</text:p>
          </table:table-cell>
          <table:table-cell table:formula="of:=[.I68]/[.A68]" office:value-type="float" office:value="0.0775757575757576" calcext:value-type="float">
            <text:p>0,0775757576</text:p>
          </table:table-cell>
          <table:table-cell table:formula="of:=[.G68]/([.A68]*[.A68])" office:value-type="float" office:value="0.00117539026629936" calcext:value-type="float">
            <text:p>0,0011753903</text:p>
          </table:table-cell>
          <table:table-cell table:formula="of:=[.H68]/([.A68]*[.A68])" office:value-type="float" office:value="0.00117539026629936" calcext:value-type="float">
            <text:p>0,0011753903</text:p>
          </table:table-cell>
          <table:table-cell table:formula="of:=[.I68]/([.A68]*[.A68])" office:value-type="float" office:value="0.00117539026629936" calcext:value-type="float">
            <text:p>0,0011753903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5.26" calcext:value-type="float">
            <text:p>5,26</text:p>
          </table:table-cell>
          <table:table-cell table:number-columns-repeated="2" office:value-type="float" office:value="5.24" calcext:value-type="float">
            <text:p>5,24</text:p>
          </table:table-cell>
          <table:table-cell office:value-type="float" office:value="5.4" calcext:value-type="float">
            <text:p>5,4</text:p>
          </table:table-cell>
          <table:table-cell office:value-type="float" office:value="5.26" calcext:value-type="float">
            <text:p>5,26</text:p>
          </table:table-cell>
          <table:table-cell table:formula="of:=MIN([.B69];[.F69])" office:value-type="float" office:value="5.26" calcext:value-type="float">
            <text:p>5,26</text:p>
          </table:table-cell>
          <table:table-cell table:formula="of:=AVERAGE([.B69];[.F69])" office:value-type="float" office:value="5.26" calcext:value-type="float">
            <text:p>5,26</text:p>
          </table:table-cell>
          <table:table-cell table:formula="of:=MAX([.B69];[.F69])" office:value-type="float" office:value="5.26" calcext:value-type="float">
            <text:p>5,26</text:p>
          </table:table-cell>
          <table:table-cell table:formula="of:=[.G69]/[.A69]" office:value-type="float" office:value="0.0785074626865672" calcext:value-type="float">
            <text:p>0,0785074627</text:p>
          </table:table-cell>
          <table:table-cell table:formula="of:=[.H69]/[.A69]" office:value-type="float" office:value="0.0785074626865672" calcext:value-type="float">
            <text:p>0,0785074627</text:p>
          </table:table-cell>
          <table:table-cell table:formula="of:=[.I69]/[.A69]" office:value-type="float" office:value="0.0785074626865672" calcext:value-type="float">
            <text:p>0,0785074627</text:p>
          </table:table-cell>
          <table:table-cell table:formula="of:=[.G69]/([.A69]*[.A69])" office:value-type="float" office:value="0.00117175317442638" calcext:value-type="float">
            <text:p>0,0011717532</text:p>
          </table:table-cell>
          <table:table-cell table:formula="of:=[.H69]/([.A69]*[.A69])" office:value-type="float" office:value="0.00117175317442638" calcext:value-type="float">
            <text:p>0,0011717532</text:p>
          </table:table-cell>
          <table:table-cell table:formula="of:=[.I69]/([.A69]*[.A69])" office:value-type="float" office:value="0.00117175317442638" calcext:value-type="float">
            <text:p>0,0011717532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5.34" calcext:value-type="float">
            <text:p>5,34</text:p>
          </table:table-cell>
          <table:table-cell office:value-type="float" office:value="5.36" calcext:value-type="float">
            <text:p>5,36</text:p>
          </table:table-cell>
          <table:table-cell office:value-type="float" office:value="5.34" calcext:value-type="float">
            <text:p>5,34</text:p>
          </table:table-cell>
          <table:table-cell office:value-type="float" office:value="5.36" calcext:value-type="float">
            <text:p>5,36</text:p>
          </table:table-cell>
          <table:table-cell office:value-type="float" office:value="5.34" calcext:value-type="float">
            <text:p>5,34</text:p>
          </table:table-cell>
          <table:table-cell table:formula="of:=MIN([.B70];[.F70])" office:value-type="float" office:value="5.34" calcext:value-type="float">
            <text:p>5,34</text:p>
          </table:table-cell>
          <table:table-cell table:formula="of:=AVERAGE([.B70];[.F70])" office:value-type="float" office:value="5.34" calcext:value-type="float">
            <text:p>5,34</text:p>
          </table:table-cell>
          <table:table-cell table:formula="of:=MAX([.B70];[.F70])" office:value-type="float" office:value="5.34" calcext:value-type="float">
            <text:p>5,34</text:p>
          </table:table-cell>
          <table:table-cell table:formula="of:=[.G70]/[.A70]" office:value-type="float" office:value="0.0785294117647059" calcext:value-type="float">
            <text:p>0,0785294118</text:p>
          </table:table-cell>
          <table:table-cell table:formula="of:=[.H70]/[.A70]" office:value-type="float" office:value="0.0785294117647059" calcext:value-type="float">
            <text:p>0,0785294118</text:p>
          </table:table-cell>
          <table:table-cell table:formula="of:=[.I70]/[.A70]" office:value-type="float" office:value="0.0785294117647059" calcext:value-type="float">
            <text:p>0,0785294118</text:p>
          </table:table-cell>
          <table:table-cell table:formula="of:=[.G70]/([.A70]*[.A70])" office:value-type="float" office:value="0.00115484429065744" calcext:value-type="float">
            <text:p>0,0011548443</text:p>
          </table:table-cell>
          <table:table-cell table:formula="of:=[.H70]/([.A70]*[.A70])" office:value-type="float" office:value="0.00115484429065744" calcext:value-type="float">
            <text:p>0,0011548443</text:p>
          </table:table-cell>
          <table:table-cell table:formula="of:=[.I70]/([.A70]*[.A70])" office:value-type="float" office:value="0.00115484429065744" calcext:value-type="float">
            <text:p>0,0011548443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5.52" calcext:value-type="float">
            <text:p>5,52</text:p>
          </table:table-cell>
          <table:table-cell office:value-type="float" office:value="5.72" calcext:value-type="float">
            <text:p>5,72</text:p>
          </table:table-cell>
          <table:table-cell office:value-type="float" office:value="5.6" calcext:value-type="float">
            <text:p>5,6</text:p>
          </table:table-cell>
          <table:table-cell office:value-type="float" office:value="5.62" calcext:value-type="float">
            <text:p>5,62</text:p>
          </table:table-cell>
          <table:table-cell office:value-type="float" office:value="5.52" calcext:value-type="float">
            <text:p>5,52</text:p>
          </table:table-cell>
          <table:table-cell table:formula="of:=MIN([.B71];[.F71])" office:value-type="float" office:value="5.52" calcext:value-type="float">
            <text:p>5,52</text:p>
          </table:table-cell>
          <table:table-cell table:formula="of:=AVERAGE([.B71];[.F71])" office:value-type="float" office:value="5.52" calcext:value-type="float">
            <text:p>5,52</text:p>
          </table:table-cell>
          <table:table-cell table:formula="of:=MAX([.B71];[.F71])" office:value-type="float" office:value="5.52" calcext:value-type="float">
            <text:p>5,52</text:p>
          </table:table-cell>
          <table:table-cell table:formula="of:=[.G71]/[.A71]" office:value-type="float" office:value="0.08" calcext:value-type="float">
            <text:p>0,08</text:p>
          </table:table-cell>
          <table:table-cell table:formula="of:=[.H71]/[.A71]" office:value-type="float" office:value="0.08" calcext:value-type="float">
            <text:p>0,08</text:p>
          </table:table-cell>
          <table:table-cell table:formula="of:=[.I71]/[.A71]" office:value-type="float" office:value="0.08" calcext:value-type="float">
            <text:p>0,08</text:p>
          </table:table-cell>
          <table:table-cell table:formula="of:=[.G71]/([.A71]*[.A71])" office:value-type="float" office:value="0.00115942028985507" calcext:value-type="float">
            <text:p>0,0011594203</text:p>
          </table:table-cell>
          <table:table-cell table:formula="of:=[.H71]/([.A71]*[.A71])" office:value-type="float" office:value="0.00115942028985507" calcext:value-type="float">
            <text:p>0,0011594203</text:p>
          </table:table-cell>
          <table:table-cell table:formula="of:=[.I71]/([.A71]*[.A71])" office:value-type="float" office:value="0.00115942028985507" calcext:value-type="float">
            <text:p>0,0011594203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5.62" calcext:value-type="float">
            <text:p>5,62</text:p>
          </table:table-cell>
          <table:table-cell office:value-type="float" office:value="5.94" calcext:value-type="float">
            <text:p>5,94</text:p>
          </table:table-cell>
          <table:table-cell table:number-columns-repeated="2" office:value-type="float" office:value="5.64" calcext:value-type="float">
            <text:p>5,64</text:p>
          </table:table-cell>
          <table:table-cell office:value-type="float" office:value="5.82" calcext:value-type="float">
            <text:p>5,82</text:p>
          </table:table-cell>
          <table:table-cell table:formula="of:=MIN([.B72];[.F72])" office:value-type="float" office:value="5.62" calcext:value-type="float">
            <text:p>5,62</text:p>
          </table:table-cell>
          <table:table-cell table:formula="of:=AVERAGE([.B72];[.F72])" office:value-type="float" office:value="5.72" calcext:value-type="float">
            <text:p>5,72</text:p>
          </table:table-cell>
          <table:table-cell table:formula="of:=MAX([.B72];[.F72])" office:value-type="float" office:value="5.82" calcext:value-type="float">
            <text:p>5,82</text:p>
          </table:table-cell>
          <table:table-cell table:formula="of:=[.G72]/[.A72]" office:value-type="float" office:value="0.0802857142857143" calcext:value-type="float">
            <text:p>0,0802857143</text:p>
          </table:table-cell>
          <table:table-cell table:formula="of:=[.H72]/[.A72]" office:value-type="float" office:value="0.0817142857142857" calcext:value-type="float">
            <text:p>0,0817142857</text:p>
          </table:table-cell>
          <table:table-cell table:formula="of:=[.I72]/[.A72]" office:value-type="float" office:value="0.0831428571428571" calcext:value-type="float">
            <text:p>0,0831428571</text:p>
          </table:table-cell>
          <table:table-cell table:formula="of:=[.G72]/([.A72]*[.A72])" office:value-type="float" office:value="0.0011469387755102" calcext:value-type="float">
            <text:p>0,0011469388</text:p>
          </table:table-cell>
          <table:table-cell table:formula="of:=[.H72]/([.A72]*[.A72])" office:value-type="float" office:value="0.00116734693877551" calcext:value-type="float">
            <text:p>0,0011673469</text:p>
          </table:table-cell>
          <table:table-cell table:formula="of:=[.I72]/([.A72]*[.A72])" office:value-type="float" office:value="0.00118775510204082" calcext:value-type="float">
            <text:p>0,0011877551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5.8" calcext:value-type="float">
            <text:p>5,8</text:p>
          </table:table-cell>
          <table:table-cell office:value-type="float" office:value="5.84" calcext:value-type="float">
            <text:p>5,84</text:p>
          </table:table-cell>
          <table:table-cell office:value-type="float" office:value="5.82" calcext:value-type="float">
            <text:p>5,82</text:p>
          </table:table-cell>
          <table:table-cell office:value-type="float" office:value="5.88" calcext:value-type="float">
            <text:p>5,88</text:p>
          </table:table-cell>
          <table:table-cell office:value-type="float" office:value="5.84" calcext:value-type="float">
            <text:p>5,84</text:p>
          </table:table-cell>
          <table:table-cell table:formula="of:=MIN([.B73];[.F73])" office:value-type="float" office:value="5.8" calcext:value-type="float">
            <text:p>5,8</text:p>
          </table:table-cell>
          <table:table-cell table:formula="of:=AVERAGE([.B73];[.F73])" office:value-type="float" office:value="5.82" calcext:value-type="float">
            <text:p>5,82</text:p>
          </table:table-cell>
          <table:table-cell table:formula="of:=MAX([.B73];[.F73])" office:value-type="float" office:value="5.84" calcext:value-type="float">
            <text:p>5,84</text:p>
          </table:table-cell>
          <table:table-cell table:formula="of:=[.G73]/[.A73]" office:value-type="float" office:value="0.0816901408450704" calcext:value-type="float">
            <text:p>0,0816901408</text:p>
          </table:table-cell>
          <table:table-cell table:formula="of:=[.H73]/[.A73]" office:value-type="float" office:value="0.0819718309859155" calcext:value-type="float">
            <text:p>0,081971831</text:p>
          </table:table-cell>
          <table:table-cell table:formula="of:=[.I73]/[.A73]" office:value-type="float" office:value="0.0822535211267606" calcext:value-type="float">
            <text:p>0,0822535211</text:p>
          </table:table-cell>
          <table:table-cell table:formula="of:=[.G73]/([.A73]*[.A73])" office:value-type="float" office:value="0.00115056536401508" calcext:value-type="float">
            <text:p>0,0011505654</text:p>
          </table:table-cell>
          <table:table-cell table:formula="of:=[.H73]/([.A73]*[.A73])" office:value-type="float" office:value="0.00115453283078754" calcext:value-type="float">
            <text:p>0,0011545328</text:p>
          </table:table-cell>
          <table:table-cell table:formula="of:=[.I73]/([.A73]*[.A73])" office:value-type="float" office:value="0.00115850029756001" calcext:value-type="float">
            <text:p>0,0011585003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5.9" calcext:value-type="float">
            <text:p>5,9</text:p>
          </table:table-cell>
          <table:table-cell office:value-type="float" office:value="5.88" calcext:value-type="float">
            <text:p>5,88</text:p>
          </table:table-cell>
          <table:table-cell office:value-type="float" office:value="5.96" calcext:value-type="float">
            <text:p>5,96</text:p>
          </table:table-cell>
          <table:table-cell office:value-type="float" office:value="5.92" calcext:value-type="float">
            <text:p>5,92</text:p>
          </table:table-cell>
          <table:table-cell office:value-type="float" office:value="5.88" calcext:value-type="float">
            <text:p>5,88</text:p>
          </table:table-cell>
          <table:table-cell table:formula="of:=MIN([.B74];[.F74])" office:value-type="float" office:value="5.88" calcext:value-type="float">
            <text:p>5,88</text:p>
          </table:table-cell>
          <table:table-cell table:formula="of:=AVERAGE([.B74];[.F74])" office:value-type="float" office:value="5.89" calcext:value-type="float">
            <text:p>5,89</text:p>
          </table:table-cell>
          <table:table-cell table:formula="of:=MAX([.B74];[.F74])" office:value-type="float" office:value="5.9" calcext:value-type="float">
            <text:p>5,9</text:p>
          </table:table-cell>
          <table:table-cell table:formula="of:=[.G74]/[.A74]" office:value-type="float" office:value="0.0816666666666667" calcext:value-type="float">
            <text:p>0,0816666667</text:p>
          </table:table-cell>
          <table:table-cell table:formula="of:=[.H74]/[.A74]" office:value-type="float" office:value="0.0818055555555556" calcext:value-type="float">
            <text:p>0,0818055556</text:p>
          </table:table-cell>
          <table:table-cell table:formula="of:=[.I74]/[.A74]" office:value-type="float" office:value="0.0819444444444444" calcext:value-type="float">
            <text:p>0,0819444444</text:p>
          </table:table-cell>
          <table:table-cell table:formula="of:=[.G74]/([.A74]*[.A74])" office:value-type="float" office:value="0.00113425925925926" calcext:value-type="float">
            <text:p>0,0011342593</text:p>
          </table:table-cell>
          <table:table-cell table:formula="of:=[.H74]/([.A74]*[.A74])" office:value-type="float" office:value="0.00113618827160494" calcext:value-type="float">
            <text:p>0,0011361883</text:p>
          </table:table-cell>
          <table:table-cell table:formula="of:=[.I74]/([.A74]*[.A74])" office:value-type="float" office:value="0.00113811728395062" calcext:value-type="float">
            <text:p>0,0011381173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number-columns-repeated="3" office:value-type="float" office:value="6.04" calcext:value-type="float">
            <text:p>6,04</text:p>
          </table:table-cell>
          <table:table-cell office:value-type="float" office:value="6.08" calcext:value-type="float">
            <text:p>6,08</text:p>
          </table:table-cell>
          <table:table-cell office:value-type="float" office:value="6.02" calcext:value-type="float">
            <text:p>6,02</text:p>
          </table:table-cell>
          <table:table-cell table:formula="of:=MIN([.B75];[.F75])" office:value-type="float" office:value="6.02" calcext:value-type="float">
            <text:p>6,02</text:p>
          </table:table-cell>
          <table:table-cell table:formula="of:=AVERAGE([.B75];[.F75])" office:value-type="float" office:value="6.03" calcext:value-type="float">
            <text:p>6,03</text:p>
          </table:table-cell>
          <table:table-cell table:formula="of:=MAX([.B75];[.F75])" office:value-type="float" office:value="6.04" calcext:value-type="float">
            <text:p>6,04</text:p>
          </table:table-cell>
          <table:table-cell table:formula="of:=[.G75]/[.A75]" office:value-type="float" office:value="0.0824657534246575" calcext:value-type="float">
            <text:p>0,0824657534</text:p>
          </table:table-cell>
          <table:table-cell table:formula="of:=[.H75]/[.A75]" office:value-type="float" office:value="0.0826027397260274" calcext:value-type="float">
            <text:p>0,0826027397</text:p>
          </table:table-cell>
          <table:table-cell table:formula="of:=[.I75]/[.A75]" office:value-type="float" office:value="0.0827397260273973" calcext:value-type="float">
            <text:p>0,082739726</text:p>
          </table:table-cell>
          <table:table-cell table:formula="of:=[.G75]/([.A75]*[.A75])" office:value-type="float" office:value="0.00112966785513229" calcext:value-type="float">
            <text:p>0,0011296679</text:p>
          </table:table-cell>
          <table:table-cell table:formula="of:=[.H75]/([.A75]*[.A75])" office:value-type="float" office:value="0.00113154437980859" calcext:value-type="float">
            <text:p>0,0011315444</text:p>
          </table:table-cell>
          <table:table-cell table:formula="of:=[.I75]/([.A75]*[.A75])" office:value-type="float" office:value="0.00113342090448489" calcext:value-type="float">
            <text:p>0,0011334209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6.18" calcext:value-type="float">
            <text:p>6,18</text:p>
          </table:table-cell>
          <table:table-cell office:value-type="float" office:value="6.16" calcext:value-type="float">
            <text:p>6,16</text:p>
          </table:table-cell>
          <table:table-cell office:value-type="float" office:value="6.14" calcext:value-type="float">
            <text:p>6,14</text:p>
          </table:table-cell>
          <table:table-cell office:value-type="float" office:value="6.18" calcext:value-type="float">
            <text:p>6,18</text:p>
          </table:table-cell>
          <table:table-cell office:value-type="float" office:value="6.16" calcext:value-type="float">
            <text:p>6,16</text:p>
          </table:table-cell>
          <table:table-cell table:formula="of:=MIN([.B76];[.F76])" office:value-type="float" office:value="6.16" calcext:value-type="float">
            <text:p>6,16</text:p>
          </table:table-cell>
          <table:table-cell table:formula="of:=AVERAGE([.B76];[.F76])" office:value-type="float" office:value="6.17" calcext:value-type="float">
            <text:p>6,17</text:p>
          </table:table-cell>
          <table:table-cell table:formula="of:=MAX([.B76];[.F76])" office:value-type="float" office:value="6.18" calcext:value-type="float">
            <text:p>6,18</text:p>
          </table:table-cell>
          <table:table-cell table:formula="of:=[.G76]/[.A76]" office:value-type="float" office:value="0.0832432432432432" calcext:value-type="float">
            <text:p>0,0832432432</text:p>
          </table:table-cell>
          <table:table-cell table:formula="of:=[.H76]/[.A76]" office:value-type="float" office:value="0.0833783783783784" calcext:value-type="float">
            <text:p>0,0833783784</text:p>
          </table:table-cell>
          <table:table-cell table:formula="of:=[.I76]/[.A76]" office:value-type="float" office:value="0.0835135135135135" calcext:value-type="float">
            <text:p>0,0835135135</text:p>
          </table:table-cell>
          <table:table-cell table:formula="of:=[.G76]/([.A76]*[.A76])" office:value-type="float" office:value="0.00112490869247626" calcext:value-type="float">
            <text:p>0,0011249087</text:p>
          </table:table-cell>
          <table:table-cell table:formula="of:=[.H76]/([.A76]*[.A76])" office:value-type="float" office:value="0.00112673484295106" calcext:value-type="float">
            <text:p>0,0011267348</text:p>
          </table:table-cell>
          <table:table-cell table:formula="of:=[.I76]/([.A76]*[.A76])" office:value-type="float" office:value="0.00112856099342586" calcext:value-type="float">
            <text:p>0,001128561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6.32" calcext:value-type="float">
            <text:p>6,32</text:p>
          </table:table-cell>
          <table:table-cell office:value-type="float" office:value="6.34" calcext:value-type="float">
            <text:p>6,34</text:p>
          </table:table-cell>
          <table:table-cell office:value-type="float" office:value="6.32" calcext:value-type="float">
            <text:p>6,32</text:p>
          </table:table-cell>
          <table:table-cell office:value-type="float" office:value="6.34" calcext:value-type="float">
            <text:p>6,34</text:p>
          </table:table-cell>
          <table:table-cell office:value-type="float" office:value="6.3" calcext:value-type="float">
            <text:p>6,3</text:p>
          </table:table-cell>
          <table:table-cell table:formula="of:=MIN([.B77];[.F77])" office:value-type="float" office:value="6.3" calcext:value-type="float">
            <text:p>6,3</text:p>
          </table:table-cell>
          <table:table-cell table:formula="of:=AVERAGE([.B77];[.F77])" office:value-type="float" office:value="6.31" calcext:value-type="float">
            <text:p>6,31</text:p>
          </table:table-cell>
          <table:table-cell table:formula="of:=MAX([.B77];[.F77])" office:value-type="float" office:value="6.32" calcext:value-type="float">
            <text:p>6,32</text:p>
          </table:table-cell>
          <table:table-cell table:formula="of:=[.G77]/[.A77]" office:value-type="float" office:value="0.084" calcext:value-type="float">
            <text:p>0,084</text:p>
          </table:table-cell>
          <table:table-cell table:formula="of:=[.H77]/[.A77]" office:value-type="float" office:value="0.0841333333333333" calcext:value-type="float">
            <text:p>0,0841333333</text:p>
          </table:table-cell>
          <table:table-cell table:formula="of:=[.I77]/[.A77]" office:value-type="float" office:value="0.0842666666666667" calcext:value-type="float">
            <text:p>0,0842666667</text:p>
          </table:table-cell>
          <table:table-cell table:formula="of:=[.G77]/([.A77]*[.A77])" office:value-type="float" office:value="0.00112" calcext:value-type="float">
            <text:p>0,00112</text:p>
          </table:table-cell>
          <table:table-cell table:formula="of:=[.H77]/([.A77]*[.A77])" office:value-type="float" office:value="0.00112177777777778" calcext:value-type="float">
            <text:p>0,0011217778</text:p>
          </table:table-cell>
          <table:table-cell table:formula="of:=[.I77]/([.A77]*[.A77])" office:value-type="float" office:value="0.00112355555555556" calcext:value-type="float">
            <text:p>0,0011235556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6.5" calcext:value-type="float">
            <text:p>6,5</text:p>
          </table:table-cell>
          <table:table-cell office:value-type="float" office:value="6.48" calcext:value-type="float">
            <text:p>6,48</text:p>
          </table:table-cell>
          <table:table-cell office:value-type="float" office:value="6.54" calcext:value-type="float">
            <text:p>6,54</text:p>
          </table:table-cell>
          <table:table-cell office:value-type="float" office:value="6.58" calcext:value-type="float">
            <text:p>6,58</text:p>
          </table:table-cell>
          <table:table-cell office:value-type="float" office:value="6.5" calcext:value-type="float">
            <text:p>6,5</text:p>
          </table:table-cell>
          <table:table-cell table:formula="of:=MIN([.B78];[.F78])" office:value-type="float" office:value="6.5" calcext:value-type="float">
            <text:p>6,5</text:p>
          </table:table-cell>
          <table:table-cell table:formula="of:=AVERAGE([.B78];[.F78])" office:value-type="float" office:value="6.5" calcext:value-type="float">
            <text:p>6,5</text:p>
          </table:table-cell>
          <table:table-cell table:formula="of:=MAX([.B78];[.F78])" office:value-type="float" office:value="6.5" calcext:value-type="float">
            <text:p>6,5</text:p>
          </table:table-cell>
          <table:table-cell table:formula="of:=[.G78]/[.A78]" office:value-type="float" office:value="0.0855263157894737" calcext:value-type="float">
            <text:p>0,0855263158</text:p>
          </table:table-cell>
          <table:table-cell table:formula="of:=[.H78]/[.A78]" office:value-type="float" office:value="0.0855263157894737" calcext:value-type="float">
            <text:p>0,0855263158</text:p>
          </table:table-cell>
          <table:table-cell table:formula="of:=[.I78]/[.A78]" office:value-type="float" office:value="0.0855263157894737" calcext:value-type="float">
            <text:p>0,0855263158</text:p>
          </table:table-cell>
          <table:table-cell table:formula="of:=[.G78]/([.A78]*[.A78])" office:value-type="float" office:value="0.00112534626038781" calcext:value-type="float">
            <text:p>0,0011253463</text:p>
          </table:table-cell>
          <table:table-cell table:formula="of:=[.H78]/([.A78]*[.A78])" office:value-type="float" office:value="0.00112534626038781" calcext:value-type="float">
            <text:p>0,0011253463</text:p>
          </table:table-cell>
          <table:table-cell table:formula="of:=[.I78]/([.A78]*[.A78])" office:value-type="float" office:value="0.00112534626038781" calcext:value-type="float">
            <text:p>0,0011253463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6.6" calcext:value-type="float">
            <text:p>6,6</text:p>
          </table:table-cell>
          <table:table-cell office:value-type="float" office:value="6.58" calcext:value-type="float">
            <text:p>6,58</text:p>
          </table:table-cell>
          <table:table-cell table:number-columns-repeated="2" office:value-type="float" office:value="6.62" calcext:value-type="float">
            <text:p>6,62</text:p>
          </table:table-cell>
          <table:table-cell office:value-type="float" office:value="6.6" calcext:value-type="float">
            <text:p>6,6</text:p>
          </table:table-cell>
          <table:table-cell table:formula="of:=MIN([.B79];[.F79])" office:value-type="float" office:value="6.6" calcext:value-type="float">
            <text:p>6,6</text:p>
          </table:table-cell>
          <table:table-cell table:formula="of:=AVERAGE([.B79];[.F79])" office:value-type="float" office:value="6.6" calcext:value-type="float">
            <text:p>6,6</text:p>
          </table:table-cell>
          <table:table-cell table:formula="of:=MAX([.B79];[.F79])" office:value-type="float" office:value="6.6" calcext:value-type="float">
            <text:p>6,6</text:p>
          </table:table-cell>
          <table:table-cell table:formula="of:=[.G79]/[.A79]" office:value-type="float" office:value="0.0857142857142857" calcext:value-type="float">
            <text:p>0,0857142857</text:p>
          </table:table-cell>
          <table:table-cell table:formula="of:=[.H79]/[.A79]" office:value-type="float" office:value="0.0857142857142857" calcext:value-type="float">
            <text:p>0,0857142857</text:p>
          </table:table-cell>
          <table:table-cell table:formula="of:=[.I79]/[.A79]" office:value-type="float" office:value="0.0857142857142857" calcext:value-type="float">
            <text:p>0,0857142857</text:p>
          </table:table-cell>
          <table:table-cell table:formula="of:=[.G79]/([.A79]*[.A79])" office:value-type="float" office:value="0.00111317254174397" calcext:value-type="float">
            <text:p>0,0011131725</text:p>
          </table:table-cell>
          <table:table-cell table:formula="of:=[.H79]/([.A79]*[.A79])" office:value-type="float" office:value="0.00111317254174397" calcext:value-type="float">
            <text:p>0,0011131725</text:p>
          </table:table-cell>
          <table:table-cell table:formula="of:=[.I79]/([.A79]*[.A79])" office:value-type="float" office:value="0.00111317254174397" calcext:value-type="float">
            <text:p>0,0011131725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6.98" calcext:value-type="float">
            <text:p>6,98</text:p>
          </table:table-cell>
          <table:table-cell table:number-columns-repeated="2" office:value-type="float" office:value="6.74" calcext:value-type="float">
            <text:p>6,74</text:p>
          </table:table-cell>
          <table:table-cell office:value-type="float" office:value="6.8" calcext:value-type="float">
            <text:p>6,8</text:p>
          </table:table-cell>
          <table:table-cell office:value-type="float" office:value="6.76" calcext:value-type="float">
            <text:p>6,76</text:p>
          </table:table-cell>
          <table:table-cell table:formula="of:=MIN([.B80];[.F80])" office:value-type="float" office:value="6.76" calcext:value-type="float">
            <text:p>6,76</text:p>
          </table:table-cell>
          <table:table-cell table:formula="of:=AVERAGE([.B80];[.F80])" office:value-type="float" office:value="6.87" calcext:value-type="float">
            <text:p>6,87</text:p>
          </table:table-cell>
          <table:table-cell table:formula="of:=MAX([.B80];[.F80])" office:value-type="float" office:value="6.98" calcext:value-type="float">
            <text:p>6,98</text:p>
          </table:table-cell>
          <table:table-cell table:formula="of:=[.G80]/[.A80]" office:value-type="float" office:value="0.0866666666666667" calcext:value-type="float">
            <text:p>0,0866666667</text:p>
          </table:table-cell>
          <table:table-cell table:formula="of:=[.H80]/[.A80]" office:value-type="float" office:value="0.0880769230769231" calcext:value-type="float">
            <text:p>0,0880769231</text:p>
          </table:table-cell>
          <table:table-cell table:formula="of:=[.I80]/[.A80]" office:value-type="float" office:value="0.0894871794871795" calcext:value-type="float">
            <text:p>0,0894871795</text:p>
          </table:table-cell>
          <table:table-cell table:formula="of:=[.G80]/([.A80]*[.A80])" office:value-type="float" office:value="0.00111111111111111" calcext:value-type="float">
            <text:p>0,0011111111</text:p>
          </table:table-cell>
          <table:table-cell table:formula="of:=[.H80]/([.A80]*[.A80])" office:value-type="float" office:value="0.00112919132149901" calcext:value-type="float">
            <text:p>0,0011291913</text:p>
          </table:table-cell>
          <table:table-cell table:formula="of:=[.I80]/([.A80]*[.A80])" office:value-type="float" office:value="0.00114727153188692" calcext:value-type="float">
            <text:p>0,0011472715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number-columns-repeated="2" office:value-type="float" office:value="6.9" calcext:value-type="float">
            <text:p>6,9</text:p>
          </table:table-cell>
          <table:table-cell office:value-type="float" office:value="6.92" calcext:value-type="float">
            <text:p>6,92</text:p>
          </table:table-cell>
          <table:table-cell table:number-columns-repeated="2" office:value-type="float" office:value="6.9" calcext:value-type="float">
            <text:p>6,9</text:p>
          </table:table-cell>
          <table:table-cell table:formula="of:=MIN([.B81];[.F81])" office:value-type="float" office:value="6.9" calcext:value-type="float">
            <text:p>6,9</text:p>
          </table:table-cell>
          <table:table-cell table:formula="of:=AVERAGE([.B81];[.F81])" office:value-type="float" office:value="6.9" calcext:value-type="float">
            <text:p>6,9</text:p>
          </table:table-cell>
          <table:table-cell table:formula="of:=MAX([.B81];[.F81])" office:value-type="float" office:value="6.9" calcext:value-type="float">
            <text:p>6,9</text:p>
          </table:table-cell>
          <table:table-cell table:formula="of:=[.G81]/[.A81]" office:value-type="float" office:value="0.0873417721518987" calcext:value-type="float">
            <text:p>0,0873417722</text:p>
          </table:table-cell>
          <table:table-cell table:formula="of:=[.H81]/[.A81]" office:value-type="float" office:value="0.0873417721518987" calcext:value-type="float">
            <text:p>0,0873417722</text:p>
          </table:table-cell>
          <table:table-cell table:formula="of:=[.I81]/[.A81]" office:value-type="float" office:value="0.0873417721518987" calcext:value-type="float">
            <text:p>0,0873417722</text:p>
          </table:table-cell>
          <table:table-cell table:formula="of:=[.G81]/([.A81]*[.A81])" office:value-type="float" office:value="0.00110559205255568" calcext:value-type="float">
            <text:p>0,0011055921</text:p>
          </table:table-cell>
          <table:table-cell table:formula="of:=[.H81]/([.A81]*[.A81])" office:value-type="float" office:value="0.00110559205255568" calcext:value-type="float">
            <text:p>0,0011055921</text:p>
          </table:table-cell>
          <table:table-cell table:formula="of:=[.I81]/([.A81]*[.A81])" office:value-type="float" office:value="0.00110559205255568" calcext:value-type="float">
            <text:p>0,0011055921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number-columns-repeated="4" office:value-type="float" office:value="7.06" calcext:value-type="float">
            <text:p>7,06</text:p>
          </table:table-cell>
          <table:table-cell office:value-type="float" office:value="7.04" calcext:value-type="float">
            <text:p>7,04</text:p>
          </table:table-cell>
          <table:table-cell table:formula="of:=MIN([.B82];[.F82])" office:value-type="float" office:value="7.04" calcext:value-type="float">
            <text:p>7,04</text:p>
          </table:table-cell>
          <table:table-cell table:formula="of:=AVERAGE([.B82];[.F82])" office:value-type="float" office:value="7.05" calcext:value-type="float">
            <text:p>7,05</text:p>
          </table:table-cell>
          <table:table-cell table:formula="of:=MAX([.B82];[.F82])" office:value-type="float" office:value="7.06" calcext:value-type="float">
            <text:p>7,06</text:p>
          </table:table-cell>
          <table:table-cell table:formula="of:=[.G82]/[.A82]" office:value-type="float" office:value="0.088" calcext:value-type="float">
            <text:p>0,088</text:p>
          </table:table-cell>
          <table:table-cell table:formula="of:=[.H82]/[.A82]" office:value-type="float" office:value="0.088125" calcext:value-type="float">
            <text:p>0,088125</text:p>
          </table:table-cell>
          <table:table-cell table:formula="of:=[.I82]/[.A82]" office:value-type="float" office:value="0.08825" calcext:value-type="float">
            <text:p>0,08825</text:p>
          </table:table-cell>
          <table:table-cell table:formula="of:=[.G82]/([.A82]*[.A82])" office:value-type="float" office:value="0.0011" calcext:value-type="float">
            <text:p>0,0011</text:p>
          </table:table-cell>
          <table:table-cell table:formula="of:=[.H82]/([.A82]*[.A82])" office:value-type="float" office:value="0.0011015625" calcext:value-type="float">
            <text:p>0,0011015625</text:p>
          </table:table-cell>
          <table:table-cell table:formula="of:=[.I82]/([.A82]*[.A82])" office:value-type="float" office:value="0.001103125" calcext:value-type="float">
            <text:p>0,001103125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7.2" calcext:value-type="float">
            <text:p>7,2</text:p>
          </table:table-cell>
          <table:table-cell office:value-type="float" office:value="7.22" calcext:value-type="float">
            <text:p>7,22</text:p>
          </table:table-cell>
          <table:table-cell office:value-type="float" office:value="7.2" calcext:value-type="float">
            <text:p>7,2</text:p>
          </table:table-cell>
          <table:table-cell office:value-type="float" office:value="7.22" calcext:value-type="float">
            <text:p>7,22</text:p>
          </table:table-cell>
          <table:table-cell office:value-type="float" office:value="7.2" calcext:value-type="float">
            <text:p>7,2</text:p>
          </table:table-cell>
          <table:table-cell table:formula="of:=MIN([.B83];[.F83])" office:value-type="float" office:value="7.2" calcext:value-type="float">
            <text:p>7,2</text:p>
          </table:table-cell>
          <table:table-cell table:formula="of:=AVERAGE([.B83];[.F83])" office:value-type="float" office:value="7.2" calcext:value-type="float">
            <text:p>7,2</text:p>
          </table:table-cell>
          <table:table-cell table:formula="of:=MAX([.B83];[.F83])" office:value-type="float" office:value="7.2" calcext:value-type="float">
            <text:p>7,2</text:p>
          </table:table-cell>
          <table:table-cell table:formula="of:=[.G83]/[.A83]" office:value-type="float" office:value="0.0888888888888889" calcext:value-type="float">
            <text:p>0,0888888889</text:p>
          </table:table-cell>
          <table:table-cell table:formula="of:=[.H83]/[.A83]" office:value-type="float" office:value="0.0888888888888889" calcext:value-type="float">
            <text:p>0,0888888889</text:p>
          </table:table-cell>
          <table:table-cell table:formula="of:=[.I83]/[.A83]" office:value-type="float" office:value="0.0888888888888889" calcext:value-type="float">
            <text:p>0,0888888889</text:p>
          </table:table-cell>
          <table:table-cell table:formula="of:=[.G83]/([.A83]*[.A83])" office:value-type="float" office:value="0.00109739368998628" calcext:value-type="float">
            <text:p>0,0010973937</text:p>
          </table:table-cell>
          <table:table-cell table:formula="of:=[.H83]/([.A83]*[.A83])" office:value-type="float" office:value="0.00109739368998628" calcext:value-type="float">
            <text:p>0,0010973937</text:p>
          </table:table-cell>
          <table:table-cell table:formula="of:=[.I83]/([.A83]*[.A83])" office:value-type="float" office:value="0.00109739368998628" calcext:value-type="float">
            <text:p>0,0010973937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7.4" calcext:value-type="float">
            <text:p>7,4</text:p>
          </table:table-cell>
          <table:table-cell office:value-type="float" office:value="7.38" calcext:value-type="float">
            <text:p>7,38</text:p>
          </table:table-cell>
          <table:table-cell office:value-type="float" office:value="7.42" calcext:value-type="float">
            <text:p>7,42</text:p>
          </table:table-cell>
          <table:table-cell office:value-type="float" office:value="7.7" calcext:value-type="float">
            <text:p>7,7</text:p>
          </table:table-cell>
          <table:table-cell office:value-type="float" office:value="7.36" calcext:value-type="float">
            <text:p>7,36</text:p>
          </table:table-cell>
          <table:table-cell table:formula="of:=MIN([.B84];[.F84])" office:value-type="float" office:value="7.36" calcext:value-type="float">
            <text:p>7,36</text:p>
          </table:table-cell>
          <table:table-cell table:formula="of:=AVERAGE([.B84];[.F84])" office:value-type="float" office:value="7.38" calcext:value-type="float">
            <text:p>7,38</text:p>
          </table:table-cell>
          <table:table-cell table:formula="of:=MAX([.B84];[.F84])" office:value-type="float" office:value="7.4" calcext:value-type="float">
            <text:p>7,4</text:p>
          </table:table-cell>
          <table:table-cell table:formula="of:=[.G84]/[.A84]" office:value-type="float" office:value="0.0897560975609756" calcext:value-type="float">
            <text:p>0,0897560976</text:p>
          </table:table-cell>
          <table:table-cell table:formula="of:=[.H84]/[.A84]" office:value-type="float" office:value="0.09" calcext:value-type="float">
            <text:p>0,09</text:p>
          </table:table-cell>
          <table:table-cell table:formula="of:=[.I84]/[.A84]" office:value-type="float" office:value="0.0902439024390244" calcext:value-type="float">
            <text:p>0,0902439024</text:p>
          </table:table-cell>
          <table:table-cell table:formula="of:=[.G84]/([.A84]*[.A84])" office:value-type="float" office:value="0.00109458655562165" calcext:value-type="float">
            <text:p>0,0010945866</text:p>
          </table:table-cell>
          <table:table-cell table:formula="of:=[.H84]/([.A84]*[.A84])" office:value-type="float" office:value="0.00109756097560976" calcext:value-type="float">
            <text:p>0,001097561</text:p>
          </table:table-cell>
          <table:table-cell table:formula="of:=[.I84]/([.A84]*[.A84])" office:value-type="float" office:value="0.00110053539559786" calcext:value-type="float">
            <text:p>0,0011005354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7.48" calcext:value-type="float">
            <text:p>7,48</text:p>
          </table:table-cell>
          <table:table-cell office:value-type="float" office:value="7.5" calcext:value-type="float">
            <text:p>7,5</text:p>
          </table:table-cell>
          <table:table-cell office:value-type="float" office:value="7.48" calcext:value-type="float">
            <text:p>7,48</text:p>
          </table:table-cell>
          <table:table-cell table:formula="of:=MIN([.B85];[.F85])" office:value-type="float" office:value="7.48" calcext:value-type="float">
            <text:p>7,48</text:p>
          </table:table-cell>
          <table:table-cell table:formula="of:=AVERAGE([.B85];[.F85])" office:value-type="float" office:value="7.49" calcext:value-type="float">
            <text:p>7,49</text:p>
          </table:table-cell>
          <table:table-cell table:formula="of:=MAX([.B85];[.F85])" office:value-type="float" office:value="7.5" calcext:value-type="float">
            <text:p>7,5</text:p>
          </table:table-cell>
          <table:table-cell table:formula="of:=[.G85]/[.A85]" office:value-type="float" office:value="0.0901204819277108" calcext:value-type="float">
            <text:p>0,0901204819</text:p>
          </table:table-cell>
          <table:table-cell table:formula="of:=[.H85]/[.A85]" office:value-type="float" office:value="0.0902409638554217" calcext:value-type="float">
            <text:p>0,0902409639</text:p>
          </table:table-cell>
          <table:table-cell table:formula="of:=[.I85]/[.A85]" office:value-type="float" office:value="0.0903614457831325" calcext:value-type="float">
            <text:p>0,0903614458</text:p>
          </table:table-cell>
          <table:table-cell table:formula="of:=[.G85]/([.A85]*[.A85])" office:value-type="float" office:value="0.00108578893888808" calcext:value-type="float">
            <text:p>0,0010857889</text:p>
          </table:table-cell>
          <table:table-cell table:formula="of:=[.H85]/([.A85]*[.A85])" office:value-type="float" office:value="0.00108724052837857" calcext:value-type="float">
            <text:p>0,0010872405</text:p>
          </table:table-cell>
          <table:table-cell table:formula="of:=[.I85]/([.A85]*[.A85])" office:value-type="float" office:value="0.00108869211786907" calcext:value-type="float">
            <text:p>0,0010886921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7.66" calcext:value-type="float">
            <text:p>7,66</text:p>
          </table:table-cell>
          <table:table-cell office:value-type="float" office:value="7.68" calcext:value-type="float">
            <text:p>7,68</text:p>
          </table:table-cell>
          <table:table-cell office:value-type="float" office:value="7.66" calcext:value-type="float">
            <text:p>7,66</text:p>
          </table:table-cell>
          <table:table-cell office:value-type="float" office:value="7.68" calcext:value-type="float">
            <text:p>7,68</text:p>
          </table:table-cell>
          <table:table-cell office:value-type="float" office:value="7.7" calcext:value-type="float">
            <text:p>7,7</text:p>
          </table:table-cell>
          <table:table-cell table:formula="of:=MIN([.B86];[.F86])" office:value-type="float" office:value="7.66" calcext:value-type="float">
            <text:p>7,66</text:p>
          </table:table-cell>
          <table:table-cell table:formula="of:=AVERAGE([.B86];[.F86])" office:value-type="float" office:value="7.68" calcext:value-type="float">
            <text:p>7,68</text:p>
          </table:table-cell>
          <table:table-cell table:formula="of:=MAX([.B86];[.F86])" office:value-type="float" office:value="7.7" calcext:value-type="float">
            <text:p>7,7</text:p>
          </table:table-cell>
          <table:table-cell table:formula="of:=[.G86]/[.A86]" office:value-type="float" office:value="0.0911904761904762" calcext:value-type="float">
            <text:p>0,0911904762</text:p>
          </table:table-cell>
          <table:table-cell table:formula="of:=[.H86]/[.A86]" office:value-type="float" office:value="0.0914285714285714" calcext:value-type="float">
            <text:p>0,0914285714</text:p>
          </table:table-cell>
          <table:table-cell table:formula="of:=[.I86]/[.A86]" office:value-type="float" office:value="0.0916666666666667" calcext:value-type="float">
            <text:p>0,0916666667</text:p>
          </table:table-cell>
          <table:table-cell table:formula="of:=[.G86]/([.A86]*[.A86])" office:value-type="float" office:value="0.00108560090702948" calcext:value-type="float">
            <text:p>0,0010856009</text:p>
          </table:table-cell>
          <table:table-cell table:formula="of:=[.H86]/([.A86]*[.A86])" office:value-type="float" office:value="0.00108843537414966" calcext:value-type="float">
            <text:p>0,0010884354</text:p>
          </table:table-cell>
          <table:table-cell table:formula="of:=[.I86]/([.A86]*[.A86])" office:value-type="float" office:value="0.00109126984126984" calcext:value-type="float">
            <text:p>0,0010912698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7.88" calcext:value-type="float">
            <text:p>7,88</text:p>
          </table:table-cell>
          <table:table-cell table:number-columns-repeated="2" office:value-type="float" office:value="7.9" calcext:value-type="float">
            <text:p>7,9</text:p>
          </table:table-cell>
          <table:table-cell office:value-type="float" office:value="7.96" calcext:value-type="float">
            <text:p>7,96</text:p>
          </table:table-cell>
          <table:table-cell office:value-type="float" office:value="7.88" calcext:value-type="float">
            <text:p>7,88</text:p>
          </table:table-cell>
          <table:table-cell table:formula="of:=MIN([.B87];[.F87])" office:value-type="float" office:value="7.88" calcext:value-type="float">
            <text:p>7,88</text:p>
          </table:table-cell>
          <table:table-cell table:formula="of:=AVERAGE([.B87];[.F87])" office:value-type="float" office:value="7.88" calcext:value-type="float">
            <text:p>7,88</text:p>
          </table:table-cell>
          <table:table-cell table:formula="of:=MAX([.B87];[.F87])" office:value-type="float" office:value="7.88" calcext:value-type="float">
            <text:p>7,88</text:p>
          </table:table-cell>
          <table:table-cell table:formula="of:=[.G87]/[.A87]" office:value-type="float" office:value="0.0927058823529412" calcext:value-type="float">
            <text:p>0,0927058824</text:p>
          </table:table-cell>
          <table:table-cell table:formula="of:=[.H87]/[.A87]" office:value-type="float" office:value="0.0927058823529412" calcext:value-type="float">
            <text:p>0,0927058824</text:p>
          </table:table-cell>
          <table:table-cell table:formula="of:=[.I87]/[.A87]" office:value-type="float" office:value="0.0927058823529412" calcext:value-type="float">
            <text:p>0,0927058824</text:p>
          </table:table-cell>
          <table:table-cell table:formula="of:=[.G87]/([.A87]*[.A87])" office:value-type="float" office:value="0.00109065743944637" calcext:value-type="float">
            <text:p>0,0010906574</text:p>
          </table:table-cell>
          <table:table-cell table:formula="of:=[.H87]/([.A87]*[.A87])" office:value-type="float" office:value="0.00109065743944637" calcext:value-type="float">
            <text:p>0,0010906574</text:p>
          </table:table-cell>
          <table:table-cell table:formula="of:=[.I87]/([.A87]*[.A87])" office:value-type="float" office:value="0.00109065743944637" calcext:value-type="float">
            <text:p>0,0010906574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8.16" calcext:value-type="float">
            <text:p>8,16</text:p>
          </table:table-cell>
          <table:table-cell table:number-columns-repeated="2" office:value-type="float" office:value="7.98" calcext:value-type="float">
            <text:p>7,98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MIN([.B88];[.F88])" office:value-type="float" office:value="8" calcext:value-type="float">
            <text:p>8</text:p>
          </table:table-cell>
          <table:table-cell table:formula="of:=AVERAGE([.B88];[.F88])" office:value-type="float" office:value="8.08" calcext:value-type="float">
            <text:p>8,08</text:p>
          </table:table-cell>
          <table:table-cell table:formula="of:=MAX([.B88];[.F88])" office:value-type="float" office:value="8.16" calcext:value-type="float">
            <text:p>8,16</text:p>
          </table:table-cell>
          <table:table-cell table:formula="of:=[.G88]/[.A88]" office:value-type="float" office:value="0.0930232558139535" calcext:value-type="float">
            <text:p>0,0930232558</text:p>
          </table:table-cell>
          <table:table-cell table:formula="of:=[.H88]/[.A88]" office:value-type="float" office:value="0.093953488372093" calcext:value-type="float">
            <text:p>0,0939534884</text:p>
          </table:table-cell>
          <table:table-cell table:formula="of:=[.I88]/[.A88]" office:value-type="float" office:value="0.0948837209302326" calcext:value-type="float">
            <text:p>0,0948837209</text:p>
          </table:table-cell>
          <table:table-cell table:formula="of:=[.G88]/([.A88]*[.A88])" office:value-type="float" office:value="0.00108166576527853" calcext:value-type="float">
            <text:p>0,0010816658</text:p>
          </table:table-cell>
          <table:table-cell table:formula="of:=[.H88]/([.A88]*[.A88])" office:value-type="float" office:value="0.00109248242293131" calcext:value-type="float">
            <text:p>0,0010924824</text:p>
          </table:table-cell>
          <table:table-cell table:formula="of:=[.I88]/([.A88]*[.A88])" office:value-type="float" office:value="0.0011032990805841" calcext:value-type="float">
            <text:p>0,0011032991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8.24" calcext:value-type="float">
            <text:p>8,24</text:p>
          </table:table-cell>
          <table:table-cell office:value-type="float" office:value="9.02" calcext:value-type="float">
            <text:p>9,02</text:p>
          </table:table-cell>
          <table:table-cell office:value-type="float" office:value="8.94" calcext:value-type="float">
            <text:p>8,94</text:p>
          </table:table-cell>
          <table:table-cell office:value-type="float" office:value="8.2" calcext:value-type="float">
            <text:p>8,2</text:p>
          </table:table-cell>
          <table:table-cell office:value-type="float" office:value="8.22" calcext:value-type="float">
            <text:p>8,22</text:p>
          </table:table-cell>
          <table:table-cell table:formula="of:=MIN([.B89];[.F89])" office:value-type="float" office:value="8.22" calcext:value-type="float">
            <text:p>8,22</text:p>
          </table:table-cell>
          <table:table-cell table:formula="of:=AVERAGE([.B89];[.F89])" office:value-type="float" office:value="8.23" calcext:value-type="float">
            <text:p>8,23</text:p>
          </table:table-cell>
          <table:table-cell table:formula="of:=MAX([.B89];[.F89])" office:value-type="float" office:value="8.24" calcext:value-type="float">
            <text:p>8,24</text:p>
          </table:table-cell>
          <table:table-cell table:formula="of:=[.G89]/[.A89]" office:value-type="float" office:value="0.0944827586206897" calcext:value-type="float">
            <text:p>0,0944827586</text:p>
          </table:table-cell>
          <table:table-cell table:formula="of:=[.H89]/[.A89]" office:value-type="float" office:value="0.0945977011494253" calcext:value-type="float">
            <text:p>0,0945977011</text:p>
          </table:table-cell>
          <table:table-cell table:formula="of:=[.I89]/[.A89]" office:value-type="float" office:value="0.0947126436781609" calcext:value-type="float">
            <text:p>0,0947126437</text:p>
          </table:table-cell>
          <table:table-cell table:formula="of:=[.G89]/([.A89]*[.A89])" office:value-type="float" office:value="0.00108600871977804" calcext:value-type="float">
            <text:p>0,0010860087</text:p>
          </table:table-cell>
          <table:table-cell table:formula="of:=[.H89]/([.A89]*[.A89])" office:value-type="float" office:value="0.00108732989826926" calcext:value-type="float">
            <text:p>0,0010873299</text:p>
          </table:table-cell>
          <table:table-cell table:formula="of:=[.I89]/([.A89]*[.A89])" office:value-type="float" office:value="0.00108865107676047" calcext:value-type="float">
            <text:p>0,0010886511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8.3" calcext:value-type="float">
            <text:p>8,3</text:p>
          </table:table-cell>
          <table:table-cell office:value-type="float" office:value="8.32" calcext:value-type="float">
            <text:p>8,32</text:p>
          </table:table-cell>
          <table:table-cell table:number-columns-repeated="2" office:value-type="float" office:value="8.3" calcext:value-type="float">
            <text:p>8,3</text:p>
          </table:table-cell>
          <table:table-cell office:value-type="float" office:value="8.28" calcext:value-type="float">
            <text:p>8,28</text:p>
          </table:table-cell>
          <table:table-cell table:formula="of:=MIN([.B90];[.F90])" office:value-type="float" office:value="8.28" calcext:value-type="float">
            <text:p>8,28</text:p>
          </table:table-cell>
          <table:table-cell table:formula="of:=AVERAGE([.B90];[.F90])" office:value-type="float" office:value="8.29" calcext:value-type="float">
            <text:p>8,29</text:p>
          </table:table-cell>
          <table:table-cell table:formula="of:=MAX([.B90];[.F90])" office:value-type="float" office:value="8.3" calcext:value-type="float">
            <text:p>8,3</text:p>
          </table:table-cell>
          <table:table-cell table:formula="of:=[.G90]/[.A90]" office:value-type="float" office:value="0.0940909090909091" calcext:value-type="float">
            <text:p>0,0940909091</text:p>
          </table:table-cell>
          <table:table-cell table:formula="of:=[.H90]/[.A90]" office:value-type="float" office:value="0.0942045454545455" calcext:value-type="float">
            <text:p>0,0942045455</text:p>
          </table:table-cell>
          <table:table-cell table:formula="of:=[.I90]/[.A90]" office:value-type="float" office:value="0.0943181818181818" calcext:value-type="float">
            <text:p>0,0943181818</text:p>
          </table:table-cell>
          <table:table-cell table:formula="of:=[.G90]/([.A90]*[.A90])" office:value-type="float" office:value="0.00106921487603306" calcext:value-type="float">
            <text:p>0,0010692149</text:p>
          </table:table-cell>
          <table:table-cell table:formula="of:=[.H90]/([.A90]*[.A90])" office:value-type="float" office:value="0.00107050619834711" calcext:value-type="float">
            <text:p>0,0010705062</text:p>
          </table:table-cell>
          <table:table-cell table:formula="of:=[.I90]/([.A90]*[.A90])" office:value-type="float" office:value="0.00107179752066116" calcext:value-type="float">
            <text:p>0,0010717975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8.42" calcext:value-type="float">
            <text:p>8,42</text:p>
          </table:table-cell>
          <table:table-cell office:value-type="float" office:value="8.46" calcext:value-type="float">
            <text:p>8,46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8.44" calcext:value-type="float">
            <text:p>8,44</text:p>
          </table:table-cell>
          <table:table-cell table:formula="of:=MIN([.B91];[.F91])" office:value-type="float" office:value="8.42" calcext:value-type="float">
            <text:p>8,42</text:p>
          </table:table-cell>
          <table:table-cell table:formula="of:=AVERAGE([.B91];[.F91])" office:value-type="float" office:value="8.43" calcext:value-type="float">
            <text:p>8,43</text:p>
          </table:table-cell>
          <table:table-cell table:formula="of:=MAX([.B91];[.F91])" office:value-type="float" office:value="8.44" calcext:value-type="float">
            <text:p>8,44</text:p>
          </table:table-cell>
          <table:table-cell table:formula="of:=[.G91]/[.A91]" office:value-type="float" office:value="0.0946067415730337" calcext:value-type="float">
            <text:p>0,0946067416</text:p>
          </table:table-cell>
          <table:table-cell table:formula="of:=[.H91]/[.A91]" office:value-type="float" office:value="0.0947191011235955" calcext:value-type="float">
            <text:p>0,0947191011</text:p>
          </table:table-cell>
          <table:table-cell table:formula="of:=[.I91]/[.A91]" office:value-type="float" office:value="0.0948314606741573" calcext:value-type="float">
            <text:p>0,0948314607</text:p>
          </table:table-cell>
          <table:table-cell table:formula="of:=[.G91]/([.A91]*[.A91])" office:value-type="float" office:value="0.00106299709632622" calcext:value-type="float">
            <text:p>0,0010629971</text:p>
          </table:table-cell>
          <table:table-cell table:formula="of:=[.H91]/([.A91]*[.A91])" office:value-type="float" office:value="0.00106425956318647" calcext:value-type="float">
            <text:p>0,0010642596</text:p>
          </table:table-cell>
          <table:table-cell table:formula="of:=[.I91]/([.A91]*[.A91])" office:value-type="float" office:value="0.00106552203004671" calcext:value-type="float">
            <text:p>0,001065522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8.6" calcext:value-type="float">
            <text:p>8,6</text:p>
          </table:table-cell>
          <table:table-cell office:value-type="float" office:value="8.62" calcext:value-type="float">
            <text:p>8,62</text:p>
          </table:table-cell>
          <table:table-cell table:number-columns-repeated="2" office:value-type="float" office:value="8.64" calcext:value-type="float">
            <text:p>8,64</text:p>
          </table:table-cell>
          <table:table-cell office:value-type="float" office:value="8.6" calcext:value-type="float">
            <text:p>8,6</text:p>
          </table:table-cell>
          <table:table-cell table:formula="of:=MIN([.B92];[.F92])" office:value-type="float" office:value="8.6" calcext:value-type="float">
            <text:p>8,6</text:p>
          </table:table-cell>
          <table:table-cell table:formula="of:=AVERAGE([.B92];[.F92])" office:value-type="float" office:value="8.6" calcext:value-type="float">
            <text:p>8,6</text:p>
          </table:table-cell>
          <table:table-cell table:formula="of:=MAX([.B92];[.F92])" office:value-type="float" office:value="8.6" calcext:value-type="float">
            <text:p>8,6</text:p>
          </table:table-cell>
          <table:table-cell table:formula="of:=[.G92]/[.A92]" office:value-type="float" office:value="0.0955555555555555" calcext:value-type="float">
            <text:p>0,0955555556</text:p>
          </table:table-cell>
          <table:table-cell table:formula="of:=[.H92]/[.A92]" office:value-type="float" office:value="0.0955555555555555" calcext:value-type="float">
            <text:p>0,0955555556</text:p>
          </table:table-cell>
          <table:table-cell table:formula="of:=[.I92]/[.A92]" office:value-type="float" office:value="0.0955555555555555" calcext:value-type="float">
            <text:p>0,0955555556</text:p>
          </table:table-cell>
          <table:table-cell table:formula="of:=[.G92]/([.A92]*[.A92])" office:value-type="float" office:value="0.00106172839506173" calcext:value-type="float">
            <text:p>0,0010617284</text:p>
          </table:table-cell>
          <table:table-cell table:formula="of:=[.H92]/([.A92]*[.A92])" office:value-type="float" office:value="0.00106172839506173" calcext:value-type="float">
            <text:p>0,0010617284</text:p>
          </table:table-cell>
          <table:table-cell table:formula="of:=[.I92]/([.A92]*[.A92])" office:value-type="float" office:value="0.00106172839506173" calcext:value-type="float">
            <text:p>0,0010617284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8.78" calcext:value-type="float">
            <text:p>8,78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8.78" calcext:value-type="float">
            <text:p>8,78</text:p>
          </table:table-cell>
          <table:table-cell office:value-type="float" office:value="8.8" calcext:value-type="float">
            <text:p>8,8</text:p>
          </table:table-cell>
          <table:table-cell table:formula="of:=MIN([.B93];[.F93])" office:value-type="float" office:value="8.78" calcext:value-type="float">
            <text:p>8,78</text:p>
          </table:table-cell>
          <table:table-cell table:formula="of:=AVERAGE([.B93];[.F93])" office:value-type="float" office:value="8.79" calcext:value-type="float">
            <text:p>8,79</text:p>
          </table:table-cell>
          <table:table-cell table:formula="of:=MAX([.B93];[.F93])" office:value-type="float" office:value="8.8" calcext:value-type="float">
            <text:p>8,8</text:p>
          </table:table-cell>
          <table:table-cell table:formula="of:=[.G93]/[.A93]" office:value-type="float" office:value="0.0964835164835165" calcext:value-type="float">
            <text:p>0,0964835165</text:p>
          </table:table-cell>
          <table:table-cell table:formula="of:=[.H93]/[.A93]" office:value-type="float" office:value="0.0965934065934066" calcext:value-type="float">
            <text:p>0,0965934066</text:p>
          </table:table-cell>
          <table:table-cell table:formula="of:=[.I93]/[.A93]" office:value-type="float" office:value="0.0967032967032967" calcext:value-type="float">
            <text:p>0,0967032967</text:p>
          </table:table-cell>
          <table:table-cell table:formula="of:=[.G93]/([.A93]*[.A93])" office:value-type="float" office:value="0.00106025842289579" calcext:value-type="float">
            <text:p>0,0010602584</text:p>
          </table:table-cell>
          <table:table-cell table:formula="of:=[.H93]/([.A93]*[.A93])" office:value-type="float" office:value="0.00106146600652095" calcext:value-type="float">
            <text:p>0,001061466</text:p>
          </table:table-cell>
          <table:table-cell table:formula="of:=[.I93]/([.A93]*[.A93])" office:value-type="float" office:value="0.00106267359014612" calcext:value-type="float">
            <text:p>0,0010626736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8.96" calcext:value-type="float">
            <text:p>8,96</text:p>
          </table:table-cell>
          <table:table-cell table:number-columns-repeated="2" office:value-type="float" office:value="8.98" calcext:value-type="float">
            <text:p>8,98</text:p>
          </table:table-cell>
          <table:table-cell office:value-type="float" office:value="9.04" calcext:value-type="float">
            <text:p>9,04</text:p>
          </table:table-cell>
          <table:table-cell office:value-type="float" office:value="8.98" calcext:value-type="float">
            <text:p>8,98</text:p>
          </table:table-cell>
          <table:table-cell table:formula="of:=MIN([.B94];[.F94])" office:value-type="float" office:value="8.96" calcext:value-type="float">
            <text:p>8,96</text:p>
          </table:table-cell>
          <table:table-cell table:formula="of:=AVERAGE([.B94];[.F94])" office:value-type="float" office:value="8.97" calcext:value-type="float">
            <text:p>8,97</text:p>
          </table:table-cell>
          <table:table-cell table:formula="of:=MAX([.B94];[.F94])" office:value-type="float" office:value="8.98" calcext:value-type="float">
            <text:p>8,98</text:p>
          </table:table-cell>
          <table:table-cell table:formula="of:=[.G94]/[.A94]" office:value-type="float" office:value="0.0973913043478261" calcext:value-type="float">
            <text:p>0,0973913043</text:p>
          </table:table-cell>
          <table:table-cell table:formula="of:=[.H94]/[.A94]" office:value-type="float" office:value="0.0975" calcext:value-type="float">
            <text:p>0,0975</text:p>
          </table:table-cell>
          <table:table-cell table:formula="of:=[.I94]/[.A94]" office:value-type="float" office:value="0.0976086956521739" calcext:value-type="float">
            <text:p>0,0976086957</text:p>
          </table:table-cell>
          <table:table-cell table:formula="of:=[.G94]/([.A94]*[.A94])" office:value-type="float" office:value="0.0010586011342155" calcext:value-type="float">
            <text:p>0,0010586011</text:p>
          </table:table-cell>
          <table:table-cell table:formula="of:=[.H94]/([.A94]*[.A94])" office:value-type="float" office:value="0.00105978260869565" calcext:value-type="float">
            <text:p>0,0010597826</text:p>
          </table:table-cell>
          <table:table-cell table:formula="of:=[.I94]/([.A94]*[.A94])" office:value-type="float" office:value="0.0010609640831758" calcext:value-type="float">
            <text:p>0,0010609641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9.32" calcext:value-type="float">
            <text:p>9,32</text:p>
          </table:table-cell>
          <table:table-cell office:value-type="float" office:value="9.14" calcext:value-type="float">
            <text:p>9,14</text:p>
          </table:table-cell>
          <table:table-cell office:value-type="float" office:value="9.16" calcext:value-type="float">
            <text:p>9,16</text:p>
          </table:table-cell>
          <table:table-cell office:value-type="float" office:value="9.24" calcext:value-type="float">
            <text:p>9,24</text:p>
          </table:table-cell>
          <table:table-cell office:value-type="float" office:value="9.16" calcext:value-type="float">
            <text:p>9,16</text:p>
          </table:table-cell>
          <table:table-cell table:formula="of:=MIN([.B95];[.F95])" office:value-type="float" office:value="9.16" calcext:value-type="float">
            <text:p>9,16</text:p>
          </table:table-cell>
          <table:table-cell table:formula="of:=AVERAGE([.B95];[.F95])" office:value-type="float" office:value="9.24" calcext:value-type="float">
            <text:p>9,24</text:p>
          </table:table-cell>
          <table:table-cell table:formula="of:=MAX([.B95];[.F95])" office:value-type="float" office:value="9.32" calcext:value-type="float">
            <text:p>9,32</text:p>
          </table:table-cell>
          <table:table-cell table:formula="of:=[.G95]/[.A95]" office:value-type="float" office:value="0.098494623655914" calcext:value-type="float">
            <text:p>0,0984946237</text:p>
          </table:table-cell>
          <table:table-cell table:formula="of:=[.H95]/[.A95]" office:value-type="float" office:value="0.0993548387096774" calcext:value-type="float">
            <text:p>0,0993548387</text:p>
          </table:table-cell>
          <table:table-cell table:formula="of:=[.I95]/[.A95]" office:value-type="float" office:value="0.100215053763441" calcext:value-type="float">
            <text:p>0,1002150538</text:p>
          </table:table-cell>
          <table:table-cell table:formula="of:=[.G95]/([.A95]*[.A95])" office:value-type="float" office:value="0.00105908197479477" calcext:value-type="float">
            <text:p>0,001059082</text:p>
          </table:table-cell>
          <table:table-cell table:formula="of:=[.H95]/([.A95]*[.A95])" office:value-type="float" office:value="0.00106833159902879" calcext:value-type="float">
            <text:p>0,0010683316</text:p>
          </table:table-cell>
          <table:table-cell table:formula="of:=[.I95]/([.A95]*[.A95])" office:value-type="float" office:value="0.0010775812232628" calcext:value-type="float">
            <text:p>0,0010775812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9.36" calcext:value-type="float">
            <text:p>9,36</text:p>
          </table:table-cell>
          <table:table-cell office:value-type="float" office:value="9.3" calcext:value-type="float">
            <text:p>9,3</text:p>
          </table:table-cell>
          <table:table-cell office:value-type="float" office:value="9.66" calcext:value-type="float">
            <text:p>9,66</text:p>
          </table:table-cell>
          <table:table-cell table:formula="of:=MIN([.B96];[.F96])" office:value-type="float" office:value="9.3" calcext:value-type="float">
            <text:p>9,3</text:p>
          </table:table-cell>
          <table:table-cell table:formula="of:=AVERAGE([.B96];[.F96])" office:value-type="float" office:value="9.48" calcext:value-type="float">
            <text:p>9,48</text:p>
          </table:table-cell>
          <table:table-cell table:formula="of:=MAX([.B96];[.F96])" office:value-type="float" office:value="9.66" calcext:value-type="float">
            <text:p>9,66</text:p>
          </table:table-cell>
          <table:table-cell table:formula="of:=[.G96]/[.A96]" office:value-type="float" office:value="0.098936170212766" calcext:value-type="float">
            <text:p>0,0989361702</text:p>
          </table:table-cell>
          <table:table-cell table:formula="of:=[.H96]/[.A96]" office:value-type="float" office:value="0.100851063829787" calcext:value-type="float">
            <text:p>0,1008510638</text:p>
          </table:table-cell>
          <table:table-cell table:formula="of:=[.I96]/[.A96]" office:value-type="float" office:value="0.102765957446809" calcext:value-type="float">
            <text:p>0,1027659574</text:p>
          </table:table-cell>
          <table:table-cell table:formula="of:=[.G96]/([.A96]*[.A96])" office:value-type="float" office:value="0.00105251244907198" calcext:value-type="float">
            <text:p>0,0010525124</text:p>
          </table:table-cell>
          <table:table-cell table:formula="of:=[.H96]/([.A96]*[.A96])" office:value-type="float" office:value="0.00107288365776369" calcext:value-type="float">
            <text:p>0,0010728837</text:p>
          </table:table-cell>
          <table:table-cell table:formula="of:=[.I96]/([.A96]*[.A96])" office:value-type="float" office:value="0.00109325486645541" calcext:value-type="float">
            <text:p>0,0010932549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9.54" calcext:value-type="float">
            <text:p>9,54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9.46" calcext:value-type="float">
            <text:p>9,46</text:p>
          </table:table-cell>
          <table:table-cell office:value-type="float" office:value="9.56" calcext:value-type="float">
            <text:p>9,56</text:p>
          </table:table-cell>
          <table:table-cell table:formula="of:=MIN([.B97];[.F97])" office:value-type="float" office:value="9.54" calcext:value-type="float">
            <text:p>9,54</text:p>
          </table:table-cell>
          <table:table-cell table:formula="of:=AVERAGE([.B97];[.F97])" office:value-type="float" office:value="9.55" calcext:value-type="float">
            <text:p>9,55</text:p>
          </table:table-cell>
          <table:table-cell table:formula="of:=MAX([.B97];[.F97])" office:value-type="float" office:value="9.56" calcext:value-type="float">
            <text:p>9,56</text:p>
          </table:table-cell>
          <table:table-cell table:formula="of:=[.G97]/[.A97]" office:value-type="float" office:value="0.100421052631579" calcext:value-type="float">
            <text:p>0,1004210526</text:p>
          </table:table-cell>
          <table:table-cell table:formula="of:=[.H97]/[.A97]" office:value-type="float" office:value="0.100526315789474" calcext:value-type="float">
            <text:p>0,1005263158</text:p>
          </table:table-cell>
          <table:table-cell table:formula="of:=[.I97]/[.A97]" office:value-type="float" office:value="0.100631578947368" calcext:value-type="float">
            <text:p>0,1006315789</text:p>
          </table:table-cell>
          <table:table-cell table:formula="of:=[.G97]/([.A97]*[.A97])" office:value-type="float" office:value="0.00105706371191136" calcext:value-type="float">
            <text:p>0,0010570637</text:p>
          </table:table-cell>
          <table:table-cell table:formula="of:=[.H97]/([.A97]*[.A97])" office:value-type="float" office:value="0.00105817174515235" calcext:value-type="float">
            <text:p>0,0010581717</text:p>
          </table:table-cell>
          <table:table-cell table:formula="of:=[.I97]/([.A97]*[.A97])" office:value-type="float" office:value="0.00105927977839335" calcext:value-type="float">
            <text:p>0,0010592798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9.66" calcext:value-type="float">
            <text:p>9,66</text:p>
          </table:table-cell>
          <table:table-cell office:value-type="float" office:value="9.68" calcext:value-type="float">
            <text:p>9,68</text:p>
          </table:table-cell>
          <table:table-cell office:value-type="float" office:value="9.72" calcext:value-type="float">
            <text:p>9,72</text:p>
          </table:table-cell>
          <table:table-cell office:value-type="float" office:value="9.78" calcext:value-type="float">
            <text:p>9,78</text:p>
          </table:table-cell>
          <table:table-cell office:value-type="float" office:value="9.68" calcext:value-type="float">
            <text:p>9,68</text:p>
          </table:table-cell>
          <table:table-cell table:formula="of:=MIN([.B98];[.F98])" office:value-type="float" office:value="9.66" calcext:value-type="float">
            <text:p>9,66</text:p>
          </table:table-cell>
          <table:table-cell table:formula="of:=AVERAGE([.B98];[.F98])" office:value-type="float" office:value="9.67" calcext:value-type="float">
            <text:p>9,67</text:p>
          </table:table-cell>
          <table:table-cell table:formula="of:=MAX([.B98];[.F98])" office:value-type="float" office:value="9.68" calcext:value-type="float">
            <text:p>9,68</text:p>
          </table:table-cell>
          <table:table-cell table:formula="of:=[.G98]/[.A98]" office:value-type="float" office:value="0.100625" calcext:value-type="float">
            <text:p>0,100625</text:p>
          </table:table-cell>
          <table:table-cell table:formula="of:=[.H98]/[.A98]" office:value-type="float" office:value="0.100729166666667" calcext:value-type="float">
            <text:p>0,1007291667</text:p>
          </table:table-cell>
          <table:table-cell table:formula="of:=[.I98]/[.A98]" office:value-type="float" office:value="0.100833333333333" calcext:value-type="float">
            <text:p>0,1008333333</text:p>
          </table:table-cell>
          <table:table-cell table:formula="of:=[.G98]/([.A98]*[.A98])" office:value-type="float" office:value="0.00104817708333333" calcext:value-type="float">
            <text:p>0,0010481771</text:p>
          </table:table-cell>
          <table:table-cell table:formula="of:=[.H98]/([.A98]*[.A98])" office:value-type="float" office:value="0.00104926215277778" calcext:value-type="float">
            <text:p>0,0010492622</text:p>
          </table:table-cell>
          <table:table-cell table:formula="of:=[.I98]/([.A98]*[.A98])" office:value-type="float" office:value="0.00105034722222222" calcext:value-type="float">
            <text:p>0,0010503472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10.06" calcext:value-type="float">
            <text:p>10,06</text:p>
          </table:table-cell>
          <table:table-cell office:value-type="float" office:value="10.92" calcext:value-type="float">
            <text:p>10,92</text:p>
          </table:table-cell>
          <table:table-cell office:value-type="float" office:value="10.8" calcext:value-type="float">
            <text:p>10,8</text:p>
          </table:table-cell>
          <table:table-cell table:formula="of:=MIN([.B99];[.F99])" office:value-type="float" office:value="10.2" calcext:value-type="float">
            <text:p>10,2</text:p>
          </table:table-cell>
          <table:table-cell table:formula="of:=AVERAGE([.B99];[.F99])" office:value-type="float" office:value="10.5" calcext:value-type="float">
            <text:p>10,5</text:p>
          </table:table-cell>
          <table:table-cell table:formula="of:=MAX([.B99];[.F99])" office:value-type="float" office:value="10.8" calcext:value-type="float">
            <text:p>10,8</text:p>
          </table:table-cell>
          <table:table-cell table:formula="of:=[.G99]/[.A99]" office:value-type="float" office:value="0.105154639175258" calcext:value-type="float">
            <text:p>0,1051546392</text:p>
          </table:table-cell>
          <table:table-cell table:formula="of:=[.H99]/[.A99]" office:value-type="float" office:value="0.108247422680412" calcext:value-type="float">
            <text:p>0,1082474227</text:p>
          </table:table-cell>
          <table:table-cell table:formula="of:=[.I99]/[.A99]" office:value-type="float" office:value="0.111340206185567" calcext:value-type="float">
            <text:p>0,1113402062</text:p>
          </table:table-cell>
          <table:table-cell table:formula="of:=[.G99]/([.A99]*[.A99])" office:value-type="float" office:value="0.00108406844510575" calcext:value-type="float">
            <text:p>0,0010840684</text:p>
          </table:table-cell>
          <table:table-cell table:formula="of:=[.H99]/([.A99]*[.A99])" office:value-type="float" office:value="0.00111595281113827" calcext:value-type="float">
            <text:p>0,0011159528</text:p>
          </table:table-cell>
          <table:table-cell table:formula="of:=[.I99]/([.A99]*[.A99])" office:value-type="float" office:value="0.00114783717717079" calcext:value-type="float">
            <text:p>0,0011478372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10.08" calcext:value-type="float">
            <text:p>10,08</text:p>
          </table:table-cell>
          <table:table-cell office:value-type="float" office:value="11.8" calcext:value-type="float">
            <text:p>11,8</text:p>
          </table:table-cell>
          <table:table-cell office:value-type="float" office:value="10.7" calcext:value-type="float">
            <text:p>10,7</text:p>
          </table:table-cell>
          <table:table-cell office:value-type="float" office:value="10.16" calcext:value-type="float">
            <text:p>10,16</text:p>
          </table:table-cell>
          <table:table-cell office:value-type="float" office:value="10.62" calcext:value-type="float">
            <text:p>10,62</text:p>
          </table:table-cell>
          <table:table-cell table:formula="of:=MIN([.B100];[.F100])" office:value-type="float" office:value="10.08" calcext:value-type="float">
            <text:p>10,08</text:p>
          </table:table-cell>
          <table:table-cell table:formula="of:=AVERAGE([.B100];[.F100])" office:value-type="float" office:value="10.35" calcext:value-type="float">
            <text:p>10,35</text:p>
          </table:table-cell>
          <table:table-cell table:formula="of:=MAX([.B100];[.F100])" office:value-type="float" office:value="10.62" calcext:value-type="float">
            <text:p>10,62</text:p>
          </table:table-cell>
          <table:table-cell table:formula="of:=[.G100]/[.A100]" office:value-type="float" office:value="0.102857142857143" calcext:value-type="float">
            <text:p>0,1028571429</text:p>
          </table:table-cell>
          <table:table-cell table:formula="of:=[.H100]/[.A100]" office:value-type="float" office:value="0.105612244897959" calcext:value-type="float">
            <text:p>0,1056122449</text:p>
          </table:table-cell>
          <table:table-cell table:formula="of:=[.I100]/[.A100]" office:value-type="float" office:value="0.108367346938776" calcext:value-type="float">
            <text:p>0,1083673469</text:p>
          </table:table-cell>
          <table:table-cell table:formula="of:=[.G100]/([.A100]*[.A100])" office:value-type="float" office:value="0.00104956268221574" calcext:value-type="float">
            <text:p>0,0010495627</text:p>
          </table:table-cell>
          <table:table-cell table:formula="of:=[.H100]/([.A100]*[.A100])" office:value-type="float" office:value="0.00107767596834652" calcext:value-type="float">
            <text:p>0,001077676</text:p>
          </table:table-cell>
          <table:table-cell table:formula="of:=[.I100]/([.A100]*[.A100])" office:value-type="float" office:value="0.0011057892544773" calcext:value-type="float">
            <text:p>0,0011057893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10.28" calcext:value-type="float">
            <text:p>10,28</text:p>
          </table:table-cell>
          <table:table-cell table:number-columns-repeated="2" office:value-type="float" office:value="10.3" calcext:value-type="float">
            <text:p>10,3</text:p>
          </table:table-cell>
          <table:table-cell office:value-type="float" office:value="10.26" calcext:value-type="float">
            <text:p>10,26</text:p>
          </table:table-cell>
          <table:table-cell office:value-type="float" office:value="10.34" calcext:value-type="float">
            <text:p>10,34</text:p>
          </table:table-cell>
          <table:table-cell table:formula="of:=MIN([.B101];[.F101])" office:value-type="float" office:value="10.28" calcext:value-type="float">
            <text:p>10,28</text:p>
          </table:table-cell>
          <table:table-cell table:formula="of:=AVERAGE([.B101];[.F101])" office:value-type="float" office:value="10.31" calcext:value-type="float">
            <text:p>10,31</text:p>
          </table:table-cell>
          <table:table-cell table:formula="of:=MAX([.B101];[.F101])" office:value-type="float" office:value="10.34" calcext:value-type="float">
            <text:p>10,34</text:p>
          </table:table-cell>
          <table:table-cell table:formula="of:=[.G101]/[.A101]" office:value-type="float" office:value="0.103838383838384" calcext:value-type="float">
            <text:p>0,1038383838</text:p>
          </table:table-cell>
          <table:table-cell table:formula="of:=[.H101]/[.A101]" office:value-type="float" office:value="0.104141414141414" calcext:value-type="float">
            <text:p>0,1041414141</text:p>
          </table:table-cell>
          <table:table-cell table:formula="of:=[.I101]/[.A101]" office:value-type="float" office:value="0.104444444444444" calcext:value-type="float">
            <text:p>0,1044444444</text:p>
          </table:table-cell>
          <table:table-cell table:formula="of:=[.G101]/([.A101]*[.A101])" office:value-type="float" office:value="0.00104887256402408" calcext:value-type="float">
            <text:p>0,0010488726</text:p>
          </table:table-cell>
          <table:table-cell table:formula="of:=[.H101]/([.A101]*[.A101])" office:value-type="float" office:value="0.0010519334761759" calcext:value-type="float">
            <text:p>0,0010519335</text:p>
          </table:table-cell>
          <table:table-cell table:formula="of:=[.I101]/([.A101]*[.A101])" office:value-type="float" office:value="0.00105499438832772" calcext:value-type="float">
            <text:p>0,0010549944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10.54" calcext:value-type="float">
            <text:p>10,54</text:p>
          </table:table-cell>
          <table:table-cell office:value-type="float" office:value="10.38" calcext:value-type="float">
            <text:p>10,38</text:p>
          </table:table-cell>
          <table:table-cell office:value-type="float" office:value="10.36" calcext:value-type="float">
            <text:p>10,36</text:p>
          </table:table-cell>
          <table:table-cell office:value-type="float" office:value="10.46" calcext:value-type="float">
            <text:p>10,46</text:p>
          </table:table-cell>
          <table:table-cell office:value-type="float" office:value="10.6" calcext:value-type="float">
            <text:p>10,6</text:p>
          </table:table-cell>
          <table:table-cell table:formula="of:=MIN([.B102];[.F102])" office:value-type="float" office:value="10.54" calcext:value-type="float">
            <text:p>10,54</text:p>
          </table:table-cell>
          <table:table-cell table:formula="of:=AVERAGE([.B102];[.F102])" office:value-type="float" office:value="10.57" calcext:value-type="float">
            <text:p>10,57</text:p>
          </table:table-cell>
          <table:table-cell table:formula="of:=MAX([.B102];[.F102])" office:value-type="float" office:value="10.6" calcext:value-type="float">
            <text:p>10,6</text:p>
          </table:table-cell>
          <table:table-cell table:formula="of:=[.G102]/[.A102]" office:value-type="float" office:value="0.1054" calcext:value-type="float">
            <text:p>0,1054</text:p>
          </table:table-cell>
          <table:table-cell table:formula="of:=[.H102]/[.A102]" office:value-type="float" office:value="0.1057" calcext:value-type="float">
            <text:p>0,1057</text:p>
          </table:table-cell>
          <table:table-cell table:formula="of:=[.I102]/[.A102]" office:value-type="float" office:value="0.106" calcext:value-type="float">
            <text:p>0,106</text:p>
          </table:table-cell>
          <table:table-cell table:formula="of:=[.G102]/([.A102]*[.A102])" office:value-type="float" office:value="0.001054" calcext:value-type="float">
            <text:p>0,001054</text:p>
          </table:table-cell>
          <table:table-cell table:formula="of:=[.H102]/([.A102]*[.A102])" office:value-type="float" office:value="0.001057" calcext:value-type="float">
            <text:p>0,001057</text:p>
          </table:table-cell>
          <table:table-cell table:formula="of:=[.I102]/([.A102]*[.A102])" office:value-type="float" office:value="0.00106" calcext:value-type="float">
            <text:p>0,00106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office:value-type="float" office:value="10.86" calcext:value-type="float">
            <text:p>10,86</text:p>
          </table:table-cell>
          <table:table-cell office:value-type="float" office:value="10.72" calcext:value-type="float">
            <text:p>10,72</text:p>
          </table:table-cell>
          <table:table-cell office:value-type="float" office:value="10.6" calcext:value-type="float">
            <text:p>10,6</text:p>
          </table:table-cell>
          <table:table-cell office:value-type="float" office:value="10.8" calcext:value-type="float">
            <text:p>10,8</text:p>
          </table:table-cell>
          <table:table-cell table:formula="of:=MIN([.B103];[.F103])" office:value-type="float" office:value="10.6" calcext:value-type="float">
            <text:p>10,6</text:p>
          </table:table-cell>
          <table:table-cell table:formula="of:=AVERAGE([.B103];[.F103])" office:value-type="float" office:value="10.7" calcext:value-type="float">
            <text:p>10,7</text:p>
          </table:table-cell>
          <table:table-cell table:formula="of:=MAX([.B103];[.F103])" office:value-type="float" office:value="10.8" calcext:value-type="float">
            <text:p>10,8</text:p>
          </table:table-cell>
          <table:table-cell table:formula="of:=[.G103]/[.A103]" office:value-type="float" office:value="0.104950495049505" calcext:value-type="float">
            <text:p>0,104950495</text:p>
          </table:table-cell>
          <table:table-cell table:formula="of:=[.H103]/[.A103]" office:value-type="float" office:value="0.105940594059406" calcext:value-type="float">
            <text:p>0,1059405941</text:p>
          </table:table-cell>
          <table:table-cell table:formula="of:=[.I103]/[.A103]" office:value-type="float" office:value="0.106930693069307" calcext:value-type="float">
            <text:p>0,1069306931</text:p>
          </table:table-cell>
          <table:table-cell table:formula="of:=[.G103]/([.A103]*[.A103])" office:value-type="float" office:value="0.00103911381237134" calcext:value-type="float">
            <text:p>0,0010391138</text:p>
          </table:table-cell>
          <table:table-cell table:formula="of:=[.H103]/([.A103]*[.A103])" office:value-type="float" office:value="0.00104891677286541" calcext:value-type="float">
            <text:p>0,0010489168</text:p>
          </table:table-cell>
          <table:table-cell table:formula="of:=[.I103]/([.A103]*[.A103])" office:value-type="float" office:value="0.00105871973335947" calcext:value-type="float">
            <text:p>0,0010587197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10.86" calcext:value-type="float">
            <text:p>10,86</text:p>
          </table:table-cell>
          <table:table-cell office:value-type="float" office:value="10.78" calcext:value-type="float">
            <text:p>10,78</text:p>
          </table:table-cell>
          <table:table-cell table:number-columns-repeated="2" office:value-type="float" office:value="10.74" calcext:value-type="float">
            <text:p>10,74</text:p>
          </table:table-cell>
          <table:table-cell office:value-type="float" office:value="10.76" calcext:value-type="float">
            <text:p>10,76</text:p>
          </table:table-cell>
          <table:table-cell table:formula="of:=MIN([.B104];[.F104])" office:value-type="float" office:value="10.76" calcext:value-type="float">
            <text:p>10,76</text:p>
          </table:table-cell>
          <table:table-cell table:formula="of:=AVERAGE([.B104];[.F104])" office:value-type="float" office:value="10.81" calcext:value-type="float">
            <text:p>10,81</text:p>
          </table:table-cell>
          <table:table-cell table:formula="of:=MAX([.B104];[.F104])" office:value-type="float" office:value="10.86" calcext:value-type="float">
            <text:p>10,86</text:p>
          </table:table-cell>
          <table:table-cell table:formula="of:=[.G104]/[.A104]" office:value-type="float" office:value="0.105490196078431" calcext:value-type="float">
            <text:p>0,1054901961</text:p>
          </table:table-cell>
          <table:table-cell table:formula="of:=[.H104]/[.A104]" office:value-type="float" office:value="0.105980392156863" calcext:value-type="float">
            <text:p>0,1059803922</text:p>
          </table:table-cell>
          <table:table-cell table:formula="of:=[.I104]/[.A104]" office:value-type="float" office:value="0.106470588235294" calcext:value-type="float">
            <text:p>0,1064705882</text:p>
          </table:table-cell>
          <table:table-cell table:formula="of:=[.G104]/([.A104]*[.A104])" office:value-type="float" office:value="0.00103421760861207" calcext:value-type="float">
            <text:p>0,0010342176</text:p>
          </table:table-cell>
          <table:table-cell table:formula="of:=[.H104]/([.A104]*[.A104])" office:value-type="float" office:value="0.00103902345251826" calcext:value-type="float">
            <text:p>0,0010390235</text:p>
          </table:table-cell>
          <table:table-cell table:formula="of:=[.I104]/([.A104]*[.A104])" office:value-type="float" office:value="0.00104382929642445" calcext:value-type="float">
            <text:p>0,0010438293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11.12" calcext:value-type="float">
            <text:p>11,12</text:p>
          </table:table-cell>
          <table:table-cell office:value-type="float" office:value="11.12" calcext:value-type="float">
            <text:p>11,12</text:p>
          </table:table-cell>
          <table:table-cell office:value-type="float" office:value="11.18" calcext:value-type="float">
            <text:p>11,18</text:p>
          </table:table-cell>
          <table:table-cell office:value-type="float" office:value="10.92" calcext:value-type="float">
            <text:p>10,92</text:p>
          </table:table-cell>
          <table:table-cell office:value-type="float" office:value="10.94" calcext:value-type="float">
            <text:p>10,94</text:p>
          </table:table-cell>
          <table:table-cell table:formula="of:=MIN([.B105];[.F105])" office:value-type="float" office:value="10.94" calcext:value-type="float">
            <text:p>10,94</text:p>
          </table:table-cell>
          <table:table-cell table:formula="of:=AVERAGE([.B105];[.F105])" office:value-type="float" office:value="11.03" calcext:value-type="float">
            <text:p>11,03</text:p>
          </table:table-cell>
          <table:table-cell table:formula="of:=MAX([.B105];[.F105])" office:value-type="float" office:value="11.12" calcext:value-type="float">
            <text:p>11,12</text:p>
          </table:table-cell>
          <table:table-cell table:formula="of:=[.G105]/[.A105]" office:value-type="float" office:value="0.10621359223301" calcext:value-type="float">
            <text:p>0,1062135922</text:p>
          </table:table-cell>
          <table:table-cell table:formula="of:=[.H105]/[.A105]" office:value-type="float" office:value="0.107087378640777" calcext:value-type="float">
            <text:p>0,1070873786</text:p>
          </table:table-cell>
          <table:table-cell table:formula="of:=[.I105]/[.A105]" office:value-type="float" office:value="0.107961165048544" calcext:value-type="float">
            <text:p>0,107961165</text:p>
          </table:table-cell>
          <table:table-cell table:formula="of:=[.G105]/([.A105]*[.A105])" office:value-type="float" office:value="0.00103119992459233" calcext:value-type="float">
            <text:p>0,0010311999</text:p>
          </table:table-cell>
          <table:table-cell table:formula="of:=[.H105]/([.A105]*[.A105])" office:value-type="float" office:value="0.00103968328777453" calcext:value-type="float">
            <text:p>0,0010396833</text:p>
          </table:table-cell>
          <table:table-cell table:formula="of:=[.I105]/([.A105]*[.A105])" office:value-type="float" office:value="0.00104816665095673" calcext:value-type="float">
            <text:p>0,0010481667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11.14" calcext:value-type="float">
            <text:p>11,14</text:p>
          </table:table-cell>
          <table:table-cell table:number-columns-repeated="2" office:value-type="float" office:value="11.12" calcext:value-type="float">
            <text:p>11,12</text:p>
          </table:table-cell>
          <table:table-cell office:value-type="float" office:value="11.22" calcext:value-type="float">
            <text:p>11,22</text:p>
          </table:table-cell>
          <table:table-cell office:value-type="float" office:value="11.14" calcext:value-type="float">
            <text:p>11,14</text:p>
          </table:table-cell>
          <table:table-cell table:formula="of:=MIN([.B106];[.F106])" office:value-type="float" office:value="11.14" calcext:value-type="float">
            <text:p>11,14</text:p>
          </table:table-cell>
          <table:table-cell table:formula="of:=AVERAGE([.B106];[.F106])" office:value-type="float" office:value="11.14" calcext:value-type="float">
            <text:p>11,14</text:p>
          </table:table-cell>
          <table:table-cell table:formula="of:=MAX([.B106];[.F106])" office:value-type="float" office:value="11.14" calcext:value-type="float">
            <text:p>11,14</text:p>
          </table:table-cell>
          <table:table-cell table:formula="of:=[.G106]/[.A106]" office:value-type="float" office:value="0.107115384615385" calcext:value-type="float">
            <text:p>0,1071153846</text:p>
          </table:table-cell>
          <table:table-cell table:formula="of:=[.H106]/[.A106]" office:value-type="float" office:value="0.107115384615385" calcext:value-type="float">
            <text:p>0,1071153846</text:p>
          </table:table-cell>
          <table:table-cell table:formula="of:=[.I106]/[.A106]" office:value-type="float" office:value="0.107115384615385" calcext:value-type="float">
            <text:p>0,1071153846</text:p>
          </table:table-cell>
          <table:table-cell table:formula="of:=[.G106]/([.A106]*[.A106])" office:value-type="float" office:value="0.00102995562130178" calcext:value-type="float">
            <text:p>0,0010299556</text:p>
          </table:table-cell>
          <table:table-cell table:formula="of:=[.H106]/([.A106]*[.A106])" office:value-type="float" office:value="0.00102995562130178" calcext:value-type="float">
            <text:p>0,0010299556</text:p>
          </table:table-cell>
          <table:table-cell table:formula="of:=[.I106]/([.A106]*[.A106])" office:value-type="float" office:value="0.00102995562130178" calcext:value-type="float">
            <text:p>0,0010299556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11.3" calcext:value-type="float">
            <text:p>11,3</text:p>
          </table:table-cell>
          <table:table-cell office:value-type="float" office:value="11.42" calcext:value-type="float">
            <text:p>11,42</text:p>
          </table:table-cell>
          <table:table-cell office:value-type="float" office:value="11.46" calcext:value-type="float">
            <text:p>11,46</text:p>
          </table:table-cell>
          <table:table-cell office:value-type="float" office:value="11.38" calcext:value-type="float">
            <text:p>11,38</text:p>
          </table:table-cell>
          <table:table-cell office:value-type="float" office:value="11.34" calcext:value-type="float">
            <text:p>11,34</text:p>
          </table:table-cell>
          <table:table-cell table:formula="of:=MIN([.B107];[.F107])" office:value-type="float" office:value="11.3" calcext:value-type="float">
            <text:p>11,3</text:p>
          </table:table-cell>
          <table:table-cell table:formula="of:=AVERAGE([.B107];[.F107])" office:value-type="float" office:value="11.32" calcext:value-type="float">
            <text:p>11,32</text:p>
          </table:table-cell>
          <table:table-cell table:formula="of:=MAX([.B107];[.F107])" office:value-type="float" office:value="11.34" calcext:value-type="float">
            <text:p>11,34</text:p>
          </table:table-cell>
          <table:table-cell table:formula="of:=[.G107]/[.A107]" office:value-type="float" office:value="0.107619047619048" calcext:value-type="float">
            <text:p>0,1076190476</text:p>
          </table:table-cell>
          <table:table-cell table:formula="of:=[.H107]/[.A107]" office:value-type="float" office:value="0.107809523809524" calcext:value-type="float">
            <text:p>0,1078095238</text:p>
          </table:table-cell>
          <table:table-cell table:formula="of:=[.I107]/[.A107]" office:value-type="float" office:value="0.108" calcext:value-type="float">
            <text:p>0,108</text:p>
          </table:table-cell>
          <table:table-cell table:formula="of:=[.G107]/([.A107]*[.A107])" office:value-type="float" office:value="0.0010249433106576" calcext:value-type="float">
            <text:p>0,0010249433</text:p>
          </table:table-cell>
          <table:table-cell table:formula="of:=[.H107]/([.A107]*[.A107])" office:value-type="float" office:value="0.00102675736961451" calcext:value-type="float">
            <text:p>0,0010267574</text:p>
          </table:table-cell>
          <table:table-cell table:formula="of:=[.I107]/([.A107]*[.A107])" office:value-type="float" office:value="0.00102857142857143" calcext:value-type="float">
            <text:p>0,0010285714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number-columns-repeated="2" office:value-type="float" office:value="11.5" calcext:value-type="float">
            <text:p>11,5</text:p>
          </table:table-cell>
          <table:table-cell office:value-type="float" office:value="11.56" calcext:value-type="float">
            <text:p>11,56</text:p>
          </table:table-cell>
          <table:table-cell office:value-type="float" office:value="11.58" calcext:value-type="float">
            <text:p>11,58</text:p>
          </table:table-cell>
          <table:table-cell office:value-type="float" office:value="11.62" calcext:value-type="float">
            <text:p>11,62</text:p>
          </table:table-cell>
          <table:table-cell table:formula="of:=MIN([.B108];[.F108])" office:value-type="float" office:value="11.5" calcext:value-type="float">
            <text:p>11,5</text:p>
          </table:table-cell>
          <table:table-cell table:formula="of:=AVERAGE([.B108];[.F108])" office:value-type="float" office:value="11.56" calcext:value-type="float">
            <text:p>11,56</text:p>
          </table:table-cell>
          <table:table-cell table:formula="of:=MAX([.B108];[.F108])" office:value-type="float" office:value="11.62" calcext:value-type="float">
            <text:p>11,62</text:p>
          </table:table-cell>
          <table:table-cell table:formula="of:=[.G108]/[.A108]" office:value-type="float" office:value="0.108490566037736" calcext:value-type="float">
            <text:p>0,108490566</text:p>
          </table:table-cell>
          <table:table-cell table:formula="of:=[.H108]/[.A108]" office:value-type="float" office:value="0.109056603773585" calcext:value-type="float">
            <text:p>0,1090566038</text:p>
          </table:table-cell>
          <table:table-cell table:formula="of:=[.I108]/[.A108]" office:value-type="float" office:value="0.109622641509434" calcext:value-type="float">
            <text:p>0,1096226415</text:p>
          </table:table-cell>
          <table:table-cell table:formula="of:=[.G108]/([.A108]*[.A108])" office:value-type="float" office:value="0.00102349590601638" calcext:value-type="float">
            <text:p>0,0010234959</text:p>
          </table:table-cell>
          <table:table-cell table:formula="of:=[.H108]/([.A108]*[.A108])" office:value-type="float" office:value="0.00102883588465646" calcext:value-type="float">
            <text:p>0,0010288359</text:p>
          </table:table-cell>
          <table:table-cell table:formula="of:=[.I108]/([.A108]*[.A108])" office:value-type="float" office:value="0.00103417586329655" calcext:value-type="float">
            <text:p>0,0010341759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number-columns-repeated="2" office:value-type="float" office:value="11.68" calcext:value-type="float">
            <text:p>11,68</text:p>
          </table:table-cell>
          <table:table-cell office:value-type="float" office:value="11.7" calcext:value-type="float">
            <text:p>11,7</text:p>
          </table:table-cell>
          <table:table-cell office:value-type="float" office:value="11.68" calcext:value-type="float">
            <text:p>11,68</text:p>
          </table:table-cell>
          <table:table-cell office:value-type="float" office:value="11.7" calcext:value-type="float">
            <text:p>11,7</text:p>
          </table:table-cell>
          <table:table-cell table:formula="of:=MIN([.B109];[.F109])" office:value-type="float" office:value="11.68" calcext:value-type="float">
            <text:p>11,68</text:p>
          </table:table-cell>
          <table:table-cell table:formula="of:=AVERAGE([.B109];[.F109])" office:value-type="float" office:value="11.69" calcext:value-type="float">
            <text:p>11,69</text:p>
          </table:table-cell>
          <table:table-cell table:formula="of:=MAX([.B109];[.F109])" office:value-type="float" office:value="11.7" calcext:value-type="float">
            <text:p>11,7</text:p>
          </table:table-cell>
          <table:table-cell table:formula="of:=[.G109]/[.A109]" office:value-type="float" office:value="0.109158878504673" calcext:value-type="float">
            <text:p>0,1091588785</text:p>
          </table:table-cell>
          <table:table-cell table:formula="of:=[.H109]/[.A109]" office:value-type="float" office:value="0.109252336448598" calcext:value-type="float">
            <text:p>0,1092523364</text:p>
          </table:table-cell>
          <table:table-cell table:formula="of:=[.I109]/[.A109]" office:value-type="float" office:value="0.109345794392523" calcext:value-type="float">
            <text:p>0,1093457944</text:p>
          </table:table-cell>
          <table:table-cell table:formula="of:=[.G109]/([.A109]*[.A109])" office:value-type="float" office:value="0.00102017643462311" calcext:value-type="float">
            <text:p>0,0010201764</text:p>
          </table:table-cell>
          <table:table-cell table:formula="of:=[.H109]/([.A109]*[.A109])" office:value-type="float" office:value="0.00102104987335138" calcext:value-type="float">
            <text:p>0,0010210499</text:p>
          </table:table-cell>
          <table:table-cell table:formula="of:=[.I109]/([.A109]*[.A109])" office:value-type="float" office:value="0.00102192331207966" calcext:value-type="float">
            <text:p>0,0010219233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number-columns-repeated="4" office:value-type="float" office:value="11.88" calcext:value-type="float">
            <text:p>11,88</text:p>
          </table:table-cell>
          <table:table-cell office:value-type="float" office:value="11.9" calcext:value-type="float">
            <text:p>11,9</text:p>
          </table:table-cell>
          <table:table-cell table:formula="of:=MIN([.B110];[.F110])" office:value-type="float" office:value="11.88" calcext:value-type="float">
            <text:p>11,88</text:p>
          </table:table-cell>
          <table:table-cell table:formula="of:=AVERAGE([.B110];[.F110])" office:value-type="float" office:value="11.89" calcext:value-type="float">
            <text:p>11,89</text:p>
          </table:table-cell>
          <table:table-cell table:formula="of:=MAX([.B110];[.F110])" office:value-type="float" office:value="11.9" calcext:value-type="float">
            <text:p>11,9</text:p>
          </table:table-cell>
          <table:table-cell table:formula="of:=[.G110]/[.A110]" office:value-type="float" office:value="0.11" calcext:value-type="float">
            <text:p>0,11</text:p>
          </table:table-cell>
          <table:table-cell table:formula="of:=[.H110]/[.A110]" office:value-type="float" office:value="0.110092592592593" calcext:value-type="float">
            <text:p>0,1100925926</text:p>
          </table:table-cell>
          <table:table-cell table:formula="of:=[.I110]/[.A110]" office:value-type="float" office:value="0.110185185185185" calcext:value-type="float">
            <text:p>0,1101851852</text:p>
          </table:table-cell>
          <table:table-cell table:formula="of:=[.G110]/([.A110]*[.A110])" office:value-type="float" office:value="0.00101851851851852" calcext:value-type="float">
            <text:p>0,0010185185</text:p>
          </table:table-cell>
          <table:table-cell table:formula="of:=[.H110]/([.A110]*[.A110])" office:value-type="float" office:value="0.00101937585733882" calcext:value-type="float">
            <text:p>0,0010193759</text:p>
          </table:table-cell>
          <table:table-cell table:formula="of:=[.I110]/([.A110]*[.A110])" office:value-type="float" office:value="0.00102023319615912" calcext:value-type="float">
            <text:p>0,0010202332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12.08" calcext:value-type="float">
            <text:p>12,08</text:p>
          </table:table-cell>
          <table:table-cell office:value-type="float" office:value="12.06" calcext:value-type="float">
            <text:p>12,06</text:p>
          </table:table-cell>
          <table:table-cell office:value-type="float" office:value="12.12" calcext:value-type="float">
            <text:p>12,12</text:p>
          </table:table-cell>
          <table:table-cell office:value-type="float" office:value="12.16" calcext:value-type="float">
            <text:p>12,16</text:p>
          </table:table-cell>
          <table:table-cell office:value-type="float" office:value="12.12" calcext:value-type="float">
            <text:p>12,12</text:p>
          </table:table-cell>
          <table:table-cell table:formula="of:=MIN([.B111];[.F111])" office:value-type="float" office:value="12.08" calcext:value-type="float">
            <text:p>12,08</text:p>
          </table:table-cell>
          <table:table-cell table:formula="of:=AVERAGE([.B111];[.F111])" office:value-type="float" office:value="12.1" calcext:value-type="float">
            <text:p>12,1</text:p>
          </table:table-cell>
          <table:table-cell table:formula="of:=MAX([.B111];[.F111])" office:value-type="float" office:value="12.12" calcext:value-type="float">
            <text:p>12,12</text:p>
          </table:table-cell>
          <table:table-cell table:formula="of:=[.G111]/[.A111]" office:value-type="float" office:value="0.110825688073394" calcext:value-type="float">
            <text:p>0,1108256881</text:p>
          </table:table-cell>
          <table:table-cell table:formula="of:=[.H111]/[.A111]" office:value-type="float" office:value="0.111009174311927" calcext:value-type="float">
            <text:p>0,1110091743</text:p>
          </table:table-cell>
          <table:table-cell table:formula="of:=[.I111]/[.A111]" office:value-type="float" office:value="0.111192660550459" calcext:value-type="float">
            <text:p>0,1111926606</text:p>
          </table:table-cell>
          <table:table-cell table:formula="of:=[.G111]/([.A111]*[.A111])" office:value-type="float" office:value="0.001016749431866" calcext:value-type="float">
            <text:p>0,0010167494</text:p>
          </table:table-cell>
          <table:table-cell table:formula="of:=[.H111]/([.A111]*[.A111])" office:value-type="float" office:value="0.00101843279185254" calcext:value-type="float">
            <text:p>0,0010184328</text:p>
          </table:table-cell>
          <table:table-cell table:formula="of:=[.I111]/([.A111]*[.A111])" office:value-type="float" office:value="0.00102011615183907" calcext:value-type="float">
            <text:p>0,0010201162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12.26" calcext:value-type="float">
            <text:p>12,26</text:p>
          </table:table-cell>
          <table:table-cell office:value-type="float" office:value="12.24" calcext:value-type="float">
            <text:p>12,24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2.32" calcext:value-type="float">
            <text:p>12,32</text:p>
          </table:table-cell>
          <table:table-cell table:formula="of:=MIN([.B112];[.F112])" office:value-type="float" office:value="12.26" calcext:value-type="float">
            <text:p>12,26</text:p>
          </table:table-cell>
          <table:table-cell table:formula="of:=AVERAGE([.B112];[.F112])" office:value-type="float" office:value="12.29" calcext:value-type="float">
            <text:p>12,29</text:p>
          </table:table-cell>
          <table:table-cell table:formula="of:=MAX([.B112];[.F112])" office:value-type="float" office:value="12.32" calcext:value-type="float">
            <text:p>12,32</text:p>
          </table:table-cell>
          <table:table-cell table:formula="of:=[.G112]/[.A112]" office:value-type="float" office:value="0.111454545454545" calcext:value-type="float">
            <text:p>0,1114545455</text:p>
          </table:table-cell>
          <table:table-cell table:formula="of:=[.H112]/[.A112]" office:value-type="float" office:value="0.111727272727273" calcext:value-type="float">
            <text:p>0,1117272727</text:p>
          </table:table-cell>
          <table:table-cell table:formula="of:=[.I112]/[.A112]" office:value-type="float" office:value="0.112" calcext:value-type="float">
            <text:p>0,112</text:p>
          </table:table-cell>
          <table:table-cell table:formula="of:=[.G112]/([.A112]*[.A112])" office:value-type="float" office:value="0.00101322314049587" calcext:value-type="float">
            <text:p>0,0010132231</text:p>
          </table:table-cell>
          <table:table-cell table:formula="of:=[.H112]/([.A112]*[.A112])" office:value-type="float" office:value="0.00101570247933884" calcext:value-type="float">
            <text:p>0,0010157025</text:p>
          </table:table-cell>
          <table:table-cell table:formula="of:=[.I112]/([.A112]*[.A112])" office:value-type="float" office:value="0.00101818181818182" calcext:value-type="float">
            <text:p>0,0010181818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12.58" calcext:value-type="float">
            <text:p>12,58</text:p>
          </table:table-cell>
          <table:table-cell office:value-type="float" office:value="12.48" calcext:value-type="float">
            <text:p>12,48</text:p>
          </table:table-cell>
          <table:table-cell office:value-type="float" office:value="12.5" calcext:value-type="float">
            <text:p>12,5</text:p>
          </table:table-cell>
          <table:table-cell office:value-type="float" office:value="12.52" calcext:value-type="float">
            <text:p>12,52</text:p>
          </table:table-cell>
          <table:table-cell office:value-type="float" office:value="12.62" calcext:value-type="float">
            <text:p>12,62</text:p>
          </table:table-cell>
          <table:table-cell table:formula="of:=MIN([.B113];[.F113])" office:value-type="float" office:value="12.58" calcext:value-type="float">
            <text:p>12,58</text:p>
          </table:table-cell>
          <table:table-cell table:formula="of:=AVERAGE([.B113];[.F113])" office:value-type="float" office:value="12.6" calcext:value-type="float">
            <text:p>12,6</text:p>
          </table:table-cell>
          <table:table-cell table:formula="of:=MAX([.B113];[.F113])" office:value-type="float" office:value="12.62" calcext:value-type="float">
            <text:p>12,62</text:p>
          </table:table-cell>
          <table:table-cell table:formula="of:=[.G113]/[.A113]" office:value-type="float" office:value="0.113333333333333" calcext:value-type="float">
            <text:p>0,1133333333</text:p>
          </table:table-cell>
          <table:table-cell table:formula="of:=[.H113]/[.A113]" office:value-type="float" office:value="0.113513513513514" calcext:value-type="float">
            <text:p>0,1135135135</text:p>
          </table:table-cell>
          <table:table-cell table:formula="of:=[.I113]/[.A113]" office:value-type="float" office:value="0.113693693693694" calcext:value-type="float">
            <text:p>0,1136936937</text:p>
          </table:table-cell>
          <table:table-cell table:formula="of:=[.G113]/([.A113]*[.A113])" office:value-type="float" office:value="0.00102102102102102" calcext:value-type="float">
            <text:p>0,001021021</text:p>
          </table:table-cell>
          <table:table-cell table:formula="of:=[.H113]/([.A113]*[.A113])" office:value-type="float" office:value="0.00102264426588751" calcext:value-type="float">
            <text:p>0,0010226443</text:p>
          </table:table-cell>
          <table:table-cell table:formula="of:=[.I113]/([.A113]*[.A113])" office:value-type="float" office:value="0.001024267510754" calcext:value-type="float">
            <text:p>0,0010242675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12.74" calcext:value-type="float">
            <text:p>12,74</text:p>
          </table:table-cell>
          <table:table-cell office:value-type="float" office:value="12.66" calcext:value-type="float">
            <text:p>12,66</text:p>
          </table:table-cell>
          <table:table-cell office:value-type="float" office:value="12.7" calcext:value-type="float">
            <text:p>12,7</text:p>
          </table:table-cell>
          <table:table-cell office:value-type="float" office:value="12.74" calcext:value-type="float">
            <text:p>12,74</text:p>
          </table:table-cell>
          <table:table-cell office:value-type="float" office:value="12.68" calcext:value-type="float">
            <text:p>12,68</text:p>
          </table:table-cell>
          <table:table-cell table:formula="of:=MIN([.B114];[.F114])" office:value-type="float" office:value="12.68" calcext:value-type="float">
            <text:p>12,68</text:p>
          </table:table-cell>
          <table:table-cell table:formula="of:=AVERAGE([.B114];[.F114])" office:value-type="float" office:value="12.71" calcext:value-type="float">
            <text:p>12,71</text:p>
          </table:table-cell>
          <table:table-cell table:formula="of:=MAX([.B114];[.F114])" office:value-type="float" office:value="12.74" calcext:value-type="float">
            <text:p>12,74</text:p>
          </table:table-cell>
          <table:table-cell table:formula="of:=[.G114]/[.A114]" office:value-type="float" office:value="0.113214285714286" calcext:value-type="float">
            <text:p>0,1132142857</text:p>
          </table:table-cell>
          <table:table-cell table:formula="of:=[.H114]/[.A114]" office:value-type="float" office:value="0.113482142857143" calcext:value-type="float">
            <text:p>0,1134821429</text:p>
          </table:table-cell>
          <table:table-cell table:formula="of:=[.I114]/[.A114]" office:value-type="float" office:value="0.11375" calcext:value-type="float">
            <text:p>0,11375</text:p>
          </table:table-cell>
          <table:table-cell table:formula="of:=[.G114]/([.A114]*[.A114])" office:value-type="float" office:value="0.00101084183673469" calcext:value-type="float">
            <text:p>0,0010108418</text:p>
          </table:table-cell>
          <table:table-cell table:formula="of:=[.H114]/([.A114]*[.A114])" office:value-type="float" office:value="0.00101323341836735" calcext:value-type="float">
            <text:p>0,0010132334</text:p>
          </table:table-cell>
          <table:table-cell table:formula="of:=[.I114]/([.A114]*[.A114])" office:value-type="float" office:value="0.001015625" calcext:value-type="float">
            <text:p>0,001015625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12.92" calcext:value-type="float">
            <text:p>12,92</text:p>
          </table:table-cell>
          <table:table-cell office:value-type="float" office:value="12.94" calcext:value-type="float">
            <text:p>12,94</text:p>
          </table:table-cell>
          <table:table-cell office:value-type="float" office:value="12.96" calcext:value-type="float">
            <text:p>12,96</text:p>
          </table:table-cell>
          <table:table-cell table:number-columns-repeated="2" office:value-type="float" office:value="12.94" calcext:value-type="float">
            <text:p>12,94</text:p>
          </table:table-cell>
          <table:table-cell table:formula="of:=MIN([.B115];[.F115])" office:value-type="float" office:value="12.92" calcext:value-type="float">
            <text:p>12,92</text:p>
          </table:table-cell>
          <table:table-cell table:formula="of:=AVERAGE([.B115];[.F115])" office:value-type="float" office:value="12.93" calcext:value-type="float">
            <text:p>12,93</text:p>
          </table:table-cell>
          <table:table-cell table:formula="of:=MAX([.B115];[.F115])" office:value-type="float" office:value="12.94" calcext:value-type="float">
            <text:p>12,94</text:p>
          </table:table-cell>
          <table:table-cell table:formula="of:=[.G115]/[.A115]" office:value-type="float" office:value="0.114336283185841" calcext:value-type="float">
            <text:p>0,1143362832</text:p>
          </table:table-cell>
          <table:table-cell table:formula="of:=[.H115]/[.A115]" office:value-type="float" office:value="0.114424778761062" calcext:value-type="float">
            <text:p>0,1144247788</text:p>
          </table:table-cell>
          <table:table-cell table:formula="of:=[.I115]/[.A115]" office:value-type="float" office:value="0.114513274336283" calcext:value-type="float">
            <text:p>0,1145132743</text:p>
          </table:table-cell>
          <table:table-cell table:formula="of:=[.G115]/([.A115]*[.A115])" office:value-type="float" office:value="0.00101182551491894" calcext:value-type="float">
            <text:p>0,0010118255</text:p>
          </table:table-cell>
          <table:table-cell table:formula="of:=[.H115]/([.A115]*[.A115])" office:value-type="float" office:value="0.00101260866160232" calcext:value-type="float">
            <text:p>0,0010126087</text:p>
          </table:table-cell>
          <table:table-cell table:formula="of:=[.I115]/([.A115]*[.A115])" office:value-type="float" office:value="0.00101339180828569" calcext:value-type="float">
            <text:p>0,0010133918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13.14" calcext:value-type="float">
            <text:p>13,14</text:p>
          </table:table-cell>
          <table:table-cell office:value-type="float" office:value="13.06" calcext:value-type="float">
            <text:p>13,06</text:p>
          </table:table-cell>
          <table:table-cell office:value-type="float" office:value="13.1" calcext:value-type="float">
            <text:p>13,1</text:p>
          </table:table-cell>
          <table:table-cell office:value-type="float" office:value="13.16" calcext:value-type="float">
            <text:p>13,16</text:p>
          </table:table-cell>
          <table:table-cell office:value-type="float" office:value="13.06" calcext:value-type="float">
            <text:p>13,06</text:p>
          </table:table-cell>
          <table:table-cell table:formula="of:=MIN([.B116];[.F116])" office:value-type="float" office:value="13.06" calcext:value-type="float">
            <text:p>13,06</text:p>
          </table:table-cell>
          <table:table-cell table:formula="of:=AVERAGE([.B116];[.F116])" office:value-type="float" office:value="13.1" calcext:value-type="float">
            <text:p>13,1</text:p>
          </table:table-cell>
          <table:table-cell table:formula="of:=MAX([.B116];[.F116])" office:value-type="float" office:value="13.14" calcext:value-type="float">
            <text:p>13,14</text:p>
          </table:table-cell>
          <table:table-cell table:formula="of:=[.G116]/[.A116]" office:value-type="float" office:value="0.114561403508772" calcext:value-type="float">
            <text:p>0,1145614035</text:p>
          </table:table-cell>
          <table:table-cell table:formula="of:=[.H116]/[.A116]" office:value-type="float" office:value="0.114912280701754" calcext:value-type="float">
            <text:p>0,1149122807</text:p>
          </table:table-cell>
          <table:table-cell table:formula="of:=[.I116]/[.A116]" office:value-type="float" office:value="0.115263157894737" calcext:value-type="float">
            <text:p>0,1152631579</text:p>
          </table:table-cell>
          <table:table-cell table:formula="of:=[.G116]/([.A116]*[.A116])" office:value-type="float" office:value="0.00100492459218221" calcext:value-type="float">
            <text:p>0,0010049246</text:p>
          </table:table-cell>
          <table:table-cell table:formula="of:=[.H116]/([.A116]*[.A116])" office:value-type="float" office:value="0.00100800246229609" calcext:value-type="float">
            <text:p>0,0010080025</text:p>
          </table:table-cell>
          <table:table-cell table:formula="of:=[.I116]/([.A116]*[.A116])" office:value-type="float" office:value="0.00101108033240997" calcext:value-type="float">
            <text:p>0,0010110803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number-columns-repeated="4" office:value-type="float" office:value="13.28" calcext:value-type="float">
            <text:p>13,28</text:p>
          </table:table-cell>
          <table:table-cell office:value-type="float" office:value="13.3" calcext:value-type="float">
            <text:p>13,3</text:p>
          </table:table-cell>
          <table:table-cell table:formula="of:=MIN([.B117];[.F117])" office:value-type="float" office:value="13.28" calcext:value-type="float">
            <text:p>13,28</text:p>
          </table:table-cell>
          <table:table-cell table:formula="of:=AVERAGE([.B117];[.F117])" office:value-type="float" office:value="13.29" calcext:value-type="float">
            <text:p>13,29</text:p>
          </table:table-cell>
          <table:table-cell table:formula="of:=MAX([.B117];[.F117])" office:value-type="float" office:value="13.3" calcext:value-type="float">
            <text:p>13,3</text:p>
          </table:table-cell>
          <table:table-cell table:formula="of:=[.G117]/[.A117]" office:value-type="float" office:value="0.115478260869565" calcext:value-type="float">
            <text:p>0,1154782609</text:p>
          </table:table-cell>
          <table:table-cell table:formula="of:=[.H117]/[.A117]" office:value-type="float" office:value="0.115565217391304" calcext:value-type="float">
            <text:p>0,1155652174</text:p>
          </table:table-cell>
          <table:table-cell table:formula="of:=[.I117]/[.A117]" office:value-type="float" office:value="0.115652173913043" calcext:value-type="float">
            <text:p>0,1156521739</text:p>
          </table:table-cell>
          <table:table-cell table:formula="of:=[.G117]/([.A117]*[.A117])" office:value-type="float" office:value="0.00100415879017013" calcext:value-type="float">
            <text:p>0,0010041588</text:p>
          </table:table-cell>
          <table:table-cell table:formula="of:=[.H117]/([.A117]*[.A117])" office:value-type="float" office:value="0.00100491493383743" calcext:value-type="float">
            <text:p>0,0010049149</text:p>
          </table:table-cell>
          <table:table-cell table:formula="of:=[.I117]/([.A117]*[.A117])" office:value-type="float" office:value="0.00100567107750473" calcext:value-type="float">
            <text:p>0,0010056711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13.64" calcext:value-type="float">
            <text:p>13,64</text:p>
          </table:table-cell>
          <table:table-cell table:number-columns-repeated="2" office:value-type="float" office:value="13.52" calcext:value-type="float">
            <text:p>13,52</text:p>
          </table:table-cell>
          <table:table-cell office:value-type="float" office:value="13.5" calcext:value-type="float">
            <text:p>13,5</text:p>
          </table:table-cell>
          <table:table-cell office:value-type="float" office:value="13.56" calcext:value-type="float">
            <text:p>13,56</text:p>
          </table:table-cell>
          <table:table-cell table:formula="of:=MIN([.B118];[.F118])" office:value-type="float" office:value="13.56" calcext:value-type="float">
            <text:p>13,56</text:p>
          </table:table-cell>
          <table:table-cell table:formula="of:=AVERAGE([.B118];[.F118])" office:value-type="float" office:value="13.6" calcext:value-type="float">
            <text:p>13,6</text:p>
          </table:table-cell>
          <table:table-cell table:formula="of:=MAX([.B118];[.F118])" office:value-type="float" office:value="13.64" calcext:value-type="float">
            <text:p>13,64</text:p>
          </table:table-cell>
          <table:table-cell table:formula="of:=[.G118]/[.A118]" office:value-type="float" office:value="0.116896551724138" calcext:value-type="float">
            <text:p>0,1168965517</text:p>
          </table:table-cell>
          <table:table-cell table:formula="of:=[.H118]/[.A118]" office:value-type="float" office:value="0.117241379310345" calcext:value-type="float">
            <text:p>0,1172413793</text:p>
          </table:table-cell>
          <table:table-cell table:formula="of:=[.I118]/[.A118]" office:value-type="float" office:value="0.117586206896552" calcext:value-type="float">
            <text:p>0,1175862069</text:p>
          </table:table-cell>
          <table:table-cell table:formula="of:=[.G118]/([.A118]*[.A118])" office:value-type="float" office:value="0.0010077288941736" calcext:value-type="float">
            <text:p>0,0010077289</text:p>
          </table:table-cell>
          <table:table-cell table:formula="of:=[.H118]/([.A118]*[.A118])" office:value-type="float" office:value="0.00101070154577883" calcext:value-type="float">
            <text:p>0,0010107015</text:p>
          </table:table-cell>
          <table:table-cell table:formula="of:=[.I118]/([.A118]*[.A118])" office:value-type="float" office:value="0.00101367419738407" calcext:value-type="float">
            <text:p>0,0010136742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13.68" calcext:value-type="float">
            <text:p>13,68</text:p>
          </table:table-cell>
          <table:table-cell office:value-type="float" office:value="13.74" calcext:value-type="float">
            <text:p>13,74</text:p>
          </table:table-cell>
          <table:table-cell office:value-type="float" office:value="13.76" calcext:value-type="float">
            <text:p>13,76</text:p>
          </table:table-cell>
          <table:table-cell office:value-type="float" office:value="13.68" calcext:value-type="float">
            <text:p>13,68</text:p>
          </table:table-cell>
          <table:table-cell office:value-type="float" office:value="13.74" calcext:value-type="float">
            <text:p>13,74</text:p>
          </table:table-cell>
          <table:table-cell table:formula="of:=MIN([.B119];[.F119])" office:value-type="float" office:value="13.68" calcext:value-type="float">
            <text:p>13,68</text:p>
          </table:table-cell>
          <table:table-cell table:formula="of:=AVERAGE([.B119];[.F119])" office:value-type="float" office:value="13.71" calcext:value-type="float">
            <text:p>13,71</text:p>
          </table:table-cell>
          <table:table-cell table:formula="of:=MAX([.B119];[.F119])" office:value-type="float" office:value="13.74" calcext:value-type="float">
            <text:p>13,74</text:p>
          </table:table-cell>
          <table:table-cell table:formula="of:=[.G119]/[.A119]" office:value-type="float" office:value="0.116923076923077" calcext:value-type="float">
            <text:p>0,1169230769</text:p>
          </table:table-cell>
          <table:table-cell table:formula="of:=[.H119]/[.A119]" office:value-type="float" office:value="0.117179487179487" calcext:value-type="float">
            <text:p>0,1171794872</text:p>
          </table:table-cell>
          <table:table-cell table:formula="of:=[.I119]/[.A119]" office:value-type="float" office:value="0.117435897435897" calcext:value-type="float">
            <text:p>0,1174358974</text:p>
          </table:table-cell>
          <table:table-cell table:formula="of:=[.G119]/([.A119]*[.A119])" office:value-type="float" office:value="0.000999342537804076" calcext:value-type="float">
            <text:p>0,0009993425</text:p>
          </table:table-cell>
          <table:table-cell table:formula="of:=[.H119]/([.A119]*[.A119])" office:value-type="float" office:value="0.00100153407845716" calcext:value-type="float">
            <text:p>0,0010015341</text:p>
          </table:table-cell>
          <table:table-cell table:formula="of:=[.I119]/([.A119]*[.A119])" office:value-type="float" office:value="0.00100372561911023" calcext:value-type="float">
            <text:p>0,0010037256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13.9" calcext:value-type="float">
            <text:p>13,9</text:p>
          </table:table-cell>
          <table:table-cell table:number-columns-repeated="2" office:value-type="float" office:value="13.92" calcext:value-type="float">
            <text:p>13,92</text:p>
          </table:table-cell>
          <table:table-cell table:number-columns-repeated="2" office:value-type="float" office:value="13.9" calcext:value-type="float">
            <text:p>13,9</text:p>
          </table:table-cell>
          <table:table-cell table:formula="of:=MIN([.B120];[.F120])" office:value-type="float" office:value="13.9" calcext:value-type="float">
            <text:p>13,9</text:p>
          </table:table-cell>
          <table:table-cell table:formula="of:=AVERAGE([.B120];[.F120])" office:value-type="float" office:value="13.9" calcext:value-type="float">
            <text:p>13,9</text:p>
          </table:table-cell>
          <table:table-cell table:formula="of:=MAX([.B120];[.F120])" office:value-type="float" office:value="13.9" calcext:value-type="float">
            <text:p>13,9</text:p>
          </table:table-cell>
          <table:table-cell table:formula="of:=[.G120]/[.A120]" office:value-type="float" office:value="0.117796610169492" calcext:value-type="float">
            <text:p>0,1177966102</text:p>
          </table:table-cell>
          <table:table-cell table:formula="of:=[.H120]/[.A120]" office:value-type="float" office:value="0.117796610169492" calcext:value-type="float">
            <text:p>0,1177966102</text:p>
          </table:table-cell>
          <table:table-cell table:formula="of:=[.I120]/[.A120]" office:value-type="float" office:value="0.117796610169492" calcext:value-type="float">
            <text:p>0,1177966102</text:p>
          </table:table-cell>
          <table:table-cell table:formula="of:=[.G120]/([.A120]*[.A120])" office:value-type="float" office:value="0.000998276357368572" calcext:value-type="float">
            <text:p>0,0009982764</text:p>
          </table:table-cell>
          <table:table-cell table:formula="of:=[.H120]/([.A120]*[.A120])" office:value-type="float" office:value="0.000998276357368572" calcext:value-type="float">
            <text:p>0,0009982764</text:p>
          </table:table-cell>
          <table:table-cell table:formula="of:=[.I120]/([.A120]*[.A120])" office:value-type="float" office:value="0.000998276357368572" calcext:value-type="float">
            <text:p>0,0009982764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number-columns-repeated="2" office:value-type="float" office:value="14.12" calcext:value-type="float">
            <text:p>14,12</text:p>
          </table:table-cell>
          <table:table-cell office:value-type="float" office:value="14.1" calcext:value-type="float">
            <text:p>14,1</text:p>
          </table:table-cell>
          <table:table-cell office:value-type="float" office:value="14.2" calcext:value-type="float">
            <text:p>14,2</text:p>
          </table:table-cell>
          <table:table-cell office:value-type="float" office:value="14.12" calcext:value-type="float">
            <text:p>14,12</text:p>
          </table:table-cell>
          <table:table-cell table:formula="of:=MIN([.B121];[.F121])" office:value-type="float" office:value="14.12" calcext:value-type="float">
            <text:p>14,12</text:p>
          </table:table-cell>
          <table:table-cell table:formula="of:=AVERAGE([.B121];[.F121])" office:value-type="float" office:value="14.12" calcext:value-type="float">
            <text:p>14,12</text:p>
          </table:table-cell>
          <table:table-cell table:formula="of:=MAX([.B121];[.F121])" office:value-type="float" office:value="14.12" calcext:value-type="float">
            <text:p>14,12</text:p>
          </table:table-cell>
          <table:table-cell table:formula="of:=[.G121]/[.A121]" office:value-type="float" office:value="0.118655462184874" calcext:value-type="float">
            <text:p>0,1186554622</text:p>
          </table:table-cell>
          <table:table-cell table:formula="of:=[.H121]/[.A121]" office:value-type="float" office:value="0.118655462184874" calcext:value-type="float">
            <text:p>0,1186554622</text:p>
          </table:table-cell>
          <table:table-cell table:formula="of:=[.I121]/[.A121]" office:value-type="float" office:value="0.118655462184874" calcext:value-type="float">
            <text:p>0,1186554622</text:p>
          </table:table-cell>
          <table:table-cell table:formula="of:=[.G121]/([.A121]*[.A121])" office:value-type="float" office:value="0.000997104724242638" calcext:value-type="float">
            <text:p>0,0009971047</text:p>
          </table:table-cell>
          <table:table-cell table:formula="of:=[.H121]/([.A121]*[.A121])" office:value-type="float" office:value="0.000997104724242638" calcext:value-type="float">
            <text:p>0,0009971047</text:p>
          </table:table-cell>
          <table:table-cell table:formula="of:=[.I121]/([.A121]*[.A121])" office:value-type="float" office:value="0.000997104724242638" calcext:value-type="float">
            <text:p>0,0009971047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14.32" calcext:value-type="float">
            <text:p>14,32</text:p>
          </table:table-cell>
          <table:table-cell table:number-columns-repeated="2" office:value-type="float" office:value="14.44" calcext:value-type="float">
            <text:p>14,44</text:p>
          </table:table-cell>
          <table:table-cell office:value-type="float" office:value="14.58" calcext:value-type="float">
            <text:p>14,58</text:p>
          </table:table-cell>
          <table:table-cell office:value-type="float" office:value="14.66" calcext:value-type="float">
            <text:p>14,66</text:p>
          </table:table-cell>
          <table:table-cell table:formula="of:=MIN([.B122];[.F122])" office:value-type="float" office:value="14.32" calcext:value-type="float">
            <text:p>14,32</text:p>
          </table:table-cell>
          <table:table-cell table:formula="of:=AVERAGE([.B122];[.F122])" office:value-type="float" office:value="14.49" calcext:value-type="float">
            <text:p>14,49</text:p>
          </table:table-cell>
          <table:table-cell table:formula="of:=MAX([.B122];[.F122])" office:value-type="float" office:value="14.66" calcext:value-type="float">
            <text:p>14,66</text:p>
          </table:table-cell>
          <table:table-cell table:formula="of:=[.G122]/[.A122]" office:value-type="float" office:value="0.119333333333333" calcext:value-type="float">
            <text:p>0,1193333333</text:p>
          </table:table-cell>
          <table:table-cell table:formula="of:=[.H122]/[.A122]" office:value-type="float" office:value="0.12075" calcext:value-type="float">
            <text:p>0,12075</text:p>
          </table:table-cell>
          <table:table-cell table:formula="of:=[.I122]/[.A122]" office:value-type="float" office:value="0.122166666666667" calcext:value-type="float">
            <text:p>0,1221666667</text:p>
          </table:table-cell>
          <table:table-cell table:formula="of:=[.G122]/([.A122]*[.A122])" office:value-type="float" office:value="0.000994444444444444" calcext:value-type="float">
            <text:p>0,0009944444</text:p>
          </table:table-cell>
          <table:table-cell table:formula="of:=[.H122]/([.A122]*[.A122])" office:value-type="float" office:value="0.00100625" calcext:value-type="float">
            <text:p>0,00100625</text:p>
          </table:table-cell>
          <table:table-cell table:formula="of:=[.I122]/([.A122]*[.A122])" office:value-type="float" office:value="0.00101805555555556" calcext:value-type="float">
            <text:p>0,0010180556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number-columns-repeated="2" office:value-type="float" office:value="14.56" calcext:value-type="float">
            <text:p>14,56</text:p>
          </table:table-cell>
          <table:table-cell office:value-type="float" office:value="14.58" calcext:value-type="float">
            <text:p>14,58</text:p>
          </table:table-cell>
          <table:table-cell office:value-type="float" office:value="14.56" calcext:value-type="float">
            <text:p>14,56</text:p>
          </table:table-cell>
          <table:table-cell office:value-type="float" office:value="14.6" calcext:value-type="float">
            <text:p>14,6</text:p>
          </table:table-cell>
          <table:table-cell table:formula="of:=MIN([.B123];[.F123])" office:value-type="float" office:value="14.56" calcext:value-type="float">
            <text:p>14,56</text:p>
          </table:table-cell>
          <table:table-cell table:formula="of:=AVERAGE([.B123];[.F123])" office:value-type="float" office:value="14.58" calcext:value-type="float">
            <text:p>14,58</text:p>
          </table:table-cell>
          <table:table-cell table:formula="of:=MAX([.B123];[.F123])" office:value-type="float" office:value="14.6" calcext:value-type="float">
            <text:p>14,6</text:p>
          </table:table-cell>
          <table:table-cell table:formula="of:=[.G123]/[.A123]" office:value-type="float" office:value="0.120330578512397" calcext:value-type="float">
            <text:p>0,1203305785</text:p>
          </table:table-cell>
          <table:table-cell table:formula="of:=[.H123]/[.A123]" office:value-type="float" office:value="0.120495867768595" calcext:value-type="float">
            <text:p>0,1204958678</text:p>
          </table:table-cell>
          <table:table-cell table:formula="of:=[.I123]/[.A123]" office:value-type="float" office:value="0.120661157024793" calcext:value-type="float">
            <text:p>0,120661157</text:p>
          </table:table-cell>
          <table:table-cell table:formula="of:=[.G123]/([.A123]*[.A123])" office:value-type="float" office:value="0.000994467591011543" calcext:value-type="float">
            <text:p>0,0009944676</text:p>
          </table:table-cell>
          <table:table-cell table:formula="of:=[.H123]/([.A123]*[.A123])" office:value-type="float" office:value="0.000995833617922273" calcext:value-type="float">
            <text:p>0,0009958336</text:p>
          </table:table-cell>
          <table:table-cell table:formula="of:=[.I123]/([.A123]*[.A123])" office:value-type="float" office:value="0.000997199644833003" calcext:value-type="float">
            <text:p>0,0009971996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float" office:value="14.92" calcext:value-type="float">
            <text:p>14,92</text:p>
          </table:table-cell>
          <table:table-cell table:number-columns-repeated="2" office:value-type="float" office:value="14.82" calcext:value-type="float">
            <text:p>14,82</text:p>
          </table:table-cell>
          <table:table-cell office:value-type="float" office:value="14.78" calcext:value-type="float">
            <text:p>14,78</text:p>
          </table:table-cell>
          <table:table-cell office:value-type="float" office:value="14.8" calcext:value-type="float">
            <text:p>14,8</text:p>
          </table:table-cell>
          <table:table-cell table:formula="of:=MIN([.B124];[.F124])" office:value-type="float" office:value="14.8" calcext:value-type="float">
            <text:p>14,8</text:p>
          </table:table-cell>
          <table:table-cell table:formula="of:=AVERAGE([.B124];[.F124])" office:value-type="float" office:value="14.86" calcext:value-type="float">
            <text:p>14,86</text:p>
          </table:table-cell>
          <table:table-cell table:formula="of:=MAX([.B124];[.F124])" office:value-type="float" office:value="14.92" calcext:value-type="float">
            <text:p>14,92</text:p>
          </table:table-cell>
          <table:table-cell table:formula="of:=[.G124]/[.A124]" office:value-type="float" office:value="0.121311475409836" calcext:value-type="float">
            <text:p>0,1213114754</text:p>
          </table:table-cell>
          <table:table-cell table:formula="of:=[.H124]/[.A124]" office:value-type="float" office:value="0.121803278688525" calcext:value-type="float">
            <text:p>0,1218032787</text:p>
          </table:table-cell>
          <table:table-cell table:formula="of:=[.I124]/[.A124]" office:value-type="float" office:value="0.122295081967213" calcext:value-type="float">
            <text:p>0,122295082</text:p>
          </table:table-cell>
          <table:table-cell table:formula="of:=[.G124]/([.A124]*[.A124])" office:value-type="float" office:value="0.000994356355818328" calcext:value-type="float">
            <text:p>0,0009943564</text:p>
          </table:table-cell>
          <table:table-cell table:formula="of:=[.H124]/([.A124]*[.A124])" office:value-type="float" office:value="0.000998387530233808" calcext:value-type="float">
            <text:p>0,0009983875</text:p>
          </table:table-cell>
          <table:table-cell table:formula="of:=[.I124]/([.A124]*[.A124])" office:value-type="float" office:value="0.00100241870464929" calcext:value-type="float">
            <text:p>0,0010024187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.96" calcext:value-type="float">
            <text:p>14,96</text:p>
          </table:table-cell>
          <table:table-cell office:value-type="float" office:value="15.06" calcext:value-type="float">
            <text:p>15,06</text:p>
          </table:table-cell>
          <table:table-cell office:value-type="float" office:value="14.96" calcext:value-type="float">
            <text:p>14,96</text:p>
          </table:table-cell>
          <table:table-cell table:formula="of:=MIN([.B125];[.F125])" office:value-type="float" office:value="14.96" calcext:value-type="float">
            <text:p>14,96</text:p>
          </table:table-cell>
          <table:table-cell table:formula="of:=AVERAGE([.B125];[.F125])" office:value-type="float" office:value="14.98" calcext:value-type="float">
            <text:p>14,98</text:p>
          </table:table-cell>
          <table:table-cell table:formula="of:=MAX([.B125];[.F125])" office:value-type="float" office:value="15" calcext:value-type="float">
            <text:p>15</text:p>
          </table:table-cell>
          <table:table-cell table:formula="of:=[.G125]/[.A125]" office:value-type="float" office:value="0.121626016260163" calcext:value-type="float">
            <text:p>0,1216260163</text:p>
          </table:table-cell>
          <table:table-cell table:formula="of:=[.H125]/[.A125]" office:value-type="float" office:value="0.121788617886179" calcext:value-type="float">
            <text:p>0,1217886179</text:p>
          </table:table-cell>
          <table:table-cell table:formula="of:=[.I125]/[.A125]" office:value-type="float" office:value="0.121951219512195" calcext:value-type="float">
            <text:p>0,1219512195</text:p>
          </table:table-cell>
          <table:table-cell table:formula="of:=[.G125]/([.A125]*[.A125])" office:value-type="float" office:value="0.000988829400489127" calcext:value-type="float">
            <text:p>0,0009888294</text:p>
          </table:table-cell>
          <table:table-cell table:formula="of:=[.H125]/([.A125]*[.A125])" office:value-type="float" office:value="0.000990151364928283" calcext:value-type="float">
            <text:p>0,0009901514</text:p>
          </table:table-cell>
          <table:table-cell table:formula="of:=[.I125]/([.A125]*[.A125])" office:value-type="float" office:value="0.00099147332936744" calcext:value-type="float">
            <text:p>0,0009914733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float" office:value="15.24" calcext:value-type="float">
            <text:p>15,24</text:p>
          </table:table-cell>
          <table:table-cell office:value-type="float" office:value="15.64" calcext:value-type="float">
            <text:p>15,64</text:p>
          </table:table-cell>
          <table:table-cell table:number-columns-repeated="3" office:value-type="float" office:value="15.26" calcext:value-type="float">
            <text:p>15,26</text:p>
          </table:table-cell>
          <table:table-cell table:formula="of:=MIN([.B126];[.F126])" office:value-type="float" office:value="15.24" calcext:value-type="float">
            <text:p>15,24</text:p>
          </table:table-cell>
          <table:table-cell table:formula="of:=AVERAGE([.B126];[.F126])" office:value-type="float" office:value="15.25" calcext:value-type="float">
            <text:p>15,25</text:p>
          </table:table-cell>
          <table:table-cell table:formula="of:=MAX([.B126];[.F126])" office:value-type="float" office:value="15.26" calcext:value-type="float">
            <text:p>15,26</text:p>
          </table:table-cell>
          <table:table-cell table:formula="of:=[.G126]/[.A126]" office:value-type="float" office:value="0.122903225806452" calcext:value-type="float">
            <text:p>0,1229032258</text:p>
          </table:table-cell>
          <table:table-cell table:formula="of:=[.H126]/[.A126]" office:value-type="float" office:value="0.122983870967742" calcext:value-type="float">
            <text:p>0,122983871</text:p>
          </table:table-cell>
          <table:table-cell table:formula="of:=[.I126]/[.A126]" office:value-type="float" office:value="0.123064516129032" calcext:value-type="float">
            <text:p>0,1230645161</text:p>
          </table:table-cell>
          <table:table-cell table:formula="of:=[.G126]/([.A126]*[.A126])" office:value-type="float" office:value="0.000991155046826223" calcext:value-type="float">
            <text:p>0,000991155</text:p>
          </table:table-cell>
          <table:table-cell table:formula="of:=[.H126]/([.A126]*[.A126])" office:value-type="float" office:value="0.000991805411030177" calcext:value-type="float">
            <text:p>0,0009918054</text:p>
          </table:table-cell>
          <table:table-cell table:formula="of:=[.I126]/([.A126]*[.A126])" office:value-type="float" office:value="0.000992455775234131" calcext:value-type="float">
            <text:p>0,0009924558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float" office:value="15.6" calcext:value-type="float">
            <text:p>15,6</text:p>
          </table:table-cell>
          <table:table-cell office:value-type="float" office:value="15.46" calcext:value-type="float">
            <text:p>15,46</text:p>
          </table:table-cell>
          <table:table-cell office:value-type="float" office:value="15.72" calcext:value-type="float">
            <text:p>15,72</text:p>
          </table:table-cell>
          <table:table-cell office:value-type="float" office:value="15.4" calcext:value-type="float">
            <text:p>15,4</text:p>
          </table:table-cell>
          <table:table-cell office:value-type="float" office:value="15.48" calcext:value-type="float">
            <text:p>15,48</text:p>
          </table:table-cell>
          <table:table-cell table:formula="of:=MIN([.B127];[.F127])" office:value-type="float" office:value="15.48" calcext:value-type="float">
            <text:p>15,48</text:p>
          </table:table-cell>
          <table:table-cell table:formula="of:=AVERAGE([.B127];[.F127])" office:value-type="float" office:value="15.54" calcext:value-type="float">
            <text:p>15,54</text:p>
          </table:table-cell>
          <table:table-cell table:formula="of:=MAX([.B127];[.F127])" office:value-type="float" office:value="15.6" calcext:value-type="float">
            <text:p>15,6</text:p>
          </table:table-cell>
          <table:table-cell table:formula="of:=[.G127]/[.A127]" office:value-type="float" office:value="0.12384" calcext:value-type="float">
            <text:p>0,12384</text:p>
          </table:table-cell>
          <table:table-cell table:formula="of:=[.H127]/[.A127]" office:value-type="float" office:value="0.12432" calcext:value-type="float">
            <text:p>0,12432</text:p>
          </table:table-cell>
          <table:table-cell table:formula="of:=[.I127]/[.A127]" office:value-type="float" office:value="0.1248" calcext:value-type="float">
            <text:p>0,1248</text:p>
          </table:table-cell>
          <table:table-cell table:formula="of:=[.G127]/([.A127]*[.A127])" office:value-type="float" office:value="0.00099072" calcext:value-type="float">
            <text:p>0,00099072</text:p>
          </table:table-cell>
          <table:table-cell table:formula="of:=[.H127]/([.A127]*[.A127])" office:value-type="float" office:value="0.00099456" calcext:value-type="float">
            <text:p>0,00099456</text:p>
          </table:table-cell>
          <table:table-cell table:formula="of:=[.I127]/([.A127]*[.A127])" office:value-type="float" office:value="0.0009984" calcext:value-type="float">
            <text:p>0,0009984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float" office:value="15.62" calcext:value-type="float">
            <text:p>15,62</text:p>
          </table:table-cell>
          <table:table-cell office:value-type="float" office:value="15.66" calcext:value-type="float">
            <text:p>15,66</text:p>
          </table:table-cell>
          <table:table-cell office:value-type="float" office:value="15.7" calcext:value-type="float">
            <text:p>15,7</text:p>
          </table:table-cell>
          <table:table-cell office:value-type="float" office:value="15.64" calcext:value-type="float">
            <text:p>15,64</text:p>
          </table:table-cell>
          <table:table-cell office:value-type="float" office:value="15.62" calcext:value-type="float">
            <text:p>15,62</text:p>
          </table:table-cell>
          <table:table-cell table:formula="of:=MIN([.B128];[.F128])" office:value-type="float" office:value="15.62" calcext:value-type="float">
            <text:p>15,62</text:p>
          </table:table-cell>
          <table:table-cell table:formula="of:=AVERAGE([.B128];[.F128])" office:value-type="float" office:value="15.62" calcext:value-type="float">
            <text:p>15,62</text:p>
          </table:table-cell>
          <table:table-cell table:formula="of:=MAX([.B128];[.F128])" office:value-type="float" office:value="15.62" calcext:value-type="float">
            <text:p>15,62</text:p>
          </table:table-cell>
          <table:table-cell table:formula="of:=[.G128]/[.A128]" office:value-type="float" office:value="0.123968253968254" calcext:value-type="float">
            <text:p>0,123968254</text:p>
          </table:table-cell>
          <table:table-cell table:formula="of:=[.H128]/[.A128]" office:value-type="float" office:value="0.123968253968254" calcext:value-type="float">
            <text:p>0,123968254</text:p>
          </table:table-cell>
          <table:table-cell table:formula="of:=[.I128]/[.A128]" office:value-type="float" office:value="0.123968253968254" calcext:value-type="float">
            <text:p>0,123968254</text:p>
          </table:table-cell>
          <table:table-cell table:formula="of:=[.G128]/([.A128]*[.A128])" office:value-type="float" office:value="0.000983875031494079" calcext:value-type="float">
            <text:p>0,000983875</text:p>
          </table:table-cell>
          <table:table-cell table:formula="of:=[.H128]/([.A128]*[.A128])" office:value-type="float" office:value="0.000983875031494079" calcext:value-type="float">
            <text:p>0,000983875</text:p>
          </table:table-cell>
          <table:table-cell table:formula="of:=[.I128]/([.A128]*[.A128])" office:value-type="float" office:value="0.000983875031494079" calcext:value-type="float">
            <text:p>0,000983875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float" office:value="16.38" calcext:value-type="float">
            <text:p>16,38</text:p>
          </table:table-cell>
          <table:table-cell office:value-type="float" office:value="15.96" calcext:value-type="float">
            <text:p>15,96</text:p>
          </table:table-cell>
          <table:table-cell office:value-type="float" office:value="15.9" calcext:value-type="float">
            <text:p>15,9</text:p>
          </table:table-cell>
          <table:table-cell office:value-type="float" office:value="16" calcext:value-type="float">
            <text:p>16</text:p>
          </table:table-cell>
          <table:table-cell office:value-type="float" office:value="15.98" calcext:value-type="float">
            <text:p>15,98</text:p>
          </table:table-cell>
          <table:table-cell table:formula="of:=MIN([.B129];[.F129])" office:value-type="float" office:value="15.98" calcext:value-type="float">
            <text:p>15,98</text:p>
          </table:table-cell>
          <table:table-cell table:formula="of:=AVERAGE([.B129];[.F129])" office:value-type="float" office:value="16.18" calcext:value-type="float">
            <text:p>16,18</text:p>
          </table:table-cell>
          <table:table-cell table:formula="of:=MAX([.B129];[.F129])" office:value-type="float" office:value="16.38" calcext:value-type="float">
            <text:p>16,38</text:p>
          </table:table-cell>
          <table:table-cell table:formula="of:=[.G129]/[.A129]" office:value-type="float" office:value="0.125826771653543" calcext:value-type="float">
            <text:p>0,1258267717</text:p>
          </table:table-cell>
          <table:table-cell table:formula="of:=[.H129]/[.A129]" office:value-type="float" office:value="0.12740157480315" calcext:value-type="float">
            <text:p>0,1274015748</text:p>
          </table:table-cell>
          <table:table-cell table:formula="of:=[.I129]/[.A129]" office:value-type="float" office:value="0.128976377952756" calcext:value-type="float">
            <text:p>0,128976378</text:p>
          </table:table-cell>
          <table:table-cell table:formula="of:=[.G129]/([.A129]*[.A129])" office:value-type="float" office:value="0.000990761981523963" calcext:value-type="float">
            <text:p>0,000990762</text:p>
          </table:table-cell>
          <table:table-cell table:formula="of:=[.H129]/([.A129]*[.A129])" office:value-type="float" office:value="0.00100316200632401" calcext:value-type="float">
            <text:p>0,001003162</text:p>
          </table:table-cell>
          <table:table-cell table:formula="of:=[.I129]/([.A129]*[.A129])" office:value-type="float" office:value="0.00101556203112406" calcext:value-type="float">
            <text:p>0,001015562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float" office:value="16.12" calcext:value-type="float">
            <text:p>16,12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6.1" calcext:value-type="float">
            <text:p>16,1</text:p>
          </table:table-cell>
          <table:table-cell office:value-type="float" office:value="16.12" calcext:value-type="float">
            <text:p>16,12</text:p>
          </table:table-cell>
          <table:table-cell table:formula="of:=MIN([.B130];[.F130])" office:value-type="float" office:value="16.12" calcext:value-type="float">
            <text:p>16,12</text:p>
          </table:table-cell>
          <table:table-cell table:formula="of:=AVERAGE([.B130];[.F130])" office:value-type="float" office:value="16.12" calcext:value-type="float">
            <text:p>16,12</text:p>
          </table:table-cell>
          <table:table-cell table:formula="of:=MAX([.B130];[.F130])" office:value-type="float" office:value="16.12" calcext:value-type="float">
            <text:p>16,12</text:p>
          </table:table-cell>
          <table:table-cell table:formula="of:=[.G130]/[.A130]" office:value-type="float" office:value="0.1259375" calcext:value-type="float">
            <text:p>0,1259375</text:p>
          </table:table-cell>
          <table:table-cell table:formula="of:=[.H130]/[.A130]" office:value-type="float" office:value="0.1259375" calcext:value-type="float">
            <text:p>0,1259375</text:p>
          </table:table-cell>
          <table:table-cell table:formula="of:=[.I130]/[.A130]" office:value-type="float" office:value="0.1259375" calcext:value-type="float">
            <text:p>0,1259375</text:p>
          </table:table-cell>
          <table:table-cell table:formula="of:=[.G130]/([.A130]*[.A130])" office:value-type="float" office:value="0.00098388671875" calcext:value-type="float">
            <text:p>0,0009838867</text:p>
          </table:table-cell>
          <table:table-cell table:formula="of:=[.H130]/([.A130]*[.A130])" office:value-type="float" office:value="0.00098388671875" calcext:value-type="float">
            <text:p>0,0009838867</text:p>
          </table:table-cell>
          <table:table-cell table:formula="of:=[.I130]/([.A130]*[.A130])" office:value-type="float" office:value="0.00098388671875" calcext:value-type="float">
            <text:p>0,0009838867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float" office:value="16.52" calcext:value-type="float">
            <text:p>16,52</text:p>
          </table:table-cell>
          <table:table-cell office:value-type="float" office:value="16.48" calcext:value-type="float">
            <text:p>16,48</text:p>
          </table:table-cell>
          <table:table-cell office:value-type="float" office:value="16.4" calcext:value-type="float">
            <text:p>16,4</text:p>
          </table:table-cell>
          <table:table-cell office:value-type="float" office:value="16.34" calcext:value-type="float">
            <text:p>16,34</text:p>
          </table:table-cell>
          <table:table-cell office:value-type="float" office:value="16.5" calcext:value-type="float">
            <text:p>16,5</text:p>
          </table:table-cell>
          <table:table-cell table:formula="of:=MIN([.B131];[.F131])" office:value-type="float" office:value="16.5" calcext:value-type="float">
            <text:p>16,5</text:p>
          </table:table-cell>
          <table:table-cell table:formula="of:=AVERAGE([.B131];[.F131])" office:value-type="float" office:value="16.51" calcext:value-type="float">
            <text:p>16,51</text:p>
          </table:table-cell>
          <table:table-cell table:formula="of:=MAX([.B131];[.F131])" office:value-type="float" office:value="16.52" calcext:value-type="float">
            <text:p>16,52</text:p>
          </table:table-cell>
          <table:table-cell table:formula="of:=[.G131]/[.A131]" office:value-type="float" office:value="0.127906976744186" calcext:value-type="float">
            <text:p>0,1279069767</text:p>
          </table:table-cell>
          <table:table-cell table:formula="of:=[.H131]/[.A131]" office:value-type="float" office:value="0.127984496124031" calcext:value-type="float">
            <text:p>0,1279844961</text:p>
          </table:table-cell>
          <table:table-cell table:formula="of:=[.I131]/[.A131]" office:value-type="float" office:value="0.128062015503876" calcext:value-type="float">
            <text:p>0,1280620155</text:p>
          </table:table-cell>
          <table:table-cell table:formula="of:=[.G131]/([.A131]*[.A131])" office:value-type="float" office:value="0.000991526951505318" calcext:value-type="float">
            <text:p>0,000991527</text:p>
          </table:table-cell>
          <table:table-cell table:formula="of:=[.H131]/([.A131]*[.A131])" office:value-type="float" office:value="0.000992127876930473" calcext:value-type="float">
            <text:p>0,0009921279</text:p>
          </table:table-cell>
          <table:table-cell table:formula="of:=[.I131]/([.A131]*[.A131])" office:value-type="float" office:value="0.000992728802355628" calcext:value-type="float">
            <text:p>0,0009927288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16.64" calcext:value-type="float">
            <text:p>16,64</text:p>
          </table:table-cell>
          <table:table-cell office:value-type="float" office:value="16.58" calcext:value-type="float">
            <text:p>16,58</text:p>
          </table:table-cell>
          <table:table-cell table:formula="of:=MIN([.B132];[.F132])" office:value-type="float" office:value="16.58" calcext:value-type="float">
            <text:p>16,58</text:p>
          </table:table-cell>
          <table:table-cell table:formula="of:=AVERAGE([.B132];[.F132])" office:value-type="float" office:value="16.61" calcext:value-type="float">
            <text:p>16,61</text:p>
          </table:table-cell>
          <table:table-cell table:formula="of:=MAX([.B132];[.F132])" office:value-type="float" office:value="16.64" calcext:value-type="float">
            <text:p>16,64</text:p>
          </table:table-cell>
          <table:table-cell table:formula="of:=[.G132]/[.A132]" office:value-type="float" office:value="0.127538461538462" calcext:value-type="float">
            <text:p>0,1275384615</text:p>
          </table:table-cell>
          <table:table-cell table:formula="of:=[.H132]/[.A132]" office:value-type="float" office:value="0.127769230769231" calcext:value-type="float">
            <text:p>0,1277692308</text:p>
          </table:table-cell>
          <table:table-cell table:formula="of:=[.I132]/[.A132]" office:value-type="float" office:value="0.128" calcext:value-type="float">
            <text:p>0,128</text:p>
          </table:table-cell>
          <table:table-cell table:formula="of:=[.G132]/([.A132]*[.A132])" office:value-type="float" office:value="0.000981065088757397" calcext:value-type="float">
            <text:p>0,0009810651</text:p>
          </table:table-cell>
          <table:table-cell table:formula="of:=[.H132]/([.A132]*[.A132])" office:value-type="float" office:value="0.000982840236686391" calcext:value-type="float">
            <text:p>0,0009828402</text:p>
          </table:table-cell>
          <table:table-cell table:formula="of:=[.I132]/([.A132]*[.A132])" office:value-type="float" office:value="0.000984615384615385" calcext:value-type="float">
            <text:p>0,0009846154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float" office:value="16.76" calcext:value-type="float">
            <text:p>16,76</text:p>
          </table:table-cell>
          <table:table-cell office:value-type="float" office:value="17.22" calcext:value-type="float">
            <text:p>17,22</text:p>
          </table:table-cell>
          <table:table-cell office:value-type="float" office:value="16.84" calcext:value-type="float">
            <text:p>16,84</text:p>
          </table:table-cell>
          <table:table-cell office:value-type="float" office:value="16.86" calcext:value-type="float">
            <text:p>16,86</text:p>
          </table:table-cell>
          <table:table-cell office:value-type="float" office:value="16.84" calcext:value-type="float">
            <text:p>16,84</text:p>
          </table:table-cell>
          <table:table-cell table:formula="of:=MIN([.B133];[.F133])" office:value-type="float" office:value="16.76" calcext:value-type="float">
            <text:p>16,76</text:p>
          </table:table-cell>
          <table:table-cell table:formula="of:=AVERAGE([.B133];[.F133])" office:value-type="float" office:value="16.8" calcext:value-type="float">
            <text:p>16,8</text:p>
          </table:table-cell>
          <table:table-cell table:formula="of:=MAX([.B133];[.F133])" office:value-type="float" office:value="16.84" calcext:value-type="float">
            <text:p>16,84</text:p>
          </table:table-cell>
          <table:table-cell table:formula="of:=[.G133]/[.A133]" office:value-type="float" office:value="0.12793893129771" calcext:value-type="float">
            <text:p>0,1279389313</text:p>
          </table:table-cell>
          <table:table-cell table:formula="of:=[.H133]/[.A133]" office:value-type="float" office:value="0.12824427480916" calcext:value-type="float">
            <text:p>0,1282442748</text:p>
          </table:table-cell>
          <table:table-cell table:formula="of:=[.I133]/[.A133]" office:value-type="float" office:value="0.128549618320611" calcext:value-type="float">
            <text:p>0,1285496183</text:p>
          </table:table-cell>
          <table:table-cell table:formula="of:=[.G133]/([.A133]*[.A133])" office:value-type="float" office:value="0.000976633063341297" calcext:value-type="float">
            <text:p>0,0009766331</text:p>
          </table:table-cell>
          <table:table-cell table:formula="of:=[.H133]/([.A133]*[.A133])" office:value-type="float" office:value="0.000978963929840918" calcext:value-type="float">
            <text:p>0,0009789639</text:p>
          </table:table-cell>
          <table:table-cell table:formula="of:=[.I133]/([.A133]*[.A133])" office:value-type="float" office:value="0.00098129479634054" calcext:value-type="float">
            <text:p>0,0009812948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7.02" calcext:value-type="float">
            <text:p>17,02</text:p>
          </table:table-cell>
          <table:table-cell office:value-type="float" office:value="17.26" calcext:value-type="float">
            <text:p>17,26</text:p>
          </table:table-cell>
          <table:table-cell table:formula="of:=MIN([.B134];[.F134])" office:value-type="float" office:value="17" calcext:value-type="float">
            <text:p>17</text:p>
          </table:table-cell>
          <table:table-cell table:formula="of:=AVERAGE([.B134];[.F134])" office:value-type="float" office:value="17.13" calcext:value-type="float">
            <text:p>17,13</text:p>
          </table:table-cell>
          <table:table-cell table:formula="of:=MAX([.B134];[.F134])" office:value-type="float" office:value="17.26" calcext:value-type="float">
            <text:p>17,26</text:p>
          </table:table-cell>
          <table:table-cell table:formula="of:=[.G134]/[.A134]" office:value-type="float" office:value="0.128787878787879" calcext:value-type="float">
            <text:p>0,1287878788</text:p>
          </table:table-cell>
          <table:table-cell table:formula="of:=[.H134]/[.A134]" office:value-type="float" office:value="0.129772727272727" calcext:value-type="float">
            <text:p>0,1297727273</text:p>
          </table:table-cell>
          <table:table-cell table:formula="of:=[.I134]/[.A134]" office:value-type="float" office:value="0.130757575757576" calcext:value-type="float">
            <text:p>0,1307575758</text:p>
          </table:table-cell>
          <table:table-cell table:formula="of:=[.G134]/([.A134]*[.A134])" office:value-type="float" office:value="0.000975665748393021" calcext:value-type="float">
            <text:p>0,0009756657</text:p>
          </table:table-cell>
          <table:table-cell table:formula="of:=[.H134]/([.A134]*[.A134])" office:value-type="float" office:value="0.000983126721763085" calcext:value-type="float">
            <text:p>0,0009831267</text:p>
          </table:table-cell>
          <table:table-cell table:formula="of:=[.I134]/([.A134]*[.A134])" office:value-type="float" office:value="0.00099058769513315" calcext:value-type="float">
            <text:p>0,0009905877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float" office:value="17.4" calcext:value-type="float">
            <text:p>17,4</text:p>
          </table:table-cell>
          <table:table-cell table:number-columns-repeated="2" office:value-type="float" office:value="17.26" calcext:value-type="float">
            <text:p>17,26</text:p>
          </table:table-cell>
          <table:table-cell office:value-type="float" office:value="17.28" calcext:value-type="float">
            <text:p>17,28</text:p>
          </table:table-cell>
          <table:table-cell office:value-type="float" office:value="17.4" calcext:value-type="float">
            <text:p>17,4</text:p>
          </table:table-cell>
          <table:table-cell table:formula="of:=MIN([.B135];[.F135])" office:value-type="float" office:value="17.4" calcext:value-type="float">
            <text:p>17,4</text:p>
          </table:table-cell>
          <table:table-cell table:formula="of:=AVERAGE([.B135];[.F135])" office:value-type="float" office:value="17.4" calcext:value-type="float">
            <text:p>17,4</text:p>
          </table:table-cell>
          <table:table-cell table:formula="of:=MAX([.B135];[.F135])" office:value-type="float" office:value="17.4" calcext:value-type="float">
            <text:p>17,4</text:p>
          </table:table-cell>
          <table:table-cell table:formula="of:=[.G135]/[.A135]" office:value-type="float" office:value="0.130827067669173" calcext:value-type="float">
            <text:p>0,1308270677</text:p>
          </table:table-cell>
          <table:table-cell table:formula="of:=[.H135]/[.A135]" office:value-type="float" office:value="0.130827067669173" calcext:value-type="float">
            <text:p>0,1308270677</text:p>
          </table:table-cell>
          <table:table-cell table:formula="of:=[.I135]/[.A135]" office:value-type="float" office:value="0.130827067669173" calcext:value-type="float">
            <text:p>0,1308270677</text:p>
          </table:table-cell>
          <table:table-cell table:formula="of:=[.G135]/([.A135]*[.A135])" office:value-type="float" office:value="0.000983662162926112" calcext:value-type="float">
            <text:p>0,0009836622</text:p>
          </table:table-cell>
          <table:table-cell table:formula="of:=[.H135]/([.A135]*[.A135])" office:value-type="float" office:value="0.000983662162926112" calcext:value-type="float">
            <text:p>0,0009836622</text:p>
          </table:table-cell>
          <table:table-cell table:formula="of:=[.I135]/([.A135]*[.A135])" office:value-type="float" office:value="0.000983662162926112" calcext:value-type="float">
            <text:p>0,0009836622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number-columns-repeated="2" office:value-type="float" office:value="17.46" calcext:value-type="float">
            <text:p>17,46</text:p>
          </table:table-cell>
          <table:table-cell office:value-type="float" office:value="17.54" calcext:value-type="float">
            <text:p>17,54</text:p>
          </table:table-cell>
          <table:table-cell table:number-columns-repeated="2" office:value-type="float" office:value="17.46" calcext:value-type="float">
            <text:p>17,46</text:p>
          </table:table-cell>
          <table:table-cell table:formula="of:=MIN([.B136];[.F136])" office:value-type="float" office:value="17.46" calcext:value-type="float">
            <text:p>17,46</text:p>
          </table:table-cell>
          <table:table-cell table:formula="of:=AVERAGE([.B136];[.F136])" office:value-type="float" office:value="17.46" calcext:value-type="float">
            <text:p>17,46</text:p>
          </table:table-cell>
          <table:table-cell table:formula="of:=MAX([.B136];[.F136])" office:value-type="float" office:value="17.46" calcext:value-type="float">
            <text:p>17,46</text:p>
          </table:table-cell>
          <table:table-cell table:formula="of:=[.G136]/[.A136]" office:value-type="float" office:value="0.130298507462687" calcext:value-type="float">
            <text:p>0,1302985075</text:p>
          </table:table-cell>
          <table:table-cell table:formula="of:=[.H136]/[.A136]" office:value-type="float" office:value="0.130298507462687" calcext:value-type="float">
            <text:p>0,1302985075</text:p>
          </table:table-cell>
          <table:table-cell table:formula="of:=[.I136]/[.A136]" office:value-type="float" office:value="0.130298507462687" calcext:value-type="float">
            <text:p>0,1302985075</text:p>
          </table:table-cell>
          <table:table-cell table:formula="of:=[.G136]/([.A136]*[.A136])" office:value-type="float" office:value="0.000972376921363333" calcext:value-type="float">
            <text:p>0,0009723769</text:p>
          </table:table-cell>
          <table:table-cell table:formula="of:=[.H136]/([.A136]*[.A136])" office:value-type="float" office:value="0.000972376921363333" calcext:value-type="float">
            <text:p>0,0009723769</text:p>
          </table:table-cell>
          <table:table-cell table:formula="of:=[.I136]/([.A136]*[.A136])" office:value-type="float" office:value="0.000972376921363333" calcext:value-type="float">
            <text:p>0,0009723769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float" office:value="17.7" calcext:value-type="float">
            <text:p>17,7</text:p>
          </table:table-cell>
          <table:table-cell office:value-type="float" office:value="17.72" calcext:value-type="float">
            <text:p>17,72</text:p>
          </table:table-cell>
          <table:table-cell office:value-type="float" office:value="17.76" calcext:value-type="float">
            <text:p>17,76</text:p>
          </table:table-cell>
          <table:table-cell office:value-type="float" office:value="17.8" calcext:value-type="float">
            <text:p>17,8</text:p>
          </table:table-cell>
          <table:table-cell office:value-type="float" office:value="17.7" calcext:value-type="float">
            <text:p>17,7</text:p>
          </table:table-cell>
          <table:table-cell table:formula="of:=MIN([.B137];[.F137])" office:value-type="float" office:value="17.7" calcext:value-type="float">
            <text:p>17,7</text:p>
          </table:table-cell>
          <table:table-cell table:formula="of:=AVERAGE([.B137];[.F137])" office:value-type="float" office:value="17.7" calcext:value-type="float">
            <text:p>17,7</text:p>
          </table:table-cell>
          <table:table-cell table:formula="of:=MAX([.B137];[.F137])" office:value-type="float" office:value="17.7" calcext:value-type="float">
            <text:p>17,7</text:p>
          </table:table-cell>
          <table:table-cell table:formula="of:=[.G137]/[.A137]" office:value-type="float" office:value="0.131111111111111" calcext:value-type="float">
            <text:p>0,1311111111</text:p>
          </table:table-cell>
          <table:table-cell table:formula="of:=[.H137]/[.A137]" office:value-type="float" office:value="0.131111111111111" calcext:value-type="float">
            <text:p>0,1311111111</text:p>
          </table:table-cell>
          <table:table-cell table:formula="of:=[.I137]/[.A137]" office:value-type="float" office:value="0.131111111111111" calcext:value-type="float">
            <text:p>0,1311111111</text:p>
          </table:table-cell>
          <table:table-cell table:formula="of:=[.G137]/([.A137]*[.A137])" office:value-type="float" office:value="0.00097119341563786" calcext:value-type="float">
            <text:p>0,0009711934</text:p>
          </table:table-cell>
          <table:table-cell table:formula="of:=[.H137]/([.A137]*[.A137])" office:value-type="float" office:value="0.00097119341563786" calcext:value-type="float">
            <text:p>0,0009711934</text:p>
          </table:table-cell>
          <table:table-cell table:formula="of:=[.I137]/([.A137]*[.A137])" office:value-type="float" office:value="0.00097119341563786" calcext:value-type="float">
            <text:p>0,0009711934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float" office:value="17.94" calcext:value-type="float">
            <text:p>17,94</text:p>
          </table:table-cell>
          <table:table-cell office:value-type="float" office:value="18.2" calcext:value-type="float">
            <text:p>18,2</text:p>
          </table:table-cell>
          <table:table-cell office:value-type="float" office:value="18.26" calcext:value-type="float">
            <text:p>18,26</text:p>
          </table:table-cell>
          <table:table-cell office:value-type="float" office:value="18.02" calcext:value-type="float">
            <text:p>18,02</text:p>
          </table:table-cell>
          <table:table-cell office:value-type="float" office:value="18.06" calcext:value-type="float">
            <text:p>18,06</text:p>
          </table:table-cell>
          <table:table-cell table:formula="of:=MIN([.B138];[.F138])" office:value-type="float" office:value="17.94" calcext:value-type="float">
            <text:p>17,94</text:p>
          </table:table-cell>
          <table:table-cell table:formula="of:=AVERAGE([.B138];[.F138])" office:value-type="float" office:value="18" calcext:value-type="float">
            <text:p>18</text:p>
          </table:table-cell>
          <table:table-cell table:formula="of:=MAX([.B138];[.F138])" office:value-type="float" office:value="18.06" calcext:value-type="float">
            <text:p>18,06</text:p>
          </table:table-cell>
          <table:table-cell table:formula="of:=[.G138]/[.A138]" office:value-type="float" office:value="0.131911764705882" calcext:value-type="float">
            <text:p>0,1319117647</text:p>
          </table:table-cell>
          <table:table-cell table:formula="of:=[.H138]/[.A138]" office:value-type="float" office:value="0.132352941176471" calcext:value-type="float">
            <text:p>0,1323529412</text:p>
          </table:table-cell>
          <table:table-cell table:formula="of:=[.I138]/[.A138]" office:value-type="float" office:value="0.132794117647059" calcext:value-type="float">
            <text:p>0,1327941176</text:p>
          </table:table-cell>
          <table:table-cell table:formula="of:=[.G138]/([.A138]*[.A138])" office:value-type="float" office:value="0.000969939446366782" calcext:value-type="float">
            <text:p>0,0009699394</text:p>
          </table:table-cell>
          <table:table-cell table:formula="of:=[.H138]/([.A138]*[.A138])" office:value-type="float" office:value="0.00097318339100346" calcext:value-type="float">
            <text:p>0,0009731834</text:p>
          </table:table-cell>
          <table:table-cell table:formula="of:=[.I138]/([.A138]*[.A138])" office:value-type="float" office:value="0.000976427335640138" calcext:value-type="float">
            <text:p>0,0009764273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float" office:value="18.32" calcext:value-type="float">
            <text:p>18,32</text:p>
          </table:table-cell>
          <table:table-cell office:value-type="float" office:value="18.44" calcext:value-type="float">
            <text:p>18,44</text:p>
          </table:table-cell>
          <table:table-cell office:value-type="float" office:value="18.56" calcext:value-type="float">
            <text:p>18,56</text:p>
          </table:table-cell>
          <table:table-cell office:value-type="float" office:value="18.16" calcext:value-type="float">
            <text:p>18,16</text:p>
          </table:table-cell>
          <table:table-cell office:value-type="float" office:value="18.28" calcext:value-type="float">
            <text:p>18,28</text:p>
          </table:table-cell>
          <table:table-cell table:formula="of:=MIN([.B139];[.F139])" office:value-type="float" office:value="18.28" calcext:value-type="float">
            <text:p>18,28</text:p>
          </table:table-cell>
          <table:table-cell table:formula="of:=AVERAGE([.B139];[.F139])" office:value-type="float" office:value="18.3" calcext:value-type="float">
            <text:p>18,3</text:p>
          </table:table-cell>
          <table:table-cell table:formula="of:=MAX([.B139];[.F139])" office:value-type="float" office:value="18.32" calcext:value-type="float">
            <text:p>18,32</text:p>
          </table:table-cell>
          <table:table-cell table:formula="of:=[.G139]/[.A139]" office:value-type="float" office:value="0.133430656934307" calcext:value-type="float">
            <text:p>0,1334306569</text:p>
          </table:table-cell>
          <table:table-cell table:formula="of:=[.H139]/[.A139]" office:value-type="float" office:value="0.133576642335766" calcext:value-type="float">
            <text:p>0,1335766423</text:p>
          </table:table-cell>
          <table:table-cell table:formula="of:=[.I139]/[.A139]" office:value-type="float" office:value="0.133722627737226" calcext:value-type="float">
            <text:p>0,1337226277</text:p>
          </table:table-cell>
          <table:table-cell table:formula="of:=[.G139]/([.A139]*[.A139])" office:value-type="float" office:value="0.00097394640098034" calcext:value-type="float">
            <text:p>0,0009739464</text:p>
          </table:table-cell>
          <table:table-cell table:formula="of:=[.H139]/([.A139]*[.A139])" office:value-type="float" office:value="0.00097501198785231" calcext:value-type="float">
            <text:p>0,000975012</text:p>
          </table:table-cell>
          <table:table-cell table:formula="of:=[.I139]/([.A139]*[.A139])" office:value-type="float" office:value="0.000976077574724279" calcext:value-type="float">
            <text:p>0,0009760776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4" calcext:value-type="float">
            <text:p>18,44</text:p>
          </table:table-cell>
          <table:table-cell office:value-type="float" office:value="18.56" calcext:value-type="float">
            <text:p>18,56</text:p>
          </table:table-cell>
          <table:table-cell office:value-type="float" office:value="18.4" calcext:value-type="float">
            <text:p>18,4</text:p>
          </table:table-cell>
          <table:table-cell office:value-type="float" office:value="18.42" calcext:value-type="float">
            <text:p>18,42</text:p>
          </table:table-cell>
          <table:table-cell table:formula="of:=MIN([.B140];[.F140])" office:value-type="float" office:value="18.42" calcext:value-type="float">
            <text:p>18,42</text:p>
          </table:table-cell>
          <table:table-cell table:formula="of:=AVERAGE([.B140];[.F140])" office:value-type="float" office:value="18.42" calcext:value-type="float">
            <text:p>18,42</text:p>
          </table:table-cell>
          <table:table-cell table:formula="of:=MAX([.B140];[.F140])" office:value-type="float" office:value="18.42" calcext:value-type="float">
            <text:p>18,42</text:p>
          </table:table-cell>
          <table:table-cell table:formula="of:=[.G140]/[.A140]" office:value-type="float" office:value="0.133478260869565" calcext:value-type="float">
            <text:p>0,1334782609</text:p>
          </table:table-cell>
          <table:table-cell table:formula="of:=[.H140]/[.A140]" office:value-type="float" office:value="0.133478260869565" calcext:value-type="float">
            <text:p>0,1334782609</text:p>
          </table:table-cell>
          <table:table-cell table:formula="of:=[.I140]/[.A140]" office:value-type="float" office:value="0.133478260869565" calcext:value-type="float">
            <text:p>0,1334782609</text:p>
          </table:table-cell>
          <table:table-cell table:formula="of:=[.G140]/([.A140]*[.A140])" office:value-type="float" office:value="0.000967233774417139" calcext:value-type="float">
            <text:p>0,0009672338</text:p>
          </table:table-cell>
          <table:table-cell table:formula="of:=[.H140]/([.A140]*[.A140])" office:value-type="float" office:value="0.000967233774417139" calcext:value-type="float">
            <text:p>0,0009672338</text:p>
          </table:table-cell>
          <table:table-cell table:formula="of:=[.I140]/([.A140]*[.A140])" office:value-type="float" office:value="0.000967233774417139" calcext:value-type="float">
            <text:p>0,0009672338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float" office:value="18.68" calcext:value-type="float">
            <text:p>18,68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6" calcext:value-type="float">
            <text:p>18,76</text:p>
          </table:table-cell>
          <table:table-cell office:value-type="float" office:value="18.74" calcext:value-type="float">
            <text:p>18,74</text:p>
          </table:table-cell>
          <table:table-cell office:value-type="float" office:value="18.68" calcext:value-type="float">
            <text:p>18,68</text:p>
          </table:table-cell>
          <table:table-cell table:formula="of:=MIN([.B141];[.F141])" office:value-type="float" office:value="18.68" calcext:value-type="float">
            <text:p>18,68</text:p>
          </table:table-cell>
          <table:table-cell table:formula="of:=AVERAGE([.B141];[.F141])" office:value-type="float" office:value="18.68" calcext:value-type="float">
            <text:p>18,68</text:p>
          </table:table-cell>
          <table:table-cell table:formula="of:=MAX([.B141];[.F141])" office:value-type="float" office:value="18.68" calcext:value-type="float">
            <text:p>18,68</text:p>
          </table:table-cell>
          <table:table-cell table:formula="of:=[.G141]/[.A141]" office:value-type="float" office:value="0.134388489208633" calcext:value-type="float">
            <text:p>0,1343884892</text:p>
          </table:table-cell>
          <table:table-cell table:formula="of:=[.H141]/[.A141]" office:value-type="float" office:value="0.134388489208633" calcext:value-type="float">
            <text:p>0,1343884892</text:p>
          </table:table-cell>
          <table:table-cell table:formula="of:=[.I141]/[.A141]" office:value-type="float" office:value="0.134388489208633" calcext:value-type="float">
            <text:p>0,1343884892</text:p>
          </table:table-cell>
          <table:table-cell table:formula="of:=[.G141]/([.A141]*[.A141])" office:value-type="float" office:value="0.000966823663371461" calcext:value-type="float">
            <text:p>0,0009668237</text:p>
          </table:table-cell>
          <table:table-cell table:formula="of:=[.H141]/([.A141]*[.A141])" office:value-type="float" office:value="0.000966823663371461" calcext:value-type="float">
            <text:p>0,0009668237</text:p>
          </table:table-cell>
          <table:table-cell table:formula="of:=[.I141]/([.A141]*[.A141])" office:value-type="float" office:value="0.000966823663371461" calcext:value-type="float">
            <text:p>0,0009668237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number-columns-repeated="2" office:value-type="float" office:value="19.1" calcext:value-type="float">
            <text:p>19,1</text:p>
          </table:table-cell>
          <table:table-cell office:value-type="float" office:value="19.04" calcext:value-type="float">
            <text:p>19,04</text:p>
          </table:table-cell>
          <table:table-cell office:value-type="float" office:value="18.9" calcext:value-type="float">
            <text:p>18,9</text:p>
          </table:table-cell>
          <table:table-cell office:value-type="float" office:value="19" calcext:value-type="float">
            <text:p>19</text:p>
          </table:table-cell>
          <table:table-cell table:formula="of:=MIN([.B142];[.F142])" office:value-type="float" office:value="19" calcext:value-type="float">
            <text:p>19</text:p>
          </table:table-cell>
          <table:table-cell table:formula="of:=AVERAGE([.B142];[.F142])" office:value-type="float" office:value="19.05" calcext:value-type="float">
            <text:p>19,05</text:p>
          </table:table-cell>
          <table:table-cell table:formula="of:=MAX([.B142];[.F142])" office:value-type="float" office:value="19.1" calcext:value-type="float">
            <text:p>19,1</text:p>
          </table:table-cell>
          <table:table-cell table:formula="of:=[.G142]/[.A142]" office:value-type="float" office:value="0.135714285714286" calcext:value-type="float">
            <text:p>0,1357142857</text:p>
          </table:table-cell>
          <table:table-cell table:formula="of:=[.H142]/[.A142]" office:value-type="float" office:value="0.136071428571429" calcext:value-type="float">
            <text:p>0,1360714286</text:p>
          </table:table-cell>
          <table:table-cell table:formula="of:=[.I142]/[.A142]" office:value-type="float" office:value="0.136428571428571" calcext:value-type="float">
            <text:p>0,1364285714</text:p>
          </table:table-cell>
          <table:table-cell table:formula="of:=[.G142]/([.A142]*[.A142])" office:value-type="float" office:value="0.000969387755102041" calcext:value-type="float">
            <text:p>0,0009693878</text:p>
          </table:table-cell>
          <table:table-cell table:formula="of:=[.H142]/([.A142]*[.A142])" office:value-type="float" office:value="0.000971938775510204" calcext:value-type="float">
            <text:p>0,0009719388</text:p>
          </table:table-cell>
          <table:table-cell table:formula="of:=[.I142]/([.A142]*[.A142])" office:value-type="float" office:value="0.000974489795918367" calcext:value-type="float">
            <text:p>0,0009744898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float" office:value="19.22" calcext:value-type="float">
            <text:p>19,22</text:p>
          </table:table-cell>
          <table:table-cell office:value-type="float" office:value="19.18" calcext:value-type="float">
            <text:p>19,18</text:p>
          </table:table-cell>
          <table:table-cell office:value-type="float" office:value="19.22" calcext:value-type="float">
            <text:p>19,22</text:p>
          </table:table-cell>
          <table:table-cell office:value-type="float" office:value="19.18" calcext:value-type="float">
            <text:p>19,18</text:p>
          </table:table-cell>
          <table:table-cell office:value-type="float" office:value="19.16" calcext:value-type="float">
            <text:p>19,16</text:p>
          </table:table-cell>
          <table:table-cell table:formula="of:=MIN([.B143];[.F143])" office:value-type="float" office:value="19.16" calcext:value-type="float">
            <text:p>19,16</text:p>
          </table:table-cell>
          <table:table-cell table:formula="of:=AVERAGE([.B143];[.F143])" office:value-type="float" office:value="19.19" calcext:value-type="float">
            <text:p>19,19</text:p>
          </table:table-cell>
          <table:table-cell table:formula="of:=MAX([.B143];[.F143])" office:value-type="float" office:value="19.22" calcext:value-type="float">
            <text:p>19,22</text:p>
          </table:table-cell>
          <table:table-cell table:formula="of:=[.G143]/[.A143]" office:value-type="float" office:value="0.135886524822695" calcext:value-type="float">
            <text:p>0,1358865248</text:p>
          </table:table-cell>
          <table:table-cell table:formula="of:=[.H143]/[.A143]" office:value-type="float" office:value="0.136099290780142" calcext:value-type="float">
            <text:p>0,1360992908</text:p>
          </table:table-cell>
          <table:table-cell table:formula="of:=[.I143]/[.A143]" office:value-type="float" office:value="0.136312056737589" calcext:value-type="float">
            <text:p>0,1363120567</text:p>
          </table:table-cell>
          <table:table-cell table:formula="of:=[.G143]/([.A143]*[.A143])" office:value-type="float" office:value="0.000963734218600674" calcext:value-type="float">
            <text:p>0,0009637342</text:p>
          </table:table-cell>
          <table:table-cell table:formula="of:=[.H143]/([.A143]*[.A143])" office:value-type="float" office:value="0.000965243197022283" calcext:value-type="float">
            <text:p>0,0009652432</text:p>
          </table:table-cell>
          <table:table-cell table:formula="of:=[.I143]/([.A143]*[.A143])" office:value-type="float" office:value="0.000966752175443891" calcext:value-type="float">
            <text:p>0,0009667522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float" office:value="19.66" calcext:value-type="float">
            <text:p>19,66</text:p>
          </table:table-cell>
          <table:table-cell office:value-type="float" office:value="19.4" calcext:value-type="float">
            <text:p>19,4</text:p>
          </table:table-cell>
          <table:table-cell office:value-type="float" office:value="19.42" calcext:value-type="float">
            <text:p>19,4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5" calcext:value-type="float">
            <text:p>19,5</text:p>
          </table:table-cell>
          <table:table-cell table:formula="of:=MIN([.B144];[.F144])" office:value-type="float" office:value="19.5" calcext:value-type="float">
            <text:p>19,5</text:p>
          </table:table-cell>
          <table:table-cell table:formula="of:=AVERAGE([.B144];[.F144])" office:value-type="float" office:value="19.58" calcext:value-type="float">
            <text:p>19,58</text:p>
          </table:table-cell>
          <table:table-cell table:formula="of:=MAX([.B144];[.F144])" office:value-type="float" office:value="19.66" calcext:value-type="float">
            <text:p>19,66</text:p>
          </table:table-cell>
          <table:table-cell table:formula="of:=[.G144]/[.A144]" office:value-type="float" office:value="0.137323943661972" calcext:value-type="float">
            <text:p>0,1373239437</text:p>
          </table:table-cell>
          <table:table-cell table:formula="of:=[.H144]/[.A144]" office:value-type="float" office:value="0.137887323943662" calcext:value-type="float">
            <text:p>0,1378873239</text:p>
          </table:table-cell>
          <table:table-cell table:formula="of:=[.I144]/[.A144]" office:value-type="float" office:value="0.138450704225352" calcext:value-type="float">
            <text:p>0,1384507042</text:p>
          </table:table-cell>
          <table:table-cell table:formula="of:=[.G144]/([.A144]*[.A144])" office:value-type="float" office:value="0.000967070025788534" calcext:value-type="float">
            <text:p>0,00096707</text:p>
          </table:table-cell>
          <table:table-cell table:formula="of:=[.H144]/([.A144]*[.A144])" office:value-type="float" office:value="0.000971037492561" calcext:value-type="float">
            <text:p>0,0009710375</text:p>
          </table:table-cell>
          <table:table-cell table:formula="of:=[.I144]/([.A144]*[.A144])" office:value-type="float" office:value="0.000975004959333466" calcext:value-type="float">
            <text:p>0,000975005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float" office:value="19.62" calcext:value-type="float">
            <text:p>19,62</text:p>
          </table:table-cell>
          <table:table-cell office:value-type="float" office:value="19.86" calcext:value-type="float">
            <text:p>19,86</text:p>
          </table:table-cell>
          <table:table-cell office:value-type="float" office:value="19.8" calcext:value-type="float">
            <text:p>19,8</text:p>
          </table:table-cell>
          <table:table-cell table:number-columns-repeated="2" office:value-type="float" office:value="19.68" calcext:value-type="float">
            <text:p>19,68</text:p>
          </table:table-cell>
          <table:table-cell table:formula="of:=MIN([.B145];[.F145])" office:value-type="float" office:value="19.62" calcext:value-type="float">
            <text:p>19,62</text:p>
          </table:table-cell>
          <table:table-cell table:formula="of:=AVERAGE([.B145];[.F145])" office:value-type="float" office:value="19.65" calcext:value-type="float">
            <text:p>19,65</text:p>
          </table:table-cell>
          <table:table-cell table:formula="of:=MAX([.B145];[.F145])" office:value-type="float" office:value="19.68" calcext:value-type="float">
            <text:p>19,68</text:p>
          </table:table-cell>
          <table:table-cell table:formula="of:=[.G145]/[.A145]" office:value-type="float" office:value="0.137202797202797" calcext:value-type="float">
            <text:p>0,1372027972</text:p>
          </table:table-cell>
          <table:table-cell table:formula="of:=[.H145]/[.A145]" office:value-type="float" office:value="0.137412587412587" calcext:value-type="float">
            <text:p>0,1374125874</text:p>
          </table:table-cell>
          <table:table-cell table:formula="of:=[.I145]/[.A145]" office:value-type="float" office:value="0.137622377622378" calcext:value-type="float">
            <text:p>0,1376223776</text:p>
          </table:table-cell>
          <table:table-cell table:formula="of:=[.G145]/([.A145]*[.A145])" office:value-type="float" office:value="0.000959460120299281" calcext:value-type="float">
            <text:p>0,0009594601</text:p>
          </table:table-cell>
          <table:table-cell table:formula="of:=[.H145]/([.A145]*[.A145])" office:value-type="float" office:value="0.000960927184703408" calcext:value-type="float">
            <text:p>0,0009609272</text:p>
          </table:table-cell>
          <table:table-cell table:formula="of:=[.I145]/([.A145]*[.A145])" office:value-type="float" office:value="0.000962394249107536" calcext:value-type="float">
            <text:p>0,0009623942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float" office:value="20.1" calcext:value-type="float">
            <text:p>20,1</text:p>
          </table:table-cell>
          <table:table-cell office:value-type="float" office:value="19.96" calcext:value-type="float">
            <text:p>19,96</text:p>
          </table:table-cell>
          <table:table-cell office:value-type="float" office:value="19.98" calcext:value-type="float">
            <text:p>19,98</text:p>
          </table:table-cell>
          <table:table-cell office:value-type="float" office:value="19.92" calcext:value-type="float">
            <text:p>19,92</text:p>
          </table:table-cell>
          <table:table-cell office:value-type="float" office:value="20.04" calcext:value-type="float">
            <text:p>20,04</text:p>
          </table:table-cell>
          <table:table-cell table:formula="of:=MIN([.B146];[.F146])" office:value-type="float" office:value="20.04" calcext:value-type="float">
            <text:p>20,04</text:p>
          </table:table-cell>
          <table:table-cell table:formula="of:=AVERAGE([.B146];[.F146])" office:value-type="float" office:value="20.07" calcext:value-type="float">
            <text:p>20,07</text:p>
          </table:table-cell>
          <table:table-cell table:formula="of:=MAX([.B146];[.F146])" office:value-type="float" office:value="20.1" calcext:value-type="float">
            <text:p>20,1</text:p>
          </table:table-cell>
          <table:table-cell table:formula="of:=[.G146]/[.A146]" office:value-type="float" office:value="0.139166666666667" calcext:value-type="float">
            <text:p>0,1391666667</text:p>
          </table:table-cell>
          <table:table-cell table:formula="of:=[.H146]/[.A146]" office:value-type="float" office:value="0.139375" calcext:value-type="float">
            <text:p>0,139375</text:p>
          </table:table-cell>
          <table:table-cell table:formula="of:=[.I146]/[.A146]" office:value-type="float" office:value="0.139583333333333" calcext:value-type="float">
            <text:p>0,1395833333</text:p>
          </table:table-cell>
          <table:table-cell table:formula="of:=[.G146]/([.A146]*[.A146])" office:value-type="float" office:value="0.000966435185185185" calcext:value-type="float">
            <text:p>0,0009664352</text:p>
          </table:table-cell>
          <table:table-cell table:formula="of:=[.H146]/([.A146]*[.A146])" office:value-type="float" office:value="0.000967881944444444" calcext:value-type="float">
            <text:p>0,0009678819</text:p>
          </table:table-cell>
          <table:table-cell table:formula="of:=[.I146]/([.A146]*[.A146])" office:value-type="float" office:value="0.000969328703703703" calcext:value-type="float">
            <text:p>0,0009693287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float" office:value="20.16" calcext:value-type="float">
            <text:p>20,16</text:p>
          </table:table-cell>
          <table:table-cell office:value-type="float" office:value="20.12" calcext:value-type="float">
            <text:p>20,12</text:p>
          </table:table-cell>
          <table:table-cell office:value-type="float" office:value="20.2" calcext:value-type="float">
            <text:p>20,2</text:p>
          </table:table-cell>
          <table:table-cell office:value-type="float" office:value="20.18" calcext:value-type="float">
            <text:p>20,18</text:p>
          </table:table-cell>
          <table:table-cell office:value-type="float" office:value="20.12" calcext:value-type="float">
            <text:p>20,12</text:p>
          </table:table-cell>
          <table:table-cell table:formula="of:=MIN([.B147];[.F147])" office:value-type="float" office:value="20.12" calcext:value-type="float">
            <text:p>20,12</text:p>
          </table:table-cell>
          <table:table-cell table:formula="of:=AVERAGE([.B147];[.F147])" office:value-type="float" office:value="20.14" calcext:value-type="float">
            <text:p>20,14</text:p>
          </table:table-cell>
          <table:table-cell table:formula="of:=MAX([.B147];[.F147])" office:value-type="float" office:value="20.16" calcext:value-type="float">
            <text:p>20,16</text:p>
          </table:table-cell>
          <table:table-cell table:formula="of:=[.G147]/[.A147]" office:value-type="float" office:value="0.138758620689655" calcext:value-type="float">
            <text:p>0,1387586207</text:p>
          </table:table-cell>
          <table:table-cell table:formula="of:=[.H147]/[.A147]" office:value-type="float" office:value="0.138896551724138" calcext:value-type="float">
            <text:p>0,1388965517</text:p>
          </table:table-cell>
          <table:table-cell table:formula="of:=[.I147]/[.A147]" office:value-type="float" office:value="0.139034482758621" calcext:value-type="float">
            <text:p>0,1390344828</text:p>
          </table:table-cell>
          <table:table-cell table:formula="of:=[.G147]/([.A147]*[.A147])" office:value-type="float" office:value="0.000956956004756243" calcext:value-type="float">
            <text:p>0,000956956</text:p>
          </table:table-cell>
          <table:table-cell table:formula="of:=[.H147]/([.A147]*[.A147])" office:value-type="float" office:value="0.000957907253269917" calcext:value-type="float">
            <text:p>0,0009579073</text:p>
          </table:table-cell>
          <table:table-cell table:formula="of:=[.I147]/([.A147]*[.A147])" office:value-type="float" office:value="0.000958858501783591" calcext:value-type="float">
            <text:p>0,0009588585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float" office:value="20.38" calcext:value-type="float">
            <text:p>20,38</text:p>
          </table:table-cell>
          <table:table-cell office:value-type="float" office:value="20.58" calcext:value-type="float">
            <text:p>20,58</text:p>
          </table:table-cell>
          <table:table-cell office:value-type="float" office:value="20.82" calcext:value-type="float">
            <text:p>20,82</text:p>
          </table:table-cell>
          <table:table-cell office:value-type="float" office:value="20.42" calcext:value-type="float">
            <text:p>20,42</text:p>
          </table:table-cell>
          <table:table-cell office:value-type="float" office:value="20.44" calcext:value-type="float">
            <text:p>20,44</text:p>
          </table:table-cell>
          <table:table-cell table:formula="of:=MIN([.B148];[.F148])" office:value-type="float" office:value="20.38" calcext:value-type="float">
            <text:p>20,38</text:p>
          </table:table-cell>
          <table:table-cell table:formula="of:=AVERAGE([.B148];[.F148])" office:value-type="float" office:value="20.41" calcext:value-type="float">
            <text:p>20,41</text:p>
          </table:table-cell>
          <table:table-cell table:formula="of:=MAX([.B148];[.F148])" office:value-type="float" office:value="20.44" calcext:value-type="float">
            <text:p>20,44</text:p>
          </table:table-cell>
          <table:table-cell table:formula="of:=[.G148]/[.A148]" office:value-type="float" office:value="0.13958904109589" calcext:value-type="float">
            <text:p>0,1395890411</text:p>
          </table:table-cell>
          <table:table-cell table:formula="of:=[.H148]/[.A148]" office:value-type="float" office:value="0.139794520547945" calcext:value-type="float">
            <text:p>0,1397945205</text:p>
          </table:table-cell>
          <table:table-cell table:formula="of:=[.I148]/[.A148]" office:value-type="float" office:value="0.14" calcext:value-type="float">
            <text:p>0,14</text:p>
          </table:table-cell>
          <table:table-cell table:formula="of:=[.G148]/([.A148]*[.A148])" office:value-type="float" office:value="0.000956089322574592" calcext:value-type="float">
            <text:p>0,0009560893</text:p>
          </table:table-cell>
          <table:table-cell table:formula="of:=[.H148]/([.A148]*[.A148])" office:value-type="float" office:value="0.000957496716081817" calcext:value-type="float">
            <text:p>0,0009574967</text:p>
          </table:table-cell>
          <table:table-cell table:formula="of:=[.I148]/([.A148]*[.A148])" office:value-type="float" office:value="0.000958904109589041" calcext:value-type="float">
            <text:p>0,0009589041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float" office:value="20.86" calcext:value-type="float">
            <text:p>20,86</text:p>
          </table:table-cell>
          <table:table-cell office:value-type="float" office:value="20.72" calcext:value-type="float">
            <text:p>20,72</text:p>
          </table:table-cell>
          <table:table-cell office:value-type="float" office:value="20.7" calcext:value-type="float">
            <text:p>20,7</text:p>
          </table:table-cell>
          <table:table-cell office:value-type="float" office:value="20.68" calcext:value-type="float">
            <text:p>20,68</text:p>
          </table:table-cell>
          <table:table-cell office:value-type="float" office:value="20.76" calcext:value-type="float">
            <text:p>20,76</text:p>
          </table:table-cell>
          <table:table-cell table:formula="of:=MIN([.B149];[.F149])" office:value-type="float" office:value="20.76" calcext:value-type="float">
            <text:p>20,76</text:p>
          </table:table-cell>
          <table:table-cell table:formula="of:=AVERAGE([.B149];[.F149])" office:value-type="float" office:value="20.81" calcext:value-type="float">
            <text:p>20,81</text:p>
          </table:table-cell>
          <table:table-cell table:formula="of:=MAX([.B149];[.F149])" office:value-type="float" office:value="20.86" calcext:value-type="float">
            <text:p>20,86</text:p>
          </table:table-cell>
          <table:table-cell table:formula="of:=[.G149]/[.A149]" office:value-type="float" office:value="0.141224489795918" calcext:value-type="float">
            <text:p>0,1412244898</text:p>
          </table:table-cell>
          <table:table-cell table:formula="of:=[.H149]/[.A149]" office:value-type="float" office:value="0.14156462585034" calcext:value-type="float">
            <text:p>0,1415646259</text:p>
          </table:table-cell>
          <table:table-cell table:formula="of:=[.I149]/[.A149]" office:value-type="float" office:value="0.141904761904762" calcext:value-type="float">
            <text:p>0,1419047619</text:p>
          </table:table-cell>
          <table:table-cell table:formula="of:=[.G149]/([.A149]*[.A149])" office:value-type="float" office:value="0.00096071081493822" calcext:value-type="float">
            <text:p>0,0009607108</text:p>
          </table:table-cell>
          <table:table-cell table:formula="of:=[.H149]/([.A149]*[.A149])" office:value-type="float" office:value="0.000963024665648572" calcext:value-type="float">
            <text:p>0,0009630247</text:p>
          </table:table-cell>
          <table:table-cell table:formula="of:=[.I149]/([.A149]*[.A149])" office:value-type="float" office:value="0.000965338516358925" calcext:value-type="float">
            <text:p>0,0009653385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float" office:value="20.98" calcext:value-type="float">
            <text:p>20,98</text:p>
          </table:table-cell>
          <table:table-cell office:value-type="float" office:value="20.9" calcext:value-type="float">
            <text:p>20,9</text:p>
          </table:table-cell>
          <table:table-cell table:number-columns-repeated="2" office:value-type="float" office:value="20.94" calcext:value-type="float">
            <text:p>20,94</text:p>
          </table:table-cell>
          <table:table-cell office:value-type="float" office:value="21" calcext:value-type="float">
            <text:p>21</text:p>
          </table:table-cell>
          <table:table-cell table:formula="of:=MIN([.B150];[.F150])" office:value-type="float" office:value="20.98" calcext:value-type="float">
            <text:p>20,98</text:p>
          </table:table-cell>
          <table:table-cell table:formula="of:=AVERAGE([.B150];[.F150])" office:value-type="float" office:value="20.99" calcext:value-type="float">
            <text:p>20,99</text:p>
          </table:table-cell>
          <table:table-cell table:formula="of:=MAX([.B150];[.F150])" office:value-type="float" office:value="21" calcext:value-type="float">
            <text:p>21</text:p>
          </table:table-cell>
          <table:table-cell table:formula="of:=[.G150]/[.A150]" office:value-type="float" office:value="0.141756756756757" calcext:value-type="float">
            <text:p>0,1417567568</text:p>
          </table:table-cell>
          <table:table-cell table:formula="of:=[.H150]/[.A150]" office:value-type="float" office:value="0.141824324324324" calcext:value-type="float">
            <text:p>0,1418243243</text:p>
          </table:table-cell>
          <table:table-cell table:formula="of:=[.I150]/[.A150]" office:value-type="float" office:value="0.141891891891892" calcext:value-type="float">
            <text:p>0,1418918919</text:p>
          </table:table-cell>
          <table:table-cell table:formula="of:=[.G150]/([.A150]*[.A150])" office:value-type="float" office:value="0.00095781592403214" calcext:value-type="float">
            <text:p>0,0009578159</text:p>
          </table:table-cell>
          <table:table-cell table:formula="of:=[.H150]/([.A150]*[.A150])" office:value-type="float" office:value="0.00095827246165084" calcext:value-type="float">
            <text:p>0,0009582725</text:p>
          </table:table-cell>
          <table:table-cell table:formula="of:=[.I150]/([.A150]*[.A150])" office:value-type="float" office:value="0.00095872899926954" calcext:value-type="float">
            <text:p>0,000958729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number-columns-repeated="2" office:value-type="float" office:value="21.18" calcext:value-type="float">
            <text:p>21,18</text:p>
          </table:table-cell>
          <table:table-cell office:value-type="float" office:value="21.26" calcext:value-type="float">
            <text:p>21,26</text:p>
          </table:table-cell>
          <table:table-cell office:value-type="float" office:value="21.3" calcext:value-type="float">
            <text:p>21,3</text:p>
          </table:table-cell>
          <table:table-cell office:value-type="float" office:value="21.18" calcext:value-type="float">
            <text:p>21,18</text:p>
          </table:table-cell>
          <table:table-cell table:formula="of:=MIN([.B151];[.F151])" office:value-type="float" office:value="21.18" calcext:value-type="float">
            <text:p>21,18</text:p>
          </table:table-cell>
          <table:table-cell table:formula="of:=AVERAGE([.B151];[.F151])" office:value-type="float" office:value="21.18" calcext:value-type="float">
            <text:p>21,18</text:p>
          </table:table-cell>
          <table:table-cell table:formula="of:=MAX([.B151];[.F151])" office:value-type="float" office:value="21.18" calcext:value-type="float">
            <text:p>21,18</text:p>
          </table:table-cell>
          <table:table-cell table:formula="of:=[.G151]/[.A151]" office:value-type="float" office:value="0.142147651006711" calcext:value-type="float">
            <text:p>0,142147651</text:p>
          </table:table-cell>
          <table:table-cell table:formula="of:=[.H151]/[.A151]" office:value-type="float" office:value="0.142147651006711" calcext:value-type="float">
            <text:p>0,142147651</text:p>
          </table:table-cell>
          <table:table-cell table:formula="of:=[.I151]/[.A151]" office:value-type="float" office:value="0.142147651006711" calcext:value-type="float">
            <text:p>0,142147651</text:p>
          </table:table-cell>
          <table:table-cell table:formula="of:=[.G151]/([.A151]*[.A151])" office:value-type="float" office:value="0.000954011080581956" calcext:value-type="float">
            <text:p>0,0009540111</text:p>
          </table:table-cell>
          <table:table-cell table:formula="of:=[.H151]/([.A151]*[.A151])" office:value-type="float" office:value="0.000954011080581956" calcext:value-type="float">
            <text:p>0,0009540111</text:p>
          </table:table-cell>
          <table:table-cell table:formula="of:=[.I151]/([.A151]*[.A151])" office:value-type="float" office:value="0.000954011080581956" calcext:value-type="float">
            <text:p>0,0009540111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float" office:value="21.62" calcext:value-type="float">
            <text:p>21,62</text:p>
          </table:table-cell>
          <table:table-cell office:value-type="float" office:value="21.64" calcext:value-type="float">
            <text:p>21,64</text:p>
          </table:table-cell>
          <table:table-cell office:value-type="float" office:value="21.56" calcext:value-type="float">
            <text:p>21,56</text:p>
          </table:table-cell>
          <table:table-cell office:value-type="float" office:value="21.44" calcext:value-type="float">
            <text:p>21,44</text:p>
          </table:table-cell>
          <table:table-cell office:value-type="float" office:value="21.48" calcext:value-type="float">
            <text:p>21,48</text:p>
          </table:table-cell>
          <table:table-cell table:formula="of:=MIN([.B152];[.F152])" office:value-type="float" office:value="21.48" calcext:value-type="float">
            <text:p>21,48</text:p>
          </table:table-cell>
          <table:table-cell table:formula="of:=AVERAGE([.B152];[.F152])" office:value-type="float" office:value="21.55" calcext:value-type="float">
            <text:p>21,55</text:p>
          </table:table-cell>
          <table:table-cell table:formula="of:=MAX([.B152];[.F152])" office:value-type="float" office:value="21.62" calcext:value-type="float">
            <text:p>21,62</text:p>
          </table:table-cell>
          <table:table-cell table:formula="of:=[.G152]/[.A152]" office:value-type="float" office:value="0.1432" calcext:value-type="float">
            <text:p>0,1432</text:p>
          </table:table-cell>
          <table:table-cell table:formula="of:=[.H152]/[.A152]" office:value-type="float" office:value="0.143666666666667" calcext:value-type="float">
            <text:p>0,1436666667</text:p>
          </table:table-cell>
          <table:table-cell table:formula="of:=[.I152]/[.A152]" office:value-type="float" office:value="0.144133333333333" calcext:value-type="float">
            <text:p>0,1441333333</text:p>
          </table:table-cell>
          <table:table-cell table:formula="of:=[.G152]/([.A152]*[.A152])" office:value-type="float" office:value="0.000954666666666667" calcext:value-type="float">
            <text:p>0,0009546667</text:p>
          </table:table-cell>
          <table:table-cell table:formula="of:=[.H152]/([.A152]*[.A152])" office:value-type="float" office:value="0.000957777777777778" calcext:value-type="float">
            <text:p>0,0009577778</text:p>
          </table:table-cell>
          <table:table-cell table:formula="of:=[.I152]/([.A152]*[.A152])" office:value-type="float" office:value="0.000960888888888889" calcext:value-type="float">
            <text:p>0,0009608889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number-columns-repeated="2" office:value-type="float" office:value="21.72" calcext:value-type="float">
            <text:p>21,72</text:p>
          </table:table-cell>
          <table:table-cell office:value-type="float" office:value="21.8" calcext:value-type="float">
            <text:p>21,8</text:p>
          </table:table-cell>
          <table:table-cell office:value-type="float" office:value="21.72" calcext:value-type="float">
            <text:p>21,72</text:p>
          </table:table-cell>
          <table:table-cell office:value-type="float" office:value="21.7" calcext:value-type="float">
            <text:p>21,7</text:p>
          </table:table-cell>
          <table:table-cell table:formula="of:=MIN([.B153];[.F153])" office:value-type="float" office:value="21.7" calcext:value-type="float">
            <text:p>21,7</text:p>
          </table:table-cell>
          <table:table-cell table:formula="of:=AVERAGE([.B153];[.F153])" office:value-type="float" office:value="21.71" calcext:value-type="float">
            <text:p>21,71</text:p>
          </table:table-cell>
          <table:table-cell table:formula="of:=MAX([.B153];[.F153])" office:value-type="float" office:value="21.72" calcext:value-type="float">
            <text:p>21,72</text:p>
          </table:table-cell>
          <table:table-cell table:formula="of:=[.G153]/[.A153]" office:value-type="float" office:value="0.143708609271523" calcext:value-type="float">
            <text:p>0,1437086093</text:p>
          </table:table-cell>
          <table:table-cell table:formula="of:=[.H153]/[.A153]" office:value-type="float" office:value="0.143774834437086" calcext:value-type="float">
            <text:p>0,1437748344</text:p>
          </table:table-cell>
          <table:table-cell table:formula="of:=[.I153]/[.A153]" office:value-type="float" office:value="0.143841059602649" calcext:value-type="float">
            <text:p>0,1438410596</text:p>
          </table:table-cell>
          <table:table-cell table:formula="of:=[.G153]/([.A153]*[.A153])" office:value-type="float" office:value="0.000951712644182273" calcext:value-type="float">
            <text:p>0,0009517126</text:p>
          </table:table-cell>
          <table:table-cell table:formula="of:=[.H153]/([.A153]*[.A153])" office:value-type="float" office:value="0.000952151221437656" calcext:value-type="float">
            <text:p>0,0009521512</text:p>
          </table:table-cell>
          <table:table-cell table:formula="of:=[.I153]/([.A153]*[.A153])" office:value-type="float" office:value="0.00095258979869304" calcext:value-type="float">
            <text:p>0,0009525898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number-columns-repeated="2" office:value-type="float" office:value="21.98" calcext:value-type="float">
            <text:p>21,98</text:p>
          </table:table-cell>
          <table:table-cell office:value-type="float" office:value="22.02" calcext:value-type="float">
            <text:p>22,02</text:p>
          </table:table-cell>
          <table:table-cell office:value-type="float" office:value="22.1" calcext:value-type="float">
            <text:p>22,1</text:p>
          </table:table-cell>
          <table:table-cell office:value-type="float" office:value="22.02" calcext:value-type="float">
            <text:p>22,02</text:p>
          </table:table-cell>
          <table:table-cell table:formula="of:=MIN([.B154];[.F154])" office:value-type="float" office:value="21.98" calcext:value-type="float">
            <text:p>21,98</text:p>
          </table:table-cell>
          <table:table-cell table:formula="of:=AVERAGE([.B154];[.F154])" office:value-type="float" office:value="22" calcext:value-type="float">
            <text:p>22</text:p>
          </table:table-cell>
          <table:table-cell table:formula="of:=MAX([.B154];[.F154])" office:value-type="float" office:value="22.02" calcext:value-type="float">
            <text:p>22,02</text:p>
          </table:table-cell>
          <table:table-cell table:formula="of:=[.G154]/[.A154]" office:value-type="float" office:value="0.144605263157895" calcext:value-type="float">
            <text:p>0,1446052632</text:p>
          </table:table-cell>
          <table:table-cell table:formula="of:=[.H154]/[.A154]" office:value-type="float" office:value="0.144736842105263" calcext:value-type="float">
            <text:p>0,1447368421</text:p>
          </table:table-cell>
          <table:table-cell table:formula="of:=[.I154]/[.A154]" office:value-type="float" office:value="0.144868421052632" calcext:value-type="float">
            <text:p>0,1448684211</text:p>
          </table:table-cell>
          <table:table-cell table:formula="of:=[.G154]/([.A154]*[.A154])" office:value-type="float" office:value="0.000951350415512465" calcext:value-type="float">
            <text:p>0,0009513504</text:p>
          </table:table-cell>
          <table:table-cell table:formula="of:=[.H154]/([.A154]*[.A154])" office:value-type="float" office:value="0.000952216066481994" calcext:value-type="float">
            <text:p>0,0009522161</text:p>
          </table:table-cell>
          <table:table-cell table:formula="of:=[.I154]/([.A154]*[.A154])" office:value-type="float" office:value="0.000953081717451524" calcext:value-type="float">
            <text:p>0,0009530817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float" office:value="22.38" calcext:value-type="float">
            <text:p>22,38</text:p>
          </table:table-cell>
          <table:table-cell office:value-type="float" office:value="22.36" calcext:value-type="float">
            <text:p>22,36</text:p>
          </table:table-cell>
          <table:table-cell office:value-type="float" office:value="22.38" calcext:value-type="float">
            <text:p>22,38</text:p>
          </table:table-cell>
          <table:table-cell office:value-type="float" office:value="22.22" calcext:value-type="float">
            <text:p>22,22</text:p>
          </table:table-cell>
          <table:table-cell office:value-type="float" office:value="22.34" calcext:value-type="float">
            <text:p>22,34</text:p>
          </table:table-cell>
          <table:table-cell table:formula="of:=MIN([.B155];[.F155])" office:value-type="float" office:value="22.34" calcext:value-type="float">
            <text:p>22,34</text:p>
          </table:table-cell>
          <table:table-cell table:formula="of:=AVERAGE([.B155];[.F155])" office:value-type="float" office:value="22.36" calcext:value-type="float">
            <text:p>22,36</text:p>
          </table:table-cell>
          <table:table-cell table:formula="of:=MAX([.B155];[.F155])" office:value-type="float" office:value="22.38" calcext:value-type="float">
            <text:p>22,38</text:p>
          </table:table-cell>
          <table:table-cell table:formula="of:=[.G155]/[.A155]" office:value-type="float" office:value="0.146013071895425" calcext:value-type="float">
            <text:p>0,1460130719</text:p>
          </table:table-cell>
          <table:table-cell table:formula="of:=[.H155]/[.A155]" office:value-type="float" office:value="0.146143790849673" calcext:value-type="float">
            <text:p>0,1461437908</text:p>
          </table:table-cell>
          <table:table-cell table:formula="of:=[.I155]/[.A155]" office:value-type="float" office:value="0.146274509803922" calcext:value-type="float">
            <text:p>0,1462745098</text:p>
          </table:table-cell>
          <table:table-cell table:formula="of:=[.G155]/([.A155]*[.A155])" office:value-type="float" office:value="0.000954333803238071" calcext:value-type="float">
            <text:p>0,0009543338</text:p>
          </table:table-cell>
          <table:table-cell table:formula="of:=[.H155]/([.A155]*[.A155])" office:value-type="float" office:value="0.00095518817548806" calcext:value-type="float">
            <text:p>0,0009551882</text:p>
          </table:table-cell>
          <table:table-cell table:formula="of:=[.I155]/([.A155]*[.A155])" office:value-type="float" office:value="0.000956042547738049" calcext:value-type="float">
            <text:p>0,0009560425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22.78" calcext:value-type="float">
            <text:p>22,78</text:p>
          </table:table-cell>
          <table:table-cell office:value-type="float" office:value="22.62" calcext:value-type="float">
            <text:p>22,62</text:p>
          </table:table-cell>
          <table:table-cell office:value-type="float" office:value="22.54" calcext:value-type="float">
            <text:p>22,54</text:p>
          </table:table-cell>
          <table:table-cell table:formula="of:=MIN([.B156];[.F156])" office:value-type="float" office:value="22.5" calcext:value-type="float">
            <text:p>22,5</text:p>
          </table:table-cell>
          <table:table-cell table:formula="of:=AVERAGE([.B156];[.F156])" office:value-type="float" office:value="22.52" calcext:value-type="float">
            <text:p>22,52</text:p>
          </table:table-cell>
          <table:table-cell table:formula="of:=MAX([.B156];[.F156])" office:value-type="float" office:value="22.54" calcext:value-type="float">
            <text:p>22,54</text:p>
          </table:table-cell>
          <table:table-cell table:formula="of:=[.G156]/[.A156]" office:value-type="float" office:value="0.146103896103896" calcext:value-type="float">
            <text:p>0,1461038961</text:p>
          </table:table-cell>
          <table:table-cell table:formula="of:=[.H156]/[.A156]" office:value-type="float" office:value="0.146233766233766" calcext:value-type="float">
            <text:p>0,1462337662</text:p>
          </table:table-cell>
          <table:table-cell table:formula="of:=[.I156]/[.A156]" office:value-type="float" office:value="0.146363636363636" calcext:value-type="float">
            <text:p>0,1463636364</text:p>
          </table:table-cell>
          <table:table-cell table:formula="of:=[.G156]/([.A156]*[.A156])" office:value-type="float" office:value="0.000948726598077247" calcext:value-type="float">
            <text:p>0,0009487266</text:p>
          </table:table-cell>
          <table:table-cell table:formula="of:=[.H156]/([.A156]*[.A156])" office:value-type="float" office:value="0.000949569910608872" calcext:value-type="float">
            <text:p>0,0009495699</text:p>
          </table:table-cell>
          <table:table-cell table:formula="of:=[.I156]/([.A156]*[.A156])" office:value-type="float" office:value="0.000950413223140496" calcext:value-type="float">
            <text:p>0,0009504132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float" office:value="22.76" calcext:value-type="float">
            <text:p>22,76</text:p>
          </table:table-cell>
          <table:table-cell office:value-type="float" office:value="22.82" calcext:value-type="float">
            <text:p>22,82</text:p>
          </table:table-cell>
          <table:table-cell office:value-type="float" office:value="22.8" calcext:value-type="float">
            <text:p>22,8</text:p>
          </table:table-cell>
          <table:table-cell office:value-type="float" office:value="22.84" calcext:value-type="float">
            <text:p>22,84</text:p>
          </table:table-cell>
          <table:table-cell office:value-type="float" office:value="22.76" calcext:value-type="float">
            <text:p>22,76</text:p>
          </table:table-cell>
          <table:table-cell table:formula="of:=MIN([.B157];[.F157])" office:value-type="float" office:value="22.76" calcext:value-type="float">
            <text:p>22,76</text:p>
          </table:table-cell>
          <table:table-cell table:formula="of:=AVERAGE([.B157];[.F157])" office:value-type="float" office:value="22.76" calcext:value-type="float">
            <text:p>22,76</text:p>
          </table:table-cell>
          <table:table-cell table:formula="of:=MAX([.B157];[.F157])" office:value-type="float" office:value="22.76" calcext:value-type="float">
            <text:p>22,76</text:p>
          </table:table-cell>
          <table:table-cell table:formula="of:=[.G157]/[.A157]" office:value-type="float" office:value="0.146838709677419" calcext:value-type="float">
            <text:p>0,1468387097</text:p>
          </table:table-cell>
          <table:table-cell table:formula="of:=[.H157]/[.A157]" office:value-type="float" office:value="0.146838709677419" calcext:value-type="float">
            <text:p>0,1468387097</text:p>
          </table:table-cell>
          <table:table-cell table:formula="of:=[.I157]/[.A157]" office:value-type="float" office:value="0.146838709677419" calcext:value-type="float">
            <text:p>0,1468387097</text:p>
          </table:table-cell>
          <table:table-cell table:formula="of:=[.G157]/([.A157]*[.A157])" office:value-type="float" office:value="0.000947346514047867" calcext:value-type="float">
            <text:p>0,0009473465</text:p>
          </table:table-cell>
          <table:table-cell table:formula="of:=[.H157]/([.A157]*[.A157])" office:value-type="float" office:value="0.000947346514047867" calcext:value-type="float">
            <text:p>0,0009473465</text:p>
          </table:table-cell>
          <table:table-cell table:formula="of:=[.I157]/([.A157]*[.A157])" office:value-type="float" office:value="0.000947346514047867" calcext:value-type="float">
            <text:p>0,0009473465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float" office:value="23.18" calcext:value-type="float">
            <text:p>23,18</text:p>
          </table:table-cell>
          <table:table-cell office:value-type="float" office:value="23.22" calcext:value-type="float">
            <text:p>23,22</text:p>
          </table:table-cell>
          <table:table-cell office:value-type="float" office:value="23.18" calcext:value-type="float">
            <text:p>23,18</text:p>
          </table:table-cell>
          <table:table-cell office:value-type="float" office:value="23.08" calcext:value-type="float">
            <text:p>23,08</text:p>
          </table:table-cell>
          <table:table-cell office:value-type="float" office:value="23.16" calcext:value-type="float">
            <text:p>23,16</text:p>
          </table:table-cell>
          <table:table-cell table:formula="of:=MIN([.B158];[.F158])" office:value-type="float" office:value="23.16" calcext:value-type="float">
            <text:p>23,16</text:p>
          </table:table-cell>
          <table:table-cell table:formula="of:=AVERAGE([.B158];[.F158])" office:value-type="float" office:value="23.17" calcext:value-type="float">
            <text:p>23,17</text:p>
          </table:table-cell>
          <table:table-cell table:formula="of:=MAX([.B158];[.F158])" office:value-type="float" office:value="23.18" calcext:value-type="float">
            <text:p>23,18</text:p>
          </table:table-cell>
          <table:table-cell table:formula="of:=[.G158]/[.A158]" office:value-type="float" office:value="0.148461538461538" calcext:value-type="float">
            <text:p>0,1484615385</text:p>
          </table:table-cell>
          <table:table-cell table:formula="of:=[.H158]/[.A158]" office:value-type="float" office:value="0.148525641025641" calcext:value-type="float">
            <text:p>0,148525641</text:p>
          </table:table-cell>
          <table:table-cell table:formula="of:=[.I158]/[.A158]" office:value-type="float" office:value="0.148589743589744" calcext:value-type="float">
            <text:p>0,1485897436</text:p>
          </table:table-cell>
          <table:table-cell table:formula="of:=[.G158]/([.A158]*[.A158])" office:value-type="float" office:value="0.000951676528599605" calcext:value-type="float">
            <text:p>0,0009516765</text:p>
          </table:table-cell>
          <table:table-cell table:formula="of:=[.H158]/([.A158]*[.A158])" office:value-type="float" office:value="0.000952087442472058" calcext:value-type="float">
            <text:p>0,0009520874</text:p>
          </table:table-cell>
          <table:table-cell table:formula="of:=[.I158]/([.A158]*[.A158])" office:value-type="float" office:value="0.00095249835634451" calcext:value-type="float">
            <text:p>0,0009524984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float" office:value="23.4" calcext:value-type="float">
            <text:p>23,4</text:p>
          </table:table-cell>
          <table:table-cell table:number-columns-repeated="2" office:value-type="float" office:value="23.3" calcext:value-type="float">
            <text:p>23,3</text:p>
          </table:table-cell>
          <table:table-cell office:value-type="float" office:value="23.32" calcext:value-type="float">
            <text:p>23,32</text:p>
          </table:table-cell>
          <table:table-cell office:value-type="float" office:value="23.34" calcext:value-type="float">
            <text:p>23,34</text:p>
          </table:table-cell>
          <table:table-cell table:formula="of:=MIN([.B159];[.F159])" office:value-type="float" office:value="23.34" calcext:value-type="float">
            <text:p>23,34</text:p>
          </table:table-cell>
          <table:table-cell table:formula="of:=AVERAGE([.B159];[.F159])" office:value-type="float" office:value="23.37" calcext:value-type="float">
            <text:p>23,37</text:p>
          </table:table-cell>
          <table:table-cell table:formula="of:=MAX([.B159];[.F159])" office:value-type="float" office:value="23.4" calcext:value-type="float">
            <text:p>23,4</text:p>
          </table:table-cell>
          <table:table-cell table:formula="of:=[.G159]/[.A159]" office:value-type="float" office:value="0.148662420382166" calcext:value-type="float">
            <text:p>0,1486624204</text:p>
          </table:table-cell>
          <table:table-cell table:formula="of:=[.H159]/[.A159]" office:value-type="float" office:value="0.148853503184713" calcext:value-type="float">
            <text:p>0,1488535032</text:p>
          </table:table-cell>
          <table:table-cell table:formula="of:=[.I159]/[.A159]" office:value-type="float" office:value="0.149044585987261" calcext:value-type="float">
            <text:p>0,149044586</text:p>
          </table:table-cell>
          <table:table-cell table:formula="of:=[.G159]/([.A159]*[.A159])" office:value-type="float" office:value="0.000946894397338634" calcext:value-type="float">
            <text:p>0,0009468944</text:p>
          </table:table-cell>
          <table:table-cell table:formula="of:=[.H159]/([.A159]*[.A159])" office:value-type="float" office:value="0.000948111485252951" calcext:value-type="float">
            <text:p>0,0009481115</text:p>
          </table:table-cell>
          <table:table-cell table:formula="of:=[.I159]/([.A159]*[.A159])" office:value-type="float" office:value="0.000949328573167268" calcext:value-type="float">
            <text:p>0,0009493286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float" office:value="23.64" calcext:value-type="float">
            <text:p>23,64</text:p>
          </table:table-cell>
          <table:table-cell office:value-type="float" office:value="23.72" calcext:value-type="float">
            <text:p>23,72</text:p>
          </table:table-cell>
          <table:table-cell office:value-type="float" office:value="23.64" calcext:value-type="float">
            <text:p>23,64</text:p>
          </table:table-cell>
          <table:table-cell office:value-type="float" office:value="23.7" calcext:value-type="float">
            <text:p>23,7</text:p>
          </table:table-cell>
          <table:table-cell office:value-type="float" office:value="23.68" calcext:value-type="float">
            <text:p>23,68</text:p>
          </table:table-cell>
          <table:table-cell table:formula="of:=MIN([.B160];[.F160])" office:value-type="float" office:value="23.64" calcext:value-type="float">
            <text:p>23,64</text:p>
          </table:table-cell>
          <table:table-cell table:formula="of:=AVERAGE([.B160];[.F160])" office:value-type="float" office:value="23.66" calcext:value-type="float">
            <text:p>23,66</text:p>
          </table:table-cell>
          <table:table-cell table:formula="of:=MAX([.B160];[.F160])" office:value-type="float" office:value="23.68" calcext:value-type="float">
            <text:p>23,68</text:p>
          </table:table-cell>
          <table:table-cell table:formula="of:=[.G160]/[.A160]" office:value-type="float" office:value="0.149620253164557" calcext:value-type="float">
            <text:p>0,1496202532</text:p>
          </table:table-cell>
          <table:table-cell table:formula="of:=[.H160]/[.A160]" office:value-type="float" office:value="0.149746835443038" calcext:value-type="float">
            <text:p>0,1497468354</text:p>
          </table:table-cell>
          <table:table-cell table:formula="of:=[.I160]/[.A160]" office:value-type="float" office:value="0.149873417721519" calcext:value-type="float">
            <text:p>0,1498734177</text:p>
          </table:table-cell>
          <table:table-cell table:formula="of:=[.G160]/([.A160]*[.A160])" office:value-type="float" office:value="0.000946963627623778" calcext:value-type="float">
            <text:p>0,0009469636</text:p>
          </table:table-cell>
          <table:table-cell table:formula="of:=[.H160]/([.A160]*[.A160])" office:value-type="float" office:value="0.00094776478128505" calcext:value-type="float">
            <text:p>0,0009477648</text:p>
          </table:table-cell>
          <table:table-cell table:formula="of:=[.I160]/([.A160]*[.A160])" office:value-type="float" office:value="0.000948565934946323" calcext:value-type="float">
            <text:p>0,0009485659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float" office:value="24.06" calcext:value-type="float">
            <text:p>24,06</text:p>
          </table:table-cell>
          <table:table-cell office:value-type="float" office:value="24.02" calcext:value-type="float">
            <text:p>24,02</text:p>
          </table:table-cell>
          <table:table-cell table:number-columns-repeated="3" office:value-type="float" office:value="23.9" calcext:value-type="float">
            <text:p>23,9</text:p>
          </table:table-cell>
          <table:table-cell table:formula="of:=MIN([.B161];[.F161])" office:value-type="float" office:value="23.9" calcext:value-type="float">
            <text:p>23,9</text:p>
          </table:table-cell>
          <table:table-cell table:formula="of:=AVERAGE([.B161];[.F161])" office:value-type="float" office:value="23.98" calcext:value-type="float">
            <text:p>23,98</text:p>
          </table:table-cell>
          <table:table-cell table:formula="of:=MAX([.B161];[.F161])" office:value-type="float" office:value="24.06" calcext:value-type="float">
            <text:p>24,06</text:p>
          </table:table-cell>
          <table:table-cell table:formula="of:=[.G161]/[.A161]" office:value-type="float" office:value="0.150314465408805" calcext:value-type="float">
            <text:p>0,1503144654</text:p>
          </table:table-cell>
          <table:table-cell table:formula="of:=[.H161]/[.A161]" office:value-type="float" office:value="0.150817610062893" calcext:value-type="float">
            <text:p>0,1508176101</text:p>
          </table:table-cell>
          <table:table-cell table:formula="of:=[.I161]/[.A161]" office:value-type="float" office:value="0.151320754716981" calcext:value-type="float">
            <text:p>0,1513207547</text:p>
          </table:table-cell>
          <table:table-cell table:formula="of:=[.G161]/([.A161]*[.A161])" office:value-type="float" office:value="0.000945373996281793" calcext:value-type="float">
            <text:p>0,000945374</text:p>
          </table:table-cell>
          <table:table-cell table:formula="of:=[.H161]/([.A161]*[.A161])" office:value-type="float" office:value="0.00094853842806851" calcext:value-type="float">
            <text:p>0,0009485384</text:p>
          </table:table-cell>
          <table:table-cell table:formula="of:=[.I161]/([.A161]*[.A161])" office:value-type="float" office:value="0.000951702859855227" calcext:value-type="float">
            <text:p>0,0009517029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float" office:value="24.18" calcext:value-type="float">
            <text:p>24,18</text:p>
          </table:table-cell>
          <table:table-cell office:value-type="float" office:value="24.12" calcext:value-type="float">
            <text:p>24,12</text:p>
          </table:table-cell>
          <table:table-cell table:number-columns-repeated="2" office:value-type="float" office:value="24.14" calcext:value-type="float">
            <text:p>24,14</text:p>
          </table:table-cell>
          <table:table-cell office:value-type="float" office:value="24.2" calcext:value-type="float">
            <text:p>24,2</text:p>
          </table:table-cell>
          <table:table-cell table:formula="of:=MIN([.B162];[.F162])" office:value-type="float" office:value="24.18" calcext:value-type="float">
            <text:p>24,18</text:p>
          </table:table-cell>
          <table:table-cell table:formula="of:=AVERAGE([.B162];[.F162])" office:value-type="float" office:value="24.19" calcext:value-type="float">
            <text:p>24,19</text:p>
          </table:table-cell>
          <table:table-cell table:formula="of:=MAX([.B162];[.F162])" office:value-type="float" office:value="24.2" calcext:value-type="float">
            <text:p>24,2</text:p>
          </table:table-cell>
          <table:table-cell table:formula="of:=[.G162]/[.A162]" office:value-type="float" office:value="0.151125" calcext:value-type="float">
            <text:p>0,151125</text:p>
          </table:table-cell>
          <table:table-cell table:formula="of:=[.H162]/[.A162]" office:value-type="float" office:value="0.1511875" calcext:value-type="float">
            <text:p>0,1511875</text:p>
          </table:table-cell>
          <table:table-cell table:formula="of:=[.I162]/[.A162]" office:value-type="float" office:value="0.15125" calcext:value-type="float">
            <text:p>0,15125</text:p>
          </table:table-cell>
          <table:table-cell table:formula="of:=[.G162]/([.A162]*[.A162])" office:value-type="float" office:value="0.00094453125" calcext:value-type="float">
            <text:p>0,0009445313</text:p>
          </table:table-cell>
          <table:table-cell table:formula="of:=[.H162]/([.A162]*[.A162])" office:value-type="float" office:value="0.000944921875" calcext:value-type="float">
            <text:p>0,0009449219</text:p>
          </table:table-cell>
          <table:table-cell table:formula="of:=[.I162]/([.A162]*[.A162])" office:value-type="float" office:value="0.0009453125" calcext:value-type="float">
            <text:p>0,0009453125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float" office:value="24.38" calcext:value-type="float">
            <text:p>24,38</text:p>
          </table:table-cell>
          <table:table-cell office:value-type="float" office:value="24.4" calcext:value-type="float">
            <text:p>24,4</text:p>
          </table:table-cell>
          <table:table-cell office:value-type="float" office:value="24.48" calcext:value-type="float">
            <text:p>24,48</text:p>
          </table:table-cell>
          <table:table-cell office:value-type="float" office:value="24.4" calcext:value-type="float">
            <text:p>24,4</text:p>
          </table:table-cell>
          <table:table-cell office:value-type="float" office:value="24.44" calcext:value-type="float">
            <text:p>24,44</text:p>
          </table:table-cell>
          <table:table-cell table:formula="of:=MIN([.B163];[.F163])" office:value-type="float" office:value="24.38" calcext:value-type="float">
            <text:p>24,38</text:p>
          </table:table-cell>
          <table:table-cell table:formula="of:=AVERAGE([.B163];[.F163])" office:value-type="float" office:value="24.41" calcext:value-type="float">
            <text:p>24,41</text:p>
          </table:table-cell>
          <table:table-cell table:formula="of:=MAX([.B163];[.F163])" office:value-type="float" office:value="24.44" calcext:value-type="float">
            <text:p>24,44</text:p>
          </table:table-cell>
          <table:table-cell table:formula="of:=[.G163]/[.A163]" office:value-type="float" office:value="0.151428571428571" calcext:value-type="float">
            <text:p>0,1514285714</text:p>
          </table:table-cell>
          <table:table-cell table:formula="of:=[.H163]/[.A163]" office:value-type="float" office:value="0.151614906832298" calcext:value-type="float">
            <text:p>0,1516149068</text:p>
          </table:table-cell>
          <table:table-cell table:formula="of:=[.I163]/[.A163]" office:value-type="float" office:value="0.151801242236025" calcext:value-type="float">
            <text:p>0,1518012422</text:p>
          </table:table-cell>
          <table:table-cell table:formula="of:=[.G163]/([.A163]*[.A163])" office:value-type="float" office:value="0.000940550133096717" calcext:value-type="float">
            <text:p>0,0009405501</text:p>
          </table:table-cell>
          <table:table-cell table:formula="of:=[.H163]/([.A163]*[.A163])" office:value-type="float" office:value="0.000941707495852783" calcext:value-type="float">
            <text:p>0,0009417075</text:p>
          </table:table-cell>
          <table:table-cell table:formula="of:=[.I163]/([.A163]*[.A163])" office:value-type="float" office:value="0.00094286485860885" calcext:value-type="float">
            <text:p>0,0009428649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number-columns-repeated="2" office:value-type="float" office:value="24.9" calcext:value-type="float">
            <text:p>24,9</text:p>
          </table:table-cell>
          <table:table-cell office:value-type="float" office:value="24.88" calcext:value-type="float">
            <text:p>24,88</text:p>
          </table:table-cell>
          <table:table-cell office:value-type="float" office:value="24.78" calcext:value-type="float">
            <text:p>24,78</text:p>
          </table:table-cell>
          <table:table-cell office:value-type="float" office:value="24.8" calcext:value-type="float">
            <text:p>24,8</text:p>
          </table:table-cell>
          <table:table-cell table:formula="of:=MIN([.B164];[.F164])" office:value-type="float" office:value="24.8" calcext:value-type="float">
            <text:p>24,8</text:p>
          </table:table-cell>
          <table:table-cell table:formula="of:=AVERAGE([.B164];[.F164])" office:value-type="float" office:value="24.85" calcext:value-type="float">
            <text:p>24,85</text:p>
          </table:table-cell>
          <table:table-cell table:formula="of:=MAX([.B164];[.F164])" office:value-type="float" office:value="24.9" calcext:value-type="float">
            <text:p>24,9</text:p>
          </table:table-cell>
          <table:table-cell table:formula="of:=[.G164]/[.A164]" office:value-type="float" office:value="0.153086419753086" calcext:value-type="float">
            <text:p>0,1530864198</text:p>
          </table:table-cell>
          <table:table-cell table:formula="of:=[.H164]/[.A164]" office:value-type="float" office:value="0.153395061728395" calcext:value-type="float">
            <text:p>0,1533950617</text:p>
          </table:table-cell>
          <table:table-cell table:formula="of:=[.I164]/[.A164]" office:value-type="float" office:value="0.153703703703704" calcext:value-type="float">
            <text:p>0,1537037037</text:p>
          </table:table-cell>
          <table:table-cell table:formula="of:=[.G164]/([.A164]*[.A164])" office:value-type="float" office:value="0.00094497789971041" calcext:value-type="float">
            <text:p>0,0009449779</text:p>
          </table:table-cell>
          <table:table-cell table:formula="of:=[.H164]/([.A164]*[.A164])" office:value-type="float" office:value="0.000946883097088858" calcext:value-type="float">
            <text:p>0,0009468831</text:p>
          </table:table-cell>
          <table:table-cell table:formula="of:=[.I164]/([.A164]*[.A164])" office:value-type="float" office:value="0.000948788294467307" calcext:value-type="float">
            <text:p>0,0009487883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25.1" calcext:value-type="float">
            <text:p>25,1</text:p>
          </table:table-cell>
          <table:table-cell office:value-type="float" office:value="25" calcext:value-type="float">
            <text:p>25</text:p>
          </table:table-cell>
          <table:table-cell office:value-type="float" office:value="25.14" calcext:value-type="float">
            <text:p>25,14</text:p>
          </table:table-cell>
          <table:table-cell office:value-type="float" office:value="25" calcext:value-type="float">
            <text:p>25</text:p>
          </table:table-cell>
          <table:table-cell table:formula="of:=MIN([.B165];[.F165])" office:value-type="float" office:value="25" calcext:value-type="float">
            <text:p>25</text:p>
          </table:table-cell>
          <table:table-cell table:formula="of:=AVERAGE([.B165];[.F165])" office:value-type="float" office:value="25" calcext:value-type="float">
            <text:p>25</text:p>
          </table:table-cell>
          <table:table-cell table:formula="of:=MAX([.B165];[.F165])" office:value-type="float" office:value="25" calcext:value-type="float">
            <text:p>25</text:p>
          </table:table-cell>
          <table:table-cell table:formula="of:=[.G165]/[.A165]" office:value-type="float" office:value="0.153374233128834" calcext:value-type="float">
            <text:p>0,1533742331</text:p>
          </table:table-cell>
          <table:table-cell table:formula="of:=[.H165]/[.A165]" office:value-type="float" office:value="0.153374233128834" calcext:value-type="float">
            <text:p>0,1533742331</text:p>
          </table:table-cell>
          <table:table-cell table:formula="of:=[.I165]/[.A165]" office:value-type="float" office:value="0.153374233128834" calcext:value-type="float">
            <text:p>0,1533742331</text:p>
          </table:table-cell>
          <table:table-cell table:formula="of:=[.G165]/([.A165]*[.A165])" office:value-type="float" office:value="0.000940946215514321" calcext:value-type="float">
            <text:p>0,0009409462</text:p>
          </table:table-cell>
          <table:table-cell table:formula="of:=[.H165]/([.A165]*[.A165])" office:value-type="float" office:value="0.000940946215514321" calcext:value-type="float">
            <text:p>0,0009409462</text:p>
          </table:table-cell>
          <table:table-cell table:formula="of:=[.I165]/([.A165]*[.A165])" office:value-type="float" office:value="0.000940946215514321" calcext:value-type="float">
            <text:p>0,0009409462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office:value-type="float" office:value="25.28" calcext:value-type="float">
            <text:p>25,28</text:p>
          </table:table-cell>
          <table:table-cell table:number-columns-repeated="2" office:value-type="float" office:value="25.42" calcext:value-type="float">
            <text:p>25,42</text:p>
          </table:table-cell>
          <table:table-cell office:value-type="float" office:value="25.28" calcext:value-type="float">
            <text:p>25,28</text:p>
          </table:table-cell>
          <table:table-cell office:value-type="float" office:value="25.3" calcext:value-type="float">
            <text:p>25,3</text:p>
          </table:table-cell>
          <table:table-cell table:formula="of:=MIN([.B166];[.F166])" office:value-type="float" office:value="25.28" calcext:value-type="float">
            <text:p>25,28</text:p>
          </table:table-cell>
          <table:table-cell table:formula="of:=AVERAGE([.B166];[.F166])" office:value-type="float" office:value="25.29" calcext:value-type="float">
            <text:p>25,29</text:p>
          </table:table-cell>
          <table:table-cell table:formula="of:=MAX([.B166];[.F166])" office:value-type="float" office:value="25.3" calcext:value-type="float">
            <text:p>25,3</text:p>
          </table:table-cell>
          <table:table-cell table:formula="of:=[.G166]/[.A166]" office:value-type="float" office:value="0.154146341463415" calcext:value-type="float">
            <text:p>0,1541463415</text:p>
          </table:table-cell>
          <table:table-cell table:formula="of:=[.H166]/[.A166]" office:value-type="float" office:value="0.154207317073171" calcext:value-type="float">
            <text:p>0,1542073171</text:p>
          </table:table-cell>
          <table:table-cell table:formula="of:=[.I166]/[.A166]" office:value-type="float" office:value="0.154268292682927" calcext:value-type="float">
            <text:p>0,1542682927</text:p>
          </table:table-cell>
          <table:table-cell table:formula="of:=[.G166]/([.A166]*[.A166])" office:value-type="float" office:value="0.000939916716240333" calcext:value-type="float">
            <text:p>0,0009399167</text:p>
          </table:table-cell>
          <table:table-cell table:formula="of:=[.H166]/([.A166]*[.A166])" office:value-type="float" office:value="0.000940288518738846" calcext:value-type="float">
            <text:p>0,0009402885</text:p>
          </table:table-cell>
          <table:table-cell table:formula="of:=[.I166]/([.A166]*[.A166])" office:value-type="float" office:value="0.000940660321237359" calcext:value-type="float">
            <text:p>0,0009406603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office:value-type="float" office:value="25.5" calcext:value-type="float">
            <text:p>25,5</text:p>
          </table:table-cell>
          <table:table-cell office:value-type="float" office:value="25.6" calcext:value-type="float">
            <text:p>25,6</text:p>
          </table:table-cell>
          <table:table-cell office:value-type="float" office:value="25.54" calcext:value-type="float">
            <text:p>25,54</text:p>
          </table:table-cell>
          <table:table-cell office:value-type="float" office:value="25.5" calcext:value-type="float">
            <text:p>25,5</text:p>
          </table:table-cell>
          <table:table-cell office:value-type="float" office:value="25.62" calcext:value-type="float">
            <text:p>25,62</text:p>
          </table:table-cell>
          <table:table-cell table:formula="of:=MIN([.B167];[.F167])" office:value-type="float" office:value="25.5" calcext:value-type="float">
            <text:p>25,5</text:p>
          </table:table-cell>
          <table:table-cell table:formula="of:=AVERAGE([.B167];[.F167])" office:value-type="float" office:value="25.56" calcext:value-type="float">
            <text:p>25,56</text:p>
          </table:table-cell>
          <table:table-cell table:formula="of:=MAX([.B167];[.F167])" office:value-type="float" office:value="25.62" calcext:value-type="float">
            <text:p>25,62</text:p>
          </table:table-cell>
          <table:table-cell table:formula="of:=[.G167]/[.A167]" office:value-type="float" office:value="0.154545454545455" calcext:value-type="float">
            <text:p>0,1545454545</text:p>
          </table:table-cell>
          <table:table-cell table:formula="of:=[.H167]/[.A167]" office:value-type="float" office:value="0.154909090909091" calcext:value-type="float">
            <text:p>0,1549090909</text:p>
          </table:table-cell>
          <table:table-cell table:formula="of:=[.I167]/[.A167]" office:value-type="float" office:value="0.155272727272727" calcext:value-type="float">
            <text:p>0,1552727273</text:p>
          </table:table-cell>
          <table:table-cell table:formula="of:=[.G167]/([.A167]*[.A167])" office:value-type="float" office:value="0.0009366391184573" calcext:value-type="float">
            <text:p>0,0009366391</text:p>
          </table:table-cell>
          <table:table-cell table:formula="of:=[.H167]/([.A167]*[.A167])" office:value-type="float" office:value="0.000938842975206612" calcext:value-type="float">
            <text:p>0,000938843</text:p>
          </table:table-cell>
          <table:table-cell table:formula="of:=[.I167]/([.A167]*[.A167])" office:value-type="float" office:value="0.000941046831955923" calcext:value-type="float">
            <text:p>0,0009410468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office:value-type="float" office:value="25.82" calcext:value-type="float">
            <text:p>25,82</text:p>
          </table:table-cell>
          <table:table-cell office:value-type="float" office:value="25.78" calcext:value-type="float">
            <text:p>25,78</text:p>
          </table:table-cell>
          <table:table-cell office:value-type="float" office:value="25.86" calcext:value-type="float">
            <text:p>25,86</text:p>
          </table:table-cell>
          <table:table-cell office:value-type="float" office:value="26.18" calcext:value-type="float">
            <text:p>26,18</text:p>
          </table:table-cell>
          <table:table-cell office:value-type="float" office:value="25.88" calcext:value-type="float">
            <text:p>25,88</text:p>
          </table:table-cell>
          <table:table-cell table:formula="of:=MIN([.B168];[.F168])" office:value-type="float" office:value="25.82" calcext:value-type="float">
            <text:p>25,82</text:p>
          </table:table-cell>
          <table:table-cell table:formula="of:=AVERAGE([.B168];[.F168])" office:value-type="float" office:value="25.85" calcext:value-type="float">
            <text:p>25,85</text:p>
          </table:table-cell>
          <table:table-cell table:formula="of:=MAX([.B168];[.F168])" office:value-type="float" office:value="25.88" calcext:value-type="float">
            <text:p>25,88</text:p>
          </table:table-cell>
          <table:table-cell table:formula="of:=[.G168]/[.A168]" office:value-type="float" office:value="0.155542168674699" calcext:value-type="float">
            <text:p>0,1555421687</text:p>
          </table:table-cell>
          <table:table-cell table:formula="of:=[.H168]/[.A168]" office:value-type="float" office:value="0.155722891566265" calcext:value-type="float">
            <text:p>0,1557228916</text:p>
          </table:table-cell>
          <table:table-cell table:formula="of:=[.I168]/[.A168]" office:value-type="float" office:value="0.155903614457831" calcext:value-type="float">
            <text:p>0,1559036145</text:p>
          </table:table-cell>
          <table:table-cell table:formula="of:=[.G168]/([.A168]*[.A168])" office:value-type="float" office:value="0.000937001016112643" calcext:value-type="float">
            <text:p>0,000937001</text:p>
          </table:table-cell>
          <table:table-cell table:formula="of:=[.H168]/([.A168]*[.A168])" office:value-type="float" office:value="0.000938089708230512" calcext:value-type="float">
            <text:p>0,0009380897</text:p>
          </table:table-cell>
          <table:table-cell table:formula="of:=[.I168]/([.A168]*[.A168])" office:value-type="float" office:value="0.000939178400348382" calcext:value-type="float">
            <text:p>0,0009391784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office:value-type="float" office:value="26.24" calcext:value-type="float">
            <text:p>26,24</text:p>
          </table:table-cell>
          <table:table-cell table:number-columns-repeated="2" office:value-type="float" office:value="26.26" calcext:value-type="float">
            <text:p>26,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8" calcext:value-type="float">
            <text:p>26,18</text:p>
          </table:table-cell>
          <table:table-cell table:formula="of:=MIN([.B169];[.F169])" office:value-type="float" office:value="26.18" calcext:value-type="float">
            <text:p>26,18</text:p>
          </table:table-cell>
          <table:table-cell table:formula="of:=AVERAGE([.B169];[.F169])" office:value-type="float" office:value="26.21" calcext:value-type="float">
            <text:p>26,21</text:p>
          </table:table-cell>
          <table:table-cell table:formula="of:=MAX([.B169];[.F169])" office:value-type="float" office:value="26.24" calcext:value-type="float">
            <text:p>26,24</text:p>
          </table:table-cell>
          <table:table-cell table:formula="of:=[.G169]/[.A169]" office:value-type="float" office:value="0.156766467065868" calcext:value-type="float">
            <text:p>0,1567664671</text:p>
          </table:table-cell>
          <table:table-cell table:formula="of:=[.H169]/[.A169]" office:value-type="float" office:value="0.156946107784431" calcext:value-type="float">
            <text:p>0,1569461078</text:p>
          </table:table-cell>
          <table:table-cell table:formula="of:=[.I169]/[.A169]" office:value-type="float" office:value="0.157125748502994" calcext:value-type="float">
            <text:p>0,1571257485</text:p>
          </table:table-cell>
          <table:table-cell table:formula="of:=[.G169]/([.A169]*[.A169])" office:value-type="float" office:value="0.000938721359675858" calcext:value-type="float">
            <text:p>0,0009387214</text:p>
          </table:table-cell>
          <table:table-cell table:formula="of:=[.H169]/([.A169]*[.A169])" office:value-type="float" office:value="0.000939797052601384" calcext:value-type="float">
            <text:p>0,0009397971</text:p>
          </table:table-cell>
          <table:table-cell table:formula="of:=[.I169]/([.A169]*[.A169])" office:value-type="float" office:value="0.00094087274552691" calcext:value-type="float">
            <text:p>0,0009408727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office:value-type="float" office:value="26.48" calcext:value-type="float">
            <text:p>26,48</text:p>
          </table:table-cell>
          <table:table-cell office:value-type="float" office:value="26.76" calcext:value-type="float">
            <text:p>26,76</text:p>
          </table:table-cell>
          <table:table-cell office:value-type="float" office:value="26.74" calcext:value-type="float">
            <text:p>26,74</text:p>
          </table:table-cell>
          <table:table-cell office:value-type="float" office:value="26.52" calcext:value-type="float">
            <text:p>26,52</text:p>
          </table:table-cell>
          <table:table-cell office:value-type="float" office:value="27.44" calcext:value-type="float">
            <text:p>27,44</text:p>
          </table:table-cell>
          <table:table-cell table:formula="of:=MIN([.B170];[.F170])" office:value-type="float" office:value="26.48" calcext:value-type="float">
            <text:p>26,48</text:p>
          </table:table-cell>
          <table:table-cell table:formula="of:=AVERAGE([.B170];[.F170])" office:value-type="float" office:value="26.96" calcext:value-type="float">
            <text:p>26,96</text:p>
          </table:table-cell>
          <table:table-cell table:formula="of:=MAX([.B170];[.F170])" office:value-type="float" office:value="27.44" calcext:value-type="float">
            <text:p>27,44</text:p>
          </table:table-cell>
          <table:table-cell table:formula="of:=[.G170]/[.A170]" office:value-type="float" office:value="0.157619047619048" calcext:value-type="float">
            <text:p>0,1576190476</text:p>
          </table:table-cell>
          <table:table-cell table:formula="of:=[.H170]/[.A170]" office:value-type="float" office:value="0.16047619047619" calcext:value-type="float">
            <text:p>0,1604761905</text:p>
          </table:table-cell>
          <table:table-cell table:formula="of:=[.I170]/[.A170]" office:value-type="float" office:value="0.163333333333333" calcext:value-type="float">
            <text:p>0,1633333333</text:p>
          </table:table-cell>
          <table:table-cell table:formula="of:=[.G170]/([.A170]*[.A170])" office:value-type="float" office:value="0.000938208616780045" calcext:value-type="float">
            <text:p>0,0009382086</text:p>
          </table:table-cell>
          <table:table-cell table:formula="of:=[.H170]/([.A170]*[.A170])" office:value-type="float" office:value="0.000955215419501134" calcext:value-type="float">
            <text:p>0,0009552154</text:p>
          </table:table-cell>
          <table:table-cell table:formula="of:=[.I170]/([.A170]*[.A170])" office:value-type="float" office:value="0.000972222222222222" calcext:value-type="float">
            <text:p>0,0009722222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office:value-type="float" office:value="26.68" calcext:value-type="float">
            <text:p>26,68</text:p>
          </table:table-cell>
          <table:table-cell office:value-type="float" office:value="26.9" calcext:value-type="float">
            <text:p>26,9</text:p>
          </table:table-cell>
          <table:table-cell office:value-type="float" office:value="26.8" calcext:value-type="float">
            <text:p>26,8</text:p>
          </table:table-cell>
          <table:table-cell office:value-type="float" office:value="26.7" calcext:value-type="float">
            <text:p>26,7</text:p>
          </table:table-cell>
          <table:table-cell office:value-type="float" office:value="26.78" calcext:value-type="float">
            <text:p>26,78</text:p>
          </table:table-cell>
          <table:table-cell table:formula="of:=MIN([.B171];[.F171])" office:value-type="float" office:value="26.68" calcext:value-type="float">
            <text:p>26,68</text:p>
          </table:table-cell>
          <table:table-cell table:formula="of:=AVERAGE([.B171];[.F171])" office:value-type="float" office:value="26.73" calcext:value-type="float">
            <text:p>26,73</text:p>
          </table:table-cell>
          <table:table-cell table:formula="of:=MAX([.B171];[.F171])" office:value-type="float" office:value="26.78" calcext:value-type="float">
            <text:p>26,78</text:p>
          </table:table-cell>
          <table:table-cell table:formula="of:=[.G171]/[.A171]" office:value-type="float" office:value="0.157869822485207" calcext:value-type="float">
            <text:p>0,1578698225</text:p>
          </table:table-cell>
          <table:table-cell table:formula="of:=[.H171]/[.A171]" office:value-type="float" office:value="0.158165680473373" calcext:value-type="float">
            <text:p>0,1581656805</text:p>
          </table:table-cell>
          <table:table-cell table:formula="of:=[.I171]/[.A171]" office:value-type="float" office:value="0.158461538461538" calcext:value-type="float">
            <text:p>0,1584615385</text:p>
          </table:table-cell>
          <table:table-cell table:formula="of:=[.G171]/([.A171]*[.A171])" office:value-type="float" office:value="0.00093414096145093" calcext:value-type="float">
            <text:p>0,000934141</text:p>
          </table:table-cell>
          <table:table-cell table:formula="of:=[.H171]/([.A171]*[.A171])" office:value-type="float" office:value="0.000935891600434158" calcext:value-type="float">
            <text:p>0,0009358916</text:p>
          </table:table-cell>
          <table:table-cell table:formula="of:=[.I171]/([.A171]*[.A171])" office:value-type="float" office:value="0.000937642239417387" calcext:value-type="float">
            <text:p>0,0009376422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office:value-type="float" office:value="27.14" calcext:value-type="float">
            <text:p>27,14</text:p>
          </table:table-cell>
          <table:table-cell office:value-type="float" office:value="27" calcext:value-type="float">
            <text:p>27</text:p>
          </table:table-cell>
          <table:table-cell office:value-type="float" office:value="27.06" calcext:value-type="float">
            <text:p>27,06</text:p>
          </table:table-cell>
          <table:table-cell table:number-columns-repeated="2" office:value-type="float" office:value="27.08" calcext:value-type="float">
            <text:p>27,08</text:p>
          </table:table-cell>
          <table:table-cell table:formula="of:=MIN([.B172];[.F172])" office:value-type="float" office:value="27.08" calcext:value-type="float">
            <text:p>27,08</text:p>
          </table:table-cell>
          <table:table-cell table:formula="of:=AVERAGE([.B172];[.F172])" office:value-type="float" office:value="27.11" calcext:value-type="float">
            <text:p>27,11</text:p>
          </table:table-cell>
          <table:table-cell table:formula="of:=MAX([.B172];[.F172])" office:value-type="float" office:value="27.14" calcext:value-type="float">
            <text:p>27,14</text:p>
          </table:table-cell>
          <table:table-cell table:formula="of:=[.G172]/[.A172]" office:value-type="float" office:value="0.159294117647059" calcext:value-type="float">
            <text:p>0,1592941176</text:p>
          </table:table-cell>
          <table:table-cell table:formula="of:=[.H172]/[.A172]" office:value-type="float" office:value="0.159470588235294" calcext:value-type="float">
            <text:p>0,1594705882</text:p>
          </table:table-cell>
          <table:table-cell table:formula="of:=[.I172]/[.A172]" office:value-type="float" office:value="0.159647058823529" calcext:value-type="float">
            <text:p>0,1596470588</text:p>
          </table:table-cell>
          <table:table-cell table:formula="of:=[.G172]/([.A172]*[.A172])" office:value-type="float" office:value="0.000937024221453287" calcext:value-type="float">
            <text:p>0,0009370242</text:p>
          </table:table-cell>
          <table:table-cell table:formula="of:=[.H172]/([.A172]*[.A172])" office:value-type="float" office:value="0.000938062283737024" calcext:value-type="float">
            <text:p>0,0009380623</text:p>
          </table:table-cell>
          <table:table-cell table:formula="of:=[.I172]/([.A172]*[.A172])" office:value-type="float" office:value="0.000939100346020761" calcext:value-type="float">
            <text:p>0,0009391003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office:value-type="float" office:value="27.4" calcext:value-type="float">
            <text:p>27,4</text:p>
          </table:table-cell>
          <table:table-cell office:value-type="float" office:value="27.42" calcext:value-type="float">
            <text:p>27,42</text:p>
          </table:table-cell>
          <table:table-cell office:value-type="float" office:value="27.38" calcext:value-type="float">
            <text:p>27,38</text:p>
          </table:table-cell>
          <table:table-cell office:value-type="float" office:value="27.42" calcext:value-type="float">
            <text:p>27,42</text:p>
          </table:table-cell>
          <table:table-cell office:value-type="float" office:value="27.3" calcext:value-type="float">
            <text:p>27,3</text:p>
          </table:table-cell>
          <table:table-cell table:formula="of:=MIN([.B173];[.F173])" office:value-type="float" office:value="27.3" calcext:value-type="float">
            <text:p>27,3</text:p>
          </table:table-cell>
          <table:table-cell table:formula="of:=AVERAGE([.B173];[.F173])" office:value-type="float" office:value="27.35" calcext:value-type="float">
            <text:p>27,35</text:p>
          </table:table-cell>
          <table:table-cell table:formula="of:=MAX([.B173];[.F173])" office:value-type="float" office:value="27.4" calcext:value-type="float">
            <text:p>27,4</text:p>
          </table:table-cell>
          <table:table-cell table:formula="of:=[.G173]/[.A173]" office:value-type="float" office:value="0.159649122807018" calcext:value-type="float">
            <text:p>0,1596491228</text:p>
          </table:table-cell>
          <table:table-cell table:formula="of:=[.H173]/[.A173]" office:value-type="float" office:value="0.159941520467836" calcext:value-type="float">
            <text:p>0,1599415205</text:p>
          </table:table-cell>
          <table:table-cell table:formula="of:=[.I173]/[.A173]" office:value-type="float" office:value="0.160233918128655" calcext:value-type="float">
            <text:p>0,1602339181</text:p>
          </table:table-cell>
          <table:table-cell table:formula="of:=[.G173]/([.A173]*[.A173])" office:value-type="float" office:value="0.000933620601210629" calcext:value-type="float">
            <text:p>0,0009336206</text:p>
          </table:table-cell>
          <table:table-cell table:formula="of:=[.H173]/([.A173]*[.A173])" office:value-type="float" office:value="0.000935330529051674" calcext:value-type="float">
            <text:p>0,0009353305</text:p>
          </table:table-cell>
          <table:table-cell table:formula="of:=[.I173]/([.A173]*[.A173])" office:value-type="float" office:value="0.000937040456892719" calcext:value-type="float">
            <text:p>0,0009370405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office:value-type="float" office:value="27.8" calcext:value-type="float">
            <text:p>27,8</text:p>
          </table:table-cell>
          <table:table-cell office:value-type="float" office:value="27.78" calcext:value-type="float">
            <text:p>27,78</text:p>
          </table:table-cell>
          <table:table-cell office:value-type="float" office:value="27.74" calcext:value-type="float">
            <text:p>27,74</text:p>
          </table:table-cell>
          <table:table-cell office:value-type="float" office:value="27.62" calcext:value-type="float">
            <text:p>27,62</text:p>
          </table:table-cell>
          <table:table-cell office:value-type="float" office:value="27.72" calcext:value-type="float">
            <text:p>27,72</text:p>
          </table:table-cell>
          <table:table-cell table:formula="of:=MIN([.B174];[.F174])" office:value-type="float" office:value="27.72" calcext:value-type="float">
            <text:p>27,72</text:p>
          </table:table-cell>
          <table:table-cell table:formula="of:=AVERAGE([.B174];[.F174])" office:value-type="float" office:value="27.76" calcext:value-type="float">
            <text:p>27,76</text:p>
          </table:table-cell>
          <table:table-cell table:formula="of:=MAX([.B174];[.F174])" office:value-type="float" office:value="27.8" calcext:value-type="float">
            <text:p>27,8</text:p>
          </table:table-cell>
          <table:table-cell table:formula="of:=[.G174]/[.A174]" office:value-type="float" office:value="0.161162790697674" calcext:value-type="float">
            <text:p>0,1611627907</text:p>
          </table:table-cell>
          <table:table-cell table:formula="of:=[.H174]/[.A174]" office:value-type="float" office:value="0.161395348837209" calcext:value-type="float">
            <text:p>0,1613953488</text:p>
          </table:table-cell>
          <table:table-cell table:formula="of:=[.I174]/[.A174]" office:value-type="float" office:value="0.161627906976744" calcext:value-type="float">
            <text:p>0,161627907</text:p>
          </table:table-cell>
          <table:table-cell table:formula="of:=[.G174]/([.A174]*[.A174])" office:value-type="float" office:value="0.000936992969172526" calcext:value-type="float">
            <text:p>0,000936993</text:p>
          </table:table-cell>
          <table:table-cell table:formula="of:=[.H174]/([.A174]*[.A174])" office:value-type="float" office:value="0.000938345051379124" calcext:value-type="float">
            <text:p>0,0009383451</text:p>
          </table:table-cell>
          <table:table-cell table:formula="of:=[.I174]/([.A174]*[.A174])" office:value-type="float" office:value="0.000939697133585722" calcext:value-type="float">
            <text:p>0,0009396971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office:value-type="float" office:value="27.92" calcext:value-type="float">
            <text:p>27,92</text:p>
          </table:table-cell>
          <table:table-cell office:value-type="float" office:value="28.16" calcext:value-type="float">
            <text:p>28,16</text:p>
          </table:table-cell>
          <table:table-cell office:value-type="float" office:value="27.86" calcext:value-type="float">
            <text:p>27,86</text:p>
          </table:table-cell>
          <table:table-cell office:value-type="float" office:value="27.9" calcext:value-type="float">
            <text:p>27,9</text:p>
          </table:table-cell>
          <table:table-cell office:value-type="float" office:value="27.86" calcext:value-type="float">
            <text:p>27,86</text:p>
          </table:table-cell>
          <table:table-cell table:formula="of:=MIN([.B175];[.F175])" office:value-type="float" office:value="27.86" calcext:value-type="float">
            <text:p>27,86</text:p>
          </table:table-cell>
          <table:table-cell table:formula="of:=AVERAGE([.B175];[.F175])" office:value-type="float" office:value="27.89" calcext:value-type="float">
            <text:p>27,89</text:p>
          </table:table-cell>
          <table:table-cell table:formula="of:=MAX([.B175];[.F175])" office:value-type="float" office:value="27.92" calcext:value-type="float">
            <text:p>27,92</text:p>
          </table:table-cell>
          <table:table-cell table:formula="of:=[.G175]/[.A175]" office:value-type="float" office:value="0.161040462427746" calcext:value-type="float">
            <text:p>0,1610404624</text:p>
          </table:table-cell>
          <table:table-cell table:formula="of:=[.H175]/[.A175]" office:value-type="float" office:value="0.16121387283237" calcext:value-type="float">
            <text:p>0,1612138728</text:p>
          </table:table-cell>
          <table:table-cell table:formula="of:=[.I175]/[.A175]" office:value-type="float" office:value="0.161387283236994" calcext:value-type="float">
            <text:p>0,1613872832</text:p>
          </table:table-cell>
          <table:table-cell table:formula="of:=[.G175]/([.A175]*[.A175])" office:value-type="float" office:value="0.000930869725015871" calcext:value-type="float">
            <text:p>0,0009308697</text:p>
          </table:table-cell>
          <table:table-cell table:formula="of:=[.H175]/([.A175]*[.A175])" office:value-type="float" office:value="0.000931872097296936" calcext:value-type="float">
            <text:p>0,0009318721</text:p>
          </table:table-cell>
          <table:table-cell table:formula="of:=[.I175]/([.A175]*[.A175])" office:value-type="float" office:value="0.000932874469578001" calcext:value-type="float">
            <text:p>0,0009328745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office:value-type="float" office:value="28.14" calcext:value-type="float">
            <text:p>28,1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24" calcext:value-type="float">
            <text:p>28,24</text:p>
          </table:table-cell>
          <table:table-cell office:value-type="float" office:value="28.16" calcext:value-type="float">
            <text:p>28,16</text:p>
          </table:table-cell>
          <table:table-cell office:value-type="float" office:value="28.22" calcext:value-type="float">
            <text:p>28,22</text:p>
          </table:table-cell>
          <table:table-cell table:formula="of:=MIN([.B176];[.F176])" office:value-type="float" office:value="28.14" calcext:value-type="float">
            <text:p>28,14</text:p>
          </table:table-cell>
          <table:table-cell table:formula="of:=AVERAGE([.B176];[.F176])" office:value-type="float" office:value="28.18" calcext:value-type="float">
            <text:p>28,18</text:p>
          </table:table-cell>
          <table:table-cell table:formula="of:=MAX([.B176];[.F176])" office:value-type="float" office:value="28.22" calcext:value-type="float">
            <text:p>28,22</text:p>
          </table:table-cell>
          <table:table-cell table:formula="of:=[.G176]/[.A176]" office:value-type="float" office:value="0.161724137931034" calcext:value-type="float">
            <text:p>0,1617241379</text:p>
          </table:table-cell>
          <table:table-cell table:formula="of:=[.H176]/[.A176]" office:value-type="float" office:value="0.161954022988506" calcext:value-type="float">
            <text:p>0,161954023</text:p>
          </table:table-cell>
          <table:table-cell table:formula="of:=[.I176]/[.A176]" office:value-type="float" office:value="0.162183908045977" calcext:value-type="float">
            <text:p>0,162183908</text:p>
          </table:table-cell>
          <table:table-cell table:formula="of:=[.G176]/([.A176]*[.A176])" office:value-type="float" office:value="0.000929449068569164" calcext:value-type="float">
            <text:p>0,0009294491</text:p>
          </table:table-cell>
          <table:table-cell table:formula="of:=[.H176]/([.A176]*[.A176])" office:value-type="float" office:value="0.000930770247060378" calcext:value-type="float">
            <text:p>0,0009307702</text:p>
          </table:table-cell>
          <table:table-cell table:formula="of:=[.I176]/([.A176]*[.A176])" office:value-type="float" office:value="0.000932091425551592" calcext:value-type="float">
            <text:p>0,0009320914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office:value-type="float" office:value="28.66" calcext:value-type="float">
            <text:p>28,66</text:p>
          </table:table-cell>
          <table:table-cell office:value-type="float" office:value="28.6" calcext:value-type="float">
            <text:p>28,6</text:p>
          </table:table-cell>
          <table:table-cell office:value-type="float" office:value="28.62" calcext:value-type="float">
            <text:p>28,62</text:p>
          </table:table-cell>
          <table:table-cell office:value-type="float" office:value="28.48" calcext:value-type="float">
            <text:p>28,48</text:p>
          </table:table-cell>
          <table:table-cell office:value-type="float" office:value="28.52" calcext:value-type="float">
            <text:p>28,52</text:p>
          </table:table-cell>
          <table:table-cell table:formula="of:=MIN([.B177];[.F177])" office:value-type="float" office:value="28.52" calcext:value-type="float">
            <text:p>28,52</text:p>
          </table:table-cell>
          <table:table-cell table:formula="of:=AVERAGE([.B177];[.F177])" office:value-type="float" office:value="28.59" calcext:value-type="float">
            <text:p>28,59</text:p>
          </table:table-cell>
          <table:table-cell table:formula="of:=MAX([.B177];[.F177])" office:value-type="float" office:value="28.66" calcext:value-type="float">
            <text:p>28,66</text:p>
          </table:table-cell>
          <table:table-cell table:formula="of:=[.G177]/[.A177]" office:value-type="float" office:value="0.162971428571429" calcext:value-type="float">
            <text:p>0,1629714286</text:p>
          </table:table-cell>
          <table:table-cell table:formula="of:=[.H177]/[.A177]" office:value-type="float" office:value="0.163371428571429" calcext:value-type="float">
            <text:p>0,1633714286</text:p>
          </table:table-cell>
          <table:table-cell table:formula="of:=[.I177]/[.A177]" office:value-type="float" office:value="0.163771428571429" calcext:value-type="float">
            <text:p>0,1637714286</text:p>
          </table:table-cell>
          <table:table-cell table:formula="of:=[.G177]/([.A177]*[.A177])" office:value-type="float" office:value="0.000931265306122449" calcext:value-type="float">
            <text:p>0,0009312653</text:p>
          </table:table-cell>
          <table:table-cell table:formula="of:=[.H177]/([.A177]*[.A177])" office:value-type="float" office:value="0.000933551020408163" calcext:value-type="float">
            <text:p>0,000933551</text:p>
          </table:table-cell>
          <table:table-cell table:formula="of:=[.I177]/([.A177]*[.A177])" office:value-type="float" office:value="0.000935836734693878" calcext:value-type="float">
            <text:p>0,0009358367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office:value-type="float" office:value="28.74" calcext:value-type="float">
            <text:p>28,74</text:p>
          </table:table-cell>
          <table:table-cell office:value-type="float" office:value="28.8" calcext:value-type="float">
            <text:p>28,8</text:p>
          </table:table-cell>
          <table:table-cell office:value-type="float" office:value="28.78" calcext:value-type="float">
            <text:p>28,78</text:p>
          </table:table-cell>
          <table:table-cell office:value-type="float" office:value="29" calcext:value-type="float">
            <text:p>29</text:p>
          </table:table-cell>
          <table:table-cell office:value-type="float" office:value="28.78" calcext:value-type="float">
            <text:p>28,78</text:p>
          </table:table-cell>
          <table:table-cell table:formula="of:=MIN([.B178];[.F178])" office:value-type="float" office:value="28.74" calcext:value-type="float">
            <text:p>28,74</text:p>
          </table:table-cell>
          <table:table-cell table:formula="of:=AVERAGE([.B178];[.F178])" office:value-type="float" office:value="28.76" calcext:value-type="float">
            <text:p>28,76</text:p>
          </table:table-cell>
          <table:table-cell table:formula="of:=MAX([.B178];[.F178])" office:value-type="float" office:value="28.78" calcext:value-type="float">
            <text:p>28,78</text:p>
          </table:table-cell>
          <table:table-cell table:formula="of:=[.G178]/[.A178]" office:value-type="float" office:value="0.163295454545455" calcext:value-type="float">
            <text:p>0,1632954545</text:p>
          </table:table-cell>
          <table:table-cell table:formula="of:=[.H178]/[.A178]" office:value-type="float" office:value="0.163409090909091" calcext:value-type="float">
            <text:p>0,1634090909</text:p>
          </table:table-cell>
          <table:table-cell table:formula="of:=[.I178]/[.A178]" office:value-type="float" office:value="0.163522727272727" calcext:value-type="float">
            <text:p>0,1635227273</text:p>
          </table:table-cell>
          <table:table-cell table:formula="of:=[.G178]/([.A178]*[.A178])" office:value-type="float" office:value="0.000927815082644628" calcext:value-type="float">
            <text:p>0,0009278151</text:p>
          </table:table-cell>
          <table:table-cell table:formula="of:=[.H178]/([.A178]*[.A178])" office:value-type="float" office:value="0.000928460743801653" calcext:value-type="float">
            <text:p>0,0009284607</text:p>
          </table:table-cell>
          <table:table-cell table:formula="of:=[.I178]/([.A178]*[.A178])" office:value-type="float" office:value="0.000929106404958678" calcext:value-type="float">
            <text:p>0,0009291064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8" calcext:value-type="float">
            <text:p>29,28</text:p>
          </table:table-cell>
          <table:table-cell office:value-type="float" office:value="29.16" calcext:value-type="float">
            <text:p>29,16</text:p>
          </table:table-cell>
          <table:table-cell office:value-type="float" office:value="29.6" calcext:value-type="float">
            <text:p>29,6</text:p>
          </table:table-cell>
          <table:table-cell office:value-type="float" office:value="29.18" calcext:value-type="float">
            <text:p>29,18</text:p>
          </table:table-cell>
          <table:table-cell table:formula="of:=MIN([.B179];[.F179])" office:value-type="float" office:value="29.18" calcext:value-type="float">
            <text:p>29,18</text:p>
          </table:table-cell>
          <table:table-cell table:formula="of:=AVERAGE([.B179];[.F179])" office:value-type="float" office:value="29.2" calcext:value-type="float">
            <text:p>29,2</text:p>
          </table:table-cell>
          <table:table-cell table:formula="of:=MAX([.B179];[.F179])" office:value-type="float" office:value="29.22" calcext:value-type="float">
            <text:p>29,22</text:p>
          </table:table-cell>
          <table:table-cell table:formula="of:=[.G179]/[.A179]" office:value-type="float" office:value="0.164858757062147" calcext:value-type="float">
            <text:p>0,1648587571</text:p>
          </table:table-cell>
          <table:table-cell table:formula="of:=[.H179]/[.A179]" office:value-type="float" office:value="0.164971751412429" calcext:value-type="float">
            <text:p>0,1649717514</text:p>
          </table:table-cell>
          <table:table-cell table:formula="of:=[.I179]/[.A179]" office:value-type="float" office:value="0.165084745762712" calcext:value-type="float">
            <text:p>0,1650847458</text:p>
          </table:table-cell>
          <table:table-cell table:formula="of:=[.G179]/([.A179]*[.A179])" office:value-type="float" office:value="0.000931405407130773" calcext:value-type="float">
            <text:p>0,0009314054</text:p>
          </table:table-cell>
          <table:table-cell table:formula="of:=[.H179]/([.A179]*[.A179])" office:value-type="float" office:value="0.000932043793290561" calcext:value-type="float">
            <text:p>0,0009320438</text:p>
          </table:table-cell>
          <table:table-cell table:formula="of:=[.I179]/([.A179]*[.A179])" office:value-type="float" office:value="0.00093268217945035" calcext:value-type="float">
            <text:p>0,0009326822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office:value-type="float" office:value="29.16" calcext:value-type="float">
            <text:p>29,16</text:p>
          </table:table-cell>
          <table:table-cell office:value-type="float" office:value="29.42" calcext:value-type="float">
            <text:p>29,42</text:p>
          </table:table-cell>
          <table:table-cell office:value-type="float" office:value="29.5" calcext:value-type="float">
            <text:p>29,5</text:p>
          </table:table-cell>
          <table:table-cell office:value-type="float" office:value="29.42" calcext:value-type="float">
            <text:p>29,42</text:p>
          </table:table-cell>
          <table:table-cell office:value-type="float" office:value="29.34" calcext:value-type="float">
            <text:p>29,34</text:p>
          </table:table-cell>
          <table:table-cell table:formula="of:=MIN([.B180];[.F180])" office:value-type="float" office:value="29.16" calcext:value-type="float">
            <text:p>29,16</text:p>
          </table:table-cell>
          <table:table-cell table:formula="of:=AVERAGE([.B180];[.F180])" office:value-type="float" office:value="29.25" calcext:value-type="float">
            <text:p>29,25</text:p>
          </table:table-cell>
          <table:table-cell table:formula="of:=MAX([.B180];[.F180])" office:value-type="float" office:value="29.34" calcext:value-type="float">
            <text:p>29,34</text:p>
          </table:table-cell>
          <table:table-cell table:formula="of:=[.G180]/[.A180]" office:value-type="float" office:value="0.163820224719101" calcext:value-type="float">
            <text:p>0,1638202247</text:p>
          </table:table-cell>
          <table:table-cell table:formula="of:=[.H180]/[.A180]" office:value-type="float" office:value="0.164325842696629" calcext:value-type="float">
            <text:p>0,1643258427</text:p>
          </table:table-cell>
          <table:table-cell table:formula="of:=[.I180]/[.A180]" office:value-type="float" office:value="0.164831460674157" calcext:value-type="float">
            <text:p>0,1648314607</text:p>
          </table:table-cell>
          <table:table-cell table:formula="of:=[.G180]/([.A180]*[.A180])" office:value-type="float" office:value="0.000920338341118546" calcext:value-type="float">
            <text:p>0,0009203383</text:p>
          </table:table-cell>
          <table:table-cell table:formula="of:=[.H180]/([.A180]*[.A180])" office:value-type="float" office:value="0.000923178891554097" calcext:value-type="float">
            <text:p>0,0009231789</text:p>
          </table:table-cell>
          <table:table-cell table:formula="of:=[.I180]/([.A180]*[.A180])" office:value-type="float" office:value="0.000926019441989648" calcext:value-type="float">
            <text:p>0,0009260194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office:value-type="float" office:value="29.96" calcext:value-type="float">
            <text:p>29,96</text:p>
          </table:table-cell>
          <table:table-cell office:value-type="float" office:value="29.94" calcext:value-type="float">
            <text:p>29,94</text:p>
          </table:table-cell>
          <table:table-cell office:value-type="float" office:value="29.84" calcext:value-type="float">
            <text:p>29,84</text:p>
          </table:table-cell>
          <table:table-cell office:value-type="float" office:value="29.76" calcext:value-type="float">
            <text:p>29,76</text:p>
          </table:table-cell>
          <table:table-cell office:value-type="float" office:value="29.72" calcext:value-type="float">
            <text:p>29,72</text:p>
          </table:table-cell>
          <table:table-cell table:formula="of:=MIN([.B181];[.F181])" office:value-type="float" office:value="29.72" calcext:value-type="float">
            <text:p>29,72</text:p>
          </table:table-cell>
          <table:table-cell table:formula="of:=AVERAGE([.B181];[.F181])" office:value-type="float" office:value="29.84" calcext:value-type="float">
            <text:p>29,84</text:p>
          </table:table-cell>
          <table:table-cell table:formula="of:=MAX([.B181];[.F181])" office:value-type="float" office:value="29.96" calcext:value-type="float">
            <text:p>29,96</text:p>
          </table:table-cell>
          <table:table-cell table:formula="of:=[.G181]/[.A181]" office:value-type="float" office:value="0.166033519553073" calcext:value-type="float">
            <text:p>0,1660335196</text:p>
          </table:table-cell>
          <table:table-cell table:formula="of:=[.H181]/[.A181]" office:value-type="float" office:value="0.166703910614525" calcext:value-type="float">
            <text:p>0,1667039106</text:p>
          </table:table-cell>
          <table:table-cell table:formula="of:=[.I181]/[.A181]" office:value-type="float" office:value="0.167374301675978" calcext:value-type="float">
            <text:p>0,1673743017</text:p>
          </table:table-cell>
          <table:table-cell table:formula="of:=[.G181]/([.A181]*[.A181])" office:value-type="float" office:value="0.000927561561749009" calcext:value-type="float">
            <text:p>0,0009275616</text:p>
          </table:table-cell>
          <table:table-cell table:formula="of:=[.H181]/([.A181]*[.A181])" office:value-type="float" office:value="0.000931306763209638" calcext:value-type="float">
            <text:p>0,0009313068</text:p>
          </table:table-cell>
          <table:table-cell table:formula="of:=[.I181]/([.A181]*[.A181])" office:value-type="float" office:value="0.000935051964670266" calcext:value-type="float">
            <text:p>0,000935052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office:value-type="float" office:value="30.08" calcext:value-type="float">
            <text:p>30,08</text:p>
          </table:table-cell>
          <table:table-cell office:value-type="float" office:value="29.98" calcext:value-type="float">
            <text:p>29,9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12" calcext:value-type="float">
            <text:p>30,12</text:p>
          </table:table-cell>
          <table:table-cell office:value-type="float" office:value="29.96" calcext:value-type="float">
            <text:p>29,96</text:p>
          </table:table-cell>
          <table:table-cell table:formula="of:=MIN([.B182];[.F182])" office:value-type="float" office:value="29.96" calcext:value-type="float">
            <text:p>29,96</text:p>
          </table:table-cell>
          <table:table-cell table:formula="of:=AVERAGE([.B182];[.F182])" office:value-type="float" office:value="30.02" calcext:value-type="float">
            <text:p>30,02</text:p>
          </table:table-cell>
          <table:table-cell table:formula="of:=MAX([.B182];[.F182])" office:value-type="float" office:value="30.08" calcext:value-type="float">
            <text:p>30,08</text:p>
          </table:table-cell>
          <table:table-cell table:formula="of:=[.G182]/[.A182]" office:value-type="float" office:value="0.166444444444444" calcext:value-type="float">
            <text:p>0,1664444444</text:p>
          </table:table-cell>
          <table:table-cell table:formula="of:=[.H182]/[.A182]" office:value-type="float" office:value="0.166777777777778" calcext:value-type="float">
            <text:p>0,1667777778</text:p>
          </table:table-cell>
          <table:table-cell table:formula="of:=[.I182]/[.A182]" office:value-type="float" office:value="0.167111111111111" calcext:value-type="float">
            <text:p>0,1671111111</text:p>
          </table:table-cell>
          <table:table-cell table:formula="of:=[.G182]/([.A182]*[.A182])" office:value-type="float" office:value="0.000924691358024692" calcext:value-type="float">
            <text:p>0,0009246914</text:p>
          </table:table-cell>
          <table:table-cell table:formula="of:=[.H182]/([.A182]*[.A182])" office:value-type="float" office:value="0.000926543209876543" calcext:value-type="float">
            <text:p>0,0009265432</text:p>
          </table:table-cell>
          <table:table-cell table:formula="of:=[.I182]/([.A182]*[.A182])" office:value-type="float" office:value="0.000928395061728395" calcext:value-type="float">
            <text:p>0,0009283951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office:value-type="float" office:value="30.4" calcext:value-type="float">
            <text:p>30,4</text:p>
          </table:table-cell>
          <table:table-cell office:value-type="float" office:value="30.52" calcext:value-type="float">
            <text:p>30,52</text:p>
          </table:table-cell>
          <table:table-cell office:value-type="float" office:value="30.5" calcext:value-type="float">
            <text:p>30,5</text:p>
          </table:table-cell>
          <table:table-cell office:value-type="float" office:value="30.46" calcext:value-type="float">
            <text:p>30,46</text:p>
          </table:table-cell>
          <table:table-cell office:value-type="float" office:value="30.36" calcext:value-type="float">
            <text:p>30,36</text:p>
          </table:table-cell>
          <table:table-cell table:formula="of:=MIN([.B183];[.F183])" office:value-type="float" office:value="30.36" calcext:value-type="float">
            <text:p>30,36</text:p>
          </table:table-cell>
          <table:table-cell table:formula="of:=AVERAGE([.B183];[.F183])" office:value-type="float" office:value="30.38" calcext:value-type="float">
            <text:p>30,38</text:p>
          </table:table-cell>
          <table:table-cell table:formula="of:=MAX([.B183];[.F183])" office:value-type="float" office:value="30.4" calcext:value-type="float">
            <text:p>30,4</text:p>
          </table:table-cell>
          <table:table-cell table:formula="of:=[.G183]/[.A183]" office:value-type="float" office:value="0.167734806629834" calcext:value-type="float">
            <text:p>0,1677348066</text:p>
          </table:table-cell>
          <table:table-cell table:formula="of:=[.H183]/[.A183]" office:value-type="float" office:value="0.167845303867403" calcext:value-type="float">
            <text:p>0,1678453039</text:p>
          </table:table-cell>
          <table:table-cell table:formula="of:=[.I183]/[.A183]" office:value-type="float" office:value="0.167955801104972" calcext:value-type="float">
            <text:p>0,1679558011</text:p>
          </table:table-cell>
          <table:table-cell table:formula="of:=[.G183]/([.A183]*[.A183])" office:value-type="float" office:value="0.000926711638838863" calcext:value-type="float">
            <text:p>0,0009267116</text:p>
          </table:table-cell>
          <table:table-cell table:formula="of:=[.H183]/([.A183]*[.A183])" office:value-type="float" office:value="0.000927322120814383" calcext:value-type="float">
            <text:p>0,0009273221</text:p>
          </table:table-cell>
          <table:table-cell table:formula="of:=[.I183]/([.A183]*[.A183])" office:value-type="float" office:value="0.000927932602789902" calcext:value-type="float">
            <text:p>0,0009279326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office:value-type="float" office:value="30.78" calcext:value-type="float">
            <text:p>30,78</text:p>
          </table:table-cell>
          <table:table-cell office:value-type="float" office:value="30.62" calcext:value-type="float">
            <text:p>30,62</text:p>
          </table:table-cell>
          <table:table-cell office:value-type="float" office:value="30.72" calcext:value-type="float">
            <text:p>30,72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2" calcext:value-type="float">
            <text:p>30,72</text:p>
          </table:table-cell>
          <table:table-cell table:formula="of:=MIN([.B184];[.F184])" office:value-type="float" office:value="30.72" calcext:value-type="float">
            <text:p>30,72</text:p>
          </table:table-cell>
          <table:table-cell table:formula="of:=AVERAGE([.B184];[.F184])" office:value-type="float" office:value="30.75" calcext:value-type="float">
            <text:p>30,75</text:p>
          </table:table-cell>
          <table:table-cell table:formula="of:=MAX([.B184];[.F184])" office:value-type="float" office:value="30.78" calcext:value-type="float">
            <text:p>30,78</text:p>
          </table:table-cell>
          <table:table-cell table:formula="of:=[.G184]/[.A184]" office:value-type="float" office:value="0.168791208791209" calcext:value-type="float">
            <text:p>0,1687912088</text:p>
          </table:table-cell>
          <table:table-cell table:formula="of:=[.H184]/[.A184]" office:value-type="float" office:value="0.168956043956044" calcext:value-type="float">
            <text:p>0,168956044</text:p>
          </table:table-cell>
          <table:table-cell table:formula="of:=[.I184]/[.A184]" office:value-type="float" office:value="0.169120879120879" calcext:value-type="float">
            <text:p>0,1691208791</text:p>
          </table:table-cell>
          <table:table-cell table:formula="of:=[.G184]/([.A184]*[.A184])" office:value-type="float" office:value="0.000927424224127521" calcext:value-type="float">
            <text:p>0,0009274242</text:p>
          </table:table-cell>
          <table:table-cell table:formula="of:=[.H184]/([.A184]*[.A184])" office:value-type="float" office:value="0.000928329911846395" calcext:value-type="float">
            <text:p>0,0009283299</text:p>
          </table:table-cell>
          <table:table-cell table:formula="of:=[.I184]/([.A184]*[.A184])" office:value-type="float" office:value="0.00092923559956527" calcext:value-type="float">
            <text:p>0,0009292356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office:value-type="float" office:value="30.98" calcext:value-type="float">
            <text:p>30,98</text:p>
          </table:table-cell>
          <table:table-cell office:value-type="float" office:value="30.94" calcext:value-type="float">
            <text:p>30,94</text:p>
          </table:table-cell>
          <table:table-cell office:value-type="float" office:value="31.04" calcext:value-type="float">
            <text:p>31,04</text:p>
          </table:table-cell>
          <table:table-cell office:value-type="float" office:value="31.14" calcext:value-type="float">
            <text:p>31,14</text:p>
          </table:table-cell>
          <table:table-cell office:value-type="float" office:value="30.94" calcext:value-type="float">
            <text:p>30,94</text:p>
          </table:table-cell>
          <table:table-cell table:formula="of:=MIN([.B185];[.F185])" office:value-type="float" office:value="30.94" calcext:value-type="float">
            <text:p>30,94</text:p>
          </table:table-cell>
          <table:table-cell table:formula="of:=AVERAGE([.B185];[.F185])" office:value-type="float" office:value="30.96" calcext:value-type="float">
            <text:p>30,96</text:p>
          </table:table-cell>
          <table:table-cell table:formula="of:=MAX([.B185];[.F185])" office:value-type="float" office:value="30.98" calcext:value-type="float">
            <text:p>30,98</text:p>
          </table:table-cell>
          <table:table-cell table:formula="of:=[.G185]/[.A185]" office:value-type="float" office:value="0.169071038251366" calcext:value-type="float">
            <text:p>0,1690710383</text:p>
          </table:table-cell>
          <table:table-cell table:formula="of:=[.H185]/[.A185]" office:value-type="float" office:value="0.169180327868852" calcext:value-type="float">
            <text:p>0,1691803279</text:p>
          </table:table-cell>
          <table:table-cell table:formula="of:=[.I185]/[.A185]" office:value-type="float" office:value="0.169289617486339" calcext:value-type="float">
            <text:p>0,1692896175</text:p>
          </table:table-cell>
          <table:table-cell table:formula="of:=[.G185]/([.A185]*[.A185])" office:value-type="float" office:value="0.000923885454925498" calcext:value-type="float">
            <text:p>0,0009238855</text:p>
          </table:table-cell>
          <table:table-cell table:formula="of:=[.H185]/([.A185]*[.A185])" office:value-type="float" office:value="0.000924482665950013" calcext:value-type="float">
            <text:p>0,0009244827</text:p>
          </table:table-cell>
          <table:table-cell table:formula="of:=[.I185]/([.A185]*[.A185])" office:value-type="float" office:value="0.000925079876974529" calcext:value-type="float">
            <text:p>0,0009250799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office:value-type="float" office:value="31.42" calcext:value-type="float">
            <text:p>31,42</text:p>
          </table:table-cell>
          <table:table-cell office:value-type="float" office:value="31.26" calcext:value-type="float">
            <text:p>31,26</text:p>
          </table:table-cell>
          <table:table-cell office:value-type="float" office:value="31.3" calcext:value-type="float">
            <text:p>31,3</text:p>
          </table:table-cell>
          <table:table-cell office:value-type="float" office:value="31.32" calcext:value-type="float">
            <text:p>31,32</text:p>
          </table:table-cell>
          <table:table-cell office:value-type="float" office:value="31.38" calcext:value-type="float">
            <text:p>31,38</text:p>
          </table:table-cell>
          <table:table-cell table:formula="of:=MIN([.B186];[.F186])" office:value-type="float" office:value="31.38" calcext:value-type="float">
            <text:p>31,38</text:p>
          </table:table-cell>
          <table:table-cell table:formula="of:=AVERAGE([.B186];[.F186])" office:value-type="float" office:value="31.4" calcext:value-type="float">
            <text:p>31,4</text:p>
          </table:table-cell>
          <table:table-cell table:formula="of:=MAX([.B186];[.F186])" office:value-type="float" office:value="31.42" calcext:value-type="float">
            <text:p>31,42</text:p>
          </table:table-cell>
          <table:table-cell table:formula="of:=[.G186]/[.A186]" office:value-type="float" office:value="0.17054347826087" calcext:value-type="float">
            <text:p>0,1705434783</text:p>
          </table:table-cell>
          <table:table-cell table:formula="of:=[.H186]/[.A186]" office:value-type="float" office:value="0.170652173913043" calcext:value-type="float">
            <text:p>0,1706521739</text:p>
          </table:table-cell>
          <table:table-cell table:formula="of:=[.I186]/[.A186]" office:value-type="float" office:value="0.170760869565217" calcext:value-type="float">
            <text:p>0,1707608696</text:p>
          </table:table-cell>
          <table:table-cell table:formula="of:=[.G186]/([.A186]*[.A186])" office:value-type="float" office:value="0.000926866729678639" calcext:value-type="float">
            <text:p>0,0009268667</text:p>
          </table:table-cell>
          <table:table-cell table:formula="of:=[.H186]/([.A186]*[.A186])" office:value-type="float" office:value="0.000927457466918714" calcext:value-type="float">
            <text:p>0,0009274575</text:p>
          </table:table-cell>
          <table:table-cell table:formula="of:=[.I186]/([.A186]*[.A186])" office:value-type="float" office:value="0.00092804820415879" calcext:value-type="float">
            <text:p>0,0009280482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office:value-type="float" office:value="31.66" calcext:value-type="float">
            <text:p>31,66</text:p>
          </table:table-cell>
          <table:table-cell office:value-type="float" office:value="31.6" calcext:value-type="float">
            <text:p>31,6</text:p>
          </table:table-cell>
          <table:table-cell office:value-type="float" office:value="31.68" calcext:value-type="float">
            <text:p>31,68</text:p>
          </table:table-cell>
          <table:table-cell office:value-type="float" office:value="31.66" calcext:value-type="float">
            <text:p>31,66</text:p>
          </table:table-cell>
          <table:table-cell office:value-type="float" office:value="31.58" calcext:value-type="float">
            <text:p>31,58</text:p>
          </table:table-cell>
          <table:table-cell table:formula="of:=MIN([.B187];[.F187])" office:value-type="float" office:value="31.58" calcext:value-type="float">
            <text:p>31,58</text:p>
          </table:table-cell>
          <table:table-cell table:formula="of:=AVERAGE([.B187];[.F187])" office:value-type="float" office:value="31.62" calcext:value-type="float">
            <text:p>31,62</text:p>
          </table:table-cell>
          <table:table-cell table:formula="of:=MAX([.B187];[.F187])" office:value-type="float" office:value="31.66" calcext:value-type="float">
            <text:p>31,66</text:p>
          </table:table-cell>
          <table:table-cell table:formula="of:=[.G187]/[.A187]" office:value-type="float" office:value="0.170702702702703" calcext:value-type="float">
            <text:p>0,1707027027</text:p>
          </table:table-cell>
          <table:table-cell table:formula="of:=[.H187]/[.A187]" office:value-type="float" office:value="0.170918918918919" calcext:value-type="float">
            <text:p>0,1709189189</text:p>
          </table:table-cell>
          <table:table-cell table:formula="of:=[.I187]/[.A187]" office:value-type="float" office:value="0.171135135135135" calcext:value-type="float">
            <text:p>0,1711351351</text:p>
          </table:table-cell>
          <table:table-cell table:formula="of:=[.G187]/([.A187]*[.A187])" office:value-type="float" office:value="0.000922717311906501" calcext:value-type="float">
            <text:p>0,0009227173</text:p>
          </table:table-cell>
          <table:table-cell table:formula="of:=[.H187]/([.A187]*[.A187])" office:value-type="float" office:value="0.000923886048210373" calcext:value-type="float">
            <text:p>0,000923886</text:p>
          </table:table-cell>
          <table:table-cell table:formula="of:=[.I187]/([.A187]*[.A187])" office:value-type="float" office:value="0.000925054784514244" calcext:value-type="float">
            <text:p>0,0009250548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office:value-type="float" office:value="32.16" calcext:value-type="float">
            <text:p>32,16</text:p>
          </table:table-cell>
          <table:table-cell office:value-type="float" office:value="32.1" calcext:value-type="float">
            <text:p>32,1</text:p>
          </table:table-cell>
          <table:table-cell office:value-type="float" office:value="33.74" calcext:value-type="float">
            <text:p>33,74</text:p>
          </table:table-cell>
          <table:table-cell office:value-type="float" office:value="31.92" calcext:value-type="float">
            <text:p>31,92</text:p>
          </table:table-cell>
          <table:table-cell office:value-type="float" office:value="31.96" calcext:value-type="float">
            <text:p>31,96</text:p>
          </table:table-cell>
          <table:table-cell table:formula="of:=MIN([.B188];[.F188])" office:value-type="float" office:value="31.96" calcext:value-type="float">
            <text:p>31,96</text:p>
          </table:table-cell>
          <table:table-cell table:formula="of:=AVERAGE([.B188];[.F188])" office:value-type="float" office:value="32.06" calcext:value-type="float">
            <text:p>32,06</text:p>
          </table:table-cell>
          <table:table-cell table:formula="of:=MAX([.B188];[.F188])" office:value-type="float" office:value="32.16" calcext:value-type="float">
            <text:p>32,16</text:p>
          </table:table-cell>
          <table:table-cell table:formula="of:=[.G188]/[.A188]" office:value-type="float" office:value="0.171827956989247" calcext:value-type="float">
            <text:p>0,171827957</text:p>
          </table:table-cell>
          <table:table-cell table:formula="of:=[.H188]/[.A188]" office:value-type="float" office:value="0.172365591397849" calcext:value-type="float">
            <text:p>0,1723655914</text:p>
          </table:table-cell>
          <table:table-cell table:formula="of:=[.I188]/[.A188]" office:value-type="float" office:value="0.172903225806452" calcext:value-type="float">
            <text:p>0,1729032258</text:p>
          </table:table-cell>
          <table:table-cell table:formula="of:=[.G188]/([.A188]*[.A188])" office:value-type="float" office:value="0.000923806220372297" calcext:value-type="float">
            <text:p>0,0009238062</text:p>
          </table:table-cell>
          <table:table-cell table:formula="of:=[.H188]/([.A188]*[.A188])" office:value-type="float" office:value="0.000926696727945427" calcext:value-type="float">
            <text:p>0,0009266967</text:p>
          </table:table-cell>
          <table:table-cell table:formula="of:=[.I188]/([.A188]*[.A188])" office:value-type="float" office:value="0.000929587235518557" calcext:value-type="float">
            <text:p>0,0009295872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office:value-type="float" office:value="32.22" calcext:value-type="float">
            <text:p>32,22</text:p>
          </table:table-cell>
          <table:table-cell office:value-type="float" office:value="32.32" calcext:value-type="float">
            <text:p>32,32</text:p>
          </table:table-cell>
          <table:table-cell office:value-type="float" office:value="32.4" calcext:value-type="float">
            <text:p>32,4</text:p>
          </table:table-cell>
          <table:table-cell office:value-type="float" office:value="32.28" calcext:value-type="float">
            <text:p>32,28</text:p>
          </table:table-cell>
          <table:table-cell office:value-type="float" office:value="32.26" calcext:value-type="float">
            <text:p>32,26</text:p>
          </table:table-cell>
          <table:table-cell table:formula="of:=MIN([.B189];[.F189])" office:value-type="float" office:value="32.22" calcext:value-type="float">
            <text:p>32,22</text:p>
          </table:table-cell>
          <table:table-cell table:formula="of:=AVERAGE([.B189];[.F189])" office:value-type="float" office:value="32.24" calcext:value-type="float">
            <text:p>32,24</text:p>
          </table:table-cell>
          <table:table-cell table:formula="of:=MAX([.B189];[.F189])" office:value-type="float" office:value="32.26" calcext:value-type="float">
            <text:p>32,26</text:p>
          </table:table-cell>
          <table:table-cell table:formula="of:=[.G189]/[.A189]" office:value-type="float" office:value="0.172299465240642" calcext:value-type="float">
            <text:p>0,1722994652</text:p>
          </table:table-cell>
          <table:table-cell table:formula="of:=[.H189]/[.A189]" office:value-type="float" office:value="0.172406417112299" calcext:value-type="float">
            <text:p>0,1724064171</text:p>
          </table:table-cell>
          <table:table-cell table:formula="of:=[.I189]/[.A189]" office:value-type="float" office:value="0.172513368983957" calcext:value-type="float">
            <text:p>0,172513369</text:p>
          </table:table-cell>
          <table:table-cell table:formula="of:=[.G189]/([.A189]*[.A189])" office:value-type="float" office:value="0.000921387514655838" calcext:value-type="float">
            <text:p>0,0009213875</text:p>
          </table:table-cell>
          <table:table-cell table:formula="of:=[.H189]/([.A189]*[.A189])" office:value-type="float" office:value="0.000921959449798393" calcext:value-type="float">
            <text:p>0,0009219594</text:p>
          </table:table-cell>
          <table:table-cell table:formula="of:=[.I189]/([.A189]*[.A189])" office:value-type="float" office:value="0.000922531384940948" calcext:value-type="float">
            <text:p>0,0009225314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office:value-type="float" office:value="32.66" calcext:value-type="float">
            <text:p>32,66</text:p>
          </table:table-cell>
          <table:table-cell office:value-type="float" office:value="32.58" calcext:value-type="float">
            <text:p>32,58</text:p>
          </table:table-cell>
          <table:table-cell office:value-type="float" office:value="32.62" calcext:value-type="float">
            <text:p>32,62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8" calcext:value-type="float">
            <text:p>32,58</text:p>
          </table:table-cell>
          <table:table-cell table:formula="of:=MIN([.B190];[.F190])" office:value-type="float" office:value="32.58" calcext:value-type="float">
            <text:p>32,58</text:p>
          </table:table-cell>
          <table:table-cell table:formula="of:=AVERAGE([.B190];[.F190])" office:value-type="float" office:value="32.62" calcext:value-type="float">
            <text:p>32,62</text:p>
          </table:table-cell>
          <table:table-cell table:formula="of:=MAX([.B190];[.F190])" office:value-type="float" office:value="32.66" calcext:value-type="float">
            <text:p>32,66</text:p>
          </table:table-cell>
          <table:table-cell table:formula="of:=[.G190]/[.A190]" office:value-type="float" office:value="0.173297872340426" calcext:value-type="float">
            <text:p>0,1732978723</text:p>
          </table:table-cell>
          <table:table-cell table:formula="of:=[.H190]/[.A190]" office:value-type="float" office:value="0.173510638297872" calcext:value-type="float">
            <text:p>0,1735106383</text:p>
          </table:table-cell>
          <table:table-cell table:formula="of:=[.I190]/[.A190]" office:value-type="float" office:value="0.173723404255319" calcext:value-type="float">
            <text:p>0,1737234043</text:p>
          </table:table-cell>
          <table:table-cell table:formula="of:=[.G190]/([.A190]*[.A190])" office:value-type="float" office:value="0.000921797193300136" calcext:value-type="float">
            <text:p>0,0009217972</text:p>
          </table:table-cell>
          <table:table-cell table:formula="of:=[.H190]/([.A190]*[.A190])" office:value-type="float" office:value="0.000922928927116342" calcext:value-type="float">
            <text:p>0,0009229289</text:p>
          </table:table-cell>
          <table:table-cell table:formula="of:=[.I190]/([.A190]*[.A190])" office:value-type="float" office:value="0.000924060660932549" calcext:value-type="float">
            <text:p>0,0009240607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office:value-type="float" office:value="32.92" calcext:value-type="float">
            <text:p>32,92</text:p>
          </table:table-cell>
          <table:table-cell office:value-type="float" office:value="32.9" calcext:value-type="float">
            <text:p>32,9</text:p>
          </table:table-cell>
          <table:table-cell office:value-type="float" office:value="32.88" calcext:value-type="float">
            <text:p>32,88</text:p>
          </table:table-cell>
          <table:table-cell office:value-type="float" office:value="32.98" calcext:value-type="float">
            <text:p>32,98</text:p>
          </table:table-cell>
          <table:table-cell office:value-type="float" office:value="32.88" calcext:value-type="float">
            <text:p>32,88</text:p>
          </table:table-cell>
          <table:table-cell table:formula="of:=MIN([.B191];[.F191])" office:value-type="float" office:value="32.88" calcext:value-type="float">
            <text:p>32,88</text:p>
          </table:table-cell>
          <table:table-cell table:formula="of:=AVERAGE([.B191];[.F191])" office:value-type="float" office:value="32.9" calcext:value-type="float">
            <text:p>32,9</text:p>
          </table:table-cell>
          <table:table-cell table:formula="of:=MAX([.B191];[.F191])" office:value-type="float" office:value="32.92" calcext:value-type="float">
            <text:p>32,92</text:p>
          </table:table-cell>
          <table:table-cell table:formula="of:=[.G191]/[.A191]" office:value-type="float" office:value="0.173968253968254" calcext:value-type="float">
            <text:p>0,173968254</text:p>
          </table:table-cell>
          <table:table-cell table:formula="of:=[.H191]/[.A191]" office:value-type="float" office:value="0.174074074074074" calcext:value-type="float">
            <text:p>0,1740740741</text:p>
          </table:table-cell>
          <table:table-cell table:formula="of:=[.I191]/[.A191]" office:value-type="float" office:value="0.174179894179894" calcext:value-type="float">
            <text:p>0,1741798942</text:p>
          </table:table-cell>
          <table:table-cell table:formula="of:=[.G191]/([.A191]*[.A191])" office:value-type="float" office:value="0.000920466952212984" calcext:value-type="float">
            <text:p>0,000920467</text:p>
          </table:table-cell>
          <table:table-cell table:formula="of:=[.H191]/([.A191]*[.A191])" office:value-type="float" office:value="0.000921026846952773" calcext:value-type="float">
            <text:p>0,0009210268</text:p>
          </table:table-cell>
          <table:table-cell table:formula="of:=[.I191]/([.A191]*[.A191])" office:value-type="float" office:value="0.000921586741692562" calcext:value-type="float">
            <text:p>0,0009215867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number-columns-repeated="2" office:value-type="float" office:value="33.32" calcext:value-type="float">
            <text:p>33,32</text:p>
          </table:table-cell>
          <table:table-cell table:number-columns-repeated="3" office:value-type="float" office:value="33.24" calcext:value-type="float">
            <text:p>33,24</text:p>
          </table:table-cell>
          <table:table-cell table:formula="of:=MIN([.B192];[.F192])" office:value-type="float" office:value="33.24" calcext:value-type="float">
            <text:p>33,24</text:p>
          </table:table-cell>
          <table:table-cell table:formula="of:=AVERAGE([.B192];[.F192])" office:value-type="float" office:value="33.28" calcext:value-type="float">
            <text:p>33,28</text:p>
          </table:table-cell>
          <table:table-cell table:formula="of:=MAX([.B192];[.F192])" office:value-type="float" office:value="33.32" calcext:value-type="float">
            <text:p>33,32</text:p>
          </table:table-cell>
          <table:table-cell table:formula="of:=[.G192]/[.A192]" office:value-type="float" office:value="0.174947368421053" calcext:value-type="float">
            <text:p>0,1749473684</text:p>
          </table:table-cell>
          <table:table-cell table:formula="of:=[.H192]/[.A192]" office:value-type="float" office:value="0.175157894736842" calcext:value-type="float">
            <text:p>0,1751578947</text:p>
          </table:table-cell>
          <table:table-cell table:formula="of:=[.I192]/[.A192]" office:value-type="float" office:value="0.175368421052632" calcext:value-type="float">
            <text:p>0,1753684211</text:p>
          </table:table-cell>
          <table:table-cell table:formula="of:=[.G192]/([.A192]*[.A192])" office:value-type="float" office:value="0.000920775623268698" calcext:value-type="float">
            <text:p>0,0009207756</text:p>
          </table:table-cell>
          <table:table-cell table:formula="of:=[.H192]/([.A192]*[.A192])" office:value-type="float" office:value="0.000921883656509695" calcext:value-type="float">
            <text:p>0,0009218837</text:p>
          </table:table-cell>
          <table:table-cell table:formula="of:=[.I192]/([.A192]*[.A192])" office:value-type="float" office:value="0.000922991689750693" calcext:value-type="float">
            <text:p>0,0009229917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office:value-type="float" office:value="33.46" calcext:value-type="float">
            <text:p>33,46</text:p>
          </table:table-cell>
          <table:table-cell table:number-columns-repeated="2" office:value-type="float" office:value="33.64" calcext:value-type="float">
            <text:p>33,64</text:p>
          </table:table-cell>
          <table:table-cell office:value-type="float" office:value="33.6" calcext:value-type="float">
            <text:p>33,6</text:p>
          </table:table-cell>
          <table:table-cell office:value-type="float" office:value="33.52" calcext:value-type="float">
            <text:p>33,52</text:p>
          </table:table-cell>
          <table:table-cell table:formula="of:=MIN([.B193];[.F193])" office:value-type="float" office:value="33.46" calcext:value-type="float">
            <text:p>33,46</text:p>
          </table:table-cell>
          <table:table-cell table:formula="of:=AVERAGE([.B193];[.F193])" office:value-type="float" office:value="33.49" calcext:value-type="float">
            <text:p>33,49</text:p>
          </table:table-cell>
          <table:table-cell table:formula="of:=MAX([.B193];[.F193])" office:value-type="float" office:value="33.52" calcext:value-type="float">
            <text:p>33,52</text:p>
          </table:table-cell>
          <table:table-cell table:formula="of:=[.G193]/[.A193]" office:value-type="float" office:value="0.175183246073298" calcext:value-type="float">
            <text:p>0,1751832461</text:p>
          </table:table-cell>
          <table:table-cell table:formula="of:=[.H193]/[.A193]" office:value-type="float" office:value="0.175340314136126" calcext:value-type="float">
            <text:p>0,1753403141</text:p>
          </table:table-cell>
          <table:table-cell table:formula="of:=[.I193]/[.A193]" office:value-type="float" office:value="0.175497382198953" calcext:value-type="float">
            <text:p>0,1754973822</text:p>
          </table:table-cell>
          <table:table-cell table:formula="of:=[.G193]/([.A193]*[.A193])" office:value-type="float" office:value="0.000917189770017269" calcext:value-type="float">
            <text:p>0,0009171898</text:p>
          </table:table-cell>
          <table:table-cell table:formula="of:=[.H193]/([.A193]*[.A193])" office:value-type="float" office:value="0.000918012115895946" calcext:value-type="float">
            <text:p>0,0009180121</text:p>
          </table:table-cell>
          <table:table-cell table:formula="of:=[.I193]/([.A193]*[.A193])" office:value-type="float" office:value="0.000918834461774623" calcext:value-type="float">
            <text:p>0,0009188345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office:value-type="float" office:value="33.96" calcext:value-type="float">
            <text:p>33,96</text:p>
          </table:table-cell>
          <table:table-cell office:value-type="float" office:value="34.12" calcext:value-type="float">
            <text:p>34,12</text:p>
          </table:table-cell>
          <table:table-cell office:value-type="float" office:value="34.18" calcext:value-type="float">
            <text:p>34,18</text:p>
          </table:table-cell>
          <table:table-cell office:value-type="float" office:value="33.78" calcext:value-type="float">
            <text:p>33,78</text:p>
          </table:table-cell>
          <table:table-cell office:value-type="float" office:value="33.82" calcext:value-type="float">
            <text:p>33,82</text:p>
          </table:table-cell>
          <table:table-cell table:formula="of:=MIN([.B194];[.F194])" office:value-type="float" office:value="33.82" calcext:value-type="float">
            <text:p>33,82</text:p>
          </table:table-cell>
          <table:table-cell table:formula="of:=AVERAGE([.B194];[.F194])" office:value-type="float" office:value="33.89" calcext:value-type="float">
            <text:p>33,89</text:p>
          </table:table-cell>
          <table:table-cell table:formula="of:=MAX([.B194];[.F194])" office:value-type="float" office:value="33.96" calcext:value-type="float">
            <text:p>33,96</text:p>
          </table:table-cell>
          <table:table-cell table:formula="of:=[.G194]/[.A194]" office:value-type="float" office:value="0.176145833333333" calcext:value-type="float">
            <text:p>0,1761458333</text:p>
          </table:table-cell>
          <table:table-cell table:formula="of:=[.H194]/[.A194]" office:value-type="float" office:value="0.176510416666667" calcext:value-type="float">
            <text:p>0,1765104167</text:p>
          </table:table-cell>
          <table:table-cell table:formula="of:=[.I194]/[.A194]" office:value-type="float" office:value="0.176875" calcext:value-type="float">
            <text:p>0,176875</text:p>
          </table:table-cell>
          <table:table-cell table:formula="of:=[.G194]/([.A194]*[.A194])" office:value-type="float" office:value="0.000917426215277778" calcext:value-type="float">
            <text:p>0,0009174262</text:p>
          </table:table-cell>
          <table:table-cell table:formula="of:=[.H194]/([.A194]*[.A194])" office:value-type="float" office:value="0.000919325086805556" calcext:value-type="float">
            <text:p>0,0009193251</text:p>
          </table:table-cell>
          <table:table-cell table:formula="of:=[.I194]/([.A194]*[.A194])" office:value-type="float" office:value="0.000921223958333333" calcext:value-type="float">
            <text:p>0,000921224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office:value-type="float" office:value="34.18" calcext:value-type="float">
            <text:p>34,18</text:p>
          </table:table-cell>
          <table:table-cell office:value-type="float" office:value="34.16" calcext:value-type="float">
            <text:p>34,16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" calcext:value-type="float">
            <text:p>34,2</text:p>
          </table:table-cell>
          <table:table-cell office:value-type="float" office:value="34.22" calcext:value-type="float">
            <text:p>34,22</text:p>
          </table:table-cell>
          <table:table-cell table:formula="of:=MIN([.B195];[.F195])" office:value-type="float" office:value="34.18" calcext:value-type="float">
            <text:p>34,18</text:p>
          </table:table-cell>
          <table:table-cell table:formula="of:=AVERAGE([.B195];[.F195])" office:value-type="float" office:value="34.2" calcext:value-type="float">
            <text:p>34,2</text:p>
          </table:table-cell>
          <table:table-cell table:formula="of:=MAX([.B195];[.F195])" office:value-type="float" office:value="34.22" calcext:value-type="float">
            <text:p>34,22</text:p>
          </table:table-cell>
          <table:table-cell table:formula="of:=[.G195]/[.A195]" office:value-type="float" office:value="0.177098445595855" calcext:value-type="float">
            <text:p>0,1770984456</text:p>
          </table:table-cell>
          <table:table-cell table:formula="of:=[.H195]/[.A195]" office:value-type="float" office:value="0.17720207253886" calcext:value-type="float">
            <text:p>0,1772020725</text:p>
          </table:table-cell>
          <table:table-cell table:formula="of:=[.I195]/[.A195]" office:value-type="float" office:value="0.177305699481865" calcext:value-type="float">
            <text:p>0,1773056995</text:p>
          </table:table-cell>
          <table:table-cell table:formula="of:=[.G195]/([.A195]*[.A195])" office:value-type="float" office:value="0.000917608526403393" calcext:value-type="float">
            <text:p>0,0009176085</text:p>
          </table:table-cell>
          <table:table-cell table:formula="of:=[.H195]/([.A195]*[.A195])" office:value-type="float" office:value="0.000918145453569223" calcext:value-type="float">
            <text:p>0,0009181455</text:p>
          </table:table-cell>
          <table:table-cell table:formula="of:=[.I195]/([.A195]*[.A195])" office:value-type="float" office:value="0.000918682380735053" calcext:value-type="float">
            <text:p>0,0009186824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4" calcext:value-type="float">
            <text:p>34,64</text:p>
          </table:table-cell>
          <table:table-cell office:value-type="float" office:value="34.52" calcext:value-type="float">
            <text:p>34,52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table:formula="of:=MIN([.B196];[.F196])" office:value-type="float" office:value="34.56" calcext:value-type="float">
            <text:p>34,56</text:p>
          </table:table-cell>
          <table:table-cell table:formula="of:=AVERAGE([.B196];[.F196])" office:value-type="float" office:value="34.57" calcext:value-type="float">
            <text:p>34,57</text:p>
          </table:table-cell>
          <table:table-cell table:formula="of:=MAX([.B196];[.F196])" office:value-type="float" office:value="34.58" calcext:value-type="float">
            <text:p>34,58</text:p>
          </table:table-cell>
          <table:table-cell table:formula="of:=[.G196]/[.A196]" office:value-type="float" office:value="0.178144329896907" calcext:value-type="float">
            <text:p>0,1781443299</text:p>
          </table:table-cell>
          <table:table-cell table:formula="of:=[.H196]/[.A196]" office:value-type="float" office:value="0.17819587628866" calcext:value-type="float">
            <text:p>0,1781958763</text:p>
          </table:table-cell>
          <table:table-cell table:formula="of:=[.I196]/[.A196]" office:value-type="float" office:value="0.178247422680412" calcext:value-type="float">
            <text:p>0,1782474227</text:p>
          </table:table-cell>
          <table:table-cell table:formula="of:=[.G196]/([.A196]*[.A196])" office:value-type="float" office:value="0.000918269741736635" calcext:value-type="float">
            <text:p>0,0009182697</text:p>
          </table:table-cell>
          <table:table-cell table:formula="of:=[.H196]/([.A196]*[.A196])" office:value-type="float" office:value="0.000918535444786906" calcext:value-type="float">
            <text:p>0,0009185354</text:p>
          </table:table-cell>
          <table:table-cell table:formula="of:=[.I196]/([.A196]*[.A196])" office:value-type="float" office:value="0.000918801147837177" calcext:value-type="float">
            <text:p>0,0009188011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office:value-type="float" office:value="34.84" calcext:value-type="float">
            <text:p>34,84</text:p>
          </table:table-cell>
          <table:table-cell office:value-type="float" office:value="34.78" calcext:value-type="float">
            <text:p>34,78</text:p>
          </table:table-cell>
          <table:table-cell office:value-type="float" office:value="34.74" calcext:value-type="float">
            <text:p>34,74</text:p>
          </table:table-cell>
          <table:table-cell table:number-columns-repeated="2" office:value-type="float" office:value="34.86" calcext:value-type="float">
            <text:p>34,86</text:p>
          </table:table-cell>
          <table:table-cell table:formula="of:=MIN([.B197];[.F197])" office:value-type="float" office:value="34.84" calcext:value-type="float">
            <text:p>34,84</text:p>
          </table:table-cell>
          <table:table-cell table:formula="of:=AVERAGE([.B197];[.F197])" office:value-type="float" office:value="34.85" calcext:value-type="float">
            <text:p>34,85</text:p>
          </table:table-cell>
          <table:table-cell table:formula="of:=MAX([.B197];[.F197])" office:value-type="float" office:value="34.86" calcext:value-type="float">
            <text:p>34,86</text:p>
          </table:table-cell>
          <table:table-cell table:formula="of:=[.G197]/[.A197]" office:value-type="float" office:value="0.178666666666667" calcext:value-type="float">
            <text:p>0,1786666667</text:p>
          </table:table-cell>
          <table:table-cell table:formula="of:=[.H197]/[.A197]" office:value-type="float" office:value="0.178717948717949" calcext:value-type="float">
            <text:p>0,1787179487</text:p>
          </table:table-cell>
          <table:table-cell table:formula="of:=[.I197]/[.A197]" office:value-type="float" office:value="0.178769230769231" calcext:value-type="float">
            <text:p>0,1787692308</text:p>
          </table:table-cell>
          <table:table-cell table:formula="of:=[.G197]/([.A197]*[.A197])" office:value-type="float" office:value="0.000916239316239316" calcext:value-type="float">
            <text:p>0,0009162393</text:p>
          </table:table-cell>
          <table:table-cell table:formula="of:=[.H197]/([.A197]*[.A197])" office:value-type="float" office:value="0.000916502301117686" calcext:value-type="float">
            <text:p>0,0009165023</text:p>
          </table:table-cell>
          <table:table-cell table:formula="of:=[.I197]/([.A197]*[.A197])" office:value-type="float" office:value="0.000916765285996055" calcext:value-type="float">
            <text:p>0,0009167653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office:value-type="float" office:value="35.34" calcext:value-type="float">
            <text:p>35,34</text:p>
          </table:table-cell>
          <table:table-cell table:number-columns-repeated="2" office:value-type="float" office:value="35.26" calcext:value-type="float">
            <text:p>35,26</text:p>
          </table:table-cell>
          <table:table-cell office:value-type="float" office:value="35.2" calcext:value-type="float">
            <text:p>35,2</text:p>
          </table:table-cell>
          <table:table-cell office:value-type="float" office:value="35.16" calcext:value-type="float">
            <text:p>35,16</text:p>
          </table:table-cell>
          <table:table-cell table:formula="of:=MIN([.B198];[.F198])" office:value-type="float" office:value="35.16" calcext:value-type="float">
            <text:p>35,16</text:p>
          </table:table-cell>
          <table:table-cell table:formula="of:=AVERAGE([.B198];[.F198])" office:value-type="float" office:value="35.25" calcext:value-type="float">
            <text:p>35,25</text:p>
          </table:table-cell>
          <table:table-cell table:formula="of:=MAX([.B198];[.F198])" office:value-type="float" office:value="35.34" calcext:value-type="float">
            <text:p>35,34</text:p>
          </table:table-cell>
          <table:table-cell table:formula="of:=[.G198]/[.A198]" office:value-type="float" office:value="0.179387755102041" calcext:value-type="float">
            <text:p>0,1793877551</text:p>
          </table:table-cell>
          <table:table-cell table:formula="of:=[.H198]/[.A198]" office:value-type="float" office:value="0.17984693877551" calcext:value-type="float">
            <text:p>0,1798469388</text:p>
          </table:table-cell>
          <table:table-cell table:formula="of:=[.I198]/[.A198]" office:value-type="float" office:value="0.18030612244898" calcext:value-type="float">
            <text:p>0,1803061224</text:p>
          </table:table-cell>
          <table:table-cell table:formula="of:=[.G198]/([.A198]*[.A198])" office:value-type="float" office:value="0.0009152436484798" calcext:value-type="float">
            <text:p>0,0009152436</text:p>
          </table:table-cell>
          <table:table-cell table:formula="of:=[.H198]/([.A198]*[.A198])" office:value-type="float" office:value="0.000917586422324032" calcext:value-type="float">
            <text:p>0,0009175864</text:p>
          </table:table-cell>
          <table:table-cell table:formula="of:=[.I198]/([.A198]*[.A198])" office:value-type="float" office:value="0.000919929196168263" calcext:value-type="float">
            <text:p>0,0009199292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office:value-type="float" office:value="35.46" calcext:value-type="float">
            <text:p>35,46</text:p>
          </table:table-cell>
          <table:table-cell office:value-type="float" office:value="35.54" calcext:value-type="float">
            <text:p>35,54</text:p>
          </table:table-cell>
          <table:table-cell office:value-type="float" office:value="35.5" calcext:value-type="float">
            <text:p>35,5</text:p>
          </table:table-cell>
          <table:table-cell office:value-type="float" office:value="35.54" calcext:value-type="float">
            <text:p>35,54</text:p>
          </table:table-cell>
          <table:table-cell office:value-type="float" office:value="35.6" calcext:value-type="float">
            <text:p>35,6</text:p>
          </table:table-cell>
          <table:table-cell table:formula="of:=MIN([.B199];[.F199])" office:value-type="float" office:value="35.46" calcext:value-type="float">
            <text:p>35,46</text:p>
          </table:table-cell>
          <table:table-cell table:formula="of:=AVERAGE([.B199];[.F199])" office:value-type="float" office:value="35.53" calcext:value-type="float">
            <text:p>35,53</text:p>
          </table:table-cell>
          <table:table-cell table:formula="of:=MAX([.B199];[.F199])" office:value-type="float" office:value="35.6" calcext:value-type="float">
            <text:p>35,6</text:p>
          </table:table-cell>
          <table:table-cell table:formula="of:=[.G199]/[.A199]" office:value-type="float" office:value="0.18" calcext:value-type="float">
            <text:p>0,18</text:p>
          </table:table-cell>
          <table:table-cell table:formula="of:=[.H199]/[.A199]" office:value-type="float" office:value="0.180355329949239" calcext:value-type="float">
            <text:p>0,1803553299</text:p>
          </table:table-cell>
          <table:table-cell table:formula="of:=[.I199]/[.A199]" office:value-type="float" office:value="0.180710659898477" calcext:value-type="float">
            <text:p>0,1807106599</text:p>
          </table:table-cell>
          <table:table-cell table:formula="of:=[.G199]/([.A199]*[.A199])" office:value-type="float" office:value="0.000913705583756345" calcext:value-type="float">
            <text:p>0,0009137056</text:p>
          </table:table-cell>
          <table:table-cell table:formula="of:=[.H199]/([.A199]*[.A199])" office:value-type="float" office:value="0.000915509289082429" calcext:value-type="float">
            <text:p>0,0009155093</text:p>
          </table:table-cell>
          <table:table-cell table:formula="of:=[.I199]/([.A199]*[.A199])" office:value-type="float" office:value="0.000917312994408514" calcext:value-type="float">
            <text:p>0,000917313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office:value-type="float" office:value="35.92" calcext:value-type="float">
            <text:p>35,92</text:p>
          </table:table-cell>
          <table:table-cell office:value-type="float" office:value="36" calcext:value-type="float">
            <text:p>36</text:p>
          </table:table-cell>
          <table:table-cell office:value-type="float" office:value="35.94" calcext:value-type="float">
            <text:p>35,94</text:p>
          </table:table-cell>
          <table:table-cell table:number-columns-repeated="2" office:value-type="float" office:value="35.82" calcext:value-type="float">
            <text:p>35,82</text:p>
          </table:table-cell>
          <table:table-cell table:formula="of:=MIN([.B200];[.F200])" office:value-type="float" office:value="35.82" calcext:value-type="float">
            <text:p>35,82</text:p>
          </table:table-cell>
          <table:table-cell table:formula="of:=AVERAGE([.B200];[.F200])" office:value-type="float" office:value="35.87" calcext:value-type="float">
            <text:p>35,87</text:p>
          </table:table-cell>
          <table:table-cell table:formula="of:=MAX([.B200];[.F200])" office:value-type="float" office:value="35.92" calcext:value-type="float">
            <text:p>35,92</text:p>
          </table:table-cell>
          <table:table-cell table:formula="of:=[.G200]/[.A200]" office:value-type="float" office:value="0.180909090909091" calcext:value-type="float">
            <text:p>0,1809090909</text:p>
          </table:table-cell>
          <table:table-cell table:formula="of:=[.H200]/[.A200]" office:value-type="float" office:value="0.181161616161616" calcext:value-type="float">
            <text:p>0,1811616162</text:p>
          </table:table-cell>
          <table:table-cell table:formula="of:=[.I200]/[.A200]" office:value-type="float" office:value="0.181414141414141" calcext:value-type="float">
            <text:p>0,1814141414</text:p>
          </table:table-cell>
          <table:table-cell table:formula="of:=[.G200]/([.A200]*[.A200])" office:value-type="float" office:value="0.000913682277318641" calcext:value-type="float">
            <text:p>0,0009136823</text:p>
          </table:table-cell>
          <table:table-cell table:formula="of:=[.H200]/([.A200]*[.A200])" office:value-type="float" office:value="0.0009149576573819" calcext:value-type="float">
            <text:p>0,0009149577</text:p>
          </table:table-cell>
          <table:table-cell table:formula="of:=[.I200]/([.A200]*[.A200])" office:value-type="float" office:value="0.000916233037445159" calcext:value-type="float">
            <text:p>0,000916233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office:value-type="float" office:value="36.16" calcext:value-type="float">
            <text:p>36,16</text:p>
          </table:table-cell>
          <table:table-cell office:value-type="float" office:value="36.22" calcext:value-type="float">
            <text:p>36,22</text:p>
          </table:table-cell>
          <table:table-cell office:value-type="float" office:value="36.28" calcext:value-type="float">
            <text:p>36,28</text:p>
          </table:table-cell>
          <table:table-cell office:value-type="float" office:value="36.22" calcext:value-type="float">
            <text:p>36,22</text:p>
          </table:table-cell>
          <table:table-cell office:value-type="float" office:value="36.32" calcext:value-type="float">
            <text:p>36,32</text:p>
          </table:table-cell>
          <table:table-cell table:formula="of:=MIN([.B201];[.F201])" office:value-type="float" office:value="36.16" calcext:value-type="float">
            <text:p>36,16</text:p>
          </table:table-cell>
          <table:table-cell table:formula="of:=AVERAGE([.B201];[.F201])" office:value-type="float" office:value="36.24" calcext:value-type="float">
            <text:p>36,24</text:p>
          </table:table-cell>
          <table:table-cell table:formula="of:=MAX([.B201];[.F201])" office:value-type="float" office:value="36.32" calcext:value-type="float">
            <text:p>36,32</text:p>
          </table:table-cell>
          <table:table-cell table:formula="of:=[.G201]/[.A201]" office:value-type="float" office:value="0.181708542713568" calcext:value-type="float">
            <text:p>0,1817085427</text:p>
          </table:table-cell>
          <table:table-cell table:formula="of:=[.H201]/[.A201]" office:value-type="float" office:value="0.182110552763819" calcext:value-type="float">
            <text:p>0,1821105528</text:p>
          </table:table-cell>
          <table:table-cell table:formula="of:=[.I201]/[.A201]" office:value-type="float" office:value="0.18251256281407" calcext:value-type="float">
            <text:p>0,1825125628</text:p>
          </table:table-cell>
          <table:table-cell table:formula="of:=[.G201]/([.A201]*[.A201])" office:value-type="float" office:value="0.000913108254842049" calcext:value-type="float">
            <text:p>0,0009131083</text:p>
          </table:table-cell>
          <table:table-cell table:formula="of:=[.H201]/([.A201]*[.A201])" office:value-type="float" office:value="0.000915128405848337" calcext:value-type="float">
            <text:p>0,0009151284</text:p>
          </table:table-cell>
          <table:table-cell table:formula="of:=[.I201]/([.A201]*[.A201])" office:value-type="float" office:value="0.000917148556854625" calcext:value-type="float">
            <text:p>0,0009171486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number-columns-repeated="2" office:value-type="float" office:value="36.7" calcext:value-type="float">
            <text:p>36,7</text:p>
          </table:table-cell>
          <table:table-cell office:value-type="float" office:value="36.62" calcext:value-type="float">
            <text:p>36,62</text:p>
          </table:table-cell>
          <table:table-cell office:value-type="float" office:value="36.5" calcext:value-type="float">
            <text:p>36,5</text:p>
          </table:table-cell>
          <table:table-cell office:value-type="float" office:value="36.62" calcext:value-type="float">
            <text:p>36,62</text:p>
          </table:table-cell>
          <table:table-cell table:formula="of:=MIN([.B202];[.F202])" office:value-type="float" office:value="36.62" calcext:value-type="float">
            <text:p>36,62</text:p>
          </table:table-cell>
          <table:table-cell table:formula="of:=AVERAGE([.B202];[.F202])" office:value-type="float" office:value="36.66" calcext:value-type="float">
            <text:p>36,66</text:p>
          </table:table-cell>
          <table:table-cell table:formula="of:=MAX([.B202];[.F202])" office:value-type="float" office:value="36.7" calcext:value-type="float">
            <text:p>36,7</text:p>
          </table:table-cell>
          <table:table-cell table:formula="of:=[.G202]/[.A202]" office:value-type="float" office:value="0.1831" calcext:value-type="float">
            <text:p>0,1831</text:p>
          </table:table-cell>
          <table:table-cell table:formula="of:=[.H202]/[.A202]" office:value-type="float" office:value="0.1833" calcext:value-type="float">
            <text:p>0,1833</text:p>
          </table:table-cell>
          <table:table-cell table:formula="of:=[.I202]/[.A202]" office:value-type="float" office:value="0.1835" calcext:value-type="float">
            <text:p>0,1835</text:p>
          </table:table-cell>
          <table:table-cell table:formula="of:=[.G202]/([.A202]*[.A202])" office:value-type="float" office:value="0.0009155" calcext:value-type="float">
            <text:p>0,0009155</text:p>
          </table:table-cell>
          <table:table-cell table:formula="of:=[.H202]/([.A202]*[.A202])" office:value-type="float" office:value="0.0009165" calcext:value-type="float">
            <text:p>0,0009165</text:p>
          </table:table-cell>
          <table:table-cell table:formula="of:=[.I202]/([.A202]*[.A202])" office:value-type="float" office:value="0.0009175" calcext:value-type="float">
            <text:p>0,0009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01:00:02.039596368</meta:creation-date>
    <dc:date>2014-10-03T02:14:54.233967909</dc:date>
    <meta:editing-duration>PT1H10M24S</meta:editing-duration>
    <meta:editing-cycles>5</meta:editing-cycles>
    <meta:generator>LibreOffice/4.2.6.3$Linux_X86_64 LibreOffice_project/420m0$Build-3</meta:generator>
    <meta:document-statistic meta:table-count="1" meta:cell-count="30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1cm" chart:symbol-height="0.1cm">
        <chart:symbol-image/>
      </style:chart-properties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6cm" svg:height="12.957cm" xlink:href=".." xlink:type="simple" chart:class="chart:scatter" chart:style-name="ch1">
        <chart:title svg:x="7.061cm" svg:y="0.395cm" chart:style-name="ch2">
          <text:p>Gráfico para 1 a 200 vuelos</text:p>
        </chart:title>
        <chart:legend chart:legend-position="end" svg:x="16.471cm" svg:y="5.681cm" style:legend-expansion="high" chart:style-name="ch3"/>
        <chart:plot-area chart:style-name="ch4" table:cell-range-address="Hoja1.A3:Hoja1.A202 Hoja1.G3:Hoja1.I202" chart:data-source-has-labels="row" svg:x="1.406cm" svg:y="1.977cm" svg:width="14.275cm" svg:height="9.74cm">
          <chartooo:coordinate-region svg:x="2.027cm" svg:y="2.176cm" svg:width="13.375cm" svg:height="8.894cm"/>
          <chart:axis chart:dimension="x" chart:name="primary-x" chart:style-name="ch5">
            <chart:title svg:x="7.123cm" svg:y="11.976cm" chart:style-name="ch6">
              <text:p>cantidad de vuelos</text:p>
            </chart:title>
          </chart:axis>
          <chart:axis chart:dimension="y" chart:name="primary-y" chart:style-name="ch5">
            <chart:title svg:x="0.451cm" svg:y="8.624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G3:Hoja1.G202" chart:label-cell-address="&quot;tiempo mínimo&quot;" chart:class="chart:scatter">
            <chart:domain table:cell-range-address="Hoja1.A3:Hoja1.A202"/>
            <chart:data-point chart:repeated="200"/>
          </chart:series>
          <chart:series chart:style-name="ch10" chart:values-cell-range-address="Hoja1.H3:Hoja1.H202" chart:label-cell-address="&quot;tiempo promedio&quot;" chart:class="chart:scatter">
            <chart:data-point chart:repeated="200"/>
          </chart:series>
          <chart:series chart:style-name="ch11" chart:values-cell-range-address="Hoja1.I3:Hoja1.I202" chart:label-cell-address="&quot;tiempo máximo&quot;" chart:class="chart:scatter">
            <chart:data-point chart:repeated="62"/>
            <chart:data-point chart:style-name="ch12"/>
            <chart:data-point chart:repeated="1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mínimo</text:p>
              </table:table-cell>
              <table:table-cell office:value-type="string">
                <text:p>tiempo promedio</text:p>
              </table:table-cell>
              <table:table-cell office:value-type="string">
                <text:p>tiempo máxim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202</svg:desc>
                </draw:g>
              </table:table-cell>
              <table:table-cell office:value-type="float" office:value="0.28">
                <text:p>0.28</text:p>
                <draw:g>
                  <svg:desc>Hoja1.G3:Hoja1.G202</svg:desc>
                </draw:g>
              </table:table-cell>
              <table:table-cell office:value-type="float" office:value="0.28">
                <text:p>0.28</text:p>
                <draw:g>
                  <svg:desc>Hoja1.H3:Hoja1.H202</svg:desc>
                </draw:g>
              </table:table-cell>
              <table:table-cell office:value-type="float" office:value="0.28">
                <text:p>0.28</text:p>
                <draw:g>
                  <svg:desc>Hoja1.I3:Hoja1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0.38">
                <text:p>0.3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4">
                <text:p>0.64</text:p>
              </table:table-cell>
              <table:table-cell office:value-type="float" office:value="0.72">
                <text:p>0.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6">
                <text:p>0.66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  <table:table-cell office:value-type="float" office:value="0.76">
                <text:p>0.7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06">
                <text:p>1.06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8">
                <text:p>1.18</text:p>
              </table:table-cell>
              <table:table-cell office:value-type="float" office:value="1.18">
                <text:p>1.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6">
                <text:p>1.36</text:p>
              </table:table-cell>
              <table:table-cell office:value-type="float" office:value="1.37">
                <text:p>1.3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1.52">
                <text:p>1.5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66">
                <text:p>1.66</text:p>
              </table:table-cell>
              <table:table-cell office:value-type="float" office:value="1.67">
                <text:p>1.6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88">
                <text:p>1.88</text:p>
              </table:table-cell>
              <table:table-cell office:value-type="float" office:value="1.88">
                <text:p>1.8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96">
                <text:p>1.96</text:p>
              </table:table-cell>
              <table:table-cell office:value-type="float" office:value="1.97">
                <text:p>1.9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12">
                <text:p>2.12</text:p>
              </table:table-cell>
              <table:table-cell office:value-type="float" office:value="2.14">
                <text:p>2.1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2">
                <text:p>2.2</text:p>
              </table:table-cell>
              <table:table-cell office:value-type="float" office:value="2.21">
                <text:p>2.2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  <table:table-cell office:value-type="float" office:value="2.37">
                <text:p>2.37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36">
                <text:p>2.36</text:p>
              </table:table-cell>
              <table:table-cell office:value-type="float" office:value="2.37">
                <text:p>2.3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6">
                <text:p>2.46</text:p>
              </table:table-cell>
              <table:table-cell office:value-type="float" office:value="2.47">
                <text:p>2.4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54">
                <text:p>2.54</text:p>
              </table:table-cell>
              <table:table-cell office:value-type="float" office:value="2.55">
                <text:p>2.5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66">
                <text:p>2.66</text:p>
              </table:table-cell>
              <table:table-cell office:value-type="float" office:value="2.67">
                <text:p>2.6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74">
                <text:p>2.74</text:p>
              </table:table-cell>
              <table:table-cell office:value-type="float" office:value="2.76">
                <text:p>2.76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84">
                <text:p>2.84</text:p>
              </table:table-cell>
              <table:table-cell office:value-type="float" office:value="2.85">
                <text:p>2.8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94">
                <text:p>2.94</text:p>
              </table:table-cell>
              <table:table-cell office:value-type="float" office:value="2.94">
                <text:p>2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02">
                <text:p>3.02</text:p>
              </table:table-cell>
              <table:table-cell office:value-type="float" office:value="3.03">
                <text:p>3.0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4">
                <text:p>3.24</text:p>
              </table:table-cell>
              <table:table-cell office:value-type="float" office:value="3.26">
                <text:p>3.2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36">
                <text:p>3.36</text:p>
              </table:table-cell>
              <table:table-cell office:value-type="float" office:value="3.36">
                <text:p>3.3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46">
                <text:p>3.46</text:p>
              </table:table-cell>
              <table:table-cell office:value-type="float" office:value="3.47">
                <text:p>3.4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56">
                <text:p>3.56</text:p>
              </table:table-cell>
              <table:table-cell office:value-type="float" office:value="3.57">
                <text:p>3.5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68">
                <text:p>3.68</text:p>
              </table:table-cell>
              <table:table-cell office:value-type="float" office:value="3.68">
                <text:p>3.6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78">
                <text:p>3.78</text:p>
              </table:table-cell>
              <table:table-cell office:value-type="float" office:value="3.8">
                <text:p>3.8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14">
                <text:p>4.14</text:p>
              </table:table-cell>
              <table:table-cell office:value-type="float" office:value="4.14">
                <text:p>4.1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22">
                <text:p>4.22</text:p>
              </table:table-cell>
              <table:table-cell office:value-type="float" office:value="4.26">
                <text:p>4.2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34">
                <text:p>4.34</text:p>
              </table:table-cell>
              <table:table-cell office:value-type="float" office:value="4.35">
                <text:p>4.3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48">
                <text:p>4.48</text:p>
              </table:table-cell>
              <table:table-cell office:value-type="float" office:value="4.71">
                <text:p>4.71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56">
                <text:p>4.56</text:p>
              </table:table-cell>
              <table:table-cell office:value-type="float" office:value="4.58">
                <text:p>4.5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56">
                <text:p>4.56</text:p>
              </table:table-cell>
              <table:table-cell office:value-type="float" office:value="4.64">
                <text:p>4.6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82">
                <text:p>4.82</text:p>
              </table:table-cell>
              <table:table-cell office:value-type="float" office:value="4.85">
                <text:p>4.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98">
                <text:p>4.98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12">
                <text:p>5.12</text:p>
              </table:table-cell>
              <table:table-cell office:value-type="float" office:value="5.12">
                <text:p>5.1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34">
                <text:p>5.34</text:p>
              </table:table-cell>
              <table:table-cell office:value-type="float" office:value="5.34">
                <text:p>5.3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52">
                <text:p>5.52</text:p>
              </table:table-cell>
              <table:table-cell office:value-type="float" office:value="5.52">
                <text:p>5.5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62">
                <text:p>5.62</text:p>
              </table:table-cell>
              <table:table-cell office:value-type="float" office:value="5.72">
                <text:p>5.7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8">
                <text:p>5.8</text:p>
              </table:table-cell>
              <table:table-cell office:value-type="float" office:value="5.82">
                <text:p>5.82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.88">
                <text:p>5.88</text:p>
              </table:table-cell>
              <table:table-cell office:value-type="float" office:value="5.89">
                <text:p>5.8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02">
                <text:p>6.02</text:p>
              </table:table-cell>
              <table:table-cell office:value-type="float" office:value="6.03">
                <text:p>6.03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16">
                <text:p>6.16</text:p>
              </table:table-cell>
              <table:table-cell office:value-type="float" office:value="6.17">
                <text:p>6.17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3">
                <text:p>6.3</text:p>
              </table:table-cell>
              <table:table-cell office:value-type="float" office:value="6.31">
                <text:p>6.31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76">
                <text:p>6.76</text:p>
              </table:table-cell>
              <table:table-cell office:value-type="float" office:value="6.87">
                <text:p>6.8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04">
                <text:p>7.04</text:p>
              </table:table-cell>
              <table:table-cell office:value-type="float" office:value="7.05">
                <text:p>7.0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36">
                <text:p>7.36</text:p>
              </table:table-cell>
              <table:table-cell office:value-type="float" office:value="7.38">
                <text:p>7.3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48">
                <text:p>7.48</text:p>
              </table:table-cell>
              <table:table-cell office:value-type="float" office:value="7.49">
                <text:p>7.4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66">
                <text:p>7.66</text:p>
              </table:table-cell>
              <table:table-cell office:value-type="float" office:value="7.68">
                <text:p>7.6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88">
                <text:p>7.88</text:p>
              </table:table-cell>
              <table:table-cell office:value-type="float" office:value="7.88">
                <text:p>7.8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8.08">
                <text:p>8.0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22">
                <text:p>8.22</text:p>
              </table:table-cell>
              <table:table-cell office:value-type="float" office:value="8.23">
                <text:p>8.2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28">
                <text:p>8.28</text:p>
              </table:table-cell>
              <table:table-cell office:value-type="float" office:value="8.29">
                <text:p>8.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42">
                <text:p>8.42</text:p>
              </table:table-cell>
              <table:table-cell office:value-type="float" office:value="8.43">
                <text:p>8.43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78">
                <text:p>8.78</text:p>
              </table:table-cell>
              <table:table-cell office:value-type="float" office:value="8.79">
                <text:p>8.7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.16">
                <text:p>9.16</text:p>
              </table:table-cell>
              <table:table-cell office:value-type="float" office:value="9.24">
                <text:p>9.24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9.48">
                <text:p>9.48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54">
                <text:p>9.54</text:p>
              </table:table-cell>
              <table:table-cell office:value-type="float" office:value="9.55">
                <text:p>9.55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66">
                <text:p>9.66</text:p>
              </table:table-cell>
              <table:table-cell office:value-type="float" office:value="9.67">
                <text:p>9.67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.2">
                <text:p>10.2</text:p>
              </table:table-cell>
              <table:table-cell office:value-type="float" office:value="10.5">
                <text:p>10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.08">
                <text:p>10.08</text:p>
              </table:table-cell>
              <table:table-cell office:value-type="float" office:value="10.35">
                <text:p>10.35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.28">
                <text:p>10.28</text:p>
              </table:table-cell>
              <table:table-cell office:value-type="float" office:value="10.31">
                <text:p>10.31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.54">
                <text:p>10.54</text:p>
              </table:table-cell>
              <table:table-cell office:value-type="float" office:value="10.57">
                <text:p>10.5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.6">
                <text:p>10.6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.76">
                <text:p>10.76</text:p>
              </table:table-cell>
              <table:table-cell office:value-type="float" office:value="10.81">
                <text:p>10.81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.94">
                <text:p>10.94</text:p>
              </table:table-cell>
              <table:table-cell office:value-type="float" office:value="11.03">
                <text:p>11.03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.14">
                <text:p>11.14</text:p>
              </table:table-cell>
              <table:table-cell office:value-type="float" office:value="11.14">
                <text:p>11.1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.3">
                <text:p>11.3</text:p>
              </table:table-cell>
              <table:table-cell office:value-type="float" office:value="11.32">
                <text:p>11.32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.5">
                <text:p>11.5</text:p>
              </table:table-cell>
              <table:table-cell office:value-type="float" office:value="11.56">
                <text:p>11.5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.68">
                <text:p>11.68</text:p>
              </table:table-cell>
              <table:table-cell office:value-type="float" office:value="11.69">
                <text:p>11.6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.88">
                <text:p>11.88</text:p>
              </table:table-cell>
              <table:table-cell office:value-type="float" office:value="11.89">
                <text:p>11.8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.08">
                <text:p>12.08</text:p>
              </table:table-cell>
              <table:table-cell office:value-type="float" office:value="12.1">
                <text:p>12.1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.26">
                <text:p>12.26</text:p>
              </table:table-cell>
              <table:table-cell office:value-type="float" office:value="12.29">
                <text:p>12.29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.58">
                <text:p>12.58</text:p>
              </table:table-cell>
              <table:table-cell office:value-type="float" office:value="12.6">
                <text:p>12.6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68">
                <text:p>12.68</text:p>
              </table:table-cell>
              <table:table-cell office:value-type="float" office:value="12.71">
                <text:p>12.71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.92">
                <text:p>12.92</text:p>
              </table:table-cell>
              <table:table-cell office:value-type="float" office:value="12.93">
                <text:p>12.93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06">
                <text:p>13.06</text:p>
              </table:table-cell>
              <table:table-cell office:value-type="float" office:value="13.1">
                <text:p>13.1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28">
                <text:p>13.28</text:p>
              </table:table-cell>
              <table:table-cell office:value-type="float" office:value="13.29">
                <text:p>13.2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56">
                <text:p>13.56</text:p>
              </table:table-cell>
              <table:table-cell office:value-type="float" office:value="13.6">
                <text:p>13.6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68">
                <text:p>13.68</text:p>
              </table:table-cell>
              <table:table-cell office:value-type="float" office:value="13.71">
                <text:p>13.7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.12">
                <text:p>14.12</text:p>
              </table:table-cell>
              <table:table-cell office:value-type="float" office:value="14.12">
                <text:p>14.12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4.32">
                <text:p>14.32</text:p>
              </table:table-cell>
              <table:table-cell office:value-type="float" office:value="14.49">
                <text:p>14.49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.56">
                <text:p>14.56</text:p>
              </table:table-cell>
              <table:table-cell office:value-type="float" office:value="14.58">
                <text:p>14.5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.8">
                <text:p>14.8</text:p>
              </table:table-cell>
              <table:table-cell office:value-type="float" office:value="14.86">
                <text:p>14.86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.96">
                <text:p>14.96</text:p>
              </table:table-cell>
              <table:table-cell office:value-type="float" office:value="14.98">
                <text:p>14.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5.24">
                <text:p>15.24</text:p>
              </table:table-cell>
              <table:table-cell office:value-type="float" office:value="15.25">
                <text:p>15.25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.48">
                <text:p>15.48</text:p>
              </table:table-cell>
              <table:table-cell office:value-type="float" office:value="15.54">
                <text:p>15.5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5.62">
                <text:p>15.62</text:p>
              </table:table-cell>
              <table:table-cell office:value-type="float" office:value="15.62">
                <text:p>15.62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5.98">
                <text:p>15.98</text:p>
              </table:table-cell>
              <table:table-cell office:value-type="float" office:value="16.18">
                <text:p>16.18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.12">
                <text:p>16.12</text:p>
              </table:table-cell>
              <table:table-cell office:value-type="float" office:value="16.12">
                <text:p>16.12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.5">
                <text:p>16.5</text:p>
              </table:table-cell>
              <table:table-cell office:value-type="float" office:value="16.51">
                <text:p>16.51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.58">
                <text:p>16.58</text:p>
              </table:table-cell>
              <table:table-cell office:value-type="float" office:value="16.61">
                <text:p>16.61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6.76">
                <text:p>16.76</text:p>
              </table:table-cell>
              <table:table-cell office:value-type="float" office:value="16.8">
                <text:p>16.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">
                <text:p>17</text:p>
              </table:table-cell>
              <table:table-cell office:value-type="float" office:value="17.13">
                <text:p>17.13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7.4">
                <text:p>17.4</text:p>
              </table:table-cell>
              <table:table-cell office:value-type="float" office:value="17.4">
                <text:p>1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.46">
                <text:p>17.46</text:p>
              </table:table-cell>
              <table:table-cell office:value-type="float" office:value="17.46">
                <text:p>17.46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7.7">
                <text:p>17.7</text:p>
              </table:table-cell>
              <table:table-cell office:value-type="float" office:value="17.7">
                <text:p>17.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7.94">
                <text:p>17.94</text:p>
              </table:table-cell>
              <table:table-cell office:value-type="float" office:value="18">
                <text:p>18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8.28">
                <text:p>18.28</text:p>
              </table:table-cell>
              <table:table-cell office:value-type="float" office:value="18.3">
                <text:p>18.3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8.42">
                <text:p>18.42</text:p>
              </table:table-cell>
              <table:table-cell office:value-type="float" office:value="18.42">
                <text:p>18.42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8.68">
                <text:p>18.68</text:p>
              </table:table-cell>
              <table:table-cell office:value-type="float" office:value="18.68">
                <text:p>18.68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19.05">
                <text:p>19.0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9.16">
                <text:p>19.16</text:p>
              </table:table-cell>
              <table:table-cell office:value-type="float" office:value="19.19">
                <text:p>19.19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.5">
                <text:p>19.5</text:p>
              </table:table-cell>
              <table:table-cell office:value-type="float" office:value="19.58">
                <text:p>19.58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9.62">
                <text:p>19.62</text:p>
              </table:table-cell>
              <table:table-cell office:value-type="float" office:value="19.65">
                <text:p>19.65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0.04">
                <text:p>20.04</text:p>
              </table:table-cell>
              <table:table-cell office:value-type="float" office:value="20.07">
                <text:p>20.07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.12">
                <text:p>20.12</text:p>
              </table:table-cell>
              <table:table-cell office:value-type="float" office:value="20.14">
                <text:p>20.14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.38">
                <text:p>20.38</text:p>
              </table:table-cell>
              <table:table-cell office:value-type="float" office:value="20.41">
                <text:p>20.41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0.76">
                <text:p>20.76</text:p>
              </table:table-cell>
              <table:table-cell office:value-type="float" office:value="20.81">
                <text:p>20.81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0.98">
                <text:p>20.98</text:p>
              </table:table-cell>
              <table:table-cell office:value-type="float" office:value="20.99">
                <text:p>20.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.18">
                <text:p>21.18</text:p>
              </table:table-cell>
              <table:table-cell office:value-type="float" office:value="21.18">
                <text:p>21.18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.48">
                <text:p>21.48</text:p>
              </table:table-cell>
              <table:table-cell office:value-type="float" office:value="21.55">
                <text:p>21.55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.7">
                <text:p>21.7</text:p>
              </table:table-cell>
              <table:table-cell office:value-type="float" office:value="21.71">
                <text:p>21.71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.98">
                <text:p>21.98</text:p>
              </table:table-cell>
              <table:table-cell office:value-type="float" office:value="22">
                <text:p>2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2.34">
                <text:p>22.34</text:p>
              </table:table-cell>
              <table:table-cell office:value-type="float" office:value="22.36">
                <text:p>22.36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2.5">
                <text:p>22.5</text:p>
              </table:table-cell>
              <table:table-cell office:value-type="float" office:value="22.52">
                <text:p>22.52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2.76">
                <text:p>22.76</text:p>
              </table:table-cell>
              <table:table-cell office:value-type="float" office:value="22.76">
                <text:p>22.76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3.16">
                <text:p>23.16</text:p>
              </table:table-cell>
              <table:table-cell office:value-type="float" office:value="23.17">
                <text:p>23.17</text:p>
              </table:table-cell>
              <table:table-cell office:value-type="float" office:value="23.18">
                <text:p>23.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3.34">
                <text:p>23.34</text:p>
              </table:table-cell>
              <table:table-cell office:value-type="float" office:value="23.37">
                <text:p>23.3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3.64">
                <text:p>23.64</text:p>
              </table:table-cell>
              <table:table-cell office:value-type="float" office:value="23.66">
                <text:p>23.66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3.9">
                <text:p>23.9</text:p>
              </table:table-cell>
              <table:table-cell office:value-type="float" office:value="23.98">
                <text:p>23.98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.18">
                <text:p>24.18</text:p>
              </table:table-cell>
              <table:table-cell office:value-type="float" office:value="24.19">
                <text:p>24.1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4.38">
                <text:p>24.38</text:p>
              </table:table-cell>
              <table:table-cell office:value-type="float" office:value="24.41">
                <text:p>24.41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4.8">
                <text:p>24.8</text:p>
              </table:table-cell>
              <table:table-cell office:value-type="float" office:value="24.85">
                <text:p>24.8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5.28">
                <text:p>25.28</text:p>
              </table:table-cell>
              <table:table-cell office:value-type="float" office:value="25.29">
                <text:p>25.2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5.5">
                <text:p>25.5</text:p>
              </table:table-cell>
              <table:table-cell office:value-type="float" office:value="25.56">
                <text:p>25.56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5.82">
                <text:p>25.82</text:p>
              </table:table-cell>
              <table:table-cell office:value-type="float" office:value="25.85">
                <text:p>25.85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6.18">
                <text:p>26.18</text:p>
              </table:table-cell>
              <table:table-cell office:value-type="float" office:value="26.21">
                <text:p>26.21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6.48">
                <text:p>26.48</text:p>
              </table:table-cell>
              <table:table-cell office:value-type="float" office:value="26.96">
                <text:p>26.9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6.68">
                <text:p>26.68</text:p>
              </table:table-cell>
              <table:table-cell office:value-type="float" office:value="26.73">
                <text:p>26.73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7.08">
                <text:p>27.08</text:p>
              </table:table-cell>
              <table:table-cell office:value-type="float" office:value="27.11">
                <text:p>27.11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7.3">
                <text:p>27.3</text:p>
              </table:table-cell>
              <table:table-cell office:value-type="float" office:value="27.35">
                <text:p>27.3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7.72">
                <text:p>27.72</text:p>
              </table:table-cell>
              <table:table-cell office:value-type="float" office:value="27.76">
                <text:p>27.7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7.86">
                <text:p>27.86</text:p>
              </table:table-cell>
              <table:table-cell office:value-type="float" office:value="27.89">
                <text:p>27.89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8.14">
                <text:p>28.14</text:p>
              </table:table-cell>
              <table:table-cell office:value-type="float" office:value="28.18">
                <text:p>28.18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8.52">
                <text:p>28.52</text:p>
              </table:table-cell>
              <table:table-cell office:value-type="float" office:value="28.59">
                <text:p>28.59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9.18">
                <text:p>29.18</text:p>
              </table:table-cell>
              <table:table-cell office:value-type="float" office:value="29.2">
                <text:p>29.2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9.16">
                <text:p>29.16</text:p>
              </table:table-cell>
              <table:table-cell office:value-type="float" office:value="29.25">
                <text:p>29.25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9.72">
                <text:p>29.72</text:p>
              </table:table-cell>
              <table:table-cell office:value-type="float" office:value="29.84">
                <text:p>29.84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0.36">
                <text:p>30.36</text:p>
              </table:table-cell>
              <table:table-cell office:value-type="float" office:value="30.38">
                <text:p>30.3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0.72">
                <text:p>30.72</text:p>
              </table:table-cell>
              <table:table-cell office:value-type="float" office:value="30.75">
                <text:p>30.75</text:p>
              </table:table-cell>
              <table:table-cell office:value-type="float" office:value="30.78">
                <text:p>30.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0.94">
                <text:p>30.94</text:p>
              </table:table-cell>
              <table:table-cell office:value-type="float" office:value="30.96">
                <text:p>30.96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1.38">
                <text:p>31.38</text:p>
              </table:table-cell>
              <table:table-cell office:value-type="float" office:value="31.4">
                <text:p>31.4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1.58">
                <text:p>31.58</text:p>
              </table:table-cell>
              <table:table-cell office:value-type="float" office:value="31.62">
                <text:p>31.62</text:p>
              </table:table-cell>
              <table:table-cell office:value-type="float" office:value="31.66">
                <text:p>31.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1.96">
                <text:p>31.96</text:p>
              </table:table-cell>
              <table:table-cell office:value-type="float" office:value="32.06">
                <text:p>32.06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2.22">
                <text:p>32.22</text:p>
              </table:table-cell>
              <table:table-cell office:value-type="float" office:value="32.24">
                <text:p>32.24</text:p>
              </table:table-cell>
              <table:table-cell office:value-type="float" office:value="32.26">
                <text:p>32.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2.58">
                <text:p>32.58</text:p>
              </table:table-cell>
              <table:table-cell office:value-type="float" office:value="32.62">
                <text:p>32.62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2.88">
                <text:p>32.88</text:p>
              </table:table-cell>
              <table:table-cell office:value-type="float" office:value="32.9">
                <text:p>32.9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3.24">
                <text:p>33.24</text:p>
              </table:table-cell>
              <table:table-cell office:value-type="float" office:value="33.28">
                <text:p>33.28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3.46">
                <text:p>33.46</text:p>
              </table:table-cell>
              <table:table-cell office:value-type="float" office:value="33.49">
                <text:p>33.49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3.82">
                <text:p>33.82</text:p>
              </table:table-cell>
              <table:table-cell office:value-type="float" office:value="33.89">
                <text:p>33.89</text:p>
              </table:table-cell>
              <table:table-cell office:value-type="float" office:value="33.96">
                <text:p>33.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4.18">
                <text:p>34.18</text:p>
              </table:table-cell>
              <table:table-cell office:value-type="float" office:value="34.2">
                <text:p>34.2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4.56">
                <text:p>34.56</text:p>
              </table:table-cell>
              <table:table-cell office:value-type="float" office:value="34.57">
                <text:p>34.57</text:p>
              </table:table-cell>
              <table:table-cell office:value-type="float" office:value="34.58">
                <text:p>34.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4.84">
                <text:p>34.84</text:p>
              </table:table-cell>
              <table:table-cell office:value-type="float" office:value="34.85">
                <text:p>34.85</text:p>
              </table:table-cell>
              <table:table-cell office:value-type="float" office:value="34.86">
                <text:p>34.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5.16">
                <text:p>35.16</text:p>
              </table:table-cell>
              <table:table-cell office:value-type="float" office:value="35.25">
                <text:p>35.25</text:p>
              </table:table-cell>
              <table:table-cell office:value-type="float" office:value="35.34">
                <text:p>35.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5.46">
                <text:p>35.46</text:p>
              </table:table-cell>
              <table:table-cell office:value-type="float" office:value="35.53">
                <text:p>35.53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5.82">
                <text:p>35.82</text:p>
              </table:table-cell>
              <table:table-cell office:value-type="float" office:value="35.87">
                <text:p>35.87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6.16">
                <text:p>36.16</text:p>
              </table:table-cell>
              <table:table-cell office:value-type="float" office:value="36.24">
                <text:p>36.24</text:p>
              </table:table-cell>
              <table:table-cell office:value-type="float" office:value="36.32">
                <text:p>36.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6.62">
                <text:p>36.62</text:p>
              </table:table-cell>
              <table:table-cell office:value-type="float" office:value="36.66">
                <text:p>36.66</text:p>
              </table:table-cell>
              <table:table-cell office:value-type="float" office:value="36.7">
                <text:p>3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41cm" svg:height="15.129cm" xlink:href=".." xlink:type="simple" chart:class="chart:scatter" chart:style-name="ch1">
        <chart:title svg:x="9.441cm" svg:y="0.438cm" chart:style-name="ch2">
          <text:p>tiempo /cantidad de vuelos</text:p>
        </chart:title>
        <chart:legend chart:legend-position="end" svg:x="19.935cm" svg:y="6.767cm" style:legend-expansion="high" chart:style-name="ch3"/>
        <chart:plot-area chart:style-name="ch4" table:cell-range-address="Hoja1.A3:Hoja1.A202 Hoja1.J3:Hoja1.L202" chart:data-source-has-labels="row" svg:x="1.497cm" svg:y="2.149cm" svg:width="17.466cm" svg:height="11.697cm">
          <chartooo:coordinate-region svg:x="2.409cm" svg:y="2.349cm" svg:width="16.274cm" svg:height="10.85cm"/>
          <chart:axis chart:dimension="x" chart:name="primary-x" chart:style-name="ch5">
            <chart:title svg:x="8.81cm" svg:y="14.148cm" chart:style-name="ch6">
              <text:p>cantidad de vuelos</text:p>
            </chart:title>
          </chart:axis>
          <chart:axis chart:dimension="y" chart:name="primary-y" chart:style-name="ch5">
            <chart:title svg:x="0.451cm" svg:y="9.774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J3:Hoja1.J202" chart:label-cell-address="&quot;tiempo mínimo/vuelos&quot;" chart:class="chart:scatter">
            <chart:domain table:cell-range-address="Hoja1.A3:Hoja1.A202"/>
            <chart:data-point chart:repeated="200"/>
          </chart:series>
          <chart:series chart:style-name="ch10" chart:values-cell-range-address="Hoja1.K3:Hoja1.K202" chart:label-cell-address="&quot;tiempo promedio/vuelos&quot;" chart:class="chart:scatter">
            <chart:data-point chart:repeated="200"/>
          </chart:series>
          <chart:series chart:style-name="ch11" chart:values-cell-range-address="Hoja1.L3:Hoja1.L202" chart:label-cell-address="&quot;tiempo máximo/vuelos&quot;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mínimo/vuelos</text:p>
              </table:table-cell>
              <table:table-cell office:value-type="string">
                <text:p>tiempo promedio/vuelos</text:p>
              </table:table-cell>
              <table:table-cell office:value-type="string">
                <text:p>tiempo máximo/vuel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202</svg:desc>
                </draw:g>
              </table:table-cell>
              <table:table-cell office:value-type="float" office:value="0.28">
                <text:p>0.28</text:p>
                <draw:g>
                  <svg:desc>Hoja1.J3:Hoja1.J202</svg:desc>
                </draw:g>
              </table:table-cell>
              <table:table-cell office:value-type="float" office:value="0.28">
                <text:p>0.28</text:p>
                <draw:g>
                  <svg:desc>Hoja1.K3:Hoja1.K202</svg:desc>
                </draw:g>
              </table:table-cell>
              <table:table-cell office:value-type="float" office:value="0.28">
                <text:p>0.28</text:p>
                <draw:g>
                  <svg:desc>Hoja1.L3:Hoja1.L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0685714285714286">
                <text:p>0.06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25">
                <text:p>0.0425</text:p>
              </table:table-cell>
              <table:table-cell office:value-type="float" office:value="0.0425">
                <text:p>0.042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411111111111111">
                <text:p>0.0411111111111111</text:p>
              </table:table-cell>
              <table:table-cell office:value-type="float" office:value="0.0422222222222222">
                <text:p>0.04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0.0409090909090909">
                <text:p>0.0409090909090909</text:p>
              </table:table-cell>
              <table:table-cell office:value-type="float" office:value="0.0418181818181818">
                <text:p>0.0418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0408333333333333">
                <text:p>0.040833333333333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4">
                <text:p>0.04</text:p>
              </table:table-cell>
              <table:table-cell office:value-type="float" office:value="0.0407692307692308">
                <text:p>0.0407692307692308</text:p>
              </table:table-cell>
              <table:table-cell office:value-type="float" office:value="0.0415384615384615">
                <text:p>0.04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414285714285714">
                <text:p>0.0414285714285714</text:p>
              </table:table-cell>
              <table:table-cell office:value-type="float" office:value="0.0414285714285714">
                <text:p>0.0414285714285714</text:p>
              </table:table-cell>
              <table:table-cell office:value-type="float" office:value="0.0414285714285714">
                <text:p>0.04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48">
                <text:p>0.048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4125">
                <text:p>0.04125</text:p>
              </table:table-cell>
              <table:table-cell office:value-type="float" office:value="0.04875">
                <text:p>0.04875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435294117647059">
                <text:p>0.0435294117647059</text:p>
              </table:table-cell>
              <table:table-cell office:value-type="float" office:value="0.0447058823529412">
                <text:p>0.0447058823529412</text:p>
              </table:table-cell>
              <table:table-cell office:value-type="float" office:value="0.0458823529411765">
                <text:p>0.0458823529411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442105263157895">
                <text:p>0.0442105263157895</text:p>
              </table:table-cell>
              <table:table-cell office:value-type="float" office:value="0.0442105263157895">
                <text:p>0.0442105263157895</text:p>
              </table:table-cell>
              <table:table-cell office:value-type="float" office:value="0.0442105263157895">
                <text:p>0.04421052631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44">
                <text:p>0.044</text:p>
              </table:table-cell>
              <table:table-cell office:value-type="float" office:value="0.0445">
                <text:p>0.04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447619047619048">
                <text:p>0.0447619047619048</text:p>
              </table:table-cell>
              <table:table-cell office:value-type="float" office:value="0.0447619047619048">
                <text:p>0.0447619047619048</text:p>
              </table:table-cell>
              <table:table-cell office:value-type="float" office:value="0.0447619047619048">
                <text:p>0.0447619047619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460869565217391">
                <text:p>0.0460869565217391</text:p>
              </table:table-cell>
              <table:table-cell office:value-type="float" office:value="0.0465217391304348">
                <text:p>0.0465217391304348</text:p>
              </table:table-cell>
              <table:table-cell office:value-type="float" office:value="0.0469565217391304">
                <text:p>0.0469565217391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625">
                <text:p>0.04625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472">
                <text:p>0.0472</text:p>
              </table:table-cell>
              <table:table-cell office:value-type="float" office:value="0.0472">
                <text:p>0.0472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469230769230769">
                <text:p>0.0469230769230769</text:p>
              </table:table-cell>
              <table:table-cell office:value-type="float" office:value="0.0473076923076923">
                <text:p>0.0473076923076923</text:p>
              </table:table-cell>
              <table:table-cell office:value-type="float" office:value="0.0476923076923077">
                <text:p>0.04769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481481481481482">
                <text:p>0.0481481481481482</text:p>
              </table:table-cell>
              <table:table-cell office:value-type="float" office:value="0.0485185185185185">
                <text:p>0.0485185185185185</text:p>
              </table:table-cell>
              <table:table-cell office:value-type="float" office:value="0.0488888888888889">
                <text:p>0.0488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485714285714286">
                <text:p>0.0485714285714286</text:p>
              </table:table-cell>
              <table:table-cell office:value-type="float" office:value="0.0489285714285714">
                <text:p>0.0489285714285714</text:p>
              </table:table-cell>
              <table:table-cell office:value-type="float" office:value="0.0492857142857143">
                <text:p>0.049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489655172413793">
                <text:p>0.0489655172413793</text:p>
              </table:table-cell>
              <table:table-cell office:value-type="float" office:value="0.0496551724137931">
                <text:p>0.0496551724137931</text:p>
              </table:table-cell>
              <table:table-cell office:value-type="float" office:value="0.0503448275862069">
                <text:p>0.050344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0.0506666666666667">
                <text:p>0.0506666666666667</text:p>
              </table:table-cell>
              <table:table-cell office:value-type="float" office:value="0.0513333333333333">
                <text:p>0.051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516129032258065">
                <text:p>0.0516129032258065</text:p>
              </table:table-cell>
              <table:table-cell office:value-type="float" office:value="0.0516129032258065">
                <text:p>0.0516129032258065</text:p>
              </table:table-cell>
              <table:table-cell office:value-type="float" office:value="0.0516129032258065">
                <text:p>0.0516129032258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51875">
                <text:p>0.051875</text:p>
              </table:table-cell>
              <table:table-cell office:value-type="float" office:value="0.0521875">
                <text:p>0.052187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21212121212121">
                <text:p>0.0521212121212121</text:p>
              </table:table-cell>
              <table:table-cell office:value-type="float" office:value="0.0521212121212121">
                <text:p>0.0521212121212121</text:p>
              </table:table-cell>
              <table:table-cell office:value-type="float" office:value="0.0521212121212121">
                <text:p>0.0521212121212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529411764705882">
                <text:p>0.0529411764705882</text:p>
              </table:table-cell>
              <table:table-cell office:value-type="float" office:value="0.0529411764705882">
                <text:p>0.0529411764705882</text:p>
              </table:table-cell>
              <table:table-cell office:value-type="float" office:value="0.0529411764705882">
                <text:p>0.0529411764705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537142857142857">
                <text:p>0.0537142857142857</text:p>
              </table:table-cell>
              <table:table-cell office:value-type="float" office:value="0.0537142857142857">
                <text:p>0.0537142857142857</text:p>
              </table:table-cell>
              <table:table-cell office:value-type="float" office:value="0.0537142857142857">
                <text:p>0.05371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544444444444444">
                <text:p>0.0544444444444444</text:p>
              </table:table-cell>
              <table:table-cell office:value-type="float" office:value="0.0547222222222222">
                <text:p>0.054722222222222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551351351351351">
                <text:p>0.0551351351351351</text:p>
              </table:table-cell>
              <table:table-cell office:value-type="float" office:value="0.0551351351351351">
                <text:p>0.0551351351351351</text:p>
              </table:table-cell>
              <table:table-cell office:value-type="float" office:value="0.0551351351351351">
                <text:p>0.05513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57894736842105">
                <text:p>0.0557894736842105</text:p>
              </table:table-cell>
              <table:table-cell office:value-type="float" office:value="0.0563157894736842">
                <text:p>0.0563157894736842</text:p>
              </table:table-cell>
              <table:table-cell office:value-type="float" office:value="0.0568421052631579">
                <text:p>0.0568421052631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564102564102564">
                <text:p>0.0564102564102564</text:p>
              </table:table-cell>
              <table:table-cell office:value-type="float" office:value="0.0566666666666667">
                <text:p>0.0566666666666667</text:p>
              </table:table-cell>
              <table:table-cell office:value-type="float" office:value="0.0569230769230769">
                <text:p>0.0569230769230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75">
                <text:p>0.0575</text:p>
              </table:table-cell>
              <table:table-cell office:value-type="float" office:value="0.05925">
                <text:p>0.0592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575609756097561">
                <text:p>0.0575609756097561</text:p>
              </table:table-cell>
              <table:table-cell office:value-type="float" office:value="0.0578048780487805">
                <text:p>0.0578048780487805</text:p>
              </table:table-cell>
              <table:table-cell office:value-type="float" office:value="0.0580487804878049">
                <text:p>0.0580487804878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585714285714286">
                <text:p>0.0585714285714286</text:p>
              </table:table-cell>
              <table:table-cell office:value-type="float" office:value="0.0588095238095238">
                <text:p>0.0588095238095238</text:p>
              </table:table-cell>
              <table:table-cell office:value-type="float" office:value="0.0590476190476191">
                <text:p>0.0590476190476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590697674418605">
                <text:p>0.0590697674418605</text:p>
              </table:table-cell>
              <table:table-cell office:value-type="float" office:value="0.0593023255813954">
                <text:p>0.0593023255813954</text:p>
              </table:table-cell>
              <table:table-cell office:value-type="float" office:value="0.0595348837209302">
                <text:p>0.0595348837209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04545454545455">
                <text:p>0.0604545454545455</text:p>
              </table:table-cell>
              <table:table-cell office:value-type="float" office:value="0.0606818181818182">
                <text:p>0.0606818181818182</text:p>
              </table:table-cell>
              <table:table-cell office:value-type="float" office:value="0.0609090909090909">
                <text:p>0.06090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608888888888889">
                <text:p>0.0608888888888889</text:p>
              </table:table-cell>
              <table:table-cell office:value-type="float" office:value="0.0613333333333333">
                <text:p>0.0613333333333333</text:p>
              </table:table-cell>
              <table:table-cell office:value-type="float" office:value="0.0617777777777778">
                <text:p>0.0617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617391304347826">
                <text:p>0.0617391304347826</text:p>
              </table:table-cell>
              <table:table-cell office:value-type="float" office:value="0.0619565217391305">
                <text:p>0.0619565217391305</text:p>
              </table:table-cell>
              <table:table-cell office:value-type="float" office:value="0.0621739130434783">
                <text:p>0.06217391304347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625531914893617">
                <text:p>0.0625531914893617</text:p>
              </table:table-cell>
              <table:table-cell office:value-type="float" office:value="0.0625531914893617">
                <text:p>0.0625531914893617</text:p>
              </table:table-cell>
              <table:table-cell office:value-type="float" office:value="0.0625531914893617">
                <text:p>0.0625531914893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629166666666667">
                <text:p>0.0629166666666667</text:p>
              </table:table-cell>
              <table:table-cell office:value-type="float" office:value="0.063125">
                <text:p>0.063125</text:p>
              </table:table-cell>
              <table:table-cell office:value-type="float" office:value="0.0633333333333333">
                <text:p>0.06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640816326530612">
                <text:p>0.0640816326530612</text:p>
              </table:table-cell>
              <table:table-cell office:value-type="float" office:value="0.0640816326530612">
                <text:p>0.0640816326530612</text:p>
              </table:table-cell>
              <table:table-cell office:value-type="float" office:value="0.0640816326530612">
                <text:p>0.0640816326530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648">
                <text:p>0.0648</text:p>
              </table:table-cell>
              <table:table-cell office:value-type="float" office:value="0.0652">
                <text:p>0.0652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658823529411765">
                <text:p>0.0658823529411765</text:p>
              </table:table-cell>
              <table:table-cell office:value-type="float" office:value="0.0658823529411765">
                <text:p>0.0658823529411765</text:p>
              </table:table-cell>
              <table:table-cell office:value-type="float" office:value="0.0658823529411765">
                <text:p>0.0658823529411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665384615384615">
                <text:p>0.0665384615384615</text:p>
              </table:table-cell>
              <table:table-cell office:value-type="float" office:value="0.0667307692307692">
                <text:p>0.0667307692307692</text:p>
              </table:table-cell>
              <table:table-cell office:value-type="float" office:value="0.0669230769230769">
                <text:p>0.066923076923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671698113207547">
                <text:p>0.0671698113207547</text:p>
              </table:table-cell>
              <table:table-cell office:value-type="float" office:value="0.0673584905660377">
                <text:p>0.0673584905660377</text:p>
              </table:table-cell>
              <table:table-cell office:value-type="float" office:value="0.0675471698113208">
                <text:p>0.0675471698113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681481481481481">
                <text:p>0.0681481481481481</text:p>
              </table:table-cell>
              <table:table-cell office:value-type="float" office:value="0.0681481481481481">
                <text:p>0.0681481481481481</text:p>
              </table:table-cell>
              <table:table-cell office:value-type="float" office:value="0.0681481481481481">
                <text:p>0.06814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687272727272727">
                <text:p>0.0687272727272727</text:p>
              </table:table-cell>
              <table:table-cell office:value-type="float" office:value="0.0690909090909091">
                <text:p>0.0690909090909091</text:p>
              </table:table-cell>
              <table:table-cell office:value-type="float" office:value="0.0694545454545455">
                <text:p>0.06945454545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696428571428571">
                <text:p>0.0696428571428571</text:p>
              </table:table-cell>
              <table:table-cell office:value-type="float" office:value="0.0696428571428571">
                <text:p>0.0696428571428571</text:p>
              </table:table-cell>
              <table:table-cell office:value-type="float" office:value="0.0696428571428571">
                <text:p>0.06964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719298245614035">
                <text:p>0.0719298245614035</text:p>
              </table:table-cell>
              <table:table-cell office:value-type="float" office:value="0.0736842105263158">
                <text:p>0.0736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713793103448276">
                <text:p>0.0713793103448276</text:p>
              </table:table-cell>
              <table:table-cell office:value-type="float" office:value="0.0713793103448276">
                <text:p>0.0713793103448276</text:p>
              </table:table-cell>
              <table:table-cell office:value-type="float" office:value="0.0713793103448276">
                <text:p>0.0713793103448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715254237288136">
                <text:p>0.0715254237288136</text:p>
              </table:table-cell>
              <table:table-cell office:value-type="float" office:value="0.0722033898305085">
                <text:p>0.0722033898305085</text:p>
              </table:table-cell>
              <table:table-cell office:value-type="float" office:value="0.0728813559322034">
                <text:p>0.0728813559322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723333333333333">
                <text:p>0.0723333333333333</text:p>
              </table:table-cell>
              <table:table-cell office:value-type="float" office:value="0.0725">
                <text:p>0.0725</text:p>
              </table:table-cell>
              <table:table-cell office:value-type="float" office:value="0.0726666666666667">
                <text:p>0.072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734426229508197">
                <text:p>0.0734426229508197</text:p>
              </table:table-cell>
              <table:table-cell office:value-type="float" office:value="0.0772131147540984">
                <text:p>0.0772131147540984</text:p>
              </table:table-cell>
              <table:table-cell office:value-type="float" office:value="0.080983606557377">
                <text:p>0.080983606557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735483870967742">
                <text:p>0.0735483870967742</text:p>
              </table:table-cell>
              <table:table-cell office:value-type="float" office:value="0.0738709677419355">
                <text:p>0.0738709677419355</text:p>
              </table:table-cell>
              <table:table-cell office:value-type="float" office:value="0.0741935483870968">
                <text:p>0.0741935483870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723809523809524">
                <text:p>0.0723809523809524</text:p>
              </table:table-cell>
              <table:table-cell office:value-type="float" office:value="0.0736507936507937">
                <text:p>0.0736507936507937</text:p>
              </table:table-cell>
              <table:table-cell office:value-type="float" office:value="0.0749206349206349">
                <text:p>0.0749206349206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753125">
                <text:p>0.0753125</text:p>
              </table:table-cell>
              <table:table-cell office:value-type="float" office:value="0.07578125">
                <text:p>0.07578125</text:p>
              </table:table-cell>
              <table:table-cell office:value-type="float" office:value="0.07625">
                <text:p>0.07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766153846153846">
                <text:p>0.0766153846153846</text:p>
              </table:table-cell>
              <table:table-cell office:value-type="float" office:value="0.0767692307692308">
                <text:p>0.0767692307692308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775757575757576">
                <text:p>0.0775757575757576</text:p>
              </table:table-cell>
              <table:table-cell office:value-type="float" office:value="0.0775757575757576">
                <text:p>0.0775757575757576</text:p>
              </table:table-cell>
              <table:table-cell office:value-type="float" office:value="0.0775757575757576">
                <text:p>0.0775757575757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785074626865672">
                <text:p>0.0785074626865672</text:p>
              </table:table-cell>
              <table:table-cell office:value-type="float" office:value="0.0785074626865672">
                <text:p>0.0785074626865672</text:p>
              </table:table-cell>
              <table:table-cell office:value-type="float" office:value="0.0785074626865672">
                <text:p>0.0785074626865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785294117647059">
                <text:p>0.0785294117647059</text:p>
              </table:table-cell>
              <table:table-cell office:value-type="float" office:value="0.0785294117647059">
                <text:p>0.0785294117647059</text:p>
              </table:table-cell>
              <table:table-cell office:value-type="float" office:value="0.0785294117647059">
                <text:p>0.0785294117647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802857142857143">
                <text:p>0.0802857142857143</text:p>
              </table:table-cell>
              <table:table-cell office:value-type="float" office:value="0.0817142857142857">
                <text:p>0.0817142857142857</text:p>
              </table:table-cell>
              <table:table-cell office:value-type="float" office:value="0.0831428571428571">
                <text:p>0.0831428571428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816901408450704">
                <text:p>0.0816901408450704</text:p>
              </table:table-cell>
              <table:table-cell office:value-type="float" office:value="0.0819718309859155">
                <text:p>0.0819718309859155</text:p>
              </table:table-cell>
              <table:table-cell office:value-type="float" office:value="0.0822535211267606">
                <text:p>0.0822535211267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816666666666667">
                <text:p>0.0816666666666667</text:p>
              </table:table-cell>
              <table:table-cell office:value-type="float" office:value="0.0818055555555556">
                <text:p>0.0818055555555556</text:p>
              </table:table-cell>
              <table:table-cell office:value-type="float" office:value="0.0819444444444444">
                <text:p>0.081944444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824657534246575">
                <text:p>0.0824657534246575</text:p>
              </table:table-cell>
              <table:table-cell office:value-type="float" office:value="0.0826027397260274">
                <text:p>0.0826027397260274</text:p>
              </table:table-cell>
              <table:table-cell office:value-type="float" office:value="0.0827397260273973">
                <text:p>0.0827397260273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832432432432432">
                <text:p>0.0832432432432432</text:p>
              </table:table-cell>
              <table:table-cell office:value-type="float" office:value="0.0833783783783784">
                <text:p>0.0833783783783784</text:p>
              </table:table-cell>
              <table:table-cell office:value-type="float" office:value="0.0835135135135135">
                <text:p>0.0835135135135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84">
                <text:p>0.084</text:p>
              </table:table-cell>
              <table:table-cell office:value-type="float" office:value="0.0841333333333333">
                <text:p>0.0841333333333333</text:p>
              </table:table-cell>
              <table:table-cell office:value-type="float" office:value="0.0842666666666667">
                <text:p>0.0842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855263157894737">
                <text:p>0.0855263157894737</text:p>
              </table:table-cell>
              <table:table-cell office:value-type="float" office:value="0.0855263157894737">
                <text:p>0.0855263157894737</text:p>
              </table:table-cell>
              <table:table-cell office:value-type="float" office:value="0.0855263157894737">
                <text:p>0.0855263157894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880769230769231">
                <text:p>0.0880769230769231</text:p>
              </table:table-cell>
              <table:table-cell office:value-type="float" office:value="0.0894871794871795">
                <text:p>0.0894871794871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873417721518987">
                <text:p>0.0873417721518987</text:p>
              </table:table-cell>
              <table:table-cell office:value-type="float" office:value="0.0873417721518987">
                <text:p>0.0873417721518987</text:p>
              </table:table-cell>
              <table:table-cell office:value-type="float" office:value="0.0873417721518987">
                <text:p>0.0873417721518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88">
                <text:p>0.088</text:p>
              </table:table-cell>
              <table:table-cell office:value-type="float" office:value="0.088125">
                <text:p>0.088125</text:p>
              </table:table-cell>
              <table:table-cell office:value-type="float" office:value="0.08825">
                <text:p>0.08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897560975609756">
                <text:p>0.0897560975609756</text:p>
              </table:table-cell>
              <table:table-cell office:value-type="float" office:value="0.09">
                <text:p>0.09</text:p>
              </table:table-cell>
              <table:table-cell office:value-type="float" office:value="0.0902439024390244">
                <text:p>0.09024390243902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901204819277108">
                <text:p>0.0901204819277108</text:p>
              </table:table-cell>
              <table:table-cell office:value-type="float" office:value="0.0902409638554217">
                <text:p>0.0902409638554217</text:p>
              </table:table-cell>
              <table:table-cell office:value-type="float" office:value="0.0903614457831325">
                <text:p>0.0903614457831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911904761904762">
                <text:p>0.0911904761904762</text:p>
              </table:table-cell>
              <table:table-cell office:value-type="float" office:value="0.0914285714285714">
                <text:p>0.0914285714285714</text:p>
              </table:table-cell>
              <table:table-cell office:value-type="float" office:value="0.0916666666666667">
                <text:p>0.091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927058823529412">
                <text:p>0.0927058823529412</text:p>
              </table:table-cell>
              <table:table-cell office:value-type="float" office:value="0.0927058823529412">
                <text:p>0.0927058823529412</text:p>
              </table:table-cell>
              <table:table-cell office:value-type="float" office:value="0.0927058823529412">
                <text:p>0.0927058823529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93953488372093">
                <text:p>0.093953488372093</text:p>
              </table:table-cell>
              <table:table-cell office:value-type="float" office:value="0.0948837209302326">
                <text:p>0.0948837209302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944827586206897">
                <text:p>0.0944827586206897</text:p>
              </table:table-cell>
              <table:table-cell office:value-type="float" office:value="0.0945977011494253">
                <text:p>0.0945977011494253</text:p>
              </table:table-cell>
              <table:table-cell office:value-type="float" office:value="0.0947126436781609">
                <text:p>0.09471264367816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940909090909091">
                <text:p>0.0940909090909091</text:p>
              </table:table-cell>
              <table:table-cell office:value-type="float" office:value="0.0942045454545455">
                <text:p>0.0942045454545455</text:p>
              </table:table-cell>
              <table:table-cell office:value-type="float" office:value="0.0943181818181818">
                <text:p>0.094318181818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946067415730337">
                <text:p>0.0946067415730337</text:p>
              </table:table-cell>
              <table:table-cell office:value-type="float" office:value="0.0947191011235955">
                <text:p>0.0947191011235955</text:p>
              </table:table-cell>
              <table:table-cell office:value-type="float" office:value="0.0948314606741573">
                <text:p>0.0948314606741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955555555555555">
                <text:p>0.0955555555555555</text:p>
              </table:table-cell>
              <table:table-cell office:value-type="float" office:value="0.0955555555555555">
                <text:p>0.0955555555555555</text:p>
              </table:table-cell>
              <table:table-cell office:value-type="float" office:value="0.0955555555555555">
                <text:p>0.0955555555555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964835164835165">
                <text:p>0.0964835164835165</text:p>
              </table:table-cell>
              <table:table-cell office:value-type="float" office:value="0.0965934065934066">
                <text:p>0.0965934065934066</text:p>
              </table:table-cell>
              <table:table-cell office:value-type="float" office:value="0.0967032967032967">
                <text:p>0.0967032967032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973913043478261">
                <text:p>0.0973913043478261</text:p>
              </table:table-cell>
              <table:table-cell office:value-type="float" office:value="0.0975">
                <text:p>0.0975</text:p>
              </table:table-cell>
              <table:table-cell office:value-type="float" office:value="0.0976086956521739">
                <text:p>0.0976086956521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98494623655914">
                <text:p>0.098494623655914</text:p>
              </table:table-cell>
              <table:table-cell office:value-type="float" office:value="0.0993548387096774">
                <text:p>0.0993548387096774</text:p>
              </table:table-cell>
              <table:table-cell office:value-type="float" office:value="0.100215053763441">
                <text:p>0.1002150537634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98936170212766">
                <text:p>0.098936170212766</text:p>
              </table:table-cell>
              <table:table-cell office:value-type="float" office:value="0.100851063829787">
                <text:p>0.100851063829787</text:p>
              </table:table-cell>
              <table:table-cell office:value-type="float" office:value="0.102765957446809">
                <text:p>0.1027659574468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00421052631579">
                <text:p>0.100421052631579</text:p>
              </table:table-cell>
              <table:table-cell office:value-type="float" office:value="0.100526315789474">
                <text:p>0.100526315789474</text:p>
              </table:table-cell>
              <table:table-cell office:value-type="float" office:value="0.100631578947368">
                <text:p>0.100631578947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00625">
                <text:p>0.100625</text:p>
              </table:table-cell>
              <table:table-cell office:value-type="float" office:value="0.100729166666667">
                <text:p>0.100729166666667</text:p>
              </table:table-cell>
              <table:table-cell office:value-type="float" office:value="0.100833333333333">
                <text:p>0.1008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05154639175258">
                <text:p>0.105154639175258</text:p>
              </table:table-cell>
              <table:table-cell office:value-type="float" office:value="0.108247422680412">
                <text:p>0.108247422680412</text:p>
              </table:table-cell>
              <table:table-cell office:value-type="float" office:value="0.111340206185567">
                <text:p>0.111340206185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02857142857143">
                <text:p>0.102857142857143</text:p>
              </table:table-cell>
              <table:table-cell office:value-type="float" office:value="0.105612244897959">
                <text:p>0.105612244897959</text:p>
              </table:table-cell>
              <table:table-cell office:value-type="float" office:value="0.108367346938776">
                <text:p>0.1083673469387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03838383838384">
                <text:p>0.103838383838384</text:p>
              </table:table-cell>
              <table:table-cell office:value-type="float" office:value="0.104141414141414">
                <text:p>0.104141414141414</text:p>
              </table:table-cell>
              <table:table-cell office:value-type="float" office:value="0.104444444444444">
                <text:p>0.10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054">
                <text:p>0.1054</text:p>
              </table:table-cell>
              <table:table-cell office:value-type="float" office:value="0.1057">
                <text:p>0.105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04950495049505">
                <text:p>0.104950495049505</text:p>
              </table:table-cell>
              <table:table-cell office:value-type="float" office:value="0.105940594059406">
                <text:p>0.105940594059406</text:p>
              </table:table-cell>
              <table:table-cell office:value-type="float" office:value="0.106930693069307">
                <text:p>0.106930693069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05490196078431">
                <text:p>0.105490196078431</text:p>
              </table:table-cell>
              <table:table-cell office:value-type="float" office:value="0.105980392156863">
                <text:p>0.105980392156863</text:p>
              </table:table-cell>
              <table:table-cell office:value-type="float" office:value="0.106470588235294">
                <text:p>0.106470588235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0621359223301">
                <text:p>0.10621359223301</text:p>
              </table:table-cell>
              <table:table-cell office:value-type="float" office:value="0.107087378640777">
                <text:p>0.107087378640777</text:p>
              </table:table-cell>
              <table:table-cell office:value-type="float" office:value="0.107961165048544">
                <text:p>0.107961165048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07115384615385">
                <text:p>0.107115384615385</text:p>
              </table:table-cell>
              <table:table-cell office:value-type="float" office:value="0.107115384615385">
                <text:p>0.107115384615385</text:p>
              </table:table-cell>
              <table:table-cell office:value-type="float" office:value="0.107115384615385">
                <text:p>0.107115384615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07619047619048">
                <text:p>0.107619047619048</text:p>
              </table:table-cell>
              <table:table-cell office:value-type="float" office:value="0.107809523809524">
                <text:p>0.10780952380952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08490566037736">
                <text:p>0.108490566037736</text:p>
              </table:table-cell>
              <table:table-cell office:value-type="float" office:value="0.109056603773585">
                <text:p>0.109056603773585</text:p>
              </table:table-cell>
              <table:table-cell office:value-type="float" office:value="0.109622641509434">
                <text:p>0.1096226415094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09158878504673">
                <text:p>0.109158878504673</text:p>
              </table:table-cell>
              <table:table-cell office:value-type="float" office:value="0.109252336448598">
                <text:p>0.109252336448598</text:p>
              </table:table-cell>
              <table:table-cell office:value-type="float" office:value="0.109345794392523">
                <text:p>0.1093457943925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1">
                <text:p>0.11</text:p>
              </table:table-cell>
              <table:table-cell office:value-type="float" office:value="0.110092592592593">
                <text:p>0.110092592592593</text:p>
              </table:table-cell>
              <table:table-cell office:value-type="float" office:value="0.110185185185185">
                <text:p>0.110185185185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10825688073394">
                <text:p>0.110825688073394</text:p>
              </table:table-cell>
              <table:table-cell office:value-type="float" office:value="0.111009174311927">
                <text:p>0.111009174311927</text:p>
              </table:table-cell>
              <table:table-cell office:value-type="float" office:value="0.111192660550459">
                <text:p>0.111192660550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11454545454545">
                <text:p>0.111454545454545</text:p>
              </table:table-cell>
              <table:table-cell office:value-type="float" office:value="0.111727272727273">
                <text:p>0.111727272727273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0.113513513513514">
                <text:p>0.113513513513514</text:p>
              </table:table-cell>
              <table:table-cell office:value-type="float" office:value="0.113693693693694">
                <text:p>0.1136936936936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13214285714286">
                <text:p>0.113214285714286</text:p>
              </table:table-cell>
              <table:table-cell office:value-type="float" office:value="0.113482142857143">
                <text:p>0.113482142857143</text:p>
              </table:table-cell>
              <table:table-cell office:value-type="float" office:value="0.11375">
                <text:p>0.11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14336283185841">
                <text:p>0.114336283185841</text:p>
              </table:table-cell>
              <table:table-cell office:value-type="float" office:value="0.114424778761062">
                <text:p>0.114424778761062</text:p>
              </table:table-cell>
              <table:table-cell office:value-type="float" office:value="0.114513274336283">
                <text:p>0.114513274336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14561403508772">
                <text:p>0.114561403508772</text:p>
              </table:table-cell>
              <table:table-cell office:value-type="float" office:value="0.114912280701754">
                <text:p>0.114912280701754</text:p>
              </table:table-cell>
              <table:table-cell office:value-type="float" office:value="0.115263157894737">
                <text:p>0.115263157894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15478260869565">
                <text:p>0.115478260869565</text:p>
              </table:table-cell>
              <table:table-cell office:value-type="float" office:value="0.115565217391304">
                <text:p>0.115565217391304</text:p>
              </table:table-cell>
              <table:table-cell office:value-type="float" office:value="0.115652173913043">
                <text:p>0.1156521739130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16896551724138">
                <text:p>0.116896551724138</text:p>
              </table:table-cell>
              <table:table-cell office:value-type="float" office:value="0.117241379310345">
                <text:p>0.117241379310345</text:p>
              </table:table-cell>
              <table:table-cell office:value-type="float" office:value="0.117586206896552">
                <text:p>0.117586206896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16923076923077">
                <text:p>0.116923076923077</text:p>
              </table:table-cell>
              <table:table-cell office:value-type="float" office:value="0.117179487179487">
                <text:p>0.117179487179487</text:p>
              </table:table-cell>
              <table:table-cell office:value-type="float" office:value="0.117435897435897">
                <text:p>0.117435897435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17796610169492">
                <text:p>0.117796610169492</text:p>
              </table:table-cell>
              <table:table-cell office:value-type="float" office:value="0.117796610169492">
                <text:p>0.117796610169492</text:p>
              </table:table-cell>
              <table:table-cell office:value-type="float" office:value="0.117796610169492">
                <text:p>0.117796610169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18655462184874">
                <text:p>0.118655462184874</text:p>
              </table:table-cell>
              <table:table-cell office:value-type="float" office:value="0.118655462184874">
                <text:p>0.118655462184874</text:p>
              </table:table-cell>
              <table:table-cell office:value-type="float" office:value="0.118655462184874">
                <text:p>0.1186554621848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19333333333333">
                <text:p>0.119333333333333</text:p>
              </table:table-cell>
              <table:table-cell office:value-type="float" office:value="0.12075">
                <text:p>0.12075</text:p>
              </table:table-cell>
              <table:table-cell office:value-type="float" office:value="0.122166666666667">
                <text:p>0.1221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20330578512397">
                <text:p>0.120330578512397</text:p>
              </table:table-cell>
              <table:table-cell office:value-type="float" office:value="0.120495867768595">
                <text:p>0.120495867768595</text:p>
              </table:table-cell>
              <table:table-cell office:value-type="float" office:value="0.120661157024793">
                <text:p>0.1206611570247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21311475409836">
                <text:p>0.121311475409836</text:p>
              </table:table-cell>
              <table:table-cell office:value-type="float" office:value="0.121803278688525">
                <text:p>0.121803278688525</text:p>
              </table:table-cell>
              <table:table-cell office:value-type="float" office:value="0.122295081967213">
                <text:p>0.122295081967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21626016260163">
                <text:p>0.121626016260163</text:p>
              </table:table-cell>
              <table:table-cell office:value-type="float" office:value="0.121788617886179">
                <text:p>0.121788617886179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22903225806452">
                <text:p>0.122903225806452</text:p>
              </table:table-cell>
              <table:table-cell office:value-type="float" office:value="0.122983870967742">
                <text:p>0.122983870967742</text:p>
              </table:table-cell>
              <table:table-cell office:value-type="float" office:value="0.123064516129032">
                <text:p>0.123064516129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2384">
                <text:p>0.12384</text:p>
              </table:table-cell>
              <table:table-cell office:value-type="float" office:value="0.12432">
                <text:p>0.12432</text:p>
              </table:table-cell>
              <table:table-cell office:value-type="float" office:value="0.1248">
                <text:p>0.1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23968253968254">
                <text:p>0.123968253968254</text:p>
              </table:table-cell>
              <table:table-cell office:value-type="float" office:value="0.123968253968254">
                <text:p>0.123968253968254</text:p>
              </table:table-cell>
              <table:table-cell office:value-type="float" office:value="0.123968253968254">
                <text:p>0.123968253968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25826771653543">
                <text:p>0.125826771653543</text:p>
              </table:table-cell>
              <table:table-cell office:value-type="float" office:value="0.12740157480315">
                <text:p>0.12740157480315</text:p>
              </table:table-cell>
              <table:table-cell office:value-type="float" office:value="0.128976377952756">
                <text:p>0.128976377952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259375">
                <text:p>0.1259375</text:p>
              </table:table-cell>
              <table:table-cell office:value-type="float" office:value="0.1259375">
                <text:p>0.1259375</text:p>
              </table:table-cell>
              <table:table-cell office:value-type="float" office:value="0.1259375">
                <text:p>0.125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27906976744186">
                <text:p>0.127906976744186</text:p>
              </table:table-cell>
              <table:table-cell office:value-type="float" office:value="0.127984496124031">
                <text:p>0.127984496124031</text:p>
              </table:table-cell>
              <table:table-cell office:value-type="float" office:value="0.128062015503876">
                <text:p>0.128062015503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27538461538462">
                <text:p>0.127538461538462</text:p>
              </table:table-cell>
              <table:table-cell office:value-type="float" office:value="0.127769230769231">
                <text:p>0.12776923076923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2793893129771">
                <text:p>0.12793893129771</text:p>
              </table:table-cell>
              <table:table-cell office:value-type="float" office:value="0.12824427480916">
                <text:p>0.12824427480916</text:p>
              </table:table-cell>
              <table:table-cell office:value-type="float" office:value="0.128549618320611">
                <text:p>0.1285496183206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28787878787879">
                <text:p>0.128787878787879</text:p>
              </table:table-cell>
              <table:table-cell office:value-type="float" office:value="0.129772727272727">
                <text:p>0.129772727272727</text:p>
              </table:table-cell>
              <table:table-cell office:value-type="float" office:value="0.130757575757576">
                <text:p>0.130757575757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30827067669173">
                <text:p>0.130827067669173</text:p>
              </table:table-cell>
              <table:table-cell office:value-type="float" office:value="0.130827067669173">
                <text:p>0.130827067669173</text:p>
              </table:table-cell>
              <table:table-cell office:value-type="float" office:value="0.130827067669173">
                <text:p>0.1308270676691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30298507462687">
                <text:p>0.130298507462687</text:p>
              </table:table-cell>
              <table:table-cell office:value-type="float" office:value="0.130298507462687">
                <text:p>0.130298507462687</text:p>
              </table:table-cell>
              <table:table-cell office:value-type="float" office:value="0.130298507462687">
                <text:p>0.130298507462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31111111111111">
                <text:p>0.131111111111111</text:p>
              </table:table-cell>
              <table:table-cell office:value-type="float" office:value="0.131111111111111">
                <text:p>0.131111111111111</text:p>
              </table:table-cell>
              <table:table-cell office:value-type="float" office:value="0.131111111111111">
                <text:p>0.131111111111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31911764705882">
                <text:p>0.131911764705882</text:p>
              </table:table-cell>
              <table:table-cell office:value-type="float" office:value="0.132352941176471">
                <text:p>0.132352941176471</text:p>
              </table:table-cell>
              <table:table-cell office:value-type="float" office:value="0.132794117647059">
                <text:p>0.132794117647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33430656934307">
                <text:p>0.133430656934307</text:p>
              </table:table-cell>
              <table:table-cell office:value-type="float" office:value="0.133576642335766">
                <text:p>0.133576642335766</text:p>
              </table:table-cell>
              <table:table-cell office:value-type="float" office:value="0.133722627737226">
                <text:p>0.133722627737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33478260869565">
                <text:p>0.133478260869565</text:p>
              </table:table-cell>
              <table:table-cell office:value-type="float" office:value="0.133478260869565">
                <text:p>0.133478260869565</text:p>
              </table:table-cell>
              <table:table-cell office:value-type="float" office:value="0.133478260869565">
                <text:p>0.1334782608695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34388489208633">
                <text:p>0.134388489208633</text:p>
              </table:table-cell>
              <table:table-cell office:value-type="float" office:value="0.134388489208633">
                <text:p>0.134388489208633</text:p>
              </table:table-cell>
              <table:table-cell office:value-type="float" office:value="0.134388489208633">
                <text:p>0.1343884892086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35714285714286">
                <text:p>0.135714285714286</text:p>
              </table:table-cell>
              <table:table-cell office:value-type="float" office:value="0.136071428571429">
                <text:p>0.136071428571429</text:p>
              </table:table-cell>
              <table:table-cell office:value-type="float" office:value="0.136428571428571">
                <text:p>0.136428571428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35886524822695">
                <text:p>0.135886524822695</text:p>
              </table:table-cell>
              <table:table-cell office:value-type="float" office:value="0.136099290780142">
                <text:p>0.136099290780142</text:p>
              </table:table-cell>
              <table:table-cell office:value-type="float" office:value="0.136312056737589">
                <text:p>0.136312056737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37323943661972">
                <text:p>0.137323943661972</text:p>
              </table:table-cell>
              <table:table-cell office:value-type="float" office:value="0.137887323943662">
                <text:p>0.137887323943662</text:p>
              </table:table-cell>
              <table:table-cell office:value-type="float" office:value="0.138450704225352">
                <text:p>0.1384507042253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37202797202797">
                <text:p>0.137202797202797</text:p>
              </table:table-cell>
              <table:table-cell office:value-type="float" office:value="0.137412587412587">
                <text:p>0.137412587412587</text:p>
              </table:table-cell>
              <table:table-cell office:value-type="float" office:value="0.137622377622378">
                <text:p>0.1376223776223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39166666666667">
                <text:p>0.139166666666667</text:p>
              </table:table-cell>
              <table:table-cell office:value-type="float" office:value="0.139375">
                <text:p>0.139375</text:p>
              </table:table-cell>
              <table:table-cell office:value-type="float" office:value="0.139583333333333">
                <text:p>0.13958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38758620689655">
                <text:p>0.138758620689655</text:p>
              </table:table-cell>
              <table:table-cell office:value-type="float" office:value="0.138896551724138">
                <text:p>0.138896551724138</text:p>
              </table:table-cell>
              <table:table-cell office:value-type="float" office:value="0.139034482758621">
                <text:p>0.1390344827586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3958904109589">
                <text:p>0.13958904109589</text:p>
              </table:table-cell>
              <table:table-cell office:value-type="float" office:value="0.139794520547945">
                <text:p>0.1397945205479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41224489795918">
                <text:p>0.141224489795918</text:p>
              </table:table-cell>
              <table:table-cell office:value-type="float" office:value="0.14156462585034">
                <text:p>0.14156462585034</text:p>
              </table:table-cell>
              <table:table-cell office:value-type="float" office:value="0.141904761904762">
                <text:p>0.1419047619047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41756756756757">
                <text:p>0.141756756756757</text:p>
              </table:table-cell>
              <table:table-cell office:value-type="float" office:value="0.141824324324324">
                <text:p>0.141824324324324</text:p>
              </table:table-cell>
              <table:table-cell office:value-type="float" office:value="0.141891891891892">
                <text:p>0.141891891891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42147651006711">
                <text:p>0.142147651006711</text:p>
              </table:table-cell>
              <table:table-cell office:value-type="float" office:value="0.142147651006711">
                <text:p>0.142147651006711</text:p>
              </table:table-cell>
              <table:table-cell office:value-type="float" office:value="0.142147651006711">
                <text:p>0.1421476510067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432">
                <text:p>0.1432</text:p>
              </table:table-cell>
              <table:table-cell office:value-type="float" office:value="0.143666666666667">
                <text:p>0.143666666666667</text:p>
              </table:table-cell>
              <table:table-cell office:value-type="float" office:value="0.144133333333333">
                <text:p>0.1441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43708609271523">
                <text:p>0.143708609271523</text:p>
              </table:table-cell>
              <table:table-cell office:value-type="float" office:value="0.143774834437086">
                <text:p>0.143774834437086</text:p>
              </table:table-cell>
              <table:table-cell office:value-type="float" office:value="0.143841059602649">
                <text:p>0.1438410596026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44605263157895">
                <text:p>0.144605263157895</text:p>
              </table:table-cell>
              <table:table-cell office:value-type="float" office:value="0.144736842105263">
                <text:p>0.144736842105263</text:p>
              </table:table-cell>
              <table:table-cell office:value-type="float" office:value="0.144868421052632">
                <text:p>0.144868421052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46013071895425">
                <text:p>0.146013071895425</text:p>
              </table:table-cell>
              <table:table-cell office:value-type="float" office:value="0.146143790849673">
                <text:p>0.146143790849673</text:p>
              </table:table-cell>
              <table:table-cell office:value-type="float" office:value="0.146274509803922">
                <text:p>0.146274509803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46103896103896">
                <text:p>0.146103896103896</text:p>
              </table:table-cell>
              <table:table-cell office:value-type="float" office:value="0.146233766233766">
                <text:p>0.146233766233766</text:p>
              </table:table-cell>
              <table:table-cell office:value-type="float" office:value="0.146363636363636">
                <text:p>0.146363636363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46838709677419">
                <text:p>0.146838709677419</text:p>
              </table:table-cell>
              <table:table-cell office:value-type="float" office:value="0.146838709677419">
                <text:p>0.146838709677419</text:p>
              </table:table-cell>
              <table:table-cell office:value-type="float" office:value="0.146838709677419">
                <text:p>0.146838709677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48461538461538">
                <text:p>0.148461538461538</text:p>
              </table:table-cell>
              <table:table-cell office:value-type="float" office:value="0.148525641025641">
                <text:p>0.148525641025641</text:p>
              </table:table-cell>
              <table:table-cell office:value-type="float" office:value="0.148589743589744">
                <text:p>0.1485897435897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48662420382166">
                <text:p>0.148662420382166</text:p>
              </table:table-cell>
              <table:table-cell office:value-type="float" office:value="0.148853503184713">
                <text:p>0.148853503184713</text:p>
              </table:table-cell>
              <table:table-cell office:value-type="float" office:value="0.149044585987261">
                <text:p>0.1490445859872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49620253164557">
                <text:p>0.149620253164557</text:p>
              </table:table-cell>
              <table:table-cell office:value-type="float" office:value="0.149746835443038">
                <text:p>0.149746835443038</text:p>
              </table:table-cell>
              <table:table-cell office:value-type="float" office:value="0.149873417721519">
                <text:p>0.1498734177215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50314465408805">
                <text:p>0.150314465408805</text:p>
              </table:table-cell>
              <table:table-cell office:value-type="float" office:value="0.150817610062893">
                <text:p>0.150817610062893</text:p>
              </table:table-cell>
              <table:table-cell office:value-type="float" office:value="0.151320754716981">
                <text:p>0.1513207547169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51125">
                <text:p>0.151125</text:p>
              </table:table-cell>
              <table:table-cell office:value-type="float" office:value="0.1511875">
                <text:p>0.1511875</text:p>
              </table:table-cell>
              <table:table-cell office:value-type="float" office:value="0.15125">
                <text:p>0.15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51428571428571">
                <text:p>0.151428571428571</text:p>
              </table:table-cell>
              <table:table-cell office:value-type="float" office:value="0.151614906832298">
                <text:p>0.151614906832298</text:p>
              </table:table-cell>
              <table:table-cell office:value-type="float" office:value="0.151801242236025">
                <text:p>0.1518012422360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53086419753086">
                <text:p>0.153086419753086</text:p>
              </table:table-cell>
              <table:table-cell office:value-type="float" office:value="0.153395061728395">
                <text:p>0.153395061728395</text:p>
              </table:table-cell>
              <table:table-cell office:value-type="float" office:value="0.153703703703704">
                <text:p>0.1537037037037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53374233128834">
                <text:p>0.153374233128834</text:p>
              </table:table-cell>
              <table:table-cell office:value-type="float" office:value="0.153374233128834">
                <text:p>0.153374233128834</text:p>
              </table:table-cell>
              <table:table-cell office:value-type="float" office:value="0.153374233128834">
                <text:p>0.153374233128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54146341463415">
                <text:p>0.154146341463415</text:p>
              </table:table-cell>
              <table:table-cell office:value-type="float" office:value="0.154207317073171">
                <text:p>0.154207317073171</text:p>
              </table:table-cell>
              <table:table-cell office:value-type="float" office:value="0.154268292682927">
                <text:p>0.1542682926829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54545454545455">
                <text:p>0.154545454545455</text:p>
              </table:table-cell>
              <table:table-cell office:value-type="float" office:value="0.154909090909091">
                <text:p>0.154909090909091</text:p>
              </table:table-cell>
              <table:table-cell office:value-type="float" office:value="0.155272727272727">
                <text:p>0.1552727272727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55542168674699">
                <text:p>0.155542168674699</text:p>
              </table:table-cell>
              <table:table-cell office:value-type="float" office:value="0.155722891566265">
                <text:p>0.155722891566265</text:p>
              </table:table-cell>
              <table:table-cell office:value-type="float" office:value="0.155903614457831">
                <text:p>0.1559036144578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56766467065868">
                <text:p>0.156766467065868</text:p>
              </table:table-cell>
              <table:table-cell office:value-type="float" office:value="0.156946107784431">
                <text:p>0.156946107784431</text:p>
              </table:table-cell>
              <table:table-cell office:value-type="float" office:value="0.157125748502994">
                <text:p>0.1571257485029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57619047619048">
                <text:p>0.157619047619048</text:p>
              </table:table-cell>
              <table:table-cell office:value-type="float" office:value="0.16047619047619">
                <text:p>0.16047619047619</text:p>
              </table:table-cell>
              <table:table-cell office:value-type="float" office:value="0.163333333333333">
                <text:p>0.1633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57869822485207">
                <text:p>0.157869822485207</text:p>
              </table:table-cell>
              <table:table-cell office:value-type="float" office:value="0.158165680473373">
                <text:p>0.158165680473373</text:p>
              </table:table-cell>
              <table:table-cell office:value-type="float" office:value="0.158461538461538">
                <text:p>0.1584615384615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59294117647059">
                <text:p>0.159294117647059</text:p>
              </table:table-cell>
              <table:table-cell office:value-type="float" office:value="0.159470588235294">
                <text:p>0.159470588235294</text:p>
              </table:table-cell>
              <table:table-cell office:value-type="float" office:value="0.159647058823529">
                <text:p>0.159647058823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59649122807018">
                <text:p>0.159649122807018</text:p>
              </table:table-cell>
              <table:table-cell office:value-type="float" office:value="0.159941520467836">
                <text:p>0.159941520467836</text:p>
              </table:table-cell>
              <table:table-cell office:value-type="float" office:value="0.160233918128655">
                <text:p>0.1602339181286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61162790697674">
                <text:p>0.161162790697674</text:p>
              </table:table-cell>
              <table:table-cell office:value-type="float" office:value="0.161395348837209">
                <text:p>0.161395348837209</text:p>
              </table:table-cell>
              <table:table-cell office:value-type="float" office:value="0.161627906976744">
                <text:p>0.161627906976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61040462427746">
                <text:p>0.161040462427746</text:p>
              </table:table-cell>
              <table:table-cell office:value-type="float" office:value="0.16121387283237">
                <text:p>0.16121387283237</text:p>
              </table:table-cell>
              <table:table-cell office:value-type="float" office:value="0.161387283236994">
                <text:p>0.1613872832369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61724137931034">
                <text:p>0.161724137931034</text:p>
              </table:table-cell>
              <table:table-cell office:value-type="float" office:value="0.161954022988506">
                <text:p>0.161954022988506</text:p>
              </table:table-cell>
              <table:table-cell office:value-type="float" office:value="0.162183908045977">
                <text:p>0.1621839080459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62971428571429">
                <text:p>0.162971428571429</text:p>
              </table:table-cell>
              <table:table-cell office:value-type="float" office:value="0.163371428571429">
                <text:p>0.163371428571429</text:p>
              </table:table-cell>
              <table:table-cell office:value-type="float" office:value="0.163771428571429">
                <text:p>0.1637714285714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63295454545455">
                <text:p>0.163295454545455</text:p>
              </table:table-cell>
              <table:table-cell office:value-type="float" office:value="0.163409090909091">
                <text:p>0.163409090909091</text:p>
              </table:table-cell>
              <table:table-cell office:value-type="float" office:value="0.163522727272727">
                <text:p>0.1635227272727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64858757062147">
                <text:p>0.164858757062147</text:p>
              </table:table-cell>
              <table:table-cell office:value-type="float" office:value="0.164971751412429">
                <text:p>0.164971751412429</text:p>
              </table:table-cell>
              <table:table-cell office:value-type="float" office:value="0.165084745762712">
                <text:p>0.165084745762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63820224719101">
                <text:p>0.163820224719101</text:p>
              </table:table-cell>
              <table:table-cell office:value-type="float" office:value="0.164325842696629">
                <text:p>0.164325842696629</text:p>
              </table:table-cell>
              <table:table-cell office:value-type="float" office:value="0.164831460674157">
                <text:p>0.1648314606741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66033519553073">
                <text:p>0.166033519553073</text:p>
              </table:table-cell>
              <table:table-cell office:value-type="float" office:value="0.166703910614525">
                <text:p>0.166703910614525</text:p>
              </table:table-cell>
              <table:table-cell office:value-type="float" office:value="0.167374301675978">
                <text:p>0.1673743016759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66444444444444">
                <text:p>0.166444444444444</text:p>
              </table:table-cell>
              <table:table-cell office:value-type="float" office:value="0.166777777777778">
                <text:p>0.166777777777778</text:p>
              </table:table-cell>
              <table:table-cell office:value-type="float" office:value="0.167111111111111">
                <text:p>0.167111111111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67734806629834">
                <text:p>0.167734806629834</text:p>
              </table:table-cell>
              <table:table-cell office:value-type="float" office:value="0.167845303867403">
                <text:p>0.167845303867403</text:p>
              </table:table-cell>
              <table:table-cell office:value-type="float" office:value="0.167955801104972">
                <text:p>0.1679558011049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68791208791209">
                <text:p>0.168791208791209</text:p>
              </table:table-cell>
              <table:table-cell office:value-type="float" office:value="0.168956043956044">
                <text:p>0.168956043956044</text:p>
              </table:table-cell>
              <table:table-cell office:value-type="float" office:value="0.169120879120879">
                <text:p>0.1691208791208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69071038251366">
                <text:p>0.169071038251366</text:p>
              </table:table-cell>
              <table:table-cell office:value-type="float" office:value="0.169180327868852">
                <text:p>0.169180327868852</text:p>
              </table:table-cell>
              <table:table-cell office:value-type="float" office:value="0.169289617486339">
                <text:p>0.1692896174863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7054347826087">
                <text:p>0.17054347826087</text:p>
              </table:table-cell>
              <table:table-cell office:value-type="float" office:value="0.170652173913043">
                <text:p>0.170652173913043</text:p>
              </table:table-cell>
              <table:table-cell office:value-type="float" office:value="0.170760869565217">
                <text:p>0.170760869565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70702702702703">
                <text:p>0.170702702702703</text:p>
              </table:table-cell>
              <table:table-cell office:value-type="float" office:value="0.170918918918919">
                <text:p>0.170918918918919</text:p>
              </table:table-cell>
              <table:table-cell office:value-type="float" office:value="0.171135135135135">
                <text:p>0.171135135135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71827956989247">
                <text:p>0.171827956989247</text:p>
              </table:table-cell>
              <table:table-cell office:value-type="float" office:value="0.172365591397849">
                <text:p>0.172365591397849</text:p>
              </table:table-cell>
              <table:table-cell office:value-type="float" office:value="0.172903225806452">
                <text:p>0.1729032258064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72299465240642">
                <text:p>0.172299465240642</text:p>
              </table:table-cell>
              <table:table-cell office:value-type="float" office:value="0.172406417112299">
                <text:p>0.172406417112299</text:p>
              </table:table-cell>
              <table:table-cell office:value-type="float" office:value="0.172513368983957">
                <text:p>0.1725133689839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73297872340426">
                <text:p>0.173297872340426</text:p>
              </table:table-cell>
              <table:table-cell office:value-type="float" office:value="0.173510638297872">
                <text:p>0.173510638297872</text:p>
              </table:table-cell>
              <table:table-cell office:value-type="float" office:value="0.173723404255319">
                <text:p>0.1737234042553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73968253968254">
                <text:p>0.173968253968254</text:p>
              </table:table-cell>
              <table:table-cell office:value-type="float" office:value="0.174074074074074">
                <text:p>0.174074074074074</text:p>
              </table:table-cell>
              <table:table-cell office:value-type="float" office:value="0.174179894179894">
                <text:p>0.1741798941798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74947368421053">
                <text:p>0.174947368421053</text:p>
              </table:table-cell>
              <table:table-cell office:value-type="float" office:value="0.175157894736842">
                <text:p>0.175157894736842</text:p>
              </table:table-cell>
              <table:table-cell office:value-type="float" office:value="0.175368421052632">
                <text:p>0.17536842105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75183246073298">
                <text:p>0.175183246073298</text:p>
              </table:table-cell>
              <table:table-cell office:value-type="float" office:value="0.175340314136126">
                <text:p>0.175340314136126</text:p>
              </table:table-cell>
              <table:table-cell office:value-type="float" office:value="0.175497382198953">
                <text:p>0.175497382198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76145833333333">
                <text:p>0.176145833333333</text:p>
              </table:table-cell>
              <table:table-cell office:value-type="float" office:value="0.176510416666667">
                <text:p>0.176510416666667</text:p>
              </table:table-cell>
              <table:table-cell office:value-type="float" office:value="0.176875">
                <text:p>0.176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77098445595855">
                <text:p>0.177098445595855</text:p>
              </table:table-cell>
              <table:table-cell office:value-type="float" office:value="0.17720207253886">
                <text:p>0.17720207253886</text:p>
              </table:table-cell>
              <table:table-cell office:value-type="float" office:value="0.177305699481865">
                <text:p>0.1773056994818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78144329896907">
                <text:p>0.178144329896907</text:p>
              </table:table-cell>
              <table:table-cell office:value-type="float" office:value="0.17819587628866">
                <text:p>0.17819587628866</text:p>
              </table:table-cell>
              <table:table-cell office:value-type="float" office:value="0.178247422680412">
                <text:p>0.178247422680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78666666666667">
                <text:p>0.178666666666667</text:p>
              </table:table-cell>
              <table:table-cell office:value-type="float" office:value="0.178717948717949">
                <text:p>0.178717948717949</text:p>
              </table:table-cell>
              <table:table-cell office:value-type="float" office:value="0.178769230769231">
                <text:p>0.1787692307692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79387755102041">
                <text:p>0.179387755102041</text:p>
              </table:table-cell>
              <table:table-cell office:value-type="float" office:value="0.17984693877551">
                <text:p>0.17984693877551</text:p>
              </table:table-cell>
              <table:table-cell office:value-type="float" office:value="0.18030612244898">
                <text:p>0.18030612244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8">
                <text:p>0.18</text:p>
              </table:table-cell>
              <table:table-cell office:value-type="float" office:value="0.180355329949239">
                <text:p>0.180355329949239</text:p>
              </table:table-cell>
              <table:table-cell office:value-type="float" office:value="0.180710659898477">
                <text:p>0.1807106598984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80909090909091">
                <text:p>0.180909090909091</text:p>
              </table:table-cell>
              <table:table-cell office:value-type="float" office:value="0.181161616161616">
                <text:p>0.181161616161616</text:p>
              </table:table-cell>
              <table:table-cell office:value-type="float" office:value="0.181414141414141">
                <text:p>0.1814141414141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81708542713568">
                <text:p>0.181708542713568</text:p>
              </table:table-cell>
              <table:table-cell office:value-type="float" office:value="0.182110552763819">
                <text:p>0.182110552763819</text:p>
              </table:table-cell>
              <table:table-cell office:value-type="float" office:value="0.18251256281407">
                <text:p>0.182512562814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831">
                <text:p>0.1831</text:p>
              </table:table-cell>
              <table:table-cell office:value-type="float" office:value="0.1833">
                <text:p>0.1833</text:p>
              </table:table-cell>
              <table:table-cell office:value-type="float" office:value="0.1835">
                <text:p>0.1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705cm" svg:height="14.7cm" xlink:href=".." xlink:type="simple" chart:class="chart:scatter" chart:style-name="ch1">
        <chart:title svg:x="12.252cm" svg:y="0.43cm" chart:style-name="ch2">
          <text:p>Tiempo/(cantidad de vuelos)^2</text:p>
        </chart:title>
        <chart:legend chart:legend-position="end" svg:x="25.955cm" svg:y="6.553cm" style:legend-expansion="high" chart:style-name="ch3"/>
        <chart:plot-area chart:style-name="ch4" table:cell-range-address="Hoja1.A20:Hoja1.A202 Hoja1.M20:Hoja1.O202" chart:data-source-has-labels="row" svg:x="1.625cm" svg:y="2.117cm" svg:width="23.102cm" svg:height="11.308cm">
          <chartooo:coordinate-region svg:x="2.908cm" svg:y="2.316cm" svg:width="21.539cm" svg:height="10.462cm"/>
          <chart:axis chart:dimension="x" chart:name="primary-x" chart:style-name="ch5">
            <chart:title svg:x="11.756cm" svg:y="13.719cm" chart:style-name="ch6">
              <text:p>cantidad de vuelos</text:p>
            </chart:title>
          </chart:axis>
          <chart:axis chart:dimension="y" chart:name="primary-y" chart:style-name="ch5">
            <chart:title svg:x="0.451cm" svg:y="9.548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M20:Hoja1.M202" chart:label-cell-address="&quot;tiempo mínimo/vuelos^2&quot;" chart:class="chart:scatter">
            <chart:domain table:cell-range-address="Hoja1.A20:Hoja1.A202"/>
            <chart:data-point chart:repeated="183"/>
          </chart:series>
          <chart:series chart:style-name="ch10" chart:values-cell-range-address="Hoja1.N20:Hoja1.N202" chart:label-cell-address="&quot;tiempo promedio/vuelos^2&quot;" chart:class="chart:scatter">
            <chart:data-point chart:repeated="183"/>
          </chart:series>
          <chart:series chart:style-name="ch11" chart:values-cell-range-address="Hoja1.O20:Hoja1.O202" chart:label-cell-address="&quot;tiempo máximo/vuelos^2&quot;" chart:class="chart:scatter">
            <chart:data-point chart:repeated="18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mínimo/vuelos^2</text:p>
              </table:table-cell>
              <table:table-cell office:value-type="string">
                <text:p>tiempo promedio/vuelos^2</text:p>
              </table:table-cell>
              <table:table-cell office:value-type="string">
                <text:p>tiempo máximo/vuelos^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Hoja1.A20:Hoja1.A202</svg:desc>
                </draw:g>
              </table:table-cell>
              <table:table-cell office:value-type="float" office:value="0.00240740740740741">
                <text:p>0.00240740740740741</text:p>
                <draw:g>
                  <svg:desc>Hoja1.M20:Hoja1.M202</svg:desc>
                </draw:g>
              </table:table-cell>
              <table:table-cell office:value-type="float" office:value="0.00240740740740741">
                <text:p>0.00240740740740741</text:p>
                <draw:g>
                  <svg:desc>Hoja1.N20:Hoja1.N202</svg:desc>
                </draw:g>
              </table:table-cell>
              <table:table-cell office:value-type="float" office:value="0.00240740740740741">
                <text:p>0.00240740740740741</text:p>
                <draw:g>
                  <svg:desc>Hoja1.O20:Hoja1.O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00232686980609418">
                <text:p>0.00232686980609418</text:p>
              </table:table-cell>
              <table:table-cell office:value-type="float" office:value="0.00232686980609418">
                <text:p>0.00232686980609418</text:p>
              </table:table-cell>
              <table:table-cell office:value-type="float" office:value="0.00232686980609418">
                <text:p>0.00232686980609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22">
                <text:p>0.0022</text:p>
              </table:table-cell>
              <table:table-cell office:value-type="float" office:value="0.002225">
                <text:p>0.002225</text:p>
              </table:table-cell>
              <table:table-cell office:value-type="float" office:value="0.00225">
                <text:p>0.00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.00213151927437642">
                <text:p>0.00213151927437642</text:p>
              </table:table-cell>
              <table:table-cell office:value-type="float" office:value="0.00213151927437642">
                <text:p>0.00213151927437642</text:p>
              </table:table-cell>
              <table:table-cell office:value-type="float" office:value="0.00213151927437642">
                <text:p>0.00213151927437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0206611570247934">
                <text:p>0.00206611570247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0.00200378071833648">
                <text:p>0.00200378071833648</text:p>
              </table:table-cell>
              <table:table-cell office:value-type="float" office:value="0.0020226843100189">
                <text:p>0.0020226843100189</text:p>
              </table:table-cell>
              <table:table-cell office:value-type="float" office:value="0.00204158790170132">
                <text:p>0.00204158790170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00190972222222222">
                <text:p>0.00190972222222222</text:p>
              </table:table-cell>
              <table:table-cell office:value-type="float" office:value="0.00192708333333333">
                <text:p>0.00192708333333333</text:p>
              </table:table-cell>
              <table:table-cell office:value-type="float" office:value="0.00194444444444444">
                <text:p>0.0019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001888">
                <text:p>0.001888</text:p>
              </table:table-cell>
              <table:table-cell office:value-type="float" office:value="0.001888">
                <text:p>0.001888</text:p>
              </table:table-cell>
              <table:table-cell office:value-type="float" office:value="0.001888">
                <text:p>0.001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00180473372781065">
                <text:p>0.00180473372781065</text:p>
              </table:table-cell>
              <table:table-cell office:value-type="float" office:value="0.00181952662721893">
                <text:p>0.00181952662721893</text:p>
              </table:table-cell>
              <table:table-cell office:value-type="float" office:value="0.00183431952662722">
                <text:p>0.00183431952662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.00178326474622771">
                <text:p>0.00178326474622771</text:p>
              </table:table-cell>
              <table:table-cell office:value-type="float" office:value="0.00179698216735254">
                <text:p>0.00179698216735254</text:p>
              </table:table-cell>
              <table:table-cell office:value-type="float" office:value="0.00181069958847737">
                <text:p>0.00181069958847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00173469387755102">
                <text:p>0.00173469387755102</text:p>
              </table:table-cell>
              <table:table-cell office:value-type="float" office:value="0.00174744897959184">
                <text:p>0.00174744897959184</text:p>
              </table:table-cell>
              <table:table-cell office:value-type="float" office:value="0.00176020408163265">
                <text:p>0.00176020408163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0.0016884661117717">
                <text:p>0.0016884661117717</text:p>
              </table:table-cell>
              <table:table-cell office:value-type="float" office:value="0.00171224732461356">
                <text:p>0.00171224732461356</text:p>
              </table:table-cell>
              <table:table-cell office:value-type="float" office:value="0.00173602853745541">
                <text:p>0.00173602853745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68888888888889">
                <text:p>0.00168888888888889</text:p>
              </table:table-cell>
              <table:table-cell office:value-type="float" office:value="0.00171111111111111">
                <text:p>0.0017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0.00166493236212279">
                <text:p>0.00166493236212279</text:p>
              </table:table-cell>
              <table:table-cell office:value-type="float" office:value="0.00166493236212279">
                <text:p>0.00166493236212279</text:p>
              </table:table-cell>
              <table:table-cell office:value-type="float" office:value="0.00166493236212279">
                <text:p>0.00166493236212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0.00162109375">
                <text:p>0.00162109375</text:p>
              </table:table-cell>
              <table:table-cell office:value-type="float" office:value="0.001630859375">
                <text:p>0.001630859375</text:p>
              </table:table-cell>
              <table:table-cell office:value-type="float" office:value="0.001640625">
                <text:p>0.001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00157943067033976">
                <text:p>0.00157943067033976</text:p>
              </table:table-cell>
              <table:table-cell office:value-type="float" office:value="0.00157943067033976">
                <text:p>0.00157943067033976</text:p>
              </table:table-cell>
              <table:table-cell office:value-type="float" office:value="0.00157943067033976">
                <text:p>0.00157943067033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00155709342560554">
                <text:p>0.00155709342560554</text:p>
              </table:table-cell>
              <table:table-cell office:value-type="float" office:value="0.00155709342560554">
                <text:p>0.00155709342560554</text:p>
              </table:table-cell>
              <table:table-cell office:value-type="float" office:value="0.00155709342560554">
                <text:p>0.00155709342560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153469387755102">
                <text:p>0.00153469387755102</text:p>
              </table:table-cell>
              <table:table-cell office:value-type="float" office:value="0.00153469387755102">
                <text:p>0.00153469387755102</text:p>
              </table:table-cell>
              <table:table-cell office:value-type="float" office:value="0.00153469387755102">
                <text:p>0.00153469387755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0151234567901235">
                <text:p>0.00151234567901235</text:p>
              </table:table-cell>
              <table:table-cell office:value-type="float" office:value="0.00152006172839506">
                <text:p>0.00152006172839506</text:p>
              </table:table-cell>
              <table:table-cell office:value-type="float" office:value="0.00152777777777778">
                <text:p>0.00152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0.00149013878743608">
                <text:p>0.00149013878743608</text:p>
              </table:table-cell>
              <table:table-cell office:value-type="float" office:value="0.00149013878743608">
                <text:p>0.00149013878743608</text:p>
              </table:table-cell>
              <table:table-cell office:value-type="float" office:value="0.00149013878743608">
                <text:p>0.00149013878743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00146814404432133">
                <text:p>0.00146814404432133</text:p>
              </table:table-cell>
              <table:table-cell office:value-type="float" office:value="0.0014819944598338">
                <text:p>0.0014819944598338</text:p>
              </table:table-cell>
              <table:table-cell office:value-type="float" office:value="0.00149584487534626">
                <text:p>0.00149584487534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0.00144641683103222">
                <text:p>0.00144641683103222</text:p>
              </table:table-cell>
              <table:table-cell office:value-type="float" office:value="0.00145299145299145">
                <text:p>0.00145299145299145</text:p>
              </table:table-cell>
              <table:table-cell office:value-type="float" office:value="0.00145956607495069">
                <text:p>0.00145956607495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0014375">
                <text:p>0.0014375</text:p>
              </table:table-cell>
              <table:table-cell office:value-type="float" office:value="0.00148125">
                <text:p>0.00148125</text:p>
              </table:table-cell>
              <table:table-cell office:value-type="float" office:value="0.001525">
                <text:p>0.001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0.0014039262343843">
                <text:p>0.0014039262343843</text:p>
              </table:table-cell>
              <table:table-cell office:value-type="float" office:value="0.0014098750743605">
                <text:p>0.0014098750743605</text:p>
              </table:table-cell>
              <table:table-cell office:value-type="float" office:value="0.0014158239143367">
                <text:p>0.0014158239143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0.00139455782312925">
                <text:p>0.00139455782312925</text:p>
              </table:table-cell>
              <table:table-cell office:value-type="float" office:value="0.00140022675736961">
                <text:p>0.00140022675736961</text:p>
              </table:table-cell>
              <table:table-cell office:value-type="float" office:value="0.00140589569160998">
                <text:p>0.00140589569160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0.00137371552190373">
                <text:p>0.00137371552190373</text:p>
              </table:table-cell>
              <table:table-cell office:value-type="float" office:value="0.00137912385073012">
                <text:p>0.00137912385073012</text:p>
              </table:table-cell>
              <table:table-cell office:value-type="float" office:value="0.00138453217955652">
                <text:p>0.00138453217955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0.00137396694214876">
                <text:p>0.00137396694214876</text:p>
              </table:table-cell>
              <table:table-cell office:value-type="float" office:value="0.00137913223140496">
                <text:p>0.00137913223140496</text:p>
              </table:table-cell>
              <table:table-cell office:value-type="float" office:value="0.00138429752066116">
                <text:p>0.00138429752066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0.00135308641975309">
                <text:p>0.00135308641975309</text:p>
              </table:table-cell>
              <table:table-cell office:value-type="float" office:value="0.00136296296296296">
                <text:p>0.00136296296296296</text:p>
              </table:table-cell>
              <table:table-cell office:value-type="float" office:value="0.00137283950617284">
                <text:p>0.00137283950617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0.0013421550094518">
                <text:p>0.0013421550094518</text:p>
              </table:table-cell>
              <table:table-cell office:value-type="float" office:value="0.0013468809073724">
                <text:p>0.0013468809073724</text:p>
              </table:table-cell>
              <table:table-cell office:value-type="float" office:value="0.00135160680529301">
                <text:p>0.00135160680529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0.00133091896785876">
                <text:p>0.00133091896785876</text:p>
              </table:table-cell>
              <table:table-cell office:value-type="float" office:value="0.00133091896785876">
                <text:p>0.00133091896785876</text:p>
              </table:table-cell>
              <table:table-cell office:value-type="float" office:value="0.00133091896785876">
                <text:p>0.00133091896785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0.00131076388888889">
                <text:p>0.00131076388888889</text:p>
              </table:table-cell>
              <table:table-cell office:value-type="float" office:value="0.00131510416666667">
                <text:p>0.00131510416666667</text:p>
              </table:table-cell>
              <table:table-cell office:value-type="float" office:value="0.00131944444444444">
                <text:p>0.001319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00130778842149105">
                <text:p>0.00130778842149105</text:p>
              </table:table-cell>
              <table:table-cell office:value-type="float" office:value="0.00130778842149105">
                <text:p>0.00130778842149105</text:p>
              </table:table-cell>
              <table:table-cell office:value-type="float" office:value="0.00130778842149105">
                <text:p>0.00130778842149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.001296">
                <text:p>0.001296</text:p>
              </table:table-cell>
              <table:table-cell office:value-type="float" office:value="0.001304">
                <text:p>0.001304</text:p>
              </table:table-cell>
              <table:table-cell office:value-type="float" office:value="0.001312">
                <text:p>0.00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0.00129181084198385">
                <text:p>0.00129181084198385</text:p>
              </table:table-cell>
              <table:table-cell office:value-type="float" office:value="0.00129181084198385">
                <text:p>0.00129181084198385</text:p>
              </table:table-cell>
              <table:table-cell office:value-type="float" office:value="0.00129181084198385">
                <text:p>0.00129181084198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0.00127958579881657">
                <text:p>0.00127958579881657</text:p>
              </table:table-cell>
              <table:table-cell office:value-type="float" office:value="0.00128328402366864">
                <text:p>0.00128328402366864</text:p>
              </table:table-cell>
              <table:table-cell office:value-type="float" office:value="0.00128698224852071">
                <text:p>0.00128698224852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0.00126735493058028">
                <text:p>0.00126735493058028</text:p>
              </table:table-cell>
              <table:table-cell office:value-type="float" office:value="0.00127091491634033">
                <text:p>0.00127091491634033</text:p>
              </table:table-cell>
              <table:table-cell office:value-type="float" office:value="0.00127447490210039">
                <text:p>0.00127447490210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0.00126200274348423">
                <text:p>0.00126200274348423</text:p>
              </table:table-cell>
              <table:table-cell office:value-type="float" office:value="0.00126200274348423">
                <text:p>0.00126200274348423</text:p>
              </table:table-cell>
              <table:table-cell office:value-type="float" office:value="0.00126200274348423">
                <text:p>0.00126200274348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0.0012495867768595">
                <text:p>0.0012495867768595</text:p>
              </table:table-cell>
              <table:table-cell office:value-type="float" office:value="0.00125619834710744">
                <text:p>0.00125619834710744</text:p>
              </table:table-cell>
              <table:table-cell office:value-type="float" office:value="0.00126280991735537">
                <text:p>0.00126280991735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0.00124362244897959">
                <text:p>0.00124362244897959</text:p>
              </table:table-cell>
              <table:table-cell office:value-type="float" office:value="0.00124362244897959">
                <text:p>0.00124362244897959</text:p>
              </table:table-cell>
              <table:table-cell office:value-type="float" office:value="0.00124362244897959">
                <text:p>0.001243622448979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0.00123114804555248">
                <text:p>0.00123114804555248</text:p>
              </table:table-cell>
              <table:table-cell office:value-type="float" office:value="0.00126192674669129">
                <text:p>0.00126192674669129</text:p>
              </table:table-cell>
              <table:table-cell office:value-type="float" office:value="0.0012927054478301">
                <text:p>0.0012927054478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0.00123067776456599">
                <text:p>0.00123067776456599</text:p>
              </table:table-cell>
              <table:table-cell office:value-type="float" office:value="0.00123067776456599">
                <text:p>0.00123067776456599</text:p>
              </table:table-cell>
              <table:table-cell office:value-type="float" office:value="0.00123067776456599">
                <text:p>0.001230677764565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0.00121229531743752">
                <text:p>0.00121229531743752</text:p>
              </table:table-cell>
              <table:table-cell office:value-type="float" office:value="0.0012237862683137">
                <text:p>0.0012237862683137</text:p>
              </table:table-cell>
              <table:table-cell office:value-type="float" office:value="0.00123527721918989">
                <text:p>0.00123527721918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0.00120555555555556">
                <text:p>0.00120555555555556</text:p>
              </table:table-cell>
              <table:table-cell office:value-type="float" office:value="0.00120833333333333">
                <text:p>0.00120833333333333</text:p>
              </table:table-cell>
              <table:table-cell office:value-type="float" office:value="0.00121111111111111">
                <text:p>0.001211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0.00120397742542327">
                <text:p>0.00120397742542327</text:p>
              </table:table-cell>
              <table:table-cell office:value-type="float" office:value="0.00126578876646063">
                <text:p>0.00126578876646063</text:p>
              </table:table-cell>
              <table:table-cell office:value-type="float" office:value="0.00132760010749798">
                <text:p>0.00132760010749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0.00118626430801249">
                <text:p>0.00118626430801249</text:p>
              </table:table-cell>
              <table:table-cell office:value-type="float" office:value="0.00119146722164412">
                <text:p>0.00119146722164412</text:p>
              </table:table-cell>
              <table:table-cell office:value-type="float" office:value="0.00119667013527575">
                <text:p>0.00119667013527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0.00114890400604686">
                <text:p>0.00114890400604686</text:p>
              </table:table-cell>
              <table:table-cell office:value-type="float" office:value="0.00116906021667926">
                <text:p>0.00116906021667926</text:p>
              </table:table-cell>
              <table:table-cell office:value-type="float" office:value="0.00118921642731167">
                <text:p>0.00118921642731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0.0011767578125">
                <text:p>0.0011767578125</text:p>
              </table:table-cell>
              <table:table-cell office:value-type="float" office:value="0.00118408203125">
                <text:p>0.00118408203125</text:p>
              </table:table-cell>
              <table:table-cell office:value-type="float" office:value="0.00119140625">
                <text:p>0.0011914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0.00117869822485207">
                <text:p>0.00117869822485207</text:p>
              </table:table-cell>
              <table:table-cell office:value-type="float" office:value="0.0011810650887574">
                <text:p>0.0011810650887574</text:p>
              </table:table-cell>
              <table:table-cell office:value-type="float" office:value="0.00118343195266272">
                <text:p>0.00118343195266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0.00117539026629936">
                <text:p>0.00117539026629936</text:p>
              </table:table-cell>
              <table:table-cell office:value-type="float" office:value="0.00117539026629936">
                <text:p>0.00117539026629936</text:p>
              </table:table-cell>
              <table:table-cell office:value-type="float" office:value="0.00117539026629936">
                <text:p>0.00117539026629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0.00117175317442638">
                <text:p>0.00117175317442638</text:p>
              </table:table-cell>
              <table:table-cell office:value-type="float" office:value="0.00117175317442638">
                <text:p>0.00117175317442638</text:p>
              </table:table-cell>
              <table:table-cell office:value-type="float" office:value="0.00117175317442638">
                <text:p>0.001171753174426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0.00115484429065744">
                <text:p>0.00115484429065744</text:p>
              </table:table-cell>
              <table:table-cell office:value-type="float" office:value="0.00115484429065744">
                <text:p>0.00115484429065744</text:p>
              </table:table-cell>
              <table:table-cell office:value-type="float" office:value="0.00115484429065744">
                <text:p>0.00115484429065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0.00115942028985507">
                <text:p>0.00115942028985507</text:p>
              </table:table-cell>
              <table:table-cell office:value-type="float" office:value="0.00115942028985507">
                <text:p>0.00115942028985507</text:p>
              </table:table-cell>
              <table:table-cell office:value-type="float" office:value="0.00115942028985507">
                <text:p>0.00115942028985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0.0011469387755102">
                <text:p>0.0011469387755102</text:p>
              </table:table-cell>
              <table:table-cell office:value-type="float" office:value="0.00116734693877551">
                <text:p>0.00116734693877551</text:p>
              </table:table-cell>
              <table:table-cell office:value-type="float" office:value="0.00118775510204082">
                <text:p>0.00118775510204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0.00115056536401508">
                <text:p>0.00115056536401508</text:p>
              </table:table-cell>
              <table:table-cell office:value-type="float" office:value="0.00115453283078754">
                <text:p>0.00115453283078754</text:p>
              </table:table-cell>
              <table:table-cell office:value-type="float" office:value="0.00115850029756001">
                <text:p>0.00115850029756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0.00113425925925926">
                <text:p>0.00113425925925926</text:p>
              </table:table-cell>
              <table:table-cell office:value-type="float" office:value="0.00113618827160494">
                <text:p>0.00113618827160494</text:p>
              </table:table-cell>
              <table:table-cell office:value-type="float" office:value="0.00113811728395062">
                <text:p>0.00113811728395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0.00112966785513229">
                <text:p>0.00112966785513229</text:p>
              </table:table-cell>
              <table:table-cell office:value-type="float" office:value="0.00113154437980859">
                <text:p>0.00113154437980859</text:p>
              </table:table-cell>
              <table:table-cell office:value-type="float" office:value="0.00113342090448489">
                <text:p>0.00113342090448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0.00112490869247626">
                <text:p>0.00112490869247626</text:p>
              </table:table-cell>
              <table:table-cell office:value-type="float" office:value="0.00112673484295106">
                <text:p>0.00112673484295106</text:p>
              </table:table-cell>
              <table:table-cell office:value-type="float" office:value="0.00112856099342586">
                <text:p>0.00112856099342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0.00112">
                <text:p>0.00112</text:p>
              </table:table-cell>
              <table:table-cell office:value-type="float" office:value="0.00112177777777778">
                <text:p>0.00112177777777778</text:p>
              </table:table-cell>
              <table:table-cell office:value-type="float" office:value="0.00112355555555556">
                <text:p>0.00112355555555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0.00112534626038781">
                <text:p>0.00112534626038781</text:p>
              </table:table-cell>
              <table:table-cell office:value-type="float" office:value="0.00112534626038781">
                <text:p>0.00112534626038781</text:p>
              </table:table-cell>
              <table:table-cell office:value-type="float" office:value="0.00112534626038781">
                <text:p>0.00112534626038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">
                <text:p>77</text:p>
              </table:table-cell>
              <table:table-cell office:value-type="float" office:value="0.00111317254174397">
                <text:p>0.00111317254174397</text:p>
              </table:table-cell>
              <table:table-cell office:value-type="float" office:value="0.00111317254174397">
                <text:p>0.00111317254174397</text:p>
              </table:table-cell>
              <table:table-cell office:value-type="float" office:value="0.00111317254174397">
                <text:p>0.001113172541743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112919132149901">
                <text:p>0.00112919132149901</text:p>
              </table:table-cell>
              <table:table-cell office:value-type="float" office:value="0.00114727153188692">
                <text:p>0.00114727153188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">
                <text:p>79</text:p>
              </table:table-cell>
              <table:table-cell office:value-type="float" office:value="0.00110559205255568">
                <text:p>0.00110559205255568</text:p>
              </table:table-cell>
              <table:table-cell office:value-type="float" office:value="0.00110559205255568">
                <text:p>0.00110559205255568</text:p>
              </table:table-cell>
              <table:table-cell office:value-type="float" office:value="0.00110559205255568">
                <text:p>0.001105592052555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0.0011">
                <text:p>0.0011</text:p>
              </table:table-cell>
              <table:table-cell office:value-type="float" office:value="0.0011015625">
                <text:p>0.0011015625</text:p>
              </table:table-cell>
              <table:table-cell office:value-type="float" office:value="0.001103125">
                <text:p>0.0011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0.00109739368998628">
                <text:p>0.00109739368998628</text:p>
              </table:table-cell>
              <table:table-cell office:value-type="float" office:value="0.00109739368998628">
                <text:p>0.00109739368998628</text:p>
              </table:table-cell>
              <table:table-cell office:value-type="float" office:value="0.00109739368998628">
                <text:p>0.00109739368998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0.00109458655562165">
                <text:p>0.00109458655562165</text:p>
              </table:table-cell>
              <table:table-cell office:value-type="float" office:value="0.00109756097560976">
                <text:p>0.00109756097560976</text:p>
              </table:table-cell>
              <table:table-cell office:value-type="float" office:value="0.00110053539559786">
                <text:p>0.001100535395597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0.00108578893888808">
                <text:p>0.00108578893888808</text:p>
              </table:table-cell>
              <table:table-cell office:value-type="float" office:value="0.00108724052837857">
                <text:p>0.00108724052837857</text:p>
              </table:table-cell>
              <table:table-cell office:value-type="float" office:value="0.00108869211786907">
                <text:p>0.00108869211786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">
                <text:p>84</text:p>
              </table:table-cell>
              <table:table-cell office:value-type="float" office:value="0.00108560090702948">
                <text:p>0.00108560090702948</text:p>
              </table:table-cell>
              <table:table-cell office:value-type="float" office:value="0.00108843537414966">
                <text:p>0.00108843537414966</text:p>
              </table:table-cell>
              <table:table-cell office:value-type="float" office:value="0.00109126984126984">
                <text:p>0.00109126984126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0.00109065743944637">
                <text:p>0.00109065743944637</text:p>
              </table:table-cell>
              <table:table-cell office:value-type="float" office:value="0.00109065743944637">
                <text:p>0.00109065743944637</text:p>
              </table:table-cell>
              <table:table-cell office:value-type="float" office:value="0.00109065743944637">
                <text:p>0.00109065743944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0.00108166576527853">
                <text:p>0.00108166576527853</text:p>
              </table:table-cell>
              <table:table-cell office:value-type="float" office:value="0.00109248242293131">
                <text:p>0.00109248242293131</text:p>
              </table:table-cell>
              <table:table-cell office:value-type="float" office:value="0.0011032990805841">
                <text:p>0.00110329908058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">
                <text:p>87</text:p>
              </table:table-cell>
              <table:table-cell office:value-type="float" office:value="0.00108600871977804">
                <text:p>0.00108600871977804</text:p>
              </table:table-cell>
              <table:table-cell office:value-type="float" office:value="0.00108732989826926">
                <text:p>0.00108732989826926</text:p>
              </table:table-cell>
              <table:table-cell office:value-type="float" office:value="0.00108865107676047">
                <text:p>0.00108865107676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0.00106921487603306">
                <text:p>0.00106921487603306</text:p>
              </table:table-cell>
              <table:table-cell office:value-type="float" office:value="0.00107050619834711">
                <text:p>0.00107050619834711</text:p>
              </table:table-cell>
              <table:table-cell office:value-type="float" office:value="0.00107179752066116">
                <text:p>0.0010717975206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">
                <text:p>89</text:p>
              </table:table-cell>
              <table:table-cell office:value-type="float" office:value="0.00106299709632622">
                <text:p>0.00106299709632622</text:p>
              </table:table-cell>
              <table:table-cell office:value-type="float" office:value="0.00106425956318647">
                <text:p>0.00106425956318647</text:p>
              </table:table-cell>
              <table:table-cell office:value-type="float" office:value="0.00106552203004671">
                <text:p>0.00106552203004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0.00106172839506173">
                <text:p>0.00106172839506173</text:p>
              </table:table-cell>
              <table:table-cell office:value-type="float" office:value="0.00106172839506173">
                <text:p>0.00106172839506173</text:p>
              </table:table-cell>
              <table:table-cell office:value-type="float" office:value="0.00106172839506173">
                <text:p>0.001061728395061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  <table:table-cell office:value-type="float" office:value="0.00106025842289579">
                <text:p>0.00106025842289579</text:p>
              </table:table-cell>
              <table:table-cell office:value-type="float" office:value="0.00106146600652095">
                <text:p>0.00106146600652095</text:p>
              </table:table-cell>
              <table:table-cell office:value-type="float" office:value="0.00106267359014612">
                <text:p>0.00106267359014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0.0010586011342155">
                <text:p>0.0010586011342155</text:p>
              </table:table-cell>
              <table:table-cell office:value-type="float" office:value="0.00105978260869565">
                <text:p>0.00105978260869565</text:p>
              </table:table-cell>
              <table:table-cell office:value-type="float" office:value="0.0010609640831758">
                <text:p>0.00106096408317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0.00105908197479477">
                <text:p>0.00105908197479477</text:p>
              </table:table-cell>
              <table:table-cell office:value-type="float" office:value="0.00106833159902879">
                <text:p>0.00106833159902879</text:p>
              </table:table-cell>
              <table:table-cell office:value-type="float" office:value="0.0010775812232628">
                <text:p>0.0010775812232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">
                <text:p>94</text:p>
              </table:table-cell>
              <table:table-cell office:value-type="float" office:value="0.00105251244907198">
                <text:p>0.00105251244907198</text:p>
              </table:table-cell>
              <table:table-cell office:value-type="float" office:value="0.00107288365776369">
                <text:p>0.00107288365776369</text:p>
              </table:table-cell>
              <table:table-cell office:value-type="float" office:value="0.00109325486645541">
                <text:p>0.001093254866455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">
                <text:p>95</text:p>
              </table:table-cell>
              <table:table-cell office:value-type="float" office:value="0.00105706371191136">
                <text:p>0.00105706371191136</text:p>
              </table:table-cell>
              <table:table-cell office:value-type="float" office:value="0.00105817174515235">
                <text:p>0.00105817174515235</text:p>
              </table:table-cell>
              <table:table-cell office:value-type="float" office:value="0.00105927977839335">
                <text:p>0.00105927977839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">
                <text:p>96</text:p>
              </table:table-cell>
              <table:table-cell office:value-type="float" office:value="0.00104817708333333">
                <text:p>0.00104817708333333</text:p>
              </table:table-cell>
              <table:table-cell office:value-type="float" office:value="0.00104926215277778">
                <text:p>0.00104926215277778</text:p>
              </table:table-cell>
              <table:table-cell office:value-type="float" office:value="0.00105034722222222">
                <text:p>0.00105034722222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0.00108406844510575">
                <text:p>0.00108406844510575</text:p>
              </table:table-cell>
              <table:table-cell office:value-type="float" office:value="0.00111595281113827">
                <text:p>0.00111595281113827</text:p>
              </table:table-cell>
              <table:table-cell office:value-type="float" office:value="0.00114783717717079">
                <text:p>0.00114783717717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">
                <text:p>98</text:p>
              </table:table-cell>
              <table:table-cell office:value-type="float" office:value="0.00104956268221574">
                <text:p>0.00104956268221574</text:p>
              </table:table-cell>
              <table:table-cell office:value-type="float" office:value="0.00107767596834652">
                <text:p>0.00107767596834652</text:p>
              </table:table-cell>
              <table:table-cell office:value-type="float" office:value="0.0011057892544773">
                <text:p>0.0011057892544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0.00104887256402408">
                <text:p>0.00104887256402408</text:p>
              </table:table-cell>
              <table:table-cell office:value-type="float" office:value="0.0010519334761759">
                <text:p>0.0010519334761759</text:p>
              </table:table-cell>
              <table:table-cell office:value-type="float" office:value="0.00105499438832772">
                <text:p>0.00105499438832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.001054">
                <text:p>0.001054</text:p>
              </table:table-cell>
              <table:table-cell office:value-type="float" office:value="0.001057">
                <text:p>0.001057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">
                <text:p>101</text:p>
              </table:table-cell>
              <table:table-cell office:value-type="float" office:value="0.00103911381237134">
                <text:p>0.00103911381237134</text:p>
              </table:table-cell>
              <table:table-cell office:value-type="float" office:value="0.00104891677286541">
                <text:p>0.00104891677286541</text:p>
              </table:table-cell>
              <table:table-cell office:value-type="float" office:value="0.00105871973335947">
                <text:p>0.00105871973335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">
                <text:p>102</text:p>
              </table:table-cell>
              <table:table-cell office:value-type="float" office:value="0.00103421760861207">
                <text:p>0.00103421760861207</text:p>
              </table:table-cell>
              <table:table-cell office:value-type="float" office:value="0.00103902345251826">
                <text:p>0.00103902345251826</text:p>
              </table:table-cell>
              <table:table-cell office:value-type="float" office:value="0.00104382929642445">
                <text:p>0.001043829296424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">
                <text:p>103</text:p>
              </table:table-cell>
              <table:table-cell office:value-type="float" office:value="0.00103119992459233">
                <text:p>0.00103119992459233</text:p>
              </table:table-cell>
              <table:table-cell office:value-type="float" office:value="0.00103968328777453">
                <text:p>0.00103968328777453</text:p>
              </table:table-cell>
              <table:table-cell office:value-type="float" office:value="0.00104816665095673">
                <text:p>0.001048166650956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">
                <text:p>104</text:p>
              </table:table-cell>
              <table:table-cell office:value-type="float" office:value="0.00102995562130178">
                <text:p>0.00102995562130178</text:p>
              </table:table-cell>
              <table:table-cell office:value-type="float" office:value="0.00102995562130178">
                <text:p>0.00102995562130178</text:p>
              </table:table-cell>
              <table:table-cell office:value-type="float" office:value="0.00102995562130178">
                <text:p>0.00102995562130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">
                <text:p>105</text:p>
              </table:table-cell>
              <table:table-cell office:value-type="float" office:value="0.0010249433106576">
                <text:p>0.0010249433106576</text:p>
              </table:table-cell>
              <table:table-cell office:value-type="float" office:value="0.00102675736961451">
                <text:p>0.00102675736961451</text:p>
              </table:table-cell>
              <table:table-cell office:value-type="float" office:value="0.00102857142857143">
                <text:p>0.00102857142857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0.00102349590601638">
                <text:p>0.00102349590601638</text:p>
              </table:table-cell>
              <table:table-cell office:value-type="float" office:value="0.00102883588465646">
                <text:p>0.00102883588465646</text:p>
              </table:table-cell>
              <table:table-cell office:value-type="float" office:value="0.00103417586329655">
                <text:p>0.00103417586329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0.00102017643462311">
                <text:p>0.00102017643462311</text:p>
              </table:table-cell>
              <table:table-cell office:value-type="float" office:value="0.00102104987335138">
                <text:p>0.00102104987335138</text:p>
              </table:table-cell>
              <table:table-cell office:value-type="float" office:value="0.00102192331207966">
                <text:p>0.001021923312079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">
                <text:p>108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0.00101937585733882">
                <text:p>0.00101937585733882</text:p>
              </table:table-cell>
              <table:table-cell office:value-type="float" office:value="0.00102023319615912">
                <text:p>0.00102023319615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  <table:table-cell office:value-type="float" office:value="0.001016749431866">
                <text:p>0.001016749431866</text:p>
              </table:table-cell>
              <table:table-cell office:value-type="float" office:value="0.00101843279185254">
                <text:p>0.00101843279185254</text:p>
              </table:table-cell>
              <table:table-cell office:value-type="float" office:value="0.00102011615183907">
                <text:p>0.001020116151839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">
                <text:p>110</text:p>
              </table:table-cell>
              <table:table-cell office:value-type="float" office:value="0.00101322314049587">
                <text:p>0.00101322314049587</text:p>
              </table:table-cell>
              <table:table-cell office:value-type="float" office:value="0.00101570247933884">
                <text:p>0.00101570247933884</text:p>
              </table:table-cell>
              <table:table-cell office:value-type="float" office:value="0.00101818181818182">
                <text:p>0.00101818181818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">
                <text:p>111</text:p>
              </table:table-cell>
              <table:table-cell office:value-type="float" office:value="0.00102102102102102">
                <text:p>0.00102102102102102</text:p>
              </table:table-cell>
              <table:table-cell office:value-type="float" office:value="0.00102264426588751">
                <text:p>0.00102264426588751</text:p>
              </table:table-cell>
              <table:table-cell office:value-type="float" office:value="0.001024267510754">
                <text:p>0.001024267510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">
                <text:p>112</text:p>
              </table:table-cell>
              <table:table-cell office:value-type="float" office:value="0.00101084183673469">
                <text:p>0.00101084183673469</text:p>
              </table:table-cell>
              <table:table-cell office:value-type="float" office:value="0.00101323341836735">
                <text:p>0.00101323341836735</text:p>
              </table:table-cell>
              <table:table-cell office:value-type="float" office:value="0.001015625">
                <text:p>0.00101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">
                <text:p>113</text:p>
              </table:table-cell>
              <table:table-cell office:value-type="float" office:value="0.00101182551491894">
                <text:p>0.00101182551491894</text:p>
              </table:table-cell>
              <table:table-cell office:value-type="float" office:value="0.00101260866160232">
                <text:p>0.00101260866160232</text:p>
              </table:table-cell>
              <table:table-cell office:value-type="float" office:value="0.00101339180828569">
                <text:p>0.001013391808285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0.00100492459218221">
                <text:p>0.00100492459218221</text:p>
              </table:table-cell>
              <table:table-cell office:value-type="float" office:value="0.00100800246229609">
                <text:p>0.00100800246229609</text:p>
              </table:table-cell>
              <table:table-cell office:value-type="float" office:value="0.00101108033240997">
                <text:p>0.00101108033240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">
                <text:p>115</text:p>
              </table:table-cell>
              <table:table-cell office:value-type="float" office:value="0.00100415879017013">
                <text:p>0.00100415879017013</text:p>
              </table:table-cell>
              <table:table-cell office:value-type="float" office:value="0.00100491493383743">
                <text:p>0.00100491493383743</text:p>
              </table:table-cell>
              <table:table-cell office:value-type="float" office:value="0.00100567107750473">
                <text:p>0.00100567107750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">
                <text:p>116</text:p>
              </table:table-cell>
              <table:table-cell office:value-type="float" office:value="0.0010077288941736">
                <text:p>0.0010077288941736</text:p>
              </table:table-cell>
              <table:table-cell office:value-type="float" office:value="0.00101070154577883">
                <text:p>0.00101070154577883</text:p>
              </table:table-cell>
              <table:table-cell office:value-type="float" office:value="0.00101367419738407">
                <text:p>0.001013674197384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0.000999342537804076">
                <text:p>0.000999342537804076</text:p>
              </table:table-cell>
              <table:table-cell office:value-type="float" office:value="0.00100153407845716">
                <text:p>0.00100153407845716</text:p>
              </table:table-cell>
              <table:table-cell office:value-type="float" office:value="0.00100372561911023">
                <text:p>0.00100372561911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">
                <text:p>118</text:p>
              </table:table-cell>
              <table:table-cell office:value-type="float" office:value="0.000998276357368572">
                <text:p>0.000998276357368572</text:p>
              </table:table-cell>
              <table:table-cell office:value-type="float" office:value="0.000998276357368572">
                <text:p>0.000998276357368572</text:p>
              </table:table-cell>
              <table:table-cell office:value-type="float" office:value="0.000998276357368572">
                <text:p>0.0009982763573685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">
                <text:p>119</text:p>
              </table:table-cell>
              <table:table-cell office:value-type="float" office:value="0.000997104724242638">
                <text:p>0.000997104724242638</text:p>
              </table:table-cell>
              <table:table-cell office:value-type="float" office:value="0.000997104724242638">
                <text:p>0.000997104724242638</text:p>
              </table:table-cell>
              <table:table-cell office:value-type="float" office:value="0.000997104724242638">
                <text:p>0.0009971047242426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">
                <text:p>120</text:p>
              </table:table-cell>
              <table:table-cell office:value-type="float" office:value="0.000994444444444444">
                <text:p>0.000994444444444444</text:p>
              </table:table-cell>
              <table:table-cell office:value-type="float" office:value="0.00100625">
                <text:p>0.00100625</text:p>
              </table:table-cell>
              <table:table-cell office:value-type="float" office:value="0.00101805555555556">
                <text:p>0.00101805555555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">
                <text:p>121</text:p>
              </table:table-cell>
              <table:table-cell office:value-type="float" office:value="0.000994467591011543">
                <text:p>0.000994467591011543</text:p>
              </table:table-cell>
              <table:table-cell office:value-type="float" office:value="0.000995833617922273">
                <text:p>0.000995833617922273</text:p>
              </table:table-cell>
              <table:table-cell office:value-type="float" office:value="0.000997199644833003">
                <text:p>0.000997199644833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">
                <text:p>122</text:p>
              </table:table-cell>
              <table:table-cell office:value-type="float" office:value="0.000994356355818328">
                <text:p>0.000994356355818328</text:p>
              </table:table-cell>
              <table:table-cell office:value-type="float" office:value="0.000998387530233808">
                <text:p>0.000998387530233808</text:p>
              </table:table-cell>
              <table:table-cell office:value-type="float" office:value="0.00100241870464929">
                <text:p>0.001002418704649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">
                <text:p>123</text:p>
              </table:table-cell>
              <table:table-cell office:value-type="float" office:value="0.000988829400489127">
                <text:p>0.000988829400489127</text:p>
              </table:table-cell>
              <table:table-cell office:value-type="float" office:value="0.000990151364928283">
                <text:p>0.000990151364928283</text:p>
              </table:table-cell>
              <table:table-cell office:value-type="float" office:value="0.00099147332936744">
                <text:p>0.00099147332936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">
                <text:p>124</text:p>
              </table:table-cell>
              <table:table-cell office:value-type="float" office:value="0.000991155046826223">
                <text:p>0.000991155046826223</text:p>
              </table:table-cell>
              <table:table-cell office:value-type="float" office:value="0.000991805411030177">
                <text:p>0.000991805411030177</text:p>
              </table:table-cell>
              <table:table-cell office:value-type="float" office:value="0.000992455775234131">
                <text:p>0.0009924557752341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0.00099072">
                <text:p>0.00099072</text:p>
              </table:table-cell>
              <table:table-cell office:value-type="float" office:value="0.00099456">
                <text:p>0.00099456</text:p>
              </table:table-cell>
              <table:table-cell office:value-type="float" office:value="0.0009984">
                <text:p>0.0009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">
                <text:p>126</text:p>
              </table:table-cell>
              <table:table-cell office:value-type="float" office:value="0.000983875031494079">
                <text:p>0.000983875031494079</text:p>
              </table:table-cell>
              <table:table-cell office:value-type="float" office:value="0.000983875031494079">
                <text:p>0.000983875031494079</text:p>
              </table:table-cell>
              <table:table-cell office:value-type="float" office:value="0.000983875031494079">
                <text:p>0.0009838750314940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">
                <text:p>127</text:p>
              </table:table-cell>
              <table:table-cell office:value-type="float" office:value="0.000990761981523963">
                <text:p>0.000990761981523963</text:p>
              </table:table-cell>
              <table:table-cell office:value-type="float" office:value="0.00100316200632401">
                <text:p>0.00100316200632401</text:p>
              </table:table-cell>
              <table:table-cell office:value-type="float" office:value="0.00101556203112406">
                <text:p>0.001015562031124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0.00098388671875">
                <text:p>0.00098388671875</text:p>
              </table:table-cell>
              <table:table-cell office:value-type="float" office:value="0.00098388671875">
                <text:p>0.00098388671875</text:p>
              </table:table-cell>
              <table:table-cell office:value-type="float" office:value="0.00098388671875">
                <text:p>0.0009838867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0.000991526951505318">
                <text:p>0.000991526951505318</text:p>
              </table:table-cell>
              <table:table-cell office:value-type="float" office:value="0.000992127876930473">
                <text:p>0.000992127876930473</text:p>
              </table:table-cell>
              <table:table-cell office:value-type="float" office:value="0.000992728802355628">
                <text:p>0.000992728802355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0">
                <text:p>130</text:p>
              </table:table-cell>
              <table:table-cell office:value-type="float" office:value="0.000981065088757397">
                <text:p>0.000981065088757397</text:p>
              </table:table-cell>
              <table:table-cell office:value-type="float" office:value="0.000982840236686391">
                <text:p>0.000982840236686391</text:p>
              </table:table-cell>
              <table:table-cell office:value-type="float" office:value="0.000984615384615385">
                <text:p>0.000984615384615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">
                <text:p>131</text:p>
              </table:table-cell>
              <table:table-cell office:value-type="float" office:value="0.000976633063341297">
                <text:p>0.000976633063341297</text:p>
              </table:table-cell>
              <table:table-cell office:value-type="float" office:value="0.000978963929840918">
                <text:p>0.000978963929840918</text:p>
              </table:table-cell>
              <table:table-cell office:value-type="float" office:value="0.00098129479634054">
                <text:p>0.000981294796340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0.000975665748393021">
                <text:p>0.000975665748393021</text:p>
              </table:table-cell>
              <table:table-cell office:value-type="float" office:value="0.000983126721763085">
                <text:p>0.000983126721763085</text:p>
              </table:table-cell>
              <table:table-cell office:value-type="float" office:value="0.00099058769513315">
                <text:p>0.00099058769513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">
                <text:p>133</text:p>
              </table:table-cell>
              <table:table-cell office:value-type="float" office:value="0.000983662162926112">
                <text:p>0.000983662162926112</text:p>
              </table:table-cell>
              <table:table-cell office:value-type="float" office:value="0.000983662162926112">
                <text:p>0.000983662162926112</text:p>
              </table:table-cell>
              <table:table-cell office:value-type="float" office:value="0.000983662162926112">
                <text:p>0.000983662162926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0.000972376921363333">
                <text:p>0.000972376921363333</text:p>
              </table:table-cell>
              <table:table-cell office:value-type="float" office:value="0.000972376921363333">
                <text:p>0.000972376921363333</text:p>
              </table:table-cell>
              <table:table-cell office:value-type="float" office:value="0.000972376921363333">
                <text:p>0.00097237692136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">
                <text:p>135</text:p>
              </table:table-cell>
              <table:table-cell office:value-type="float" office:value="0.00097119341563786">
                <text:p>0.00097119341563786</text:p>
              </table:table-cell>
              <table:table-cell office:value-type="float" office:value="0.00097119341563786">
                <text:p>0.00097119341563786</text:p>
              </table:table-cell>
              <table:table-cell office:value-type="float" office:value="0.00097119341563786">
                <text:p>0.000971193415637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.000969939446366782">
                <text:p>0.000969939446366782</text:p>
              </table:table-cell>
              <table:table-cell office:value-type="float" office:value="0.00097318339100346">
                <text:p>0.00097318339100346</text:p>
              </table:table-cell>
              <table:table-cell office:value-type="float" office:value="0.000976427335640138">
                <text:p>0.0009764273356401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0.00097394640098034">
                <text:p>0.00097394640098034</text:p>
              </table:table-cell>
              <table:table-cell office:value-type="float" office:value="0.00097501198785231">
                <text:p>0.00097501198785231</text:p>
              </table:table-cell>
              <table:table-cell office:value-type="float" office:value="0.000976077574724279">
                <text:p>0.000976077574724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0.000967233774417139">
                <text:p>0.000967233774417139</text:p>
              </table:table-cell>
              <table:table-cell office:value-type="float" office:value="0.000967233774417139">
                <text:p>0.000967233774417139</text:p>
              </table:table-cell>
              <table:table-cell office:value-type="float" office:value="0.000967233774417139">
                <text:p>0.000967233774417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0.000966823663371461">
                <text:p>0.000966823663371461</text:p>
              </table:table-cell>
              <table:table-cell office:value-type="float" office:value="0.000966823663371461">
                <text:p>0.000966823663371461</text:p>
              </table:table-cell>
              <table:table-cell office:value-type="float" office:value="0.000966823663371461">
                <text:p>0.000966823663371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">
                <text:p>140</text:p>
              </table:table-cell>
              <table:table-cell office:value-type="float" office:value="0.000969387755102041">
                <text:p>0.000969387755102041</text:p>
              </table:table-cell>
              <table:table-cell office:value-type="float" office:value="0.000971938775510204">
                <text:p>0.000971938775510204</text:p>
              </table:table-cell>
              <table:table-cell office:value-type="float" office:value="0.000974489795918367">
                <text:p>0.0009744897959183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1">
                <text:p>141</text:p>
              </table:table-cell>
              <table:table-cell office:value-type="float" office:value="0.000963734218600674">
                <text:p>0.000963734218600674</text:p>
              </table:table-cell>
              <table:table-cell office:value-type="float" office:value="0.000965243197022283">
                <text:p>0.000965243197022283</text:p>
              </table:table-cell>
              <table:table-cell office:value-type="float" office:value="0.000966752175443891">
                <text:p>0.000966752175443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2">
                <text:p>142</text:p>
              </table:table-cell>
              <table:table-cell office:value-type="float" office:value="0.000967070025788534">
                <text:p>0.000967070025788534</text:p>
              </table:table-cell>
              <table:table-cell office:value-type="float" office:value="0.000971037492561">
                <text:p>0.000971037492561</text:p>
              </table:table-cell>
              <table:table-cell office:value-type="float" office:value="0.000975004959333466">
                <text:p>0.000975004959333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">
                <text:p>143</text:p>
              </table:table-cell>
              <table:table-cell office:value-type="float" office:value="0.000959460120299281">
                <text:p>0.000959460120299281</text:p>
              </table:table-cell>
              <table:table-cell office:value-type="float" office:value="0.000960927184703408">
                <text:p>0.000960927184703408</text:p>
              </table:table-cell>
              <table:table-cell office:value-type="float" office:value="0.000962394249107536">
                <text:p>0.000962394249107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0.000966435185185185">
                <text:p>0.000966435185185185</text:p>
              </table:table-cell>
              <table:table-cell office:value-type="float" office:value="0.000967881944444444">
                <text:p>0.000967881944444444</text:p>
              </table:table-cell>
              <table:table-cell office:value-type="float" office:value="0.000969328703703703">
                <text:p>0.0009693287037037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">
                <text:p>145</text:p>
              </table:table-cell>
              <table:table-cell office:value-type="float" office:value="0.000956956004756243">
                <text:p>0.000956956004756243</text:p>
              </table:table-cell>
              <table:table-cell office:value-type="float" office:value="0.000957907253269917">
                <text:p>0.000957907253269917</text:p>
              </table:table-cell>
              <table:table-cell office:value-type="float" office:value="0.000958858501783591">
                <text:p>0.000958858501783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">
                <text:p>146</text:p>
              </table:table-cell>
              <table:table-cell office:value-type="float" office:value="0.000956089322574592">
                <text:p>0.000956089322574592</text:p>
              </table:table-cell>
              <table:table-cell office:value-type="float" office:value="0.000957496716081817">
                <text:p>0.000957496716081817</text:p>
              </table:table-cell>
              <table:table-cell office:value-type="float" office:value="0.000958904109589041">
                <text:p>0.000958904109589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">
                <text:p>147</text:p>
              </table:table-cell>
              <table:table-cell office:value-type="float" office:value="0.00096071081493822">
                <text:p>0.00096071081493822</text:p>
              </table:table-cell>
              <table:table-cell office:value-type="float" office:value="0.000963024665648572">
                <text:p>0.000963024665648572</text:p>
              </table:table-cell>
              <table:table-cell office:value-type="float" office:value="0.000965338516358925">
                <text:p>0.000965338516358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">
                <text:p>148</text:p>
              </table:table-cell>
              <table:table-cell office:value-type="float" office:value="0.00095781592403214">
                <text:p>0.00095781592403214</text:p>
              </table:table-cell>
              <table:table-cell office:value-type="float" office:value="0.00095827246165084">
                <text:p>0.00095827246165084</text:p>
              </table:table-cell>
              <table:table-cell office:value-type="float" office:value="0.00095872899926954">
                <text:p>0.000958728999269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">
                <text:p>149</text:p>
              </table:table-cell>
              <table:table-cell office:value-type="float" office:value="0.000954011080581956">
                <text:p>0.000954011080581956</text:p>
              </table:table-cell>
              <table:table-cell office:value-type="float" office:value="0.000954011080581956">
                <text:p>0.000954011080581956</text:p>
              </table:table-cell>
              <table:table-cell office:value-type="float" office:value="0.000954011080581956">
                <text:p>0.000954011080581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0.000954666666666667">
                <text:p>0.000954666666666667</text:p>
              </table:table-cell>
              <table:table-cell office:value-type="float" office:value="0.000957777777777778">
                <text:p>0.000957777777777778</text:p>
              </table:table-cell>
              <table:table-cell office:value-type="float" office:value="0.000960888888888889">
                <text:p>0.000960888888888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0.000951712644182273">
                <text:p>0.000951712644182273</text:p>
              </table:table-cell>
              <table:table-cell office:value-type="float" office:value="0.000952151221437656">
                <text:p>0.000952151221437656</text:p>
              </table:table-cell>
              <table:table-cell office:value-type="float" office:value="0.00095258979869304">
                <text:p>0.00095258979869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0.000951350415512465">
                <text:p>0.000951350415512465</text:p>
              </table:table-cell>
              <table:table-cell office:value-type="float" office:value="0.000952216066481994">
                <text:p>0.000952216066481994</text:p>
              </table:table-cell>
              <table:table-cell office:value-type="float" office:value="0.000953081717451524">
                <text:p>0.0009530817174515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3">
                <text:p>153</text:p>
              </table:table-cell>
              <table:table-cell office:value-type="float" office:value="0.000954333803238071">
                <text:p>0.000954333803238071</text:p>
              </table:table-cell>
              <table:table-cell office:value-type="float" office:value="0.00095518817548806">
                <text:p>0.00095518817548806</text:p>
              </table:table-cell>
              <table:table-cell office:value-type="float" office:value="0.000956042547738049">
                <text:p>0.000956042547738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">
                <text:p>154</text:p>
              </table:table-cell>
              <table:table-cell office:value-type="float" office:value="0.000948726598077247">
                <text:p>0.000948726598077247</text:p>
              </table:table-cell>
              <table:table-cell office:value-type="float" office:value="0.000949569910608872">
                <text:p>0.000949569910608872</text:p>
              </table:table-cell>
              <table:table-cell office:value-type="float" office:value="0.000950413223140496">
                <text:p>0.000950413223140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">
                <text:p>155</text:p>
              </table:table-cell>
              <table:table-cell office:value-type="float" office:value="0.000947346514047867">
                <text:p>0.000947346514047867</text:p>
              </table:table-cell>
              <table:table-cell office:value-type="float" office:value="0.000947346514047867">
                <text:p>0.000947346514047867</text:p>
              </table:table-cell>
              <table:table-cell office:value-type="float" office:value="0.000947346514047867">
                <text:p>0.0009473465140478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0.000951676528599605">
                <text:p>0.000951676528599605</text:p>
              </table:table-cell>
              <table:table-cell office:value-type="float" office:value="0.000952087442472058">
                <text:p>0.000952087442472058</text:p>
              </table:table-cell>
              <table:table-cell office:value-type="float" office:value="0.00095249835634451">
                <text:p>0.000952498356344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">
                <text:p>157</text:p>
              </table:table-cell>
              <table:table-cell office:value-type="float" office:value="0.000946894397338634">
                <text:p>0.000946894397338634</text:p>
              </table:table-cell>
              <table:table-cell office:value-type="float" office:value="0.000948111485252951">
                <text:p>0.000948111485252951</text:p>
              </table:table-cell>
              <table:table-cell office:value-type="float" office:value="0.000949328573167268">
                <text:p>0.000949328573167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0.000946963627623778">
                <text:p>0.000946963627623778</text:p>
              </table:table-cell>
              <table:table-cell office:value-type="float" office:value="0.00094776478128505">
                <text:p>0.00094776478128505</text:p>
              </table:table-cell>
              <table:table-cell office:value-type="float" office:value="0.000948565934946323">
                <text:p>0.000948565934946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9">
                <text:p>159</text:p>
              </table:table-cell>
              <table:table-cell office:value-type="float" office:value="0.000945373996281793">
                <text:p>0.000945373996281793</text:p>
              </table:table-cell>
              <table:table-cell office:value-type="float" office:value="0.00094853842806851">
                <text:p>0.00094853842806851</text:p>
              </table:table-cell>
              <table:table-cell office:value-type="float" office:value="0.000951702859855227">
                <text:p>0.000951702859855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0.00094453125">
                <text:p>0.00094453125</text:p>
              </table:table-cell>
              <table:table-cell office:value-type="float" office:value="0.000944921875">
                <text:p>0.000944921875</text:p>
              </table:table-cell>
              <table:table-cell office:value-type="float" office:value="0.0009453125">
                <text:p>0.000945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1">
                <text:p>161</text:p>
              </table:table-cell>
              <table:table-cell office:value-type="float" office:value="0.000940550133096717">
                <text:p>0.000940550133096717</text:p>
              </table:table-cell>
              <table:table-cell office:value-type="float" office:value="0.000941707495852783">
                <text:p>0.000941707495852783</text:p>
              </table:table-cell>
              <table:table-cell office:value-type="float" office:value="0.00094286485860885">
                <text:p>0.00094286485860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2">
                <text:p>162</text:p>
              </table:table-cell>
              <table:table-cell office:value-type="float" office:value="0.00094497789971041">
                <text:p>0.00094497789971041</text:p>
              </table:table-cell>
              <table:table-cell office:value-type="float" office:value="0.000946883097088858">
                <text:p>0.000946883097088858</text:p>
              </table:table-cell>
              <table:table-cell office:value-type="float" office:value="0.000948788294467307">
                <text:p>0.0009487882944673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3">
                <text:p>163</text:p>
              </table:table-cell>
              <table:table-cell office:value-type="float" office:value="0.000940946215514321">
                <text:p>0.000940946215514321</text:p>
              </table:table-cell>
              <table:table-cell office:value-type="float" office:value="0.000940946215514321">
                <text:p>0.000940946215514321</text:p>
              </table:table-cell>
              <table:table-cell office:value-type="float" office:value="0.000940946215514321">
                <text:p>0.0009409462155143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0.000939916716240333">
                <text:p>0.000939916716240333</text:p>
              </table:table-cell>
              <table:table-cell office:value-type="float" office:value="0.000940288518738846">
                <text:p>0.000940288518738846</text:p>
              </table:table-cell>
              <table:table-cell office:value-type="float" office:value="0.000940660321237359">
                <text:p>0.000940660321237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0.0009366391184573">
                <text:p>0.0009366391184573</text:p>
              </table:table-cell>
              <table:table-cell office:value-type="float" office:value="0.000938842975206612">
                <text:p>0.000938842975206612</text:p>
              </table:table-cell>
              <table:table-cell office:value-type="float" office:value="0.000941046831955923">
                <text:p>0.0009410468319559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0.000937001016112643">
                <text:p>0.000937001016112643</text:p>
              </table:table-cell>
              <table:table-cell office:value-type="float" office:value="0.000938089708230512">
                <text:p>0.000938089708230512</text:p>
              </table:table-cell>
              <table:table-cell office:value-type="float" office:value="0.000939178400348382">
                <text:p>0.0009391784003483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7">
                <text:p>167</text:p>
              </table:table-cell>
              <table:table-cell office:value-type="float" office:value="0.000938721359675858">
                <text:p>0.000938721359675858</text:p>
              </table:table-cell>
              <table:table-cell office:value-type="float" office:value="0.000939797052601384">
                <text:p>0.000939797052601384</text:p>
              </table:table-cell>
              <table:table-cell office:value-type="float" office:value="0.00094087274552691">
                <text:p>0.000940872745526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">
                <text:p>168</text:p>
              </table:table-cell>
              <table:table-cell office:value-type="float" office:value="0.000938208616780045">
                <text:p>0.000938208616780045</text:p>
              </table:table-cell>
              <table:table-cell office:value-type="float" office:value="0.000955215419501134">
                <text:p>0.000955215419501134</text:p>
              </table:table-cell>
              <table:table-cell office:value-type="float" office:value="0.000972222222222222">
                <text:p>0.0009722222222222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">
                <text:p>169</text:p>
              </table:table-cell>
              <table:table-cell office:value-type="float" office:value="0.00093414096145093">
                <text:p>0.00093414096145093</text:p>
              </table:table-cell>
              <table:table-cell office:value-type="float" office:value="0.000935891600434158">
                <text:p>0.000935891600434158</text:p>
              </table:table-cell>
              <table:table-cell office:value-type="float" office:value="0.000937642239417387">
                <text:p>0.0009376422394173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0">
                <text:p>170</text:p>
              </table:table-cell>
              <table:table-cell office:value-type="float" office:value="0.000937024221453287">
                <text:p>0.000937024221453287</text:p>
              </table:table-cell>
              <table:table-cell office:value-type="float" office:value="0.000938062283737024">
                <text:p>0.000938062283737024</text:p>
              </table:table-cell>
              <table:table-cell office:value-type="float" office:value="0.000939100346020761">
                <text:p>0.0009391003460207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">
                <text:p>171</text:p>
              </table:table-cell>
              <table:table-cell office:value-type="float" office:value="0.000933620601210629">
                <text:p>0.000933620601210629</text:p>
              </table:table-cell>
              <table:table-cell office:value-type="float" office:value="0.000935330529051674">
                <text:p>0.000935330529051674</text:p>
              </table:table-cell>
              <table:table-cell office:value-type="float" office:value="0.000937040456892719">
                <text:p>0.0009370404568927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0.000936992969172526">
                <text:p>0.000936992969172526</text:p>
              </table:table-cell>
              <table:table-cell office:value-type="float" office:value="0.000938345051379124">
                <text:p>0.000938345051379124</text:p>
              </table:table-cell>
              <table:table-cell office:value-type="float" office:value="0.000939697133585722">
                <text:p>0.0009396971335857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3">
                <text:p>173</text:p>
              </table:table-cell>
              <table:table-cell office:value-type="float" office:value="0.000930869725015871">
                <text:p>0.000930869725015871</text:p>
              </table:table-cell>
              <table:table-cell office:value-type="float" office:value="0.000931872097296936">
                <text:p>0.000931872097296936</text:p>
              </table:table-cell>
              <table:table-cell office:value-type="float" office:value="0.000932874469578001">
                <text:p>0.000932874469578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4">
                <text:p>174</text:p>
              </table:table-cell>
              <table:table-cell office:value-type="float" office:value="0.000929449068569164">
                <text:p>0.000929449068569164</text:p>
              </table:table-cell>
              <table:table-cell office:value-type="float" office:value="0.000930770247060378">
                <text:p>0.000930770247060378</text:p>
              </table:table-cell>
              <table:table-cell office:value-type="float" office:value="0.000932091425551592">
                <text:p>0.0009320914255515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5">
                <text:p>175</text:p>
              </table:table-cell>
              <table:table-cell office:value-type="float" office:value="0.000931265306122449">
                <text:p>0.000931265306122449</text:p>
              </table:table-cell>
              <table:table-cell office:value-type="float" office:value="0.000933551020408163">
                <text:p>0.000933551020408163</text:p>
              </table:table-cell>
              <table:table-cell office:value-type="float" office:value="0.000935836734693878">
                <text:p>0.0009358367346938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0.000927815082644628">
                <text:p>0.000927815082644628</text:p>
              </table:table-cell>
              <table:table-cell office:value-type="float" office:value="0.000928460743801653">
                <text:p>0.000928460743801653</text:p>
              </table:table-cell>
              <table:table-cell office:value-type="float" office:value="0.000929106404958678">
                <text:p>0.0009291064049586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">
                <text:p>177</text:p>
              </table:table-cell>
              <table:table-cell office:value-type="float" office:value="0.000931405407130773">
                <text:p>0.000931405407130773</text:p>
              </table:table-cell>
              <table:table-cell office:value-type="float" office:value="0.000932043793290561">
                <text:p>0.000932043793290561</text:p>
              </table:table-cell>
              <table:table-cell office:value-type="float" office:value="0.00093268217945035">
                <text:p>0.000932682179450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8">
                <text:p>178</text:p>
              </table:table-cell>
              <table:table-cell office:value-type="float" office:value="0.000920338341118546">
                <text:p>0.000920338341118546</text:p>
              </table:table-cell>
              <table:table-cell office:value-type="float" office:value="0.000923178891554097">
                <text:p>0.000923178891554097</text:p>
              </table:table-cell>
              <table:table-cell office:value-type="float" office:value="0.000926019441989648">
                <text:p>0.0009260194419896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0.000927561561749009">
                <text:p>0.000927561561749009</text:p>
              </table:table-cell>
              <table:table-cell office:value-type="float" office:value="0.000931306763209638">
                <text:p>0.000931306763209638</text:p>
              </table:table-cell>
              <table:table-cell office:value-type="float" office:value="0.000935051964670266">
                <text:p>0.0009350519646702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">
                <text:p>180</text:p>
              </table:table-cell>
              <table:table-cell office:value-type="float" office:value="0.000924691358024692">
                <text:p>0.000924691358024692</text:p>
              </table:table-cell>
              <table:table-cell office:value-type="float" office:value="0.000926543209876543">
                <text:p>0.000926543209876543</text:p>
              </table:table-cell>
              <table:table-cell office:value-type="float" office:value="0.000928395061728395">
                <text:p>0.000928395061728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1">
                <text:p>181</text:p>
              </table:table-cell>
              <table:table-cell office:value-type="float" office:value="0.000926711638838863">
                <text:p>0.000926711638838863</text:p>
              </table:table-cell>
              <table:table-cell office:value-type="float" office:value="0.000927322120814383">
                <text:p>0.000927322120814383</text:p>
              </table:table-cell>
              <table:table-cell office:value-type="float" office:value="0.000927932602789902">
                <text:p>0.0009279326027899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2">
                <text:p>182</text:p>
              </table:table-cell>
              <table:table-cell office:value-type="float" office:value="0.000927424224127521">
                <text:p>0.000927424224127521</text:p>
              </table:table-cell>
              <table:table-cell office:value-type="float" office:value="0.000928329911846395">
                <text:p>0.000928329911846395</text:p>
              </table:table-cell>
              <table:table-cell office:value-type="float" office:value="0.00092923559956527">
                <text:p>0.000929235599565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3">
                <text:p>183</text:p>
              </table:table-cell>
              <table:table-cell office:value-type="float" office:value="0.000923885454925498">
                <text:p>0.000923885454925498</text:p>
              </table:table-cell>
              <table:table-cell office:value-type="float" office:value="0.000924482665950013">
                <text:p>0.000924482665950013</text:p>
              </table:table-cell>
              <table:table-cell office:value-type="float" office:value="0.000925079876974529">
                <text:p>0.0009250798769745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">
                <text:p>184</text:p>
              </table:table-cell>
              <table:table-cell office:value-type="float" office:value="0.000926866729678639">
                <text:p>0.000926866729678639</text:p>
              </table:table-cell>
              <table:table-cell office:value-type="float" office:value="0.000927457466918714">
                <text:p>0.000927457466918714</text:p>
              </table:table-cell>
              <table:table-cell office:value-type="float" office:value="0.00092804820415879">
                <text:p>0.000928048204158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">
                <text:p>185</text:p>
              </table:table-cell>
              <table:table-cell office:value-type="float" office:value="0.000922717311906501">
                <text:p>0.000922717311906501</text:p>
              </table:table-cell>
              <table:table-cell office:value-type="float" office:value="0.000923886048210373">
                <text:p>0.000923886048210373</text:p>
              </table:table-cell>
              <table:table-cell office:value-type="float" office:value="0.000925054784514244">
                <text:p>0.0009250547845142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6">
                <text:p>186</text:p>
              </table:table-cell>
              <table:table-cell office:value-type="float" office:value="0.000923806220372297">
                <text:p>0.000923806220372297</text:p>
              </table:table-cell>
              <table:table-cell office:value-type="float" office:value="0.000926696727945427">
                <text:p>0.000926696727945427</text:p>
              </table:table-cell>
              <table:table-cell office:value-type="float" office:value="0.000929587235518557">
                <text:p>0.0009295872355185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7">
                <text:p>187</text:p>
              </table:table-cell>
              <table:table-cell office:value-type="float" office:value="0.000921387514655838">
                <text:p>0.000921387514655838</text:p>
              </table:table-cell>
              <table:table-cell office:value-type="float" office:value="0.000921959449798393">
                <text:p>0.000921959449798393</text:p>
              </table:table-cell>
              <table:table-cell office:value-type="float" office:value="0.000922531384940948">
                <text:p>0.0009225313849409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8">
                <text:p>188</text:p>
              </table:table-cell>
              <table:table-cell office:value-type="float" office:value="0.000921797193300136">
                <text:p>0.000921797193300136</text:p>
              </table:table-cell>
              <table:table-cell office:value-type="float" office:value="0.000922928927116342">
                <text:p>0.000922928927116342</text:p>
              </table:table-cell>
              <table:table-cell office:value-type="float" office:value="0.000924060660932549">
                <text:p>0.000924060660932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9">
                <text:p>189</text:p>
              </table:table-cell>
              <table:table-cell office:value-type="float" office:value="0.000920466952212984">
                <text:p>0.000920466952212984</text:p>
              </table:table-cell>
              <table:table-cell office:value-type="float" office:value="0.000921026846952773">
                <text:p>0.000921026846952773</text:p>
              </table:table-cell>
              <table:table-cell office:value-type="float" office:value="0.000921586741692562">
                <text:p>0.0009215867416925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0">
                <text:p>190</text:p>
              </table:table-cell>
              <table:table-cell office:value-type="float" office:value="0.000920775623268698">
                <text:p>0.000920775623268698</text:p>
              </table:table-cell>
              <table:table-cell office:value-type="float" office:value="0.000921883656509695">
                <text:p>0.000921883656509695</text:p>
              </table:table-cell>
              <table:table-cell office:value-type="float" office:value="0.000922991689750693">
                <text:p>0.0009229916897506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">
                <text:p>191</text:p>
              </table:table-cell>
              <table:table-cell office:value-type="float" office:value="0.000917189770017269">
                <text:p>0.000917189770017269</text:p>
              </table:table-cell>
              <table:table-cell office:value-type="float" office:value="0.000918012115895946">
                <text:p>0.000918012115895946</text:p>
              </table:table-cell>
              <table:table-cell office:value-type="float" office:value="0.000918834461774623">
                <text:p>0.0009188344617746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2">
                <text:p>192</text:p>
              </table:table-cell>
              <table:table-cell office:value-type="float" office:value="0.000917426215277778">
                <text:p>0.000917426215277778</text:p>
              </table:table-cell>
              <table:table-cell office:value-type="float" office:value="0.000919325086805556">
                <text:p>0.000919325086805556</text:p>
              </table:table-cell>
              <table:table-cell office:value-type="float" office:value="0.000921223958333333">
                <text:p>0.000921223958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3">
                <text:p>193</text:p>
              </table:table-cell>
              <table:table-cell office:value-type="float" office:value="0.000917608526403393">
                <text:p>0.000917608526403393</text:p>
              </table:table-cell>
              <table:table-cell office:value-type="float" office:value="0.000918145453569223">
                <text:p>0.000918145453569223</text:p>
              </table:table-cell>
              <table:table-cell office:value-type="float" office:value="0.000918682380735053">
                <text:p>0.0009186823807350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">
                <text:p>194</text:p>
              </table:table-cell>
              <table:table-cell office:value-type="float" office:value="0.000918269741736635">
                <text:p>0.000918269741736635</text:p>
              </table:table-cell>
              <table:table-cell office:value-type="float" office:value="0.000918535444786906">
                <text:p>0.000918535444786906</text:p>
              </table:table-cell>
              <table:table-cell office:value-type="float" office:value="0.000918801147837177">
                <text:p>0.0009188011478371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0.000916239316239316">
                <text:p>0.000916239316239316</text:p>
              </table:table-cell>
              <table:table-cell office:value-type="float" office:value="0.000916502301117686">
                <text:p>0.000916502301117686</text:p>
              </table:table-cell>
              <table:table-cell office:value-type="float" office:value="0.000916765285996055">
                <text:p>0.0009167652859960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6">
                <text:p>196</text:p>
              </table:table-cell>
              <table:table-cell office:value-type="float" office:value="0.0009152436484798">
                <text:p>0.0009152436484798</text:p>
              </table:table-cell>
              <table:table-cell office:value-type="float" office:value="0.000917586422324032">
                <text:p>0.000917586422324032</text:p>
              </table:table-cell>
              <table:table-cell office:value-type="float" office:value="0.000919929196168263">
                <text:p>0.0009199291961682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7">
                <text:p>197</text:p>
              </table:table-cell>
              <table:table-cell office:value-type="float" office:value="0.000913705583756345">
                <text:p>0.000913705583756345</text:p>
              </table:table-cell>
              <table:table-cell office:value-type="float" office:value="0.000915509289082429">
                <text:p>0.000915509289082429</text:p>
              </table:table-cell>
              <table:table-cell office:value-type="float" office:value="0.000917312994408514">
                <text:p>0.0009173129944085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8">
                <text:p>198</text:p>
              </table:table-cell>
              <table:table-cell office:value-type="float" office:value="0.000913682277318641">
                <text:p>0.000913682277318641</text:p>
              </table:table-cell>
              <table:table-cell office:value-type="float" office:value="0.0009149576573819">
                <text:p>0.0009149576573819</text:p>
              </table:table-cell>
              <table:table-cell office:value-type="float" office:value="0.000916233037445159">
                <text:p>0.000916233037445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">
                <text:p>199</text:p>
              </table:table-cell>
              <table:table-cell office:value-type="float" office:value="0.000913108254842049">
                <text:p>0.000913108254842049</text:p>
              </table:table-cell>
              <table:table-cell office:value-type="float" office:value="0.000915128405848337">
                <text:p>0.000915128405848337</text:p>
              </table:table-cell>
              <table:table-cell office:value-type="float" office:value="0.000917148556854625">
                <text:p>0.000917148556854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">
                <text:p>200</text:p>
              </table:table-cell>
              <table:table-cell office:value-type="float" office:value="0.0009155">
                <text:p>0.0009155</text:p>
              </table:table-cell>
              <table:table-cell office:value-type="float" office:value="0.0009165">
                <text:p>0.0009165</text:p>
              </table:table-cell>
              <table:table-cell office:value-type="float" office:value="0.0009175">
                <text:p>0.0009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